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Beijing Comrade Center announced where the LGBTQ movement of China has been going on?</text:span>
</text:h>
      <text:p text:style-name="P4">
Author: None (Language: zh)</text:p>
      <text:p text:style-name="P4">
Publisher: None</text:p>
      <text:p text:style-name="P4">
Time: 2023-05-16T06:43:00Z</text:p>
      <text:p text:style-name="P4">
Description: International is no longer afraid that on the eve of the same day, China's largest LGBTQ organization "Beijing Comrade Center" has announced the termination of operations without warning of social media on Monday. The Chinese authorities have strengthened their efforts in recent years. The LGBTQ organization has successively closed the Chinese LGBTQ athleteor that it is not surprising to the results, but I believe that the LGBTQ community has a way to continue sports energy.</text:p>
      <text:p text:style-name="P4">
Videos: []</text:p>
      <text:p text:style-name="P4">
Images: ["<text:a xlink:type="simple" xlink:href="https://static.dw.com/image/57047533_303.jpg" text:style-name="Internet_20_link" text:visited-style-name="Visited_20_Internet_20_Link">
57047533_303.jpg</text:a>
", "<text:a xlink:type="simple" xlink:href="https://static.dw.com/image/49864187_401.jpg" text:style-name="Internet_20_link" text:visited-style-name="Visited_20_Internet_20_Link">
49864187_401.jpg</text:a>
"]</text:p>
      <text:p text:style-name="P4">
Subject: 时政风云</text:p>
      <text:p text:style-name="P4">
Subjects: []</text:p>
      <text:p text:style-name="P4">
Keywords: ['岛屿主权争端', '专题报道：全景观看“习马会”', '中国', '中共十九大', '德中关系']</text:p>
      <text:p text:style-name="P4">
Id: 65632979</text:p>
      <!--METADATA-->
      <text:p text:style-name="P4">
<text:a xlink:type="simple" xlink:href="https://www.dw.com/zh/overlay/image/article/65632979/57047533" text:style-name="Internet_20_link" text:visited-style-name="Visited_20_Internet_20_Link">
 <draw:frame draw:style-name="fr1" draw:name="Image2" text:anchor-type="as-char" svg:width="6.9236in" svg:height="3.896998in" draw:z-index="0">
<draw:image xlink:href="../Images/dwzh/2023-05-16T06-43-00Z/57047533_303.jpg" xlink:type="simple" xlink:show="embed" xlink:actuate="onLoad" draw:mime-type="image/jpeg"/>
</draw:frame>
</text:a>
In the past few years, several LGBTQ groups have been announced by the government for pressure.</text:p>
      <text:p text:style-name="P4">
(Voice of Germany in Chinese) The "Beijing Comrade Center" (north of the north), which was established for 15 years (north), issued a statement on its social media account on Monday (May 15th), announcing that the center will terminate the operation. After the news came out, many Chinese netizens left a message under their posts to contribute to the organization's contribution to the Chinese LGBTQ community in 2008, and also lamented that they would like group.</text:p>
      <text:p text:style-name="P4">
Andy (pseudonym), who has long promoted the LGBTQ community movement in China for a long time, said in an interview with DW that it was not surprising that Beitong announced the termination of operations, because in the past few years, several university LGBTQ communities or folk LGBTQ groups were received by the Chinese government After suppression, the LGBTQ society has "no room for doing things." He said: "The North Tong Center mentioned the" force majeure ", which must be the order of the Chinese government to make them unable to continue operation, so I was not surprised by this result."</text:p>
      <text:p text:style-name="P4">
In 2020, China's largest diversified gender activity "Shanghai Pride Festival" was announced to be suspended without warning on the official website. At that time, speculation was related to the Chinese government's pressure on the host team. 2021, <text:a xlink:type="simple" xlink:href="https://www.dw.com/zh/zh/中国高校lgbt帐号遭封-学者同志团体的致命一击/a-58198503" text:style-name="Internet_20_link" text:visited-style-name="Visited_20_Internet_20_Link">
</text:a>
At that time, the accounts that shared the blocked list on WeChat were also stopped.</text:p>
      <text:p text:style-name="P4">
Andy told DW that he was found "drinking tea" by the local government for holding activities related to the LGBTQ community in the near future and asked what activities he did before, which made him feel that if he continued to do activities in a similar way to do activities In the case, maybe it will start <text:a xlink:type="simple" xlink:href="" text:style-name="Internet_20_link" text:visited-style-name="Visited_20_Internet_20_Link">
facing the interference of some government</text:a>
Essence He said: "If there are too many participants in the event, it may not work. Recently, I heard that the American consulate is going to do an event and want to invite comrades and friends to participate, but the local comrades did not send the relevant news to the public account of the social media. Because in addition to calling comrades and friends, the organizer of the event is the American consulate. These two factors are inappropriate in the eyes of the Chinese government. "</text:p>
      <text:p text:style-name="P4">
Lv Xinjie, the "Outright Operation" (OutrichtInformational), the development of the LGBTQ campaign in Asian countries for a long time, said in a DW interview that the various signs of China in the past few years have shown that the end operation of the North Tong Center is inevitable. Many Chinese LGBTQ athletes told her that when an organization cannot operate various activities or has no space to promote affairs, it is very difficult to continue operating. She said, "I feel regretful but not surprised by the news."</text:p>
      <text:h text:style-name="P12" text:outline-level="3">
<text:span text:style-name="T4">
同 同: China LGBTQ "Safety Space"</text:span>
</text:h>
      <text:p text:style-name="P4">
Lu Xinjie told DW that for the Chinese LGBTQ athletes, the Beitong Center established in 2008 provided a safe space for the community, and had deep ink in terms of consulting, domestic violence and cross -sex equity advocacy. She said: "For the gay movement, it is important to have a safe space, because in the early days of China, when the LGBTQ community office activity, it was stressed in space issues The group can go, and when you encounter difficulties, you can ask for help. This is a very basic service in the gay movement. "</text:p>
      <text:p text:style-name="P4">
In addition to providing a safe space, Beitong is also a "very stable" role in China LGBTQ athletes. Lu Xinjie added: "When many groups may suffer different pressures, the North Tong Center has always been there, so for Chinese athletes, the North Tong Center stops operations and will make them feel more desperate."</text:p>
      <text:p text:style-name="P4">
She also mentioned that in the past few years, many Chinese LGBTQ groups, including Beitong Center, intend to terminate operations because they will be concerned as long as they do activities. However, when they want to terminate operations, the Chinese government has repeatedly stopped them from doing so. Lu Xinjie pointed out that the main reason is that the Chinese government believes that once these LGBTQ groups announce the termination of operations, related incidents will cause public discussion. She said: "This is very hard for operators. They can't do things and have to stay there. Now it seems that they have made a decision, but I believe they will find different spaces to continue to promote what they want to do. Work."</text:p>
      <text:p text:style-name="P4">
Andy also mentioned that because of the earliest establishment of the Beibei Center, the services it launched often promoted LGBTQ institutions in other regions to follow up. He told DW: "In recent years, they have turned to this piece of spiritual consultation, and this field should look very safe. They provide consulting services through friendly psychologists who are friendly to the LGBTQ community, so even if the North Tong Center is closed, these are The service should still exist. "</text:p>
      <text:p text:style-name="P4">
<draw:frame draw:style-name="fr1" draw:name="Image3" text:anchor-type="as-char" svg:width="6.9236in" svg:height="3.896998in" draw:z-index="0">
<draw:image xlink:href="../Images/dwzh/2023-05-16T06-43-00Z/49864187_401.jpg" xlink:type="simple" xlink:show="embed" xlink:actuate="onLoad" draw:mime-type="image/jpeg"/>
</draw:frame>
Both Andy and Lu Xinjie said that they believed that the Chinese LGBTQ athletes could finally find a way to break through the status quo after working hard for so long and advance the entire movement to the areas that the Chinese authorities are difficult to control.</text:p>
      <text:h text:style-name="P12" text:outline-level="3">
<text:span text:style-name="T4">
Where do you go from the Chinese gay movement?</text:span>
</text:h>
      <text:p text:style-name="P4">
The LGBTQ organizations across China have been under pressure to be put on pressure by the Chinese government. However, Andy believes that the communication of the LGBTQ community will not disappear because of this, and community members will come up with more and more new activities and communication forms. He said, "On the surface, it feels that the policy has tightened, but this development may be a good reminder for friends of the LGBTQ institution, that is, they need to change their ideas. When the policy has changed, it is more flexible. "</text:p>
      <text:p text:style-name="P4">
Lu Xinjie also believes that although the termination of the operation of the Beibei Center is a great impact for many people, and the space for LGBTQ exercise can also be more limited, from other perspectives, the LGBTQ movement of China now has lost one of one The clear land is not an absolute bad thing. She told DW: "Now the Chinese authorities are to monitor all kinds of roles they think they will cause social turmoil. Therefore, a specific space will allow the government . If this community becomes a relatively flowing state, I think that in the current atmosphere of China, the LGBTQ movement can produce more appearance, which may not necessarily be bad. "</text:p>
      <text:p text:style-name="P4">
Both Andy and Lu Xinjie said that they believed that the Chinese LGBTQ athletes could finally find a way to break through the status quo after working hard for so long and advance the entire movement to the areas that the Chinese authorities are difficult to control. Andy said: "There are so many comrades' communities, everyone must have different needs. These things will not continue to operate because of a government policy."</text:p>
      <text:p text:style-name="P4">
News Source: <text:a xlink:type="simple" xlink:href="https://www.dw.com/zh/北京同志中心宣布停運-中國lgbtq運動何去何從？/a-65632979" text:style-name="Internet_20_link" text:visited-style-name="Visited_20_Internet_20_Link">
https://www.dw.com/zh/北京同志中心宣布停運-中國lgbtq運動何去何從？/a-65632979?maca=chi-rss-chi-all-1127-rdf</text:a>
</text:p>
      <!--NEWS-->
      <text:h text:style-name="P10" text:outline-level="1">
<text:span text:style-name="T4">
You Xizhen visited Washington called the United States and allies to support the stability of the Taiwan Strait</text:span>
</text:h>
      <text:p text:style-name="P4">
Author: None</text:p>
      <text:p text:style-name="P4">
Publisher: Radio Free Asia (Organization)</text:p>
      <text:p text:style-name="P4">
Published Time: 2023-05-16T16:51:00-04:00</text:p>
      <text:p text:style-name="P4">
Modified Time: 2023-05-17T11:43:27-04:00</text:p>
      <text:p text:style-name="P4">
Description: None</text:p>
      <text:p text:style-name="P4">
Videos: []</text:p>
      <text:p text:style-name="P4">
Audios: ["<text:a xlink:type="simple" xlink:href="https://www.rfa.org/mandarin/yataibaodao/gangtai/tj-0516202310283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 text:anchor-type="as-char" svg:width="6.9236in" svg:height="4.567343in" draw:z-index="0">
<draw:image xlink:href="../Images/rfamandarin/2023-05-16T16-51-00-04-00/000000.png" xlink:type="simple" xlink:show="embed" xlink:actuate="onLoad" draw:mime-type="image/png"/>
</draw:frame>
On May 16, the HudsonInstitute HudsonInstitute, Washington, USA held a seminar. <text:a xlink:type="simple" xlink:href="https://www.rfa.org/mandarin/yataibaodao/gangtai/tj-05162023102835.html/@@images/image" text:style-name="Internet_20_link" text:visited-style-name="Visited_20_Internet_20_Link">
</text:a>
Reporter Tang Yuanyuan <text:a xlink:type="simple" xlink:href="https://www.rfa.org/mandarin/yataibaodao/gangtai/tj-05162023102835.html/@@stream" text:style-name="Internet_20_link" text:visited-style-name="Visited_20_Internet_20_Link">
</text:a>
As the competition in the United States and China has become increasingly upgraded, the peace and stability of the Taiwan Strait has become the focus of attention from all walks of life. On May 16th, President You Xizheng, the president of Taiwan Legislative President visiting in Washington, the capital of the United States, delivered a public speech, calling on the United States and allies to continue to support the stability of the Taiwan Strait.</text:p>
      <text:p text:style-name="P4">
<text:a xlink:type="simple" xlink:href="https://www.rfa.org/mandarin/Xinwen/5-05162023114354.html" text:style-name="Internet_20_link" text:visited-style-name="Visited_20_Internet_20_Link">
<text:span text:style-name="T4">
 Member of the US -China Middle School of the United States and China Meeting You Xixi to discuss how to support the Taiwan Anti -China </text:span>
</text:a>
  * <text:span text:style-name="T4">
<text:a xlink:type="simple" xlink:href="https://www.rfa.org/mandarin/yataibaodao/gangtai/hx-07212022092635.html" text:style-name="Internet_20_link" text:visited-style-name="Visited_20_Internet_20_Link">
 </text:a>
</text:span>
*<text:a xlink:type="simple" xlink:href="https://www.rfa.org/mandarin/Xinwen/3-11022022121303.html" text:style-name="Internet_20_link" text:visited-style-name="Visited_20_Internet_20_Link">
<text:span text:style-name="T4">
 You Xizheng meets the President of the U.S. Human Rights Fund: Co -maintenance of democracy </text:span>
</text:a>
On Tuesday, the Hudson Institute of Washington think tank in the United States held a seminar on issues such as Taiwan ’s attack on Taiwan’ s attacks on Taiwan.</text:p>
      <text:p text:style-name="P4">
<text:span text:style-name="T4">
 You Xizheng: Taiwan is just the goal of Xi Jinping in the pedal is to dominate the world </text:span>
</text:p>
      <text:p text:style-name="P4">
On the occasion of visiting Washington, it coincides with the eve of the Seventh Kingdom Group Summit (G7) on the eve of Hiroshima, Japan, and the focus of this summit will also focus on China's economic coercion.</text:p>
      <text:p text:style-name="P4">
At the meeting, I first thanked the United States for their increasingly clearer support in recent years: "We thank your country (the United States) at the end of last year to pass the" National Defense Authorization Act 2023 "at the end of last year, and agreed to provide Taiwan's $ 10 billion in Taiwan's $ 10 billion in five years. Military aid, I also thank the Biden government for the recent use of presidential appropriation rights to directly provide weapons worth 500 million US dollars to Taiwan. We are very grateful to President Biden as saying that if Taiwan has been attacked before, the United States will Will send troops to defend Taiwan. "</text:p>
      <text:p text:style-name="P4">
You Xizheng also warned that Taiwan is not the ultimate goal of the Chinese authorities. The ultimate goal of the Chinese authorities is to reshape the international order: "Taiwan is not the ultimate destination of the Communist Party of China, the CCP's goal is to rise to the west, it is Europe and the United States, the world, and the world. Become a world empire. Taiwan is just a pedal when it moves forward ... ... The practice meeting on March 23 this year, (Xi Jinping) also reached the "consensus that jointly promotes the centennial change" with Putin (Putin). The intention of order has not been concealed .... So we can say certain that protecting Taiwan is to protect Europe and the United States and ensure that Taiwan's security is to ensure public interests around the world. "</text:p>
      <text:p text:style-name="P4">
<text:span text:style-name="T4">
<draw:frame draw:style-name="fr1" draw:name="Image5" text:anchor-type="as-char" svg:width="6.9236in" svg:height="5.1927in" draw:z-index="0">
<draw:image xlink:href="../Images/rfamandarin/2023-05-16T16-51-00-04-00/000001.png" xlink:type="simple" xlink:show="embed" xlink:actuate="onLoad" draw:mime-type="image/png"/>
</draw:frame>
Taiwan's Legislative Dean You Xizheng accepted an exclusive interview with this station before the seminar (photo by reporter Tang Yuanyuan) <text:a xlink:type="simple" xlink:href="https://www.rfa.org/mandarin/yataibaodao/gangtai/tj-05162023102835.html/571672474e8c.jpg" text:style-name="Internet_20_link" text:visited-style-name="Visited_20_Internet_20_Link">
</text:a>
</text:span>
</text:p>
      <text:p text:style-name="P4">
<text:span text:style-name="T4">
 You Xizheng: Thanks to Japan, South Korea, and Fei for strengthening support for Taiwan </text:span>
</text:p>
      <text:p text:style-name="P4">
You Xizhen also talked that the support of American allies such as Japan, South Korea, the Philippines, and other American allies have also increasingly strengthened: "Prime Minister of Japan Kishida and President Yin Xiyue in South Korea stated that the Taiwan issue is a global issue that will continue to strengthen the cooperation between the United States, Japan, and South Korea. And resolutely oppose the status quo of peace in the Taiwan Strait; Philippine President Macos (Ferdinand Marcosjr) also said that if a war in the Taiwan Strait occurs, the US military may be allowed to use the Philippines base ... (the above allies), plus the assistance of the United States, , Becoming the most important stability of the security and peace in the Indo -Pacific region. "</text:p>
      <text:p text:style-name="P4">
You Xizheng also called on the meeting that the United States and the United States allies would support Taiwan to join international civil aviation organizations, the World Health Organization, and International Monetary Fund to ensure that Taiwan can jointly protect the prosperity, security and stability of the Indo -Pacific region.</text:p>
      <text:p text:style-name="P4">
<text:span text:style-name="T4">
 Scholars: US policy to Taiwan should be more clear </text:span>
</text:p>
      <text:p text:style-name="P4">
Niryturkel, a senior researcher at the Hudson Institute, suggested at the meeting that the US government should be clearer and consistent in terms of rights and Taiwan policies. Threat of force.</text:p>
      <text:p text:style-name="P4">
He said: "If we cannot explain to the American people why Taiwan's democracy and sovereignty are important, we cannot get the support of the American people. This is very dangerous and it is not helpful for Taiwan. On the other hand, for Taiwan, if the United States, the United States, if the United States, the United States, if the United States, the United States, if the United States, the United States, if the United States, the United States, if the United States is in the United States The government's inconsistent signal will weaken the courage to defend Taiwan's sovereignty. In addition, the inconsistent signal will also affect Beijing, which will make Beijing think that the United States has weaknesses. "</text:p>
      <text:p text:style-name="P4">
Reporter: Tang Yuanyuan Responsible: He Ping.com Editor: Hong Wei</text:p>
      <text:p text:style-name="P4">
News Source: <text:a xlink:type="simple" xlink:href="https://www.rfa.org/mandarin/yataibaodao/gangtai/tj-05162023102835.html" text:style-name="Internet_20_link" text:visited-style-name="Visited_20_Internet_20_Link">
https://www.rfa.org/mandarin/yataibaodao/gangtai/tj-05162023102835.html</text:a>
</text:p>
      <!--NEWS-->
      <text:h text:style-name="P10" text:outline-level="1">
<text:span text:style-name="T4">
The Ukraine claims to shoot down six supersonic missiles</text:span>
</text:h>
      <text:p text:style-name="P4">
Author: 联合早报 (Person)</text:p>
      <text:p text:style-name="P4">
Publisher: 联合早报 (Organization)</text:p>
      <text:p text:style-name="P4">
Published Time: 2023-05-16T18:27</text:p>
      <text:p text:style-name="P4">
Modified Time: 2023-05-17T08:48</text:p>
      <text:p text:style-name="P4">
Description: Russia launched an unusually violent air strike on Tuesday (May 16). The Ukrainian army claimed that 18 Russian missiles had been shot down, including six supersonic missiles. Reuters reported that the Russian army launched the eighth round of air strikes on Kiev in the early morning of Tuesday. Kievic, mayor of Kiev City ...</text:p>
      <text:p text:style-name="P4">
Videos: []</text:p>
      <text:p text:style-name="P4">
Audios: []</text:p>
      <text:p text:style-name="P4">
Images: []</text:p>
      <text:p text:style-name="P4">
Type: NewsArticle</text:p>
      <text:p text:style-name="P4">
Breadcrumbs: ['即时', '国际']</text:p>
      <text:p text:style-name="P4">
Keywords: ['俄乌战争', '俄罗斯', '乌克兰', '基辅', '空袭', '导弹']</text:p>
      <!--METADATA-->
      <text:p text:style-name="P4">
Russia launched an unusually violent air strike on Tuesday (May 16). The Ukrainian army claimed that 18 Russian missiles had been shot down, including six supersonic missiles.</text:p>
      <text:p text:style-name="P4">
Reuters reported that the Russian army launched the eighth round of air strikes on Kiev in the early morning of Tuesday. Vitali Klitschko, the mayor of Kiev, confirmed that at least three people were injured and a building was damaged.</text:p>
      <text:p text:style-name="P4">
Popko, head of the military management department of the Kiev City, said on the instant messaging platform: "The missile launch is very dense and launch the most attack missile in the shortest time."</text:p>
      <text:p text:style-name="P4">
The Ukrainian army pointed out that Russia launched 18 missiles at Ukraine at night, all of which have been shot down. The Ukraine also destroyed six Iranian drones and three reconnaissance drones.</text:p>
      <text:p text:style-name="P4">
The Ukraine Armed Forces Joint Commander Serhiy Naev said: "The enemy's task is to spread panic and create chaos. But in the northern combat area, including Kiev, everything is under the complete control of the Ukraine."</text:p>
      <text:p text:style-name="P4">
The Russian military news media quoted the Russian Ministry of Defense reported that a Russian hypersonic missile destroyed Ukraine's American Patriot -to -air missile system.</text:p>
      <text:p text:style-name="P4">
News Source: <text:a xlink:type="simple" xlink:href="https://www.zaobao.com.sg/realtime/world/story20230516-1395298" text:style-name="Internet_20_link" text:visited-style-name="Visited_20_Internet_20_Link">
https://www.zaobao.com.sg/realtime/world/story20230516-1395298</text:a>
</text:p>
      <!--NEWS-->
      <text:h text:style-name="P10" text:outline-level="1">
<text:span text:style-name="T4">
Malaysia revokes the "Ala" case Anwar: It is only applicable to Sarawak</text:span>
</text:h>
      <text:p text:style-name="P4">
Author: 联合早报 (Person)</text:p>
      <text:p text:style-name="P4">
Publisher: 联合早报 (Organization)</text:p>
      <text:p text:style-name="P4">
Published Time: 2023-05-16T20:13</text:p>
      <text:p text:style-name="P4">
Modified Time: 2023-05-17T11:04</text:p>
      <text:p text:style-name="P4">
Description: The Malaysian government shows that although the government has revoked the appeal of "prohibiting Christians from using the word" Ala ", this judgment is only applicable to Sarawak and does not affect the Muslim regulations of other states. In other words, in addition to Sarawak, Christians in other states of Malaysia are still not allowed to use "Allah" ...</text:p>
      <text:p text:style-name="P4">
Videos: []</text:p>
      <text:p text:style-name="P4">
Audios: []</text:p>
      <text:p text:style-name="P4">
Images: []</text:p>
      <text:p text:style-name="P4">
Type: NewsArticle</text:p>
      <text:p text:style-name="P4">
Breadcrumbs: ['即时', '国际']</text:p>
      <text:p text:style-name="P4">
Keywords: ['马来西亚', '安华', '基督徒', '回教', '砂拉越']</text:p>
      <!--METADATA-->
      <text:p text:style-name="P4">
The Malaysian government shows that the government has revoked <text:a xlink:type="simple" xlink:href="https://www.zaobao.com/realtime/world/story20210318-1132282" text:style-name="Internet_20_link" text:visited-style-name="Visited_20_Internet_20_Link">
</text:a>
, But this judgment is only applicable to Sarawak, and does not affect the laughes of other states. In other words, in addition to Sarawak, Christians in other states of Malaysia are still not allowed to accuse God in the word "Allah".</text:p>
      <text:p text:style-name="P4">
The Minister of the Malaysian Minister Saifine on Monday (May 15) announced that the government withdrew the appeal on April 18 this year, and no longer challenged the Malaysian Christians who sentenced the Sarawan two years ago to the Kuala Lumpur High Court. Judgment. This caused the dissatisfaction of Malay and Muslim Right Organization, and the National Alliance also made a big article, claiming that the Anwar government did not defend Muslim.</text:p>
      <text:p text:style-name="P4">
Saviding said on Tuesday (16th) that the Kuala Lumpur High Court's judgment on the case was aimed at the Christian textbook CD of Christian textbooks containing the word "Alla" at that time. In addition, the case was a civil lawsuit, so the government decided to revoke the appeal.</text:p>
      <text:p text:style-name="P4">
When Anwar attended the Eid in Malacca on Tuesday, the relevant ruling of the Kuala Lumpur High Court was limited to Sarawak instead of other states. "This is a case that belongs to Sarawak. Sarawak is not restricted by other states (prohibiting non -Muslims from using Arah eyes). But this does not mean that (the ruling of the Kuala Lumpur High Court) is suitable for Malacca, Penang, Selangor or other states. "</text:p>
      <text:p text:style-name="P4">
The Ministry of Political Affairs of the Malaysia and the states of West Malaysia are prohibited from using Ala's eyes. When Sarawan Christians, Pill El returned to Kuala Lumpur from Indonesia in May 2008, was charged by customs personnel at the airport and charged eight Christian textbooks containing the word "Ala". Gil filed a lawsuit in August 2008, demanding a decision to withdraw the filled disc.</text:p>
      <text:p text:style-name="P4">
Kuala Lumpur High Court issued a benchmark ruling on March 10, 2021. In terms of religious and educational purposes, Christians have the right to use the word "Ara" and have the right to use "Baituallah" and "Solat" And the words "Kaabah" (Kaabah). The Malaysian government appealed immediately.</text:p>
      <text:p text:style-name="P4">
This incident also attracted the attention of the unity of the party member of the government. Aharina, who is responsible for the reform of the law and system reform, issued a statement on Tuesday that she and other Umno ministers were preparing to bring the case into the cabinet meeting for discussion.</text:p>
      <text:p text:style-name="P4">
News Source: <text:a xlink:type="simple" xlink:href="https://www.zaobao.com.sg/realtime/world/story20230516-1395315" text:style-name="Internet_20_link" text:visited-style-name="Visited_20_Internet_20_Link">
https://www.zaobao.com.sg/realtime/world/story20230516-1395315</text:a>
</text:p>
      <!--NEWS-->
      <text:h text:style-name="P10" text:outline-level="1">
<text:span text:style-name="T4">
Column | Democratic Salon: Chinese people talk about Chinese affairs (2023-05-16)</text:span>
</text:h>
      <text:p text:style-name="P4">
Author: None</text:p>
      <text:p text:style-name="P4">
Publisher: Radio Free Asia (Organization)</text:p>
      <text:p text:style-name="P4">
Published Time: 2023-05-16T20:56:41-04:00</text:p>
      <text:p text:style-name="P4">
Modified Time: 2023-05-16T20:56:41-04:00</text:p>
      <text:p text:style-name="P4">
Description: None</text:p>
      <text:p text:style-name="P4">
Videos: []</text:p>
      <text:p text:style-name="P4">
Audios: ["<text:a xlink:type="simple" xlink:href="https://www.rfa.org/mandarin/zhuanlan/minzhushalong/salon-051620231052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 text:anchor-type="as-char" svg:width="6.9236in" svg:height="4.612011in" draw:z-index="0">
<draw:image xlink:href="../Images/rfamandarin/2023-05-16T20-56-41-04-00/000000.png" xlink:type="simple" xlink:show="embed" xlink:actuate="onLoad" draw:mime-type="image/png"/>
</draw:frame>
The phenomenon of fines on the electric vehicle by the local government was seriously punished. The picture shows some electric vehicles on the streets of Beijing on March 20, 2023. Associated Press picture <text:a xlink:type="simple" xlink:href="https://www.rfa.org/mandarin/zhuanlan/minzhushalong/salon-05162023105209.html/@@stream" text:style-name="Internet_20_link" text:visited-style-name="Visited_20_Internet_20_Link">
</text:a>
<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Southern Listening: There are many problems in Chinese society. For example, the local government's fines for electric vehicles are very serious. One fine is 1500 yuan. Everyone dare not go out by bike, and even dare not go out for consumption. No one is here now, it is very difficult to make money. People have no money and cannot consume. The vicious incidents in the society often occur, because the society has a problem, and the people are still unable to resolve when they encounter unfairness and find the government.</text:p>
      <text:p text:style-name="P4">
Tibetan friends: The organization of overseas Tibetans has no effect for so many years. Very disappointed. Overseas Tibetans enjoy freedom, just to speak verbally, to protect Tibet's language, culture, etc., but without the army, it will not be effective.</text:p>
      <text:p text:style-name="P4">
Jiangsu Listening: I hope to "remove the wall" very much, so that the Chinese people can use short -wave radios to listen to overseas Chinese radio. In terms of Taiwan Strait relations, I hope that Taiwan will have an atomic bullet, so that the mainland will not dare to martial arts.</text:p>
      <text:p text:style-name="P4">
Ask the wall of the wall, [] <text:a xlink:type="simple" xlink:href="" text:style-name="Internet_20_link" text:visited-style-name="Visited_20_Internet_20_Link">
</text:a>
Essence</text:p>
      <text:p text:style-name="P4">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5162023105209.html" text:style-name="Internet_20_link" text:visited-style-name="Visited_20_Internet_20_Link">
https://www.rfa.org/mandarin/zhuanlan/minzhushalong/salon-05162023105209.html</text:a>
</text:p>
      <!--NEWS-->
      <text:h text:style-name="P10" text:outline-level="1">
<text:span text:style-name="T4">
Yinghe promises to establish an international alliance to provide F16 fighters to Ukraine</text:span>
</text:h>
      <text:p text:style-name="P4">
Publisher: 法新社</text:p>
      <text:p text:style-name="P4">
Published Time: 2023-05-17T-11:32:09+00:00</text:p>
      <text:p text:style-name="P4">
Modified Time: 2023-05-17T08:05:03+00:00</text:p>
      <text:p text:style-name="P4">
Description: (AFP, Rick Yavik, 16th) British Prime Minister Rishi Sunak and Dutch Prime Minister Mark Rutte promised today that they will establish a "international alliance" to provide combat injection machines to support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 text:anchor-type="as-char" svg:width="6.9236in" svg:height="3.617581in" draw:z-index="0">
<draw:image xlink:href="../Images/rficn/2023-05-17T-11-32-09-00-00/000000.png" xlink:type="simple" xlink:show="embed" xlink:actuate="onLoad" draw:mime-type="image/png"/>
</draw:frame>
The European Council held a summit in Iceland. In a statement of the Sauk office, a spokesman for the Sunak office stated: "Prime Minister and Prime Minister Lutter agreed that they will commit to establishing (one) international alliance for Ukraine provides air combat capabilities, from training to delivery of F16 jet machines to give full support. "</text:p>
      <text:p text:style-name="P4">
Ukraine President Volodymyrzlenskyy visited Sunak at the Cheickis villa in the outskirts of London yesterday that he was very optimistic about the establishment of the "Jet Machine Alliance" in the Ukrainian War.</text:p>
      <text:p text:style-name="P4">
So far, Western countries have been reluctant to provide advanced jet machines to help Ukraine to grasp air control.</text:p>
      <text:p text:style-name="P4">
However, Sunak said yesterday that Britain is preparing to open a flight school to train Ukraine pilots.</text:p>
      <text:p text:style-name="P4">
At the same time, French President Emmanuel Macron proposed the possibility of training Ukrainian fighter pilots, but eliminated fighters to Ukraine.</text:p>
      <text:p text:style-name="P4">
Sunak's spokesman said that the Prime Minister "reiterated his belief, that is, the legitimate status of Ukraine in the North Atlantic Convention Organization (NATO). The two leaders agreed to the importance of the allies to provide the importance of Ukraine's long -term security assistance to ensure that they could A scolding attack in the future. "</text:p>
      <text:p text:style-name="P4">
News Source: <text:a xlink:type="simple" xlink:href="https://www.rfi.fr/cn/%E5%9B%BD%E9%99%85%E6%8A%A5%E9%81%93/20230517-%E8%8B%B1%E8%8D%B7%E6%89%BF%E8%AF%BA%E5%BB%BA%E7%AB%8B%E5%9B%BD%E9%99%85%E8%81%94%E7%9B%9F-%E5%AF%B9%E4%B9%8C%E5%85%8B%E5%85%B0%E6%8F%90%E4%BE%9Bf16%E6%88%98%E6%9C%BA" text:style-name="Internet_20_link" text:visited-style-name="Visited_20_Internet_20_Link">
https://www.rfi.fr/cn/%E5%9B%BD%E9%99%85%E6%8A%A5%E9%81%93/20230517-%E8%8B%B1%E8%8D%B7%E6%89%BF%E8%AF%BA%E5%BB%BA%E7%AB%8B%E5%9B%BD%E9%99%85%E8%81%94%E7%9B%9F-%E5%AF%B9%E4%B9%8C%E5%85%8B%E5%85%B0%E6%8F%90%E4%BE%9Bf16%E6%88%98%E6%9C%BA</text:a>
</text:p>
      <!--NEWS-->
      <text:h text:style-name="P10" text:outline-level="1">
<text:span text:style-name="T4">
Police and U.S. officials: American teams are attacked in southeastern Naei</text:span>
</text:h>
      <text:p text:style-name="P4">
Publisher: 法新社</text:p>
      <text:p text:style-name="P4">
Published Time: 2023-05-17T-16:32:08+00:00</text:p>
      <text:p text:style-name="P4">
Modified Time: 2023-05-17T07:05:03+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617581in" draw:z-index="0">
<draw:image xlink:href="../Images/rficn/2023-05-17T-16-32-08-00-00/000000.png" xlink:type="simple" xlink:show="embed" xlink:actuate="onLoad" draw:mime-type="image/png"/>
</draw:frame>
(Agence France -Presse Abu, 16th) The Nigerian police and a U.S. official said that the gunman attacked the US Embassy Faculty in ANAMBRA in the southeast of Nigeria. Essence Washington officials confirmed this attack, but indicated that there were no Americans in the team. Tochukwu Ikenga, spokesman for Nigerian police, said, "there is no U.S. citizen in the fleet." US National Security Conference spokesman Johnkirby confirmed to reporters in Washington to confirm the attack.</text:p>
      <text:p text:style-name="P4">
Aika said that the gunman "killed 2 policemen and two staff members of the police and the consulate," and "then set fire to burn their vehicles." These two staff members are locals hired by the embassy.</text:p>
      <text:p text:style-name="P4">
Inca said in a statement that the "rescue / recovery action" was still ongoing in the evening.</text:p>
      <text:p text:style-name="P4">
Cerbin said, "The American Embassy Faculty has been attacked. I can be sure that there is no American citizen."</text:p>
      <text:p text:style-name="P4">
A U.S. State Department spokesman said that "the US Embassy in Naita and Lia is under investigation with the Nigerian Security Department."</text:p>
      <text:p text:style-name="P4">
Akenga pointed out that the joint security forces have been deployed at the scene, but the gunman abducted two police officers and one driver.</text:p>
      <text:p text:style-name="P4">
Nigeria officials blame the attack on the separatist group, "INDIGENOUS PeOPLE of Biafra (IPOB", officially determined that they are terrorist groups. The organization has repeatedly denied violent incidents.</text:p>
      <text:p text:style-name="P4">
News Source: <text:a xlink:type="simple" xlink:href="https://www.rfi.fr/cn/%E5%9B%BD%E9%99%85%E6%8A%A5%E9%81%93/20230517-%E8%AD%A6%E6%96%B9%E4%B8%8E%E7%BE%8E%E5%9B%BD%E5%AE%98%E5%91%98-%E7%BE%8E%E5%9B%BD%E8%BD%A6%E9%98%9F%E5%9C%A8%E5%A5%88%E5%8F%8A%E5%88%A9%E4%BA%9A%E4%B8%9C%E5%8D%97%E9%83%A8%E9%81%87%E8%A2%AD" text:style-name="Internet_20_link" text:visited-style-name="Visited_20_Internet_20_Link">
https://www.rfi.fr/cn/%E5%9B%BD%E9%99%85%E6%8A%A5%E9%81%93/20230517-%E8%AD%A6%E6%96%B9%E4%B8%8E%E7%BE%8E%E5%9B%BD%E5%AE%98%E5%91%98-%E7%BE%8E%E5%9B%BD%E8%BD%A6%E9%98%9F%E5%9C%A8%E5%A5%88%E5%8F%8A%E5%88%A9%E4%BA%9A%E4%B8%9C%E5%8D%97%E9%83%A8%E9%81%87%E8%A2%AD</text:a>
</text:p>
      <!--NEWS-->
      <text:h text:style-name="P10" text:outline-level="1">
<text:span text:style-name="T4">
China Belt and Road topic Italian prudent response</text:span>
</text:h>
      <text:p text:style-name="P4">
Publisher: 法新社</text:p>
      <text:p text:style-name="P4">
Published Time: 2023-05-17T-19:02:07+00:00</text:p>
      <text:p text:style-name="P4">
Modified Time: 2023-05-17T06:50:02+00:00</text:p>
      <text:p text:style-name="P4">
Description: (Agence France -Presse Rome, 16th) Italian Prime Minister Giorgia Meloni will meet with the leaders of the Seven major industrial groups (G7) this week. The allies will be committed to ensuring that the Roman authorities are ready to withdraw from Beijing's "Belt and Road" initiati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5-17T-19-02-07-00-00/000000.png" xlink:type="simple" xlink:show="embed" xlink:actuate="onLoad" draw:mime-type="image/png"/>
</draw:frame>
In 2019, Italy, where debt -owned, became the only country that has developed democratic countries. The only country signed the China Belt and Road Initiative. Critics condemned this plan to buy political influence and predatory "Trojama".</text:p>
      <text:p text:style-name="P4">
The Belt and Road Agreement in Italy and China will be automatically renewed in March next year. Unless Italy exits before the end of this year, it is not easy to withdraw.</text:p>
      <text:p text:style-name="P4">
Melonney's Right -wing "Brothers of Italy" won the election last September, and the party was keen to show the Roman authorities' loyalty to the United States, NATO and the European Union.</text:p>
      <text:p text:style-name="P4">
In terms of whether Melony can get the first White House invitation letter, it is also facing domestic pressure, because political observers believe that the Belt and Road Agreement with a high symbolic significance between Italy and China will become a potential obstacle.</text:p>
      <text:p text:style-name="P4">
Meloni said during the campaign last year that it was a "serious mistake" to reach an agreement with China. Italy's current Minister of Defense also said that "unlikely" renewed the Belt and Road Initiative.</text:p>
      <text:p text:style-name="P4">
However, in order to prevent the Beijing authorities from anger the Beijing authorities and the risk of being retaliated by Italian enterprises, the Roman authorities are very cautious about this; under COVID-19 (2019 coronary virus disease) epidemic and Russia suffer from sanctions on the Russian and Ukraine War, Italy Enterprises have been hit.</text:p>
      <text:p text:style-name="P4">
Meloni said last week that it has not yet made any decisions and said that this situation "must be very careful."</text:p>
      <text:p text:style-name="P4">
In the G7 summit held in Hiroshima, Japan, the participating leaders will seek the same consensus on China's growing military and economic strength.</text:p>
      <text:p text:style-name="P4">
A government source told AFP that Italy would not issue a statement at the G7 summit, but it is expected that without exaggerating the tension, it will discuss how to keep a distance from China.</text:p>
      <text:p text:style-name="P4">
News Source: <text:a xlink:type="simple" xlink:href="https://www.rfi.fr/cn/%E5%9B%BD%E9%99%85%E6%8A%A5%E9%81%93/20230517-%E4%B8%AD%E5%9B%BD%E4%B8%80%E5%B8%A6%E4%B8%80%E8%B7%AF%E8%AE%AE%E9%A2%98-%E4%B9%89%E5%A4%A7%E5%88%A9%E5%AE%A1%E6%85%8E%E5%9B%A0%E5%BA%94" text:style-name="Internet_20_link" text:visited-style-name="Visited_20_Internet_20_Link">
https://www.rfi.fr/cn/%E5%9B%BD%E9%99%85%E6%8A%A5%E9%81%93/20230517-%E4%B8%AD%E5%9B%BD%E4%B8%80%E5%B8%A6%E4%B8%80%E8%B7%AF%E8%AE%AE%E9%A2%98-%E4%B9%89%E5%A4%A7%E5%88%A9%E5%AE%A1%E6%85%8E%E5%9B%A0%E5%BA%94</text:a>
</text:p>
      <!--NEWS-->
      <text:h text:style-name="P10" text:outline-level="1">
<text:span text:style-name="T4">
The Jakkic West Finals Paying the Lakers in the first battle in the first battle of the three yuan blocks</text:span>
</text:h>
      <text:p text:style-name="P4">
Publisher: 法新社</text:p>
      <text:p text:style-name="P4">
Published Time: 2023-05-17T-24:02:07+00:00</text:p>
      <text:p text:style-name="P4">
Modified Time: 2023-05-17T05:35:02+00:00</text:p>
      <text:p text:style-name="P4">
Description: (Agence France -Presse Denver, 16th) Star Central Dicheng Yoshi handed over 34 points, 21 rebounds, and 14 assists today. 126 defeat the Lak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 text:anchor-type="as-char" svg:width="6.9236in" svg:height="3.617581in" draw:z-index="0">
<draw:image xlink:href="../Images/rficn/2023-05-17T-24-02-07-00-00/000000.png" xlink:type="simple" xlink:show="embed" xlink:actuate="onLoad" draw:mime-type="image/png"/>
</draw:frame>
The first game of the American Professional Basketball NBA Western District Championship, the Denver Gold Bag, ranked first in the Western District of the West District.</text:p>
      <text:p text:style-name="P4">
Nikola JOKIC scored 12 rebounds in the first quarter. In the first half, there were 19 points and 16 rebounds in double ten scores. After 3 verses, 31 points, 19 rebounds, and 12 assists were completed.</text:p>
      <text:p text:style-name="P4">
Golden blocks have not won the NBA championship in the history of the team. In 2009, they lost to the Lakers in the Western Championship. The Lakers won the championship under the leadership of Kobe Bryant and started the 2 consecutive great cause.</text:p>
      <text:p text:style-name="P4">
In 2020, during the covid-19 (2019 coronary virus disease) epidemic, the Golden Bag lost to Lakers led by LeBron James and Anthonydavis in the Western District Finals. That season, the Lakers eventually were in the "Bubble Park" in the "Bubble Park". Take the championship.</text:p>
      <text:p text:style-name="P4">
News Source: <text:a xlink:type="simple" xlink:href="https://www.rfi.fr/cn/%E8%BF%90%E5%8A%A8%E5%A4%A9%E5%9C%B0/20230517-%E7%BA%A6%E5%9F%BA%E5%A5%87%E8%A5%BF%E5%8C%BA%E5%86%B3%E8%B5%9B%E7%BC%B4%E5%A4%A7%E4%B8%89%E5%85%83-%E9%87%91%E5%9D%97%E9%A6%96%E6%88%98%E7%97%9B%E5%87%BB%E6%B9%96%E4%BA%BA" text:style-name="Internet_20_link" text:visited-style-name="Visited_20_Internet_20_Link">
https://www.rfi.fr/cn/%E8%BF%90%E5%8A%A8%E5%A4%A9%E5%9C%B0/20230517-%E7%BA%A6%E5%9F%BA%E5%A5%87%E8%A5%BF%E5%8C%BA%E5%86%B3%E8%B5%9B%E7%BC%B4%E5%A4%A7%E4%B8%89%E5%85%83-%E9%87%91%E5%9D%97%E9%A6%96%E6%88%98%E7%97%9B%E5%87%BB%E6%B9%96%E4%BA%BA</text:a>
</text:p>
      <!--NEWS-->
      <text:h text:style-name="P10" text:outline-level="1">
<text:span text:style-name="T4">
Call in Europe to stand up to Terrace: Your future is our future</text:span>
</text:h>
      <text:p text:style-name="P4">
Publisher: 法新社</text:p>
      <text:p text:style-name="P4">
Published Time: 2023-05-17T-9:32:09+00:00</text:p>
      <text:p text:style-name="P4">
Modified Time: 2023-05-17T08:20:03+00:00</text:p>
      <text:p text:style-name="P4">
Description: (AFP, Taipei, 17th) Former British Prime Minister Trasse said today that Taiwan is on the front line of democracy and shows support from the free world. She pointed out that from the Tiananmen incident and the Hong Kong issue Threats, free camps should take the initiative to take action, otherwise, "there is no freedom of democracy, nothing is nothing", and said, "Your future is our fu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3.617581in" draw:z-index="0">
<draw:image xlink:href="../Images/rficn/2023-05-17T-9-32-09-00-00/000000.png" xlink:type="simple" xlink:show="embed" xlink:actuate="onLoad" draw:mime-type="image/png"/>
</draw:frame>
Former British Prime Minister Liz Truss visited Taiwan from the 16th to 20th. Today, at the invitation of the Vision Foundation, he delivered a speech in Taipei. Foreign Minister Wu Zhaozheng and Kelleycurrie, Ambassador, Ambassador of the U.S. Global Women's issue, also translated: Koli), Vice Minister of Japan's Avant -Gunno Minister Zhongshan Taixiu, Chairman of the Forespers Foundation Chen Tangshan, and CEO Lai Yizhong attended the event.</text:p>
      <text:p text:style-name="P4">
In his speech, Traz said that he had always wanted to visit Taiwan, but he was unable to achieve restrictions during his past as the Prime Minister.</text:p>
      <text:p text:style-name="P4">
Tellas said that when the authoritarian camp and democratic camp are opposed, Taiwan is on the front line of democracy, and the challenge is not far away. Therefore, this trip to Taiwan is expressed by the people of Britain or European countries with the people of Taiwan to ensure that it is ensured Taiwan's successful story can continue.</text:p>
      <text:p text:style-name="P4">
Tellas said that Taiwan is a leader in many fields in the world. Regardless of whether it is in the semiconductor field or the pearl milk tea industry, it has brought influence on the world. Western countries can use mirrors to learn from Taiwan's experience.</text:p>
      <text:p text:style-name="P4">
For example, in the 1989 Tiananmen incident, the impact of the Hong Kong National Security Law, and the persecution of the Uyghur people in Xinjiang, it can be seen that China does not keep up with their promises; now China has frequently disrupted Taiwan with military aircraft ships and cognitive operations against Taiwan. Sri Lanka believes that European countries should take the initiative to take action and respond to China's threatening moves, "because there is no freedom of democracy, nothing is."</text:p>
      <text:p text:style-name="P4">
The UK has successfully joined the Capital Pacific Partnership Comprehensive Progress Agreement (CPTPP), which is the largest trade agreement involved in Brexit in 2020 after the Britain in 2020. Tellas said that Taiwan ’s application process will be smooth and call on countries to support Taiwan to join CPTPP, because deepening cooperation in the economic and trade fields in the UK, Japan and Canada and Taiwan will inevitably help.</text:p>
      <text:p text:style-name="P4">
Tellas pointed out that for China's obstruction and threats, European countries should not stand by, not only show support for Taiwan, but also respond to Chinese accountability. The democratic world must work together, "because your future is our future."</text:p>
      <text:p text:style-name="P4">
News Source: <text:a xlink:type="simple" xlink:href="https://www.rfi.fr/cn/%E5%9B%BD%E9%99%85%E6%8A%A5%E9%81%93/20230517-%E5%90%81%E6%AC%A7%E6%B4%B2%E6%8C%BA%E5%8F%B0-%E7%89%B9%E6%8B%89%E6%96%AF-%E4%BD%A0%E4%BB%AC%E7%9A%84%E6%9C%AA%E6%9D%A5%E5%B0%B1%E6%98%AF%E6%88%91%E4%BB%AC%E7%9A%84%E6%9C%AA%E6%9D%A5" text:style-name="Internet_20_link" text:visited-style-name="Visited_20_Internet_20_Link">
https://www.rfi.fr/cn/%E5%9B%BD%E9%99%85%E6%8A%A5%E9%81%93/20230517-%E5%90%81%E6%AC%A7%E6%B4%B2%E6%8C%BA%E5%8F%B0-%E7%89%B9%E6%8B%89%E6%96%AF-%E4%BD%A0%E4%BB%AC%E7%9A%84%E6%9C%AA%E6%9D%A5%E5%B0%B1%E6%98%AF%E6%88%91%E4%BB%AC%E7%9A%84%E6%9C%AA%E6%9D%A5</text:a>
</text:p>
      <!--NEWS-->
      <text:h text:style-name="P10" text:outline-level="1">
<text:span text:style-name="T4">
What is the Central Asian Summit in China?</text:span>
</text:h>
      <text:p text:style-name="P4">
Author: None (Language: zh)</text:p>
      <text:p text:style-name="P4">
Publisher: None</text:p>
      <text:p text:style-name="P4">
Time: 2023-05-17T01:58:00Z</text:p>
      <text:p text:style-name="P4">
Description: The China-Central Asian Summit will be held from May 18th to 19th. At that time, China will receive five Central Asian leaders to promote economic and trade relations with the district. With Russia's sanctions, Central Asia's status in international affairs and trade is becoming more and more significant.</text:p>
      <text:p text:style-name="P4">
Videos: []</text:p>
      <text:p text:style-name="P4">
Images: ["<text:a xlink:type="simple" xlink:href="https://static.dw.com/image/63325586_303.jpg" text:style-name="Internet_20_link" text:visited-style-name="Visited_20_Internet_20_Link">
63325586_303.jpg</text:a>
", "<text:a xlink:type="simple" xlink:href="https://static.dw.com/image/63390677_401.jpg" text:style-name="Internet_20_link" text:visited-style-name="Visited_20_Internet_20_Link">
63390677_401.jpg</text:a>
", "<text:a xlink:type="simple" xlink:href="https://static.dw.com/image/61920330_401.jpg" text:style-name="Internet_20_link" text:visited-style-name="Visited_20_Internet_20_Link">
61920330_401.jpg</text:a>
", "<text:a xlink:type="simple" xlink:href="https://static.dw.com/image/63155475_401.jpeg" text:style-name="Internet_20_link" text:visited-style-name="Visited_20_Internet_20_Link">
63155475_401....</text:a>
"]</text:p>
      <text:p text:style-name="P4">
Subject: 时政风云</text:p>
      <text:p text:style-name="P4">
Subjects: []</text:p>
      <text:p text:style-name="P4">
Keywords: ['俄罗斯', '乌克兰', '新疆', '普京', '俄罗斯入侵乌克兰']</text:p>
      <text:p text:style-name="P4">
Id: 65651146</text:p>
      <!--METADATA-->
      <text:p text:style-name="P4">
<text:a xlink:type="simple" xlink:href="https://www.dw.com/zh/overlay/image/article/65651146/63325586" text:style-name="Internet_20_link" text:visited-style-name="Visited_20_Internet_20_Link">
 <draw:frame draw:style-name="fr1" draw:name="Image12" text:anchor-type="as-char" svg:width="6.9236in" svg:height="3.896998in" draw:z-index="0">
<draw:image xlink:href="../Images/dwzh/2023-05-17T01-58-00Z/63325586_303.jpg" xlink:type="simple" xlink:show="embed" xlink:actuate="onLoad" draw:mime-type="image/jpeg"/>
</draw:frame>
</text:a>
The picture shows September 2016, a member of the Shanghai Cooperation Organization held a joint counter -terrorism exercise in Kyrgyzstan, which includes China, Russia and many Central Asian countries.</text:p>
      <text:p text:style-name="P4">
(Voice of Germany Chinese) Chinese President Xi Jinping will host this week <text:a xlink:type="simple" xlink:href="https://www.dw.com/zh/zh/習近平將主持中國中亞峰會-專家深入俄後院/a-65546471" text:style-name="Internet_20_link" text:visited-style-name="Visited_20_Internet_20_Link">
</text:a>
The leaders of Kazakhstan, Kyrgyzstan, Tajikistan, Turkmenistan and Uzbekistan will all attend.</text:p>
      <text:p text:style-name="P4">
On the day before the Hiroshima Conference of the Seventh Kingdom Group (G7), the China -Central Asian Summit was held on Thursday (May 18) in Xi'an for 2 days. Since the establishment of diplomatic relations with China and Central Asian countries for more than 30 years, this summit is Xi Jinping's first high -level talks with Central Asian leaders.</text:p>
      <text:p text:style-name="P4">
According to the Ministry of Foreign Affairs of China, Xi Jinping will speak important speeches, and then discuss with regional leaders to discuss major international issues between China and Central Asia and Central Asia. After the meeting, they also expected to sign "important political documents."</text:p>
      <text:p text:style-name="P4">
Nivayau, a guest researcher at the Global China Center of the Washington Think Tank Atlantic Council (Atlantic Council) believes that Beijing is trying to establish a "regional unity" to promote its goals.</text:p>
      <text:p text:style-name="P4">
Qiu Yien told DW: "This summit is a new model. It has been tested for several years, and it has indeed improved <text:a xlink:type="simple" xlink:href="https://www.dw.com/zh/zh/疫情後首出關-習近平為何出訪中亞/a-63100583" text:style-name="Internet_20_link" text:visited-style-name="Visited_20_Internet_20_Link">
</text:a>
Degree. "</text:p>
      <text:p text:style-name="P4">
China is the world's second largest energy consumer country and has invested billions of dollars in Central Asia to facilitate the acquisition of natural gas contained in the area. In addition, the railway that connects in Central Asia and connects Europe and China is also an important project of China's "Belt and Road" initiative.</text:p>
      <text:p text:style-name="P4">
"Because of Russia's sanctions, Central Asia played a more prominent role in international affairs." Bradley Jardine, director of the research department of the Oxus Society for Central AsianaFFAIRS , Central Asia is regarded as a relay station for trade circulation between China and Europe. "</text:p>
      <text:p text:style-name="P4">
<draw:frame draw:style-name="fr1" draw:name="Image13" text:anchor-type="as-char" svg:width="6.9236in" svg:height="3.896998in" draw:z-index="0">
<draw:image xlink:href="../Images/dwzh/2023-05-17T01-58-00Z/63390677_401.jpg" xlink:type="simple" xlink:show="embed" xlink:actuate="onLoad" draw:mime-type="image/jpeg"/>
</draw:frame>
The Chinese government regards the "Central and European trains" as an important construction of trade exchanges with countries along the Belt and Road. The picture shows a celebration in Duisburg, Germany last year.</text:p>
      <text:h text:style-name="P12" text:outline-level="3">
<text:span text:style-name="T4">
visa -free agreement will promote relationships</text:span>
</text:h>
      <text:p text:style-name="P4">
Over the past three years, economic growth has been interrupted by the new crown epidemic, and China is now seeking economic relations with Central Asia. According to the Chinese official media "Global Times", the Ministry of Commerce of China as of the end of March this year shows that China's direct investment in all Central Asian countries has exceeded $ 15 billion.</text:p>
      <text:p text:style-name="P4">
RaffaellloPantucci, a senior researcher at the Nanyang Institute of Technology, said: "Before the epidemic, China originally became the largest trading partner of all Central Asian countries. It will believe that China will restore its status in trade with Central Asia in the next year. "</text:p>
      <text:p text:style-name="P4">
After the Xi'an Summit, it is expected that China will launch a new visa -free agreement with several Central Asian countries. At present, Kazakhstan and Uzbekistan have reached related agreements with China. Kyrgyzstan is still agreed with Beijing.</text:p>
      <text:p text:style-name="P4">
Qiu Yien of the Atlantic Council told DW that the visa -free system is related to the opening of Central Asia to China Export. Over the years, Central Asian countries have been working hard to sell more types of products to China.</text:p>
      <text:p text:style-name="P4">
Qiu Yien said that the visa -free system is a "card played by China" in Central Asia. To achieve this, there must be no free flow of businessmen. She added that China has established a similar agreement with Southeast Asian countries.</text:p>
      <text:p text:style-name="P4">
<draw:frame draw:style-name="fr1" draw:name="Image14" text:anchor-type="as-char" svg:width="6.9236in" svg:height="3.896998in" draw:z-index="0">
<draw:image xlink:href="../Images/dwzh/2023-05-17T01-58-00Z/61920330_401.jpg" xlink:type="simple" xlink:show="embed" xlink:actuate="onLoad" draw:mime-type="image/jpeg"/>
</draw:frame>
Experts believe that one of Central Asia's important significance to China lies in the district close to Xinjiang. The picture shows the third detention center of Urumqi, Xinjiang. (Data photo)</text:p>
      <text:p text:style-name="P4">
RSIS's Pan Ruifan mentioned that several Central Asian countries bordered the Xinjiang Uygur Autonomous Region. In Xinjiang, <text:a xlink:type="simple" xlink:href="https://www.dw.com/zh/zh/新疆公安文件曝光3年-仍在盼望自由曙光/a-64195115" text:style-name="Internet_20_link" text:visited-style-name="Visited_20_Internet_20_Link">
</text:a>
Essence</text:p>
      <text:p text:style-name="P4">
Pan Ruifan told DW: "For China, the importance of Central Asia is that it is close to Xinjiang, so the development of Xinjiang has a close relationship with this area."</text:p>
      <text:h text:style-name="P12" text:outline-level="3">
<text:span text:style-name="T4">
Will China play a greater role in safety?</text:span>
</text:h>
      <text:p text:style-name="P4">
Russia has long been regarded as an important role in providing security for Central Asia. However, in recent years, China has been deepening a security agreement with countries such as Tagikistan, and Tagikistan has held joint counter -terrorism exercises with the Chinese army every 2 years. Pan Ruifan said that China mainly cares about bilateral counter -terrorism agreements.</text:p>
      <text:p text:style-name="P4">
Pan Ruifan said that China's approach to security threats will not be the same as the way Russia may adopt. The latter will mobilize or deploy a large number of troops, and China does not adopt expansionism in Central Asia.</text:p>
      <text:p text:style-name="P4">
Qiu Yien added, [] <text:a xlink:type="simple" xlink:href="https://www.dw.com/zh/zh/德语媒体中俄是否在中亚碰撞/a-60515622" text:style-name="Internet_20_link" text:visited-style-name="Visited_20_Internet_20_Link">
</text:a>
Instead(https://www.dw.com/zh/zh/中國做和平使者習近平博鰲論壇提全球安全倡議/a-61552667),For example <text:a xlink:type="simple" xlink:href="https://www.dw.com/zh/zh/防堵颜色革命-中国称愿助哈萨克斯坦抵御外来势力/a-60381254" text:style-name="Internet_20_link" text:visited-style-name="Visited_20_Internet_20_Link">
</text:a>
And surveillance.</text:p>
      <text:p text:style-name="P4">
She said to DW: "China is outputting these behavioral standards to Central Asia; now it can be observed that the civil society space in Kyrgyzstan and other countries has narrowed rapidly, but the country's civic society was originally the best in the region."</text:p>
      <text:p text:style-name="P4">
"This directly reflects, <text:a xlink:type="simple" xlink:href="https://www.dw.com/zh/zh/上合峰会-中俄试图拉拢邻国改写国际规则/a-63158699" text:style-name="Internet_20_link" text:visited-style-name="Visited_20_Internet_20_Link">
</text:a>
fact. Today, Russia cannot provide so much funding to Central Asia as before. At this time, China has been involved and has given Central Asian leaders a lot of investment and guarantees. Qiu Yien concluded.</text:p>
      <text:p text:style-name="P4">
<draw:frame draw:style-name="fr1" draw:name="Image15" text:anchor-type="as-char" svg:width="6.9236in" svg:height="3.896998in" draw:z-index="0">
<draw:image xlink:href="../Images/dwzh/2023-05-17T01-58-00Z/63155475_401.jpeg" xlink:type="simple" xlink:show="embed" xlink:actuate="onLoad" draw:mime-type="image/jpeg"/>
</draw:frame>
Last September, the Shanghai Cooperation Organization held a leader summit in Uzbekistan, and Chinese President Xi Jinping also attended. The organization includes China, Russia and Central Asia.</text:p>
      <text:p text:style-name="P4">
News Source: <text:a xlink:type="simple" xlink:href="https://www.dw.com/zh/中亞峰會在即-中國在盤算什麼？/a-65651146" text:style-name="Internet_20_link" text:visited-style-name="Visited_20_Internet_20_Link">
https://www.dw.com/zh/中亞峰會在即-中國在盤算什麼？/a-65651146?maca=chi-rss-chi-all-1127-rdf</text:a>
</text:p>
      <!--NEWS-->
      <text:h text:style-name="P10" text:outline-level="1">
<text:span text:style-name="T4">
The Kuomintang recruited New Taipei Mayor Hou Youyi to run for the president to unite and select to guard the Republic of China</text:span>
</text:h>
      <text:p text:style-name="P4">
Author: None</text:p>
      <text:p text:style-name="P4">
Publisher: Radio Free Asia (Organization)</text:p>
      <text:p text:style-name="P4">
Published Time: 2023-05-17T02:58:04-04:00</text:p>
      <text:p text:style-name="P4">
Modified Time: 2023-05-17T02:58: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863815in" draw:z-index="0">
<draw:image xlink:href="../Images/rfamandarin/2023-05-17T02-58-04-04-00/000000.png" xlink:type="simple" xlink:show="embed" xlink:actuate="onLoad" draw:mime-type="image/png"/>
</draw:frame>
The Kuomintang often announces that Hou Youyi will be involved in the 2024 Taiwan presidential election. <text:a xlink:type="simple" xlink:href="https://www.rfa.org/mandarin/Xinwen/st-05172023025256.html/@@images/image" text:style-name="Internet_20_link" text:visited-style-name="Visited_20_Internet_20_Link">
</text:a>
Screenshot of the Kuomintang press conference.</text:p>
      <text:p text:style-name="P4">
In Taiwan, the Kuomintang Chairman Zhu Lilun announced on the 17th that the Kuomintang recruited New Taipei Mayor Hou Youyi to run for the 2024 presidential election.</text:p>
      <text:p text:style-name="P4">
Zhu Lilun said that with a grand attitude and scientific data, the nominated comrades of all counties and municipalities announced the common opinions of the Kuomintang, and announced that the Kuomintang recruited New Taipei Mayor Hou Youyi to run for the 2024 presidential election. He said that Hou Youyi was a hero who was in addition to violent and Anliang. He was the director of the Police Commissioner of the 80,000 Police Army, and served the mayor of his 13 years of administrative satisfaction for 4 million New Taipei citizens. Mayor Hou is not only the incarnation of justice, but also the public servant of the people. He also has a macro -view leadership, coordination, strong will, and warm love.</text:p>
      <text:p text:style-name="P4">
Hou Youyi emphasized during his speech that at this stage, the country was in danger in the international situation, and domestic conflicts were opposed. It was treated by all of them, so that young people could not see the future and must break through.</text:p>
      <text:p text:style-name="P4">
Hou Youyi shouted three times "to make the party rotate again" in order to save the country and Taiwan. He also said that he must win the election, to unite the country if you want to run, and bring hope to the people.</text:p>
      <text:p text:style-name="P4">
Hou Youyi was interspersed with Taiwanese language. He said that guarding the Republic of China and the people of love in the Golden Horse of the Terrace is the only belief in his life and never changed. "The Republic of China is our country, and Taiwan is our cricket (home)."</text:p>
      <text:p text:style-name="P4">
Reporter Xia Xiaohua Editor Xu Shuting</text:p>
      <text:p text:style-name="P4">
News Source: <text:a xlink:type="simple" xlink:href="https://www.rfa.org/mandarin/Xinwen/st-05172023025256.html" text:style-name="Internet_20_link" text:visited-style-name="Visited_20_Internet_20_Link">
https://www.rfa.org/mandarin/Xinwen/st-05172023025256.html</text:a>
</text:p>
      <!--NEWS-->
      <text:h text:style-name="P10" text:outline-level="1">
<text:span text:style-name="T4">
The United States announces the five prosecution cases to control Chinese citizens' sensitive technology</text:span>
</text:h>
      <text:p text:style-name="P4">
Author: None (Language: zh)</text:p>
      <text:p text:style-name="P4">
Publisher: None</text:p>
      <text:p text:style-name="P4">
Time: 2023-05-17T03:06:00Z</text:p>
      <text:p text:style-name="P4">
Description: The U.S. -China Science and Technology War continued, and an engineer of Apple Company, a former Chinese nationality, was sued by the US Department of Justice for suspected stealing high -end technology and benefiting Chinese and Russian companies. What are the details of the case? How many people are involved in the case?</text:p>
      <text:p text:style-name="P4">
Videos: []</text:p>
      <text:p text:style-name="P4">
Images: ["<text:a xlink:type="simple" xlink:href="https://static.dw.com/image/62180696_303.jpg" text:style-name="Internet_20_link" text:visited-style-name="Visited_20_Internet_20_Link">
62180696_303.jpg</text:a>
", "<text:a xlink:type="simple" xlink:href="https://static.dw.com/image/62070331_401.jpg" text:style-name="Internet_20_link" text:visited-style-name="Visited_20_Internet_20_Link">
62070331_401.jpg</text:a>
"]</text:p>
      <text:p text:style-name="P4">
Subject: 时政风云</text:p>
      <text:p text:style-name="P4">
Subjects: ['俄罗斯', '乌克兰', '岛屿主权争端', '专题报道：全景观看“习马会”', '苹果公司', '中国', '中共十九大', '德中关系', '普京', '俄罗斯入侵乌克兰']</text:p>
      <text:p text:style-name="P4">
Keywords: ['美国司法部', '中美科技战', '中国', '俄罗斯', '商业机密', '苹果公司']</text:p>
      <text:p text:style-name="P4">
Id: 65651138</text:p>
      <!--METADATA-->
      <text:p text:style-name="P4">
<text:a xlink:type="simple" xlink:href="https://www.dw.com/zh/overlay/image/article/65651138/62180696" text:style-name="Internet_20_link" text:visited-style-name="Visited_20_Internet_20_Link">
 <draw:frame draw:style-name="fr1" draw:name="Image17" text:anchor-type="as-char" svg:width="6.9236in" svg:height="3.896998in" draw:z-index="0">
<draw:image xlink:href="../Images/dwzh/2023-05-17T03-06-00Z/62180696_303.jpg" xlink:type="simple" xlink:show="embed" xlink:actuate="onLoad" draw:mime-type="image/jpeg"/>
</draw:frame>
</text:a>
One of the defendants Wang Weibao served as a software engineer at Apple from 2016 to 2018 (the schematic diagram of the Apple store)</text:p>
      <text:p text:style-name="P4">
(Voice of Germany) Reuters reported that the United States announced 5 cases on Tuesday (May 16), accusing the defendant suspected of stealing technology to [] to <text:a xlink:type="simple" xlink:href="https://www.dw.com/zh/zh/被指支持伊朗核计划-中俄公司遭美国制裁/a-55758863" text:style-name="Internet_20_link" text:visited-style-name="Visited_20_Internet_20_Link">
</text:a>
One of the defendants was an engineer of the former Apple Company. He was accused of stealing the company's self -driving autonomous system (AS) technology (AS) technology, and then fled to China.</text:p>
      <text:p text:style-name="P4">
<text:a xlink:type="simple" xlink:href="https://www.dw.com/zh/zh/美司法部起诉赌场大亨-指其代表中国游说特朗普/a-61837295" text:style-name="Internet_20_link" text:visited-style-name="Visited_20_Internet_20_Link">
</text:a>
Detailed at the press conference that all these 5 cases were <text:a xlink:type="simple" xlink:href="https://www.dw.com/zh/zh/窃取技术美情报官员拒用华为中兴/a-42581950" text:style-name="Internet_20_link" text:visited-style-name="Visited_20_Internet_20_Link">
</text:a>
Essence Two of them involved the "purchasing network" referred to by US officials, that is, a channels have been established to help the Russian military and intelligence agencies obtain sensitive technologies.</text:p>
      <text:p text:style-name="P4">
Reuters reported that Matt Olsen, director of the National Security Department of the United States Department of Justice, said: "We are determined to do our best to prevent these advanced (technology) tools falling into the hands of other countries."</text:p>
      <text:p text:style-name="P4">
In February this year, the United States established the "Disruptive Technology Strikeforce" to protect sensitive technologies, which aims to use intelligence and data to help identify the threat of commercial secrets. These five prosecutions were the first time that the army announced the case since its establishment, although the relevant investigation had begun before its establishment.</text:p>
      <text:h text:style-name="P12" text:outline-level="3">
<text:span text:style-name="T4">
Sanhua involved in the case</text:span>
</text:h>
      <text:p text:style-name="P4">
According to the prosecution released by the department on the 16th, one of the defendants is 35 -year -old Chinese citizen Wang Weibao. He served as software engineer in Apple from 2016 to 2018 to obtain "extensive access permissions" of the database. In 2017, he was hired by a Chinese company in the United States. The company was engaged in the development of autonomous vehicles, but only 4 months after getting new jobs, he left from Apple.</text:p>
      <text:p text:style-name="P4">
The indictment pointed out that Apple discovered that Wang Weibao visited a lot of proprietary data a few days before his departure. In June 2018, the US federal agent searched his home and also found a large amount of data from Apple. Soon after the search, Wang Weibao took the opportunity to go to China.</text:p>
      <text:p text:style-name="P4">
<draw:frame draw:style-name="fr1" draw:name="Image18" text:anchor-type="as-char" svg:width="6.9236in" svg:height="3.896998in" draw:z-index="0">
<draw:image xlink:href="../Images/dwzh/2023-05-17T03-06-00Z/62070331_401.jpg" xlink:type="simple" xlink:show="embed" xlink:actuate="onLoad" draw:mime-type="image/jpeg"/>
</draw:frame>
The U.S. prosecutors pointed out that one of the defendants stole the self -driving technology of Apple's automotive industry and used it to the Chinese competition. (The picture shows the car brand set of China Baidu)</text:p>
      <text:p text:style-name="P4">
ISMailramsey, a prosecutor of the North, USA, said at a press conference that Wang Weibao was charged with six independence charges. If he was extradited successfully and convicted, each charges would face 10 years of imprisonment. According to reports, Wang Weibao is the third apple employee who has been controlled by China to steal the secret of automatic technology.</text:p>
      <text:p text:style-name="P4">
Reuters reported that Apple refused to comment on the case. Since 2014, Apple's car industry, the Projecttitan, plans to design a car from scratch, but the development is not stable. The company issued a report last December that the launch time of the car will be extended to 2026, and according to the latest report, Apple has conducted road tests on the car in California, USA.</text:p>
      <text:p text:style-name="P4">
The other two prosecuted Chinese were 39 -year -old Chinese citizen Qiao Xiangjiang (transliteration) and 64 -year -old Li Liming (transliteration).</text:p>
      <text:p text:style-name="P4">
Qiao Xiangjiang was suspected of using a sanctioned Chinese company to provide Iran with materials to produce large -scale lethal weapons and ballistic missiles, and was sued for sanctions, money laundering and bank fraud; others are still in China.</text:p>
      <text:p text:style-name="P4">
Li Liming was accused of stealing the commercial secrets of California employers in the United States and established a competitive enterprise in China; he was arrested earlier this month and was detained so far. His lawyer refused to comment to the media.</text:p>
      <text:p text:style-name="P4">
Martinestrada, a federal prosecutor in the California Central District, said in the press release: "Li (Li Ming) stole thousands of sensitive technical documents that did not belong to him, and used these documents to help foreign companies establish competitive technologies ——The technology that can be used to manufacture nuclear submarines and military aircraft. "</text:p>
      <text:h text:style-name="P12" text:outline-level="3">
<text:span text:style-name="T4">
Unmanned Driving Technology Sino -US Championship New Stadium</text:span>
</text:h>
      <text:h text:style-name="P12" text:outline-level="3">
<text:span text:style-name="T4">
Case involved in Russian citizens</text:span>
</text:h>
      <text:p text:style-name="P4">
The other two cases are related to assisting Russia to obtain sensitive technologies.</text:p>
      <text:p text:style-name="P4">
The defendant of one of the cases was a Greek citizen. He was arrested on May 9th and was charged with suspected of obtaining more than 10 different types of sensitive technologies on behalf of the Russian government, and served as two Russian "special designated nationals" (SDN). Procurement agents to help the Russian intelligence department work. The SDN list is a sanction list implemented by the US terrorist, warlords, tyranny officials, or damaging the interests of the United States and its allies.</text:p>
      <text:p text:style-name="P4">
There were two other cases of Russian citizens who were sued and they were arrested for participating in a procurement plan. They are suspected of providing a number of Russian commercial airlines [] <text:a xlink:type="simple" xlink:href="https://www.dw.com/zh/zh/针对中国-美商务部技术出口管制即将出台/a-51710945" text:style-name="Internet_20_link" text:visited-style-name="Visited_20_Internet_20_Link">
</text:a>
Parts and parts.</text:p>
      <text:p text:style-name="P4">
(Comprehensive report)</text:p>
      <text:p text:style-name="P4">
News Source: <text:a xlink:type="simple" xlink:href="https://www.dw.com/zh/美公布五起訴案-控中國公民竊敏感技術/a-65651138" text:style-name="Internet_20_link" text:visited-style-name="Visited_20_Internet_20_Link">
https://www.dw.com/zh/美公布五起訴案-控中國公民竊敏感技術/a-65651138?maca=chi-rss-chi-all-1127-rdf</text:a>
</text:p>
      <!--NEWS-->
      <text:h text:style-name="P10" text:outline-level="1">
<text:span text:style-name="T4">
Skype overseas calls Chinese landlines or mobile phones automatic broken lines</text:span>
</text:h>
      <text:p text:style-name="P4">
Author: None</text:p>
      <text:p text:style-name="P4">
Publisher: Radio Free Asia (Organization)</text:p>
      <text:p text:style-name="P4">
Published Time: 2023-05-17T03:36:00-04:00</text:p>
      <text:p text:style-name="P4">
Modified Time: 2023-05-17T12:53:11-04:00</text:p>
      <text:p text:style-name="P4">
Description: None</text:p>
      <text:p text:style-name="P4">
Videos: []</text:p>
      <text:p text:style-name="P4">
Audios: ["<text:a xlink:type="simple" xlink:href="https://www.rfa.org/mandarin/yataibaodao/meiti/gt1-0517202303360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9" text:anchor-type="as-char" svg:width="6.9236in" svg:height="4.096463in" draw:z-index="0">
<draw:image xlink:href="../Images/rfamandarin/2023-05-17T03-36-00-04-00/000000.png" xlink:type="simple" xlink:show="embed" xlink:actuate="onLoad" draw:mime-type="image/png"/>
</draw:frame>
Skype issued notification: Due to technical problems, Skype cannot call in mainland China for the time being. Network Picture/Ancient Pavilion provides <text:a xlink:type="simple" xlink:href="https://www.rfa.org/mandarin/yataibaodao/meiti/gt1-05172023033601.html/@@stream" text:style-name="Internet_20_link" text:visited-style-name="Visited_20_Internet_20_Link">
</text:a>
Recently, Microsoft's instant messaging software Skype could not connect Chinese mobile phones or even landline users. The reporter of this station has called for many places and mobile phone numbers in many places in China, and it automatically breaks the line in a few seconds. Skype Chinese operator said that "technical problems" occurred, but netizens suspected that the authorities intended to cut off the unable to monitor communication procedures.</text:p>
      <text:p text:style-name="P4">
<text:a xlink:type="simple" xlink:href="https://www.rfa.org/mandarin/yataibaodao/renquanfazhi/GF1-11272020050155.html" text:style-name="Internet_20_link" text:visited-style-name="Visited_20_Internet_20_Link">
<text:span text:style-name="T4">
 Can the online authorities say that the online authorities have been said? The Ministry of Public Security pushed the Internet ID card Yue and Fujian Trial </text:span>
</text:a>
  * <text:span text:style-name="T4">
<text:a xlink:type="simple" xlink:href="http://www.rfa.org/mandarin/yataibaodao/meiti/ql2-11202020093311.html" text:style-name="Internet_20_link" text:visited-style-name="Visited_20_Internet_20_Link">
 </text:a>
</text:span>
</text:p>
      <text:p text:style-name="P4">
This week, overseas people complained that Skype, who paid a paid communication tool, called the mobile phone number of relatives and friends in China, but found that it could not be connected. As a result, some overseas Chinese sent this to the Internet to verify whether Skype could not call the experience of China in China. As a result, many netizens had the same experience.</text:p>
      <text:p text:style-name="P4">
The reporter of this station tried to call Beijing, Shanghai, Guangzhou, Shenzhen, Dalian, Harbin, Harbin, Harbin, Harbin, Harbin, Harbin, Harbin, Harbin, Harbin, and Qingdao fixed phone numbers and mobile phones on Wednesday (17th). The Skype page showed "Your connection is too Weak, please try it later. "The above situation has lasted for three days.</text:p>
      <text:p text:style-name="P4">
<draw:frame draw:style-name="fr1" draw:name="Image20" text:anchor-type="as-char" svg:width="6.9236in" svg:height="4.123651in" draw:z-index="0">
<draw:image xlink:href="../Images/rfamandarin/2023-05-17T03-36-00-04-00/000001.png" xlink:type="simple" xlink:show="embed" xlink:actuate="onLoad" draw:mime-type="image/png"/>
</draw:frame>
Call at home abroad, automatically disconnected in three seconds, regardless of landlines or mobile phones. (Network picture/ancient pavilion provided) <text:a xlink:type="simple" xlink:href="https://www.rfa.org/mandarin/yataibaodao/meiti/gt1-05172023033601.html/m0517-gt1p.jpg" text:style-name="Internet_20_link" text:visited-style-name="Visited_20_Internet_20_Link">
</text:a>
<text:span text:style-name="T4">
 I have to turn over the wall with Skype recently </text:span>
</text:p>
      <text:p text:style-name="P4">
Skype is one of the few communications software that can be legally operated in China. Jiangsu Skype user, Mr. Qin, said in an inquiry that he did not know if overseas called domestic can be connected, but recently using Skype for point -to -point voice calls also need to turn over the wall: "I sometimes (Skype) can turn over the wall to get through to get through to get through , I don’t need it before. If the file is issued, it can be uploaded without turning the wall. "</text:p>
      <text:p text:style-name="P4">
According to reports, in a online forum, some landlords said that he "playing friends with the mainland with mobile phone Skype on the United States; since last week, it has been unable to make it. When a person encounters this situation, it is suspected that China's online firewall has been upgraded again.</text:p>
      <text:p text:style-name="P4">
Another netizen responded with posts: "Yes!My family can't get through ... I don't know when it can be repaired." "It's nauseous, this is the case in China."</text:p>
      <text:p text:style-name="P4">
Zhang Jianping, a commentator from Yixing in Jiangsu, said that he did not know that foreign friends called his mobile phone via Skype or calling him, but every time he came abroad, there was a voice reminder. He said to this station: "Every international phone received by the receiver will remind this as an international phone on the phone, please beware of fraud. So if Skype will be blocked, I don’t know now. Said that the authorities should have this ability, but in law, Skype should bear the corresponding legal responsibility. It has the obligation to maintain smooth communication. "</text:p>
      <text:p text:style-name="P4">
<text:span text:style-name="T4">
 Chinese operators call "technical problems" caused faults </text:span>
</text:p>
      <text:p text:style-name="P4">
The Weibo account of Skype Chinese operator did not release the news. The last one promoted the new version of Skype from March last year. The netizens' messages almost complained, such as the account was frozen for no reason, and the uploading picture failed.</text:p>
      <text:p text:style-name="P4">
On the official website of Skype Chinese operator "Time Spectrum Information Technology (Shanghai) Co., Ltd.", "Skype Emergency Notice" was hung on May 6, "Due to technical issues, Skype could not call in mainland China for the time being. The technicians are doing their best, please wait patiently, so we apologize!"</text:p>
      <text:p text:style-name="P4">
Some network insiders analyzed that the authorities stopped SKYPE applied customers and calls in China. It may be to improve the monitoring function of voice calls, and plug -in may be added to the Skype call system to facilitate monitoring the content of the call.</text:p>
      <text:p text:style-name="P4">
Reporter: Ancient Pavilion Editor: Xu Shuting Chen Meihua Jiayuan.com Editor: Ruizhe</text:p>
      <text:p text:style-name="P4">
News Source: <text:a xlink:type="simple" xlink:href="https://www.rfa.org/mandarin/yataibaodao/meiti/gt1-05172023033601.html" text:style-name="Internet_20_link" text:visited-style-name="Visited_20_Internet_20_Link">
https://www.rfa.org/mandarin/yataibaodao/meiti/gt1-05172023033601.html</text:a>
</text:p>
      <!--NEWS-->
      <text:h text:style-name="P10" text:outline-level="1">
<text:span text:style-name="T4">
Confinement &amp; quot; Sun Li Legion Gang &amp; Quot; Zhou Shifeng, the core figure of 709 case</text:span>
</text:h>
      <text:p text:style-name="P4">
Author: None</text:p>
      <text:p text:style-name="P4">
Publisher: Radio Free Asia (Organization)</text:p>
      <text:p text:style-name="P4">
Published Time: 2023-05-17T03:48:00-04:00</text:p>
      <text:p text:style-name="P4">
Modified Time: 2023-05-17T12:52:12-04:00</text:p>
      <text:p text:style-name="P4">
Description: None</text:p>
      <text:p text:style-name="P4">
Videos: []</text:p>
      <text:p text:style-name="P4">
Audios: ["<text:a xlink:type="simple" xlink:href="https://www.rfa.org/mandarin/yataibaodao/renquanfazhi/gf-0517202303452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1" text:anchor-type="as-char" svg:width="6.9236in" svg:height="3.941985in" draw:z-index="0">
<draw:image xlink:href="../Images/rfamandarin/2023-05-17T03-48-00-04-00/000000.png" xlink:type="simple" xlink:show="embed" xlink:actuate="onLoad" draw:mime-type="image/png"/>
</draw:frame>
Lawyer Zhou Shifeng is regarded as the core figure of 709 case <text:a xlink:type="simple" xlink:href="https://www.rfa.org/mandarin/yataibaodao/renquanfazhi/gf-05172023034521.html/@@images/image" text:style-name="Internet_20_link" text:visited-style-name="Visited_20_Internet_20_Link">
</text:a>
People familiar with the matter are exclusively provided <text:a xlink:type="simple" xlink:href="https://www.rfa.org/mandarin/yataibaodao/renquanfazhi/gf-05172023034521.html/@@stream" text:style-name="Internet_20_link" text:visited-style-name="Visited_20_Internet_20_Link">
</text:a>
Zhou Shifeng, the core figure of China 709 case and former director of Beijing Fengrui Law Firm, has been tightly monitored by the authorities since its release in September last year. Recently, the authorities have further upgraded his stability maintenance measures. Zhou Shifeng believes that this is related to his continued sue sue Sun Lijun, the former deputy minister of the Ministry of Public Security.</text:p>
      <text:p text:style-name="P4">
<text:span text:style-name="T4">
<text:span text:style-name="T5">
 <text:a xlink:type="simple" xlink:href="https://www.rfa.org/mandarin/yataibaodao/renquanfazhi/cm-05082023121334.html" text:style-name="Internet_20_link" text:visited-style-name="Visited_20_Internet_20_Link">
</text:a>
 </text:span>
*  * </text:span>
<text:a xlink:type="simple" xlink:href="https://www.rfa.org/mandarin/yataibaodao/renquanfazhi/gt1-12152022004758.html" text:style-name="Internet_20_link" text:visited-style-name="Visited_20_Internet_20_Link">
 </text:a>
***<text:a xlink:type="simple" xlink:href="https://www.rfa.org/mandarin/Xinwen/7-12072022142900.html" text:style-name="Internet_20_link" text:visited-style-name="Visited_20_Internet_20_Link">
<text:span text:style-name="T4">
 "709 Incident" core figure Zhou Shifeng's first voice to expose the truth about the incident after being released from prison </text:span>
</text:a>
Zhou Shifeng failed to regain personal freedom after being released. A person familiar with the matter told this station that after Zhou Shifeng returned from Beijing to Anyang, Henan, Henan, Zhou Shifeng continued to be tightly monitored by the National Security. It is believed that this is related to his request for national security to reflect the grievances.</text:p>
      <text:p text:style-name="P4">
People familiar with the matter: "They were in disguise from their original monitoring, tracking, and disguisedly. The three people took turns to change shifts and hidden on the streets of the community. To see anyone or a little farther, they have to be approved by them. Whoever meets him must see him. Also approved. "</text:p>
      <text:p text:style-name="P4">
<text:span text:style-name="T4">
 Zhou Shifeng said that the 709 case was a false case he was threatened to plead guilty </text:span>
</text:p>
      <text:p text:style-name="P4">
Zhou Shifeng, who was founded Beijing Fengrui Law Firm, was regarded as the core figure of the 709 case. In 2016, he was sentenced to seven years for seven years for "subverting the crime of state power". People familiar with the matter said that Zhou Shifeng was convinced that the 709 case was a false case led by the "political gang" led by the former deputy minister of the Ministry of Public Security Sun Lijun, and the trial process was seriously illegal. After he was released, he successively wrote to the Central Commission for Discipline Inspection, the China National Letters and Calls Bureau, the Supreme People's Procuratorate, and the Supreme People's Court. The content mentioned that he was deprived of the right to state and appeal, and accused the judges who threatened him to plead guilty before the trial.</text:p>
      <text:p text:style-name="P4">
People familiar with the matter: "It is necessary to emphasize that he (Zhou Shifeng) safeguarded the constitution, defended human rights, and safeguarded Xi Jinping's fundamental interests. At the same time, he also safeguarded Xi Jinping's fundamental dignity, because Zhou Shifeng accused the 'Sun Li military political gang'. The persecution of the "Sun Li Military Political Gang". "</text:p>
      <text:p text:style-name="P4">
Zhou Shifeng's accusation letter from the Public Prosecutor's Law has so far sinking the sea, and the letter sent to the China National Letters and Calls Bureau was transferred to the complaint object.</text:p>
      <text:p text:style-name="P4">
People familiar with the matter: "The National Letters and Calls Bureau transferred to the Tianjin Public Security Bureau, the Tianjin Public Security Bureau was transferred to the Hexi Branch, and the Hexi Branch was transferred to the SAFAC. level."</text:p>
      <text:p text:style-name="P4">
Teng Biao, who is currently living in the United States, believes that the Chinese authorities will not face Zhou Shifeng's complaint.</text:p>
      <text:p text:style-name="P4">
<draw:frame draw:style-name="fr1" draw:name="Image22" text:anchor-type="as-char" svg:width="6.9236in" svg:height="3.891041in" draw:z-index="0">
<draw:image xlink:href="../Images/rfamandarin/2023-05-17T03-48-00-04-00/000001.png" xlink:type="simple" xlink:show="embed" xlink:actuate="onLoad" draw:mime-type="image/png"/>
</draw:frame>
Rights protection lawyer Teng Biao (pictured) believes that the Chinese authorities will not face Zhou Shifeng's prosecution. (Provided by Teng Biao, the shooting date is unknown) <text:a xlink:type="simple" xlink:href="https://www.rfa.org/mandarin/yataibaodao/renquanfazhi/gf-05172023034521.html/m0517gf-2.jpg" text:style-name="Internet_20_link" text:visited-style-name="Visited_20_Internet_20_Link">
</text:a>
Teng Biao: "First of all, this is his freedom of remarks, expressing freedom, and the right to the constitution. Of course, it does not constitute any illegal or crime. Although the Supreme Court said that all letters will be handled, in fact, this kind of thing will not have any reactions. . During the 709 major arrest of 2015, although Sun Lijun played a very important role, the 709 major arrest (related decision) still comes from the highest level of the Chinese Communist Party. "</text:p>
      <text:p text:style-name="P4">
Since July 2015, the Chinese government has launched interviews and arrests across the provincial contract, and more than 300 vitamin lawyers and rights defenders have been implicated.</text:p>
      <text:p text:style-name="P4">
Reporter: Editor of Gao Feng: Xu Shuting Chen Meihua Jiayuan.com Editor: Ruizhe</text:p>
      <text:p text:style-name="P4">
News Source: <text:a xlink:type="simple" xlink:href="https://www.rfa.org/mandarin/yataibaodao/renquanfazhi/gf-05172023034521.html" text:style-name="Internet_20_link" text:visited-style-name="Visited_20_Internet_20_Link">
https://www.rfa.org/mandarin/yataibaodao/renquanfazhi/gf-05172023034521.html</text:a>
</text:p>
      <!--NEWS-->
      <text:h text:style-name="P10" text:outline-level="1">
<text:span text:style-name="T4">
The State Council said that Fucha was involved in "inciting split national crimes" and his wife had communicated with him</text:span>
</text:h>
      <text:p text:style-name="P4">
Author: None</text:p>
      <text:p text:style-name="P4">
Publisher: Radio Free Asia (Organization)</text:p>
      <text:p text:style-name="P4">
Published Time: 2023-05-17T04:47:00-04:00</text:p>
      <text:p text:style-name="P4">
Modified Time: 2023-05-17T10:1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5.014026in" draw:z-index="0">
<draw:image xlink:href="../Images/rfamandarin/2023-05-17T04-47-00-04-00/000000.png" xlink:type="simple" xlink:show="embed" xlink:actuate="onLoad" draw:mime-type="image/png"/>
</draw:frame>
Fucha Yanhe (left), editor -in -chief of Taiwan Eight Banner Culture Press. <text:a xlink:type="simple" xlink:href="https://www.rfa.org/mandarin/Xinwen/st2-05172023044731.html/@@images/image" text:style-name="Internet_20_link" text:visited-style-name="Visited_20_Internet_20_Link">
</text:a>
Eight Banner Cultural Facebook.</text:p>
      <text:p text:style-name="P4">
Li Yanhe, the editor -in -chief of Taiwan's Eight Banner Culture, went to China in March and was arrested and lost for more than 50 days. Ma Xiaoguang, a spokesman for the Taiwan Affairs Office of China, said on the 17th that Li Yanhe was suspected of inciting criminal activities in seizing the division, and related cases were being handled further.</text:p>
      <text:p text:style-name="P4">
Ma Xiaoguang said that the last press conference had announced that on March 21, 2023, the Shanghai National Security Bureau took criminal compulsory measures on Li Yanhe, a suspect suspected of inciting split national criminal activities in accordance with the law. The current cases are being processed. The case handling unit has arranged Li Yanhe's wife to make calls and communications with him in Shanghai, and will continue to protect Li Yanhe's legitimate rights and interests in accordance with the law.</text:p>
      <text:p text:style-name="P4">
Ma Xiaoguang said that Li Yanhe was suspected of inciting criminal campaigns to seduce a national crime. This was a case. "As long as the majority of Taiwan compatriots do not have such subjective malice and behaviors, there is no need to have any doubts about cross -strait exchanges."</text:p>
      <text:p text:style-name="P4">
Zhan Zhihong, deputy chairman and spokesman of the Taiwan MAC, talked about the Standing Committee of the Communist Party of China on the 4th through revising the "Anti -Spy Law" to expand the scope of spy behavior and greatly increase the people to the central risk. Photography comments, using GPS maps, chatting with local people, interviews, or participation in religious activities may be charged by Romans, so it is reminded that the people of Taiwan should be prudent to evaluate before going to China. However, Ma Xiaoguang's anti -approved land committee on the 17th was "completely out of nothing."</text:p>
      <text:p text:style-name="P4">
Editor Xu Shuting</text:p>
      <text:p text:style-name="P4">
News Source: <text:a xlink:type="simple" xlink:href="https://www.rfa.org/mandarin/Xinwen/st2-05172023044731.html" text:style-name="Internet_20_link" text:visited-style-name="Visited_20_Internet_20_Link">
https://www.rfa.org/mandarin/Xinwen/st2-05172023044731.html</text:a>
</text:p>
      <!--NEWS-->
      <text:h text:style-name="P10" text:outline-level="1">
<text:span text:style-name="T4">
Qian Yingliang: The Sunak government should fulfill the promise to close the Confucius Institute</text:span>
</text:h>
      <text:p text:style-name="P4">
Publisher: 法新社</text:p>
      <text:p text:style-name="P4">
Published Time: 2023-05-17T05:02:08+00:00</text:p>
      <text:p text:style-name="P4">
Modified Time: 2023-05-17T04:35:01+00:00</text:p>
      <text:p text:style-name="P4">
Description: (AFP, Taipei, 17th) Former British Prime Minister Liz Truss, a visit to Taiwan today, will point his finger to China and the current British Shank, asking the West to adopt a tough attitude towards Beij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17T05-02-08-00-00/000000.png" xlink:type="simple" xlink:show="embed" xlink:actuate="onLoad" draw:mime-type="image/png"/>
</draw:frame>
When speaking in Taipei, Tellas will call on the current campaign commitment made by Rishi Sunak to fulfill the campaign promise made by last year, and listed China as a strategic "threat".</text:p>
      <text:p text:style-name="P4">
She will also ask Sonak to "immediately" close the Confucius Institute controlled by the Communist Party of China and replace it by the cultural center operated by Hong Kong and Taiwanese.</text:p>
      <text:p text:style-name="P4">
In his speech, she would accuse Sunak and other Western governments "trying to adhere to an idea, that is, we can cooperate with China on issues such as climate change, as if there is nothing wrong."</text:p>
      <text:p text:style-name="P4">
"But there is no freedom and democracy, and the rest is empty talk. We all know what happened if the environment or global health is not based on the totalitarian regime of not based on the totalitarian regime."</text:p>
      <text:p text:style-name="P4">
"There is no words in their words."</text:p>
      <text:p text:style-name="P4">
News Source: <text:a xlink:type="simple" xlink:href="https://www.rfi.fr/cn/%E5%9B%BD%E9%99%85%E6%8A%A5%E9%81%93/20230517-%E5%89%8D%E8%8B%B1%E7%9B%B8-%E8%8B%8F%E7%BA%B3%E5%85%8B%E6%94%BF%E5%BA%9C%E5%BA%94%E5%85%91%E7%8E%B0%E6%89%BF%E8%AF%BA-%E5%85%B3%E9%97%AD%E5%AD%94%E5%AD%90%E5%AD%A6%E9%99%A2" text:style-name="Internet_20_link" text:visited-style-name="Visited_20_Internet_20_Link">
https://www.rfi.fr/cn/%E5%9B%BD%E9%99%85%E6%8A%A5%E9%81%93/20230517-%E5%89%8D%E8%8B%B1%E7%9B%B8-%E8%8B%8F%E7%BA%B3%E5%85%8B%E6%94%BF%E5%BA%9C%E5%BA%94%E5%85%91%E7%8E%B0%E6%89%BF%E8%AF%BA-%E5%85%B3%E9%97%AD%E5%AD%94%E5%AD%90%E5%AD%A6%E9%99%A2</text:a>
</text:p>
      <!--NEWS-->
      <text:h text:style-name="P10" text:outline-level="1">
<text:span text:style-name="T4">
Spurs Xixi won NBA No. 1 champion and selected "French Monster" Wen Banama</text:span>
</text:h>
      <text:p text:style-name="P4">
Publisher: 法新社</text:p>
      <text:p text:style-name="P4">
Published Time: 2023-05-17T05:32:08+00:00</text:p>
      <text:p text:style-name="P4">
Modified Time: 2023-05-17T05:05:01+00:00</text:p>
      <text:p text:style-name="P4">
Description: (Agence France -Presse New York on the 16th comprehensive foreign news report) Today, the Spurs of the "French Monster" Victor Wembanyama, who won the "French Monster", was expected to be a "Lotto" lotte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7T05-32-08-00-00/000000.png" xlink:type="simple" xlink:show="embed" xlink:actuate="onLoad" draw:mime-type="image/png"/>
</draw:frame>
Those who can participate in the US -professional Basketball NBA draft "Lotto" lottery is the 14th team that failed to advance to the playoffs this season. Detroit Pistons, Houston Rockets and San Antonio Spurs with the worst records have the highest chances of drawing champions. According to the current rules, the probability of 3 teams drawing champion is 14.0%.</text:p>
      <text:p text:style-name="P4">
The Spurs are represented by Peter J. Holt, a high -level group, and won the champion sign in one fell swoop.</text:p>
      <text:p text:style-name="P4">
The Spurs who have obtained the champion visa can almost be determined that one of the most watched rookies in the history of the NBA, 19 -year -old French chief Wongbana, who is 7.3.31 cm), is expected to enter the NBA. After that, he can show his influence immediately.</text:p>
      <text:p text:style-name="P4">
"He is an incredible young man who is an incredible young man, and now he is only 19 years old, but he is obviously a generation of elders."</text:p>
      <text:p text:style-name="P4">
This is the third time the Spurs won the Ledo Chuanxiu Championship. The first two players they signed with the champion of the first two times made the team full.</text:p>
      <text:p text:style-name="P4">
The Spurs selected "General of the Navy" David Robinson in 1987, and in 1997, he picked the "Stone Buddha" Timduncan. The important cornerstone of the championship.</text:p>
      <text:p text:style-name="P4">
This season's cutting record is 22 wins and 60 losses, and the leadership of the league is second.</text:p>
      <text:p text:style-name="P4">
Papovich has worked with international player Manu Ginobili (Argentina) and TonyParker in the past.</text:p>
      <text:p text:style-name="P4">
The 5th to the 14th is the order of pistons, magic, Indiana, Washington Witcher, Jazz, Dallas Lone Ranger, Magic, Oklahoma Thunder, Toronto Tyrannosaurus, New Orleans Pelicans.</text:p>
      <text:p text:style-name="P4">
News Source: <text:a xlink:type="simple" xlink:href="https://www.rfi.fr/cn/%E8%BF%90%E5%8A%A8%E5%A4%A9%E5%9C%B0/20230517-%E9%A9%AC%E5%88%BA%E5%96%9C%E8%8E%B7nba%E7%8A%B6%E5%85%83%E7%AD%BE-%E6%96%99%E9%80%89-%E6%B3%95%E5%9B%BD%E6%80%AA%E7%89%A9-%E6%B8%A9%E7%8F%AD%E4%BA%9A%E9%A9%AC" text:style-name="Internet_20_link" text:visited-style-name="Visited_20_Internet_20_Link">
https://www.rfi.fr/cn/%E8%BF%90%E5%8A%A8%E5%A4%A9%E5%9C%B0/20230517-%E9%A9%AC%E5%88%BA%E5%96%9C%E8%8E%B7nba%E7%8A%B6%E5%85%83%E7%AD%BE-%E6%96%99%E9%80%89-%E6%B3%95%E5%9B%BD%E6%80%AA%E7%89%A9-%E6%B8%A9%E7%8F%AD%E4%BA%9A%E9%A9%AC</text:a>
</text:p>
      <!--NEWS-->
      <text:h text:style-name="P10" text:outline-level="1">
<text:span text:style-name="T4">
Jokic Super Madon San Yuan Big Gold winning Davis 40 points and difficult to save the Lakers</text:span>
</text:h>
      <text:p text:style-name="P4">
Publisher: 法新社</text:p>
      <text:p text:style-name="P4">
Published Time: 2023-05-17T06:02:07+00:00</text:p>
      <text:p text:style-name="P4">
Modified Time: 2023-05-17T05:35:03+00:00</text:p>
      <text:p text:style-name="P4">
Description: (Agence France -Presse Denver, 16th) Jakich scored 34 points, 21 rebounds, and 14 assists today, so that Davis did not help even bombarded 40 points. In the end, the gold block 132 was in the NBA. In the first game of the Western Championship, the Western Championship w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7T06-02-07-00-00/000000.png" xlink:type="simple" xlink:show="embed" xlink:actuate="onLoad" draw:mime-type="image/png"/>
</draw:frame>
The US Vocational Basketball NBA Denver Gold Block played against the Los Angeles Lakers in the first West Western Championship today. After this campaign was dunk in Aarongordon, it led a two -digit double digit with 20-9. In the first quarter, the gold block scored more blooming. First, 5 people were scored in the account. 25 lead.</text:p>
      <text:p text:style-name="P4">
In the second quarter, the Lakers LEBron James made a two -penalty of 1 penalty, which reduced the backward to 9 points, but Joscic's three -pointer gangbon gold block had a two -digit lead. After Jamalmurray brought the ball and hit the game 1.1 seconds in front of the midfield, the Golden Block led the Lakers 72-54 in the first half.</text:p>
      <text:p text:style-name="P4">
After the start of the second half, Golden Block led 21 points under the three -pointer scoring Johki. The Lakers used Rui Hachimura to layup, Austinreaves, and Anthonydavis successively, and chased 6 points to draw a difference. Golden blocks relying on Joschen to enter the three -pointer three -pointer outside the three -pointer. After 3 verses, 106-92 maintains a leading lead.</text:p>
      <text:p text:style-name="P4">
In the last quarter, the Lakers scored 8 to 2 to chase the difference, and then chased the remaining 3 points behind several times. 26.1 seconds before the final game, the Lakers who had 5 points behind 5 points behind had a chance to fight, but James made a mistake. River fouled the time. After the two penalties were punished, the gold block was based on The difference of 6 points left.</text:p>
      <text:p text:style-name="P4">
Golden block won the first game of the Western Championship, led 1-0 in the 7th game and 4 wins series, and will continue to play at home on the 19th.</text:p>
      <text:p text:style-name="P4">
Golden blocks have grabbed 47 rebounds today, 17 more than the Lakers, which is one of the key to win.</text:p>
      <text:p text:style-name="P4">
The campaign of the gold block includes 5 people first, and the team has a scoring of 6 people. Jacques had 34 points, 21 rebounds, 14 assists, and 2 blocks. Merry also contributed 31 points. Jr.) There are 15 points and 10 rebounds.</text:p>
      <text:p text:style-name="P4">
The Lakers Davis scored 40 points and 10 rebounds today. James performed 26 points, 12 rebounds, and 9 assists, and Riveis and Eight Village bases on the substitute scored 23 points and 17 points respectively.</text:p>
      <text:p text:style-name="P4">
News Source: <text:a xlink:type="simple" xlink:href="https://www.rfi.fr/cn/%E8%BF%90%E5%8A%A8%E5%A4%A9%E5%9C%B0/20230517-%E7%BA%A6%E5%9F%BA%E5%A5%87%E8%B6%85%E7%8B%82%E5%A4%A7%E4%B8%89%E5%85%83%E7%8E%87%E9%87%91%E5%9D%97%E5%A4%BA%E8%83%9C-%E6%88%B4%E7%BB%B4%E6%96%AF40%E5%88%86%E9%9A%BE%E6%95%91%E6%B9%96%E4%BA%BA" text:style-name="Internet_20_link" text:visited-style-name="Visited_20_Internet_20_Link">
https://www.rfi.fr/cn/%E8%BF%90%E5%8A%A8%E5%A4%A9%E5%9C%B0/20230517-%E7%BA%A6%E5%9F%BA%E5%A5%87%E8%B6%85%E7%8B%82%E5%A4%A7%E4%B8%89%E5%85%83%E7%8E%87%E9%87%91%E5%9D%97%E5%A4%BA%E8%83%9C-%E6%88%B4%E7%BB%B4%E6%96%AF40%E5%88%86%E9%9A%BE%E6%95%91%E6%B9%96%E4%BA%BA</text:a>
</text:p>
      <!--NEWS-->
      <text:h text:style-name="P10" text:outline-level="1">
<text:span text:style-name="T4">
The budget is still willing to be controversial in the United States to fight against China</text:span>
</text:h>
      <text:p text:style-name="P4">
Author: None</text:p>
      <text:p text:style-name="P4">
Publisher: Radio Free Asia (Organization)</text:p>
      <text:p text:style-name="P4">
Published Time: 2023-05-17T06:24:00-04:00</text:p>
      <text:p text:style-name="P4">
Modified Time: 2023-05-17T15:48:30-04:00</text:p>
      <text:p text:style-name="P4">
Description: None</text:p>
      <text:p text:style-name="P4">
Videos: []</text:p>
      <text:p text:style-name="P4">
Audios: ["<text:a xlink:type="simple" xlink:href="https://www.rfa.org/mandarin/yataibaodao/junshiwaijiao/wy-051620232136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7" text:anchor-type="as-char" svg:width="6.9236in" svg:height="4.623178in" draw:z-index="0">
<draw:image xlink:href="../Images/rfamandarin/2023-05-17T06-24-00-04-00/000000.png" xlink:type="simple" xlink:show="embed" xlink:actuate="onLoad" draw:mime-type="image/png"/>
</draw:frame>
The U.S. Senate Allocation Committee held a hearing on Tuesday (May 16) to hear the report from the 2024 budget of the 2024 budget of the State Council, the Ministry of Defense and the Ministry of Commerce. <text:a xlink:type="simple" xlink:href="https://www.rfa.org/mandarin/yataibaodao/junshiwaijiao/wy-05162023213634.html/@@images/image" text:style-name="Internet_20_link" text:visited-style-name="Visited_20_Internet_20_Link">
</text:a>
Reporter Wang Yun Photography <text:a xlink:type="simple" xlink:href="https://www.rfa.org/mandarin/yataibaodao/junshiwaijiao/wy-05162023213634.html/@@stream" text:style-name="Internet_20_link" text:visited-style-name="Visited_20_Internet_20_Link">
</text:a>
The U.S. Senate Allocation Committee held a hearing on Tuesday (May 16) to hear the report from the 2024 budget of the 2024 budget of the State Council, the Ministry of Defense and the Ministry of Commerce.</text:p>
      <text:p text:style-name="P4">
<text:a xlink:type="simple" xlink:href="https://www.rfa.org/mandarin/yataibaodao/junshiwaijiao/kw-02282023090542.html" text:style-name="Internet_20_link" text:visited-style-name="Visited_20_Internet_20_Link">
<text:span text:style-name="T4">
 Focus on the Chairman of the Foreign Committee of the US and China Competition of the United States and the United States, the President of the US Public House of the United States and the Public Committee of the United States urged to strengthen export control to China </text:span>
</text:a>
  * <text:span text:style-name="T4">
<text:a xlink:type="simple" xlink:href="https://www.rfa.org/mandarin/yataibaodao/junshiwaijiao/tj-04252023114747.html" text:style-name="Internet_20_link" text:visited-style-name="Visited_20_Internet_20_Link">
 </text:a>
 </text:span>
  * <text:span text:style-name="T4">
<text:a xlink:type="simple" xlink:href="https://www.rfa.org/mandarin/yataibaodao/gangtai/kw-04082022105751.html" text:style-name="Internet_20_link" text:visited-style-name="Visited_20_Internet_20_Link">
 </text:a>
</text:span>
</text:p>
      <text:p text:style-name="P4">
This hearing is the first meeting of the first membership of the US government's budget during the 2024 U.S. government's budget. Austin) and Minister of Commerce Gina Raimondo.</text:p>
      <text:p text:style-name="P4">
Senator Christophercoons emphasized the significance of the three government members at the same time at the hearing. "At the same time, they actually emphasized that when facing real challenges from China, we need Adopting a joint method to strengthen the national security, diplomacy, development and economic competitiveness of the United States. "</text:p>
      <text:p text:style-name="P4">
This statement has an extensive response at the hearing on the day. Minister of Defense Austin and several other senators also mentioned that when facing Chinese competition, the United States needs to adopt the power of the "whole government" and jointly the government's various departments.</text:p>
      <text:p text:style-name="P4">
<text:span text:style-name="T4">
 Budget, still budget </text:span>
</text:p>
      <text:p text:style-name="P4">
A problem encountered in the process of the US government's budget in 2024 is that the new House of Representatives of the Parliament proposed a huge budget reduction plan, which brought challenges to the administrative department's plan to deal with Chinese challenges.</text:p>
      <text:p text:style-name="P4">
<draw:frame draw:style-name="fr1" draw:name="Image28" text:anchor-type="as-char" svg:width="6.9236in" svg:height="4.764783in" draw:z-index="0">
<draw:image xlink:href="../Images/rfamandarin/2023-05-17T06-24-00-04-00/000001.png" xlink:type="simple" xlink:show="embed" xlink:actuate="onLoad" draw:mime-type="image/png"/>
</draw:frame>
U.S. Secretary of State Broskens arrived at the hearing scene on May 16, 2023 (Reporter Wang Yun Photography) <text:a xlink:type="simple" xlink:href="https://www.rfa.org/mandarin/yataibaodao/junshiwaijiao/wy-05162023213634.html/73b0573a56fe2-5e03679780af52308fbe542c8bc14f1a.jpg" text:style-name="Internet_20_link" text:visited-style-name="Visited_20_Internet_20_Link">
</text:a>
Senior government officials emphasized at the hearing that if sufficient budgets cannot be obtained, it will affect the implementation of relevant policies with Chinese competition.</text:p>
      <text:p text:style-name="P4">
The Minister of Defense Austin takes the construction of a military ship as an example to illustrate the importance of this budget. "This may affect the $ 9.7 billion budget for improving the construction efficiency of the ship. The second phase of the contract, the construction of the Virginia -class nuclear submarine cannot be started. "</text:p>
      <text:p text:style-name="P4">
State Secretary of State Brills pointed out that the reduction of budgets may affect the diplomatic goals that have been agreed with the two parties. "More specifically, on the Chinese issue, there are several projects in our budget. Regional influence against China; (budget reduction) will affect us to contact various interests in these places and establish partnerships. "</text:p>
      <text:p text:style-name="P4">
When the Minister of Commerce Raymond explained this problem, the Ministry of Commerce's Industry and Security Bureau first pointed out(BIS)The importance, "If we return to the situation in 2022, (cut budget) means that we will lack 125 hands, and the work of these people is to verify the user in export control; last year we carried out more than 1,100 in 54 countries. Users verify that most of them are about China. Without these 125 people, we cannot complete these tasks, and American technology will fall into the hands of illegal users in China. "</text:p>
      <text:p text:style-name="P4">
<text:span text:style-name="T4">
 Budget, or will? </text:span>
</text:p>
      <text:p text:style-name="P4">
But the general understanding of some key issues is different. Although the three senior government officials came to the hearing to explain the necessity of budgeting their budgets, some of the senators of government supervisors believed that against countries like China mainly depending on the government's wishes, not budgets.</text:p>
      <text:p text:style-name="P4">
Senior Senator Lindseygraham, a senior senator in South Carolina, said, "That kind of statement that believes that we have a very strong Chinese policy is nonsense, not to prevent China with a budget. Willing to confront China. "</text:p>
      <text:p text:style-name="P4">
Graham said, "I have to say that China has intercepted all the topics here!" He emphasized that to fight against China, he should not look at the vacancies on the budget, or how much local diplomats in the United States have. He said, "In my opinion, all we have done in the past two years are just making all bad guys bolder."</text:p>
      <text:p text:style-name="P4">
But Brinken has previously pointed out that the number of diplomats in China currently in the world is more than 100 more than the United States. In this sense, the United States has deficit in diplomacy. He said that there are many vacancies in US diplomats at present, and 14 diplomat candidates are still waiting for confirmation in the Senate. They have been waiting for a year or longer, and there are 40 in different stages of the appointment process.</text:p>
      <text:p text:style-name="P4">
Brinken warned that the vacancy of US diplomats will produce vacuum in terms of international influence, and China is filling this vacuum.</text:p>
      <text:p text:style-name="P4">
Reporter: Editor Wang Yun: 网 王 网 Editor: Ruizhe</text:p>
      <text:p text:style-name="P4">
News Source: <text:a xlink:type="simple" xlink:href="https://www.rfa.org/mandarin/yataibaodao/junshiwaijiao/wy-05162023213634.html" text:style-name="Internet_20_link" text:visited-style-name="Visited_20_Internet_20_Link">
https://www.rfa.org/mandarin/yataibaodao/junshiwaijiao/wy-05162023213634.html</text:a>
</text:p>
      <!--NEWS-->
      <text:h text:style-name="P10" text:outline-level="1">
<text:span text:style-name="T4">
The US commercial theft is involved in the case from Apple engineers in China</text:span>
</text:h>
      <text:p text:style-name="P4">
Publisher: 法新社</text:p>
      <text:p text:style-name="P4">
Published Time: 2023-05-17T06:32:08+00:00</text:p>
      <text:p text:style-name="P4">
Modified Time: 2023-05-17T06:05:01+00:00</text:p>
      <text:p text:style-name="P4">
Description: (Agence France -Presse, Washington, 16th) The United States announced today that several Chinese and Russians told them that they accused them of stealing business secrets and violating the embarg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7T06-32-08-00-00/000000.png" xlink:type="simple" xlink:show="embed" xlink:actuate="onLoad" draw:mime-type="image/png"/>
</draw:frame>
Matthewolsen, Assistant Minister of National Security Department of the United States Department of Justice, announced that there were many cases of smuggling and stealing commercial secrets; Essence</text:p>
      <text:p text:style-name="P4">
Oson pointed out: "We remain vigilant when we implement US law to prevent sensitive technologies from flowing to foreign opponents." These cases were prosecuted by the prosecutor's office across the United States.</text:p>
      <text:p text:style-name="P4">
According to the prosecution announced today, Wang Weibao, a 35 -year -old software engineer from China, was hired by Apple from 2016 to 2018. He was accused of stealing software and other commercial secrets related to the development of autonomous vehicles. Federal investigators searched their homes in 2018. A few hours later, Wang Weibao took the flight to China and left the United States.</text:p>
      <text:p text:style-name="P4">
In another case, Damian Williams, a prosecutor in the South China, said that the 39 -year -old Xiangjiang Qiao (transliteration), also known as Joehansen, was charged with US sanctions and tried to transport Iran to make manufacturing to manufacture "Waiting for static graphite" of large -scale devastating weapons.</text:p>
      <text:p text:style-name="P4">
The US authorities said that "waiting for static graphite" is a high -tech material that can be used for the tip of the intercontinental ballistic missile.</text:p>
      <text:p text:style-name="P4">
US officials say other criminal cases involve disintegrating the so -called procurement network, and these networks assist the Russian intelligence agencies to obtain sensitive US military technology and aircraft parts.</text:p>
      <text:p text:style-name="P4">
News Source: <text:a xlink:type="simple" xlink:href="https://www.rfi.fr/cn/%E5%9B%BD%E9%99%85%E6%8A%A5%E9%81%93/20230517-%E7%BE%8E%E5%9B%BD%E5%95%86%E4%B8%9A%E7%9B%97%E7%AA%83%E6%A1%88-%E6%9D%A5%E8%87%AA%E4%B8%AD%E5%9B%BD%E7%9A%84%E8%8B%B9%E6%9E%9C%E5%B7%A5%E7%A8%8B%E5%B8%88%E6%B6%89%E6%A1%88" text:style-name="Internet_20_link" text:visited-style-name="Visited_20_Internet_20_Link">
https://www.rfi.fr/cn/%E5%9B%BD%E9%99%85%E6%8A%A5%E9%81%93/20230517-%E7%BE%8E%E5%9B%BD%E5%95%86%E4%B8%9A%E7%9B%97%E7%AA%83%E6%A1%88-%E6%9D%A5%E8%87%AA%E4%B8%AD%E5%9B%BD%E7%9A%84%E8%8B%B9%E6%9E%9C%E5%B7%A5%E7%A8%8B%E5%B8%88%E6%B6%89%E6%A1%88</text:a>
</text:p>
      <!--NEWS-->
      <text:h text:style-name="P10" text:outline-level="1">
<text:span text:style-name="T4">
Ukraine successfully intercept 6 dagger missiles: not so many launch</text:span>
</text:h>
      <text:p text:style-name="P4">
Publisher: 法新社</text:p>
      <text:p text:style-name="P4">
Published Time: 2023-05-17T07:02:07+00:00</text:p>
      <text:p text:style-name="P4">
Modified Time: 2023-05-17T06:35:02+00:00</text:p>
      <text:p text:style-name="P4">
Description: (AFC Moscow, 16th) Russia raid the capital of Ukraine at Kiev, the capital of Ukraine. Ukraine claims that its air defense system has shot down all 18 missiles, including 6 "dagger" vocal speed missiles. Moscow denied this stat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7T07-02-07-00-00/000000.png" xlink:type="simple" xlink:show="embed" xlink:actuate="onLoad" draw:mime-type="image/png"/>
</draw:frame>
Russian Defense Minister Sergei Shoigu told Ranovosti: "The" Kinzhal "missile launched by Russia, without (Ukraine) said so much. "</text:p>
      <text:p text:style-name="P4">
Ukraine said earlier that six of the missiles have been shot down; these missiles are key weapons for Russia to strengthen long -range strike capabilities.</text:p>
      <text:p text:style-name="P4">
Ukraine Minister of Defense Oleksiy Reznikov said: "The Ukrainian Air Force has achieved another incredible success!"</text:p>
      <text:p text:style-name="P4">
Ukraine President Volodymyr Zlenskyy told the European Council through a video conference that the Russian missile launched by the Ukrainian territory overnight was intercepted.</text:p>
      <text:p text:style-name="P4">
Russian President Vladimir Putin has declared that the dagger is "invincible" and is a super weapon that can hardly intercept.</text:p>
      <text:p text:style-name="P4">
Ukraine said the Ukraine first shot down a Russian missile for the first time by the powerful American Patriot air defense system delivered to Kiev in early May. (Translator: Liu Wenyu/Calculation: Cai Jiamin)</text:p>
      <text:p text:style-name="P4">
News Source: <text:a xlink:type="simple" xlink:href="https://www.rfi.fr/cn/%E5%9B%BD%E9%99%85%E6%8A%A5%E9%81%93/20230517-%E4%B9%8C%E7%A7%B0%E6%88%90%E5%8A%9F%E6%8B%A6%E6%88%AA6%E6%9E%9A%E5%8C%95%E9%A6%96%E9%A3%9E%E5%BC%B9-%E4%BF%84-%E6%B2%A1%E5%8F%91%E5%B0%84%E9%82%A3%E4%B9%88%E5%A4%9A" text:style-name="Internet_20_link" text:visited-style-name="Visited_20_Internet_20_Link">
https://www.rfi.fr/cn/%E5%9B%BD%E9%99%85%E6%8A%A5%E9%81%93/20230517-%E4%B9%8C%E7%A7%B0%E6%88%90%E5%8A%9F%E6%8B%A6%E6%88%AA6%E6%9E%9A%E5%8C%95%E9%A6%96%E9%A3%9E%E5%BC%B9-%E4%BF%84-%E6%B2%A1%E5%8F%91%E5%B0%84%E9%82%A3%E4%B9%88%E5%A4%9A</text:a>
</text:p>
      <!--NEWS-->
      <text:h text:style-name="P10" text:outline-level="1">
<text:span text:style-name="T4">
Biden shortened the itinerary of the country, McCarthy said that debt negotiations are expected to reach an agreement</text:span>
</text:h>
      <text:p text:style-name="P4">
Author: 联合早报 (Person)</text:p>
      <text:p text:style-name="P4">
Publisher: 联合早报 (Organization)</text:p>
      <text:p text:style-name="P4">
Published Time: 2023-05-17T07:07</text:p>
      <text:p text:style-name="P4">
Modified Time: 2023-05-17T08:30</text:p>
      <text:p text:style-name="P4">
Description: After U.S. President Biden and Congress leaders held an emergency meeting, both parties had confidence in reaching an agreement to increase the upper limit of the US debt, but Biden said that he "had to do work" and decided to shorten his foreign schedule this week. Comprehensive Reuters and Broadcasting Corporation (BBC) reported that Biden and Guo ...</text:p>
      <text:p text:style-name="P4">
Videos: []</text:p>
      <text:p text:style-name="P4">
Audios: []</text:p>
      <text:p text:style-name="P4">
Images: []</text:p>
      <text:p text:style-name="P4">
Type: NewsArticle</text:p>
      <text:p text:style-name="P4">
Breadcrumbs: ['即时', '国际']</text:p>
      <text:p text:style-name="P4">
Keywords: ['美国', '拜登', '麦卡锡', '债务违约']</text:p>
      <!--METADATA-->
      <text:p text:style-name="P4">
After U.S. President Biden and Congress leaders held an emergency meeting, both parties had confidence in reaching an agreement to increase the upper limit of the US debt, but Biden said that he "had to do work" and decided to shorten his foreign schedule this week.</text:p>
      <text:p text:style-name="P4">
Comprehensive Reuters and Broadcasting Corporation (BBC) reported that Bayeng and Congress leaders include McCarthy, Speaker of the Republican House, McConne leader McConal, and Democratic House leader Jeffisia and Senate's most party leader Shu Mo (Tuesday May 16) An hour of meeting in the White House. Vice President Harris also attended.</text:p>
      <text:p text:style-name="P4">
After the McCarthy meeting, the media told the media that the two parties still had a lot of differences in raising the upper limit of debt, but he also said: "It is possible to reach an agreement before this weekend. It is not difficult to reach an agreement."</text:p>
      <text:p text:style-name="P4">
The White House said that the meeting on Tuesday was "made good progress, and the two sides frankly exchanged opinions."</text:p>
      <text:p text:style-name="P4">
The White House said that Biden was optimistic. He believed that "as long as the two parties negotiated with sincerity and realized that none of them could get everything we wanted, we could definitely reach a responsible bipolar budget agreement."</text:p>
      <text:p text:style-name="P4">
But Biden disappointed the Republicans' unwillingness to consider increasing income, <text:a xlink:type="simple" xlink:href="https://www.zaobao.com/news/world/story20230310-1371019" text:style-name="Internet_20_link" text:visited-style-name="Visited_20_Internet_20_Link">
</text:a>
To help other Americans plans, it is <text:a xlink:type="simple" xlink:href="https://www.zaobao.com/realtime/world/story20230310-1371096" text:style-name="Internet_20_link" text:visited-style-name="Visited_20_Internet_20_Link">
</text:a>
The key part.</text:p>
      <text:p text:style-name="P4">
If Biden and Congress's leaders cannot reach an agreement, the United States may have the first debt default on June 1 on June 1.</text:p>
      <text:p text:style-name="P4">
Biden was scheduled to fly to Japan on Wednesday (17th) to participate in the Leadership Summit of the Seventh Kingdom Group (G7).(https://www.zaobao.com/news/world/story20230515-1395024)Then sequel to Australia to attend the Quartet Security Dialogue Conference.</text:p>
      <text:p text:style-name="P4">
The White House said that Biden now decided to shorten the itinerary. After attending the G7 Hiroshima Summit, who attended the 19th to 21st, he would return to Washington to "ensure that Congress takes action" to avoid debt defaults.</text:p>
      <text:p text:style-name="P4">
News Source: <text:a xlink:type="simple" xlink:href="https://www.zaobao.com.sg/realtime/world/story20230517-1395431" text:style-name="Internet_20_link" text:visited-style-name="Visited_20_Internet_20_Link">
https://www.zaobao.com.sg/realtime/world/story20230517-1395431</text:a>
</text:p>
      <!--NEWS-->
      <text:h text:style-name="P10" text:outline-level="1">
<text:span text:style-name="T4">
The European Council announced that the Ukrainian war loss login platform</text:span>
</text:h>
      <text:p text:style-name="P4">
Publisher: 法新社</text:p>
      <text:p text:style-name="P4">
Published Time: 2023-05-17T07:32:08+00:00</text:p>
      <text:p text:style-name="P4">
Modified Time: 2023-05-17T07:05:02+00:00</text:p>
      <text:p text:style-name="P4">
Description: (Agence France -Presse Iceland's capital Reyk Yavik, 16th.) The European Council, the European Council of the 46th countries, held a summit in the Icelandic capital Reyk Yavik today. Destruction of the war on Ukraine in order to benefit in the fu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7T07-32-08-00-00/000000.png" xlink:type="simple" xlink:show="embed" xlink:actuate="onLoad" draw:mime-type="image/png"/>
</draw:frame>
The leaders of the European Council, including French President Emmanuel Macron and German Chancellor Olaf Scholz, emphasized that Moscow must be responsible for the damage and damage caused by the invasion of Ukraine for 15 months.</text:p>
      <text:p text:style-name="P4">
The REGISTER OF DAMAGES platform will be established in Hague, which aims to record tangible losses caused by Russia's invasion of Ukraine.</text:p>
      <text:p text:style-name="P4">
Ukraine President Volodymyrzlenskyy said in a film speech at the beginning of the two -day summit that "there is no reliable peace without justice", and the login of war loss has laid the foundation for the "comprehensive compensation mechanism".</text:p>
      <text:p text:style-name="P4">
But Zerrenceki said that now against Ukraine's ballistic missiles and drone attacks, it shows that "Russia is working hard to improve the killing ability."</text:p>
      <text:p text:style-name="P4">
Therefore, Ukraine needs "extra air defense systems and missiles. We also need more fighters. Without them, any air defense system will not be perfect."</text:p>
      <text:p text:style-name="P4">
After visiting major European countries, Zeroski whirlwind issued the above appeal. Germany, France, and Britain promise more military support. France and Britain also said they will train Ukrainian fighter pilots.</text:p>
      <text:p text:style-name="P4">
However, Western countries are cautious about providing advanced fighters to Ukraine, because they are worried that the war will upgrade.</text:p>
      <text:p text:style-name="P4">
News Source: <text:a xlink:type="simple" xlink:href="https://www.rfi.fr/cn/%E5%9B%BD%E9%99%85%E6%8A%A5%E9%81%93/20230517-%E6%AC%A7%E6%B4%B2%E7%90%86%E4%BA%8B%E4%BC%9A%E5%AE%A3%E5%B8%83%E8%AE%BE%E4%B9%8C%E5%85%8B%E5%85%B0%E6%88%98%E6%8D%9F%E7%99%BB%E5%BD%95%E5%B9%B3%E5%8F%B0" text:style-name="Internet_20_link" text:visited-style-name="Visited_20_Internet_20_Link">
https://www.rfi.fr/cn/%E5%9B%BD%E9%99%85%E6%8A%A5%E9%81%93/20230517-%E6%AC%A7%E6%B4%B2%E7%90%86%E4%BA%8B%E4%BC%9A%E5%AE%A3%E5%B8%83%E8%AE%BE%E4%B9%8C%E5%85%8B%E5%85%B0%E6%88%98%E6%8D%9F%E7%99%BB%E5%BD%95%E5%B9%B3%E5%8F%B0</text:a>
</text:p>
      <!--NEWS-->
      <text:h text:style-name="P10" text:outline-level="1">
<text:span text:style-name="T4">
Australia intends to be postponed to hold the Supreme Summit meetings to re -arrange Biden to visit</text:span>
</text:h>
      <text:p text:style-name="P4">
Author: 联合早报 (Person)</text:p>
      <text:p text:style-name="P4">
Publisher: 联合早报 (Organization)</text:p>
      <text:p text:style-name="P4">
Published Time: 2023-05-17T07:51</text:p>
      <text:p text:style-name="P4">
Modified Time: 2023-05-17T08:25</text:p>
      <text:p text:style-name="P4">
Description: In order to solve the U.S. federal debt problem, U.S. President Biden decided to cancel the Australian itinerary. Australian Prime Minister Albanis plans to postpone the sub -security dialogue summit for this. Reuters reported that Albanis issued a statement on Wednesday (May 17) saying that he was just ...</text:p>
      <text:p text:style-name="P4">
Videos: []</text:p>
      <text:p text:style-name="P4">
Audios: []</text:p>
      <text:p text:style-name="P4">
Images: []</text:p>
      <text:p text:style-name="P4">
Type: NewsArticle</text:p>
      <text:p text:style-name="P4">
Breadcrumbs: ['即时', '国际']</text:p>
      <text:p text:style-name="P4">
Keywords: ['四方安全对话', '澳大利亚', '拜登', '债务违约', '阿尔巴尼斯']</text:p>
      <!--METADATA-->
      <text:p text:style-name="P4">
<text:a xlink:type="simple" xlink:href="https://www.zaobao.com/realtime/world/story20230517-1395431" text:style-name="Internet_20_link" text:visited-style-name="Visited_20_Internet_20_Link">
 </text:a>
The Australian Prime Minister Albanis plans to postpone the sub -safety dialogue summit for this.</text:p>
      <text:p text:style-name="P4">
Reuters reported that Albanis issued a statement on Wednesday (May 17) saying that he was discussing with Indian Prime Minister Modi and Japanese Prime Minister Kishita.</text:p>
      <text:p text:style-name="P4">
The Sifang Security Dialogue consists of the United States, Australia, India, and Japan. The Sicuke summit was originally scheduled to be held in Sydney on May 24.</text:p>
      <text:p text:style-name="P4">
Albanis said he and Biden agreed to re -arrange Biden's visit to Australia.</text:p>
      <text:p text:style-name="P4">
<text:a xlink:type="simple" xlink:href="https://www.zaobao.com/realtime/world/story20230514-1394638" text:style-name="Internet_20_link" text:visited-style-name="Visited_20_Internet_20_Link">
</text:a>
Later, I had to meet with the leaders of Pacific Island in Papua New Guinea, and then sequel to Australia to attend the Quartet Conference.</text:p>
      <text:p text:style-name="P4">
After Biden on Tuesday (16th), after the debt limit negotiations with Congress leaders, they announced the shortage of abroad. After attending the G7 summit from 19 to 21, they returned to Washington to "ensure that Congress took action" to avoid [] avoid <text:a xlink:type="simple" xlink:href="https://www.zaobao.com/realtime/world/story20230516-1395357" text:style-name="Internet_20_link" text:visited-style-name="Visited_20_Internet_20_Link">
</text:a>
Essence</text:p>
      <text:p text:style-name="P4">
The Sifang Security Dialogue is a concept proposed by the late Japanese Prime Minister Shinzo Abe. After the rise of China, the friction with the United States, Japan, and India and Australia increased. Abe found four democratic countries to cooperate with each other. China condemned the Sifang's security dialogue to be encircled in China.</text:p>
      <text:p text:style-name="P4">
News Source: <text:a xlink:type="simple" xlink:href="https://www.zaobao.com.sg/realtime/world/story20230517-1395434" text:style-name="Internet_20_link" text:visited-style-name="Visited_20_Internet_20_Link">
https://www.zaobao.com.sg/realtime/world/story20230517-1395434</text:a>
</text:p>
      <!--NEWS-->
      <text:h text:style-name="P10" text:outline-level="1">
<text:span text:style-name="T4">
Chaoshi: Kim Jong -un guided military reconnaissance satellite launch preparations</text:span>
</text:h>
      <text:p text:style-name="P4">
Author: 联合早报 (Person)</text:p>
      <text:p text:style-name="P4">
Publisher: 联合早报 (Organization)</text:p>
      <text:p text:style-name="P4">
Published Time: 2023-05-17T08:08</text:p>
      <text:p text:style-name="P4">
Modified Time: 2023-05-17T08:08</text:p>
      <text:p text:style-name="P4">
Description: North Korean official media reported on Wednesday (May 17) that North Korean leader Kim Jong -un conducted on -site guidance on the work of the reconnaissance satellite launch preparatory committee on Tuesday (16th), and approved the future action plan of the committee. The Yonhap News Agency quoted the Chaozhong News Agency that Kim Jong -un has advanced to work ...</text:p>
      <text:p text:style-name="P4">
Videos: []</text:p>
      <text:p text:style-name="P4">
Audios: []</text:p>
      <text:p text:style-name="P4">
Images: []</text:p>
      <text:p text:style-name="P4">
Type: NewsArticle</text:p>
      <text:p text:style-name="P4">
Breadcrumbs: ['即时', '国际']</text:p>
      <text:p text:style-name="P4">
Keywords: ['朝鲜', '金正恩', '卫星', '军事']</text:p>
      <!--METADATA-->
      <text:p text:style-name="P4">
North Korean official media reported on Wednesday (May 17) that North Korean leader Kim Jong -un conducted on -site guidance on the work of the reconnaissance satellite launch preparatory committee on Tuesday (16th), and approved the future action plan of the committee.</text:p>
      <text:p text:style-name="P4">
The Yonhap News Agency quoted the Chaozhong News Agency that Kim Jong -un understands the work situation and checked the various inspections and testing [] <text:a xlink:type="simple" xlink:href="https://www.zaobao.com/realtime/world/story20230419-1384760" text:style-name="Internet_20_link" text:visited-style-name="Visited_20_Internet_20_Link">
</text:a>
Essence Kim Jong -un emphasized that the successful launch of military reconnaissance satellites for the development of the national security situation. It is a process that the party and government's policy aims to enhance national defense forces into the implementation. It can also promote the further development of national space military and science and technology. He also highly evaluated the committee's due diligence.</text:p>
      <text:p text:style-name="P4">
It is reported that members of the North Korean State Council include scientists and engineers from the Cosmic Development Bureau, National Defense Research Institutions, universities at all levels and scientific research institutions, and the launch project of Military Reconnament 1 launch project at the end of the end of the end.</text:p>
      <text:p text:style-name="P4">
News Source: <text:a xlink:type="simple" xlink:href="https://www.zaobao.com.sg/realtime/world/story20230517-1395436" text:style-name="Internet_20_link" text:visited-style-name="Visited_20_Internet_20_Link">
https://www.zaobao.com.sg/realtime/world/story20230517-1395436</text:a>
</text:p>
      <!--NEWS-->
      <text:h text:style-name="P10" text:outline-level="1">
<text:span text:style-name="T4">
Japan Q1 Growth Japanese stocks closed for the fourth consecutive day</text:span>
</text:h>
      <text:p text:style-name="P4">
Publisher: 法新社</text:p>
      <text:p text:style-name="P4">
Published Time: 2023-05-17T08:32:08+00:00</text:p>
      <text:p text:style-name="P4">
Modified Time: 2023-05-17T08:05:02+00:00</text:p>
      <text:p text:style-name="P4">
Description: (Agence France -Presse, Tokyo, 17th) The profit of the weak yen and the Japanese economy grew in the first quarter, and the Japanese Tokyo stock market was high for the fourth consecutive 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7T08-32-08-00-00/000000.png" xlink:type="simple" xlink:show="embed" xlink:actuate="onLoad" draw:mime-type="image/png"/>
</draw:frame>
The Japanese stock 225 index closed up 250.60 points or 0.84%to 30093.59 points, the highest point since September 2021; the Dongzhi stock price index rose 6.43 points or 0.30%to 2133.61 points.</text:p>
      <text:p text:style-name="P4">
News Source: <text:a xlink:type="simple" xlink:href="https://www.rfi.fr/cn/%E8%B4%A2%E7%BB%8F%E5%BF%AB%E8%AE%AF/20230517-%E6%97%A5%E6%9C%ACq1%E6%88%90%E9%95%BF-%E6%97%A5%E8%82%A1%E8%BF%9E%E7%BB%AD%E7%AC%AC4%E5%A4%A9%E6%94%B6%E6%B6%A8" text:style-name="Internet_20_link" text:visited-style-name="Visited_20_Internet_20_Link">
https://www.rfi.fr/cn/%E8%B4%A2%E7%BB%8F%E5%BF%AB%E8%AE%AF/20230517-%E6%97%A5%E6%9C%ACq1%E6%88%90%E9%95%BF-%E6%97%A5%E8%82%A1%E8%BF%9E%E7%BB%AD%E7%AC%AC4%E5%A4%A9%E6%94%B6%E6%B6%A8</text:a>
</text:p>
      <!--NEWS-->
      <text:h text:style-name="P10" text:outline-level="1">
<text:span text:style-name="T4">
OpenAI CEO of the United States hearing warning AI unsafe should be developed</text:span>
</text:h>
      <text:p text:style-name="P4">
Publisher: 法新社</text:p>
      <text:p text:style-name="P4">
Published Time: 2023-05-17T08:32:09+00:00</text:p>
      <text:p text:style-name="P4">
Modified Time: 2023-05-17T08:20:04+00:00</text:p>
      <text:p text:style-name="P4">
Description: (Agence France -Presse, Washington, 16th) The US Congress is seeking consensus on supervision of AI. The CEO of OpenAI, Adam, went to Parliament for the first time today. In the face of members of the members of the AI influence elections, employment, and excessive concentration in a few enterprises, he Call for the establishment of a specialized agency to strengthen the nor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7T08-32-09-00-00/000000.png" xlink:type="simple" xlink:show="embed" xlink:actuate="onLoad" draw:mime-type="image/png"/>
</draw:frame>
OpenAI CEO Sam Altman attended the U.S. Senate Judicial Committee hearing today. The two -party members asked Atman on the extensive influence of AI and regulatory measures.</text:p>
      <text:p text:style-name="P4">
Josh Hawley, a US Republican Federal Senator, pointed out that the development scale of the generation AI (Generativeai) is like the Internet, one of the most important technological innovations in human history, and then warned, "This may lead to recruitment Similar consequences of atomic bullets. "</text:p>
      <text:p text:style-name="P4">
Atman said that the appearance of generating AI is like a "printing machine" and can improve and create work. He emphasized that regulatory measures are essential to risk control, and said Hope to cooperate with the government to prevent problems in new technologies.</text:p>
      <text:p text:style-name="P4">
Several Congress members and experts may affect the election of the AI system, such as spreading unreasonable messages or manipulating voters, expressing solemn concerns.</text:p>
      <text:p text:style-name="P4">
Democratic Senator Richard BlumenThal played a recording generated by AI, pointing out that the content of the generated content supports Ukraine surrender or supports Russian President Vladimirputin, "this scene is terrible."</text:p>
      <text:p text:style-name="P4">
Atman said he was very worried about the general manipulation, persuasion or creation of false interaction information.</text:p>
      <text:p text:style-name="P4">
In addition, members of Congress also worried about the excessive concentration of AI technologies in the use of a few large enterprises. Democratic Senator CoryBooker ordered OPENAI to cooperate with Microsoft and said that technology giants control public life, and their influence is increasing. It is scary.</text:p>
      <text:p text:style-name="P4">
Atatman responded that only a few companies could provide generatory AI models, but in this case, not much of the government's attention to "may be beneficial to supervision". He believes that there will be more competition in the future.</text:p>
      <text:p text:style-name="P4">
OpenAI launched a chatbot ChatGPT at the end of last year. The two -month active user exceeded 100 million, and the outside world has risen to accelerate the control of AI. Recently, the US government and Congress have discussed the legislative supervision of the legislative supervision. It is regarded as an important step for the two parties to seek consensus on this issue.</text:p>
      <text:p text:style-name="P4">
Attman suggested that the U.S. government considers the implementation of three plans: setting up new institutions to approve AI models, establishing a set of security standards for AI models, and requiring independent experts and scholars to review the AI model.</text:p>
      <text:p text:style-name="P4">
At the same time, he supports the establishment of a standard for the establishment of an international organization for AI, and it has the previous example of controlling nuclear weapons.</text:p>
      <text:p text:style-name="P4">
News Source: <text:a xlink:type="simple" xlink:href="https://www.rfi.fr/cn/%E5%9B%BD%E9%99%85%E6%8A%A5%E9%81%93/20230517-openai%E6%89%A7%E8%A1%8C%E9%95%BF%E7%BE%8E%E5%9B%BD%E4%BC%9A%E5%90%AC%E8%AF%81-%E8%AD%A6%E5%91%8Aai%E4%B8%8D%E5%AE%89%E5%85%A8%E5%BA%94%E5%88%B6%E5%AE%9A%E8%A7%84%E8%8C%83" text:style-name="Internet_20_link" text:visited-style-name="Visited_20_Internet_20_Link">
https://www.rfi.fr/cn/%E5%9B%BD%E9%99%85%E6%8A%A5%E9%81%93/20230517-openai%E6%89%A7%E8%A1%8C%E9%95%BF%E7%BE%8E%E5%9B%BD%E4%BC%9A%E5%90%AC%E8%AF%81-%E8%AD%A6%E5%91%8Aai%E4%B8%8D%E5%AE%89%E5%85%A8%E5%BA%94%E5%88%B6%E5%AE%9A%E8%A7%84%E8%8C%83</text:a>
</text:p>
      <!--NEWS-->
      <text:h text:style-name="P10" text:outline-level="1">
<text:span text:style-name="T4">
The color RFA blog: dialogue with a Tibetan scholar: About the innocent Dalai Lama (3)</text:span>
</text:h>
      <text:p text:style-name="P4">
Author: None</text:p>
      <text:p text:style-name="P4">
Publisher: Radio Free Asia (Organization)</text:p>
      <text:p text:style-name="P4">
Published Time: 2023-05-17T09:00:00-04:00</text:p>
      <text:p text:style-name="P4">
Modified Time: 2023-05-15T14:06: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34" text:anchor-type="as-char" svg:width="6.9236in" svg:height="3.897317in" draw:z-index="0">
<draw:image xlink:href="../Images/rfamandarin/2023-05-17T09-00-00-04-00/000000.png" xlink:type="simple" xlink:show="embed" xlink:actuate="onLoad" draw:mime-type="image/png"/>
</draw:frame>
Protestant of tens of thousands of people in Radakh <text:a xlink:type="simple" xlink:href="https://www.rfa.org/mandarin/pinglun/weiseblog/ws-05152023140232.html/@@images/image" text:style-name="Internet_20_link" text:visited-style-name="Visited_20_Internet_20_Link">
</text:a>
Picture intercept the video uploaded by the people uploaded by the people of Ladaka</text:p>
      <text:p text:style-name="P4">
Me: There is another point, I wonder if you noticed that the incident of the Internet violent respected incident has aroused the most response, or the most powerful protest is the people in the Himalayas. They rally, march, and emotionally shouting emotionally. Essence Not only Tibetans and Tibetan Buddhist believers, Ladaka has many Muslims, as well as Christians and other religious believers. In other words, not all protesters are Tibetan Buddhists. The historic Ladaka is also a sensitive area itself. It is a sensitive area between China and India today. There are tens of thousands of rallys for Radakhs to protest against the Dalai Lama's stain. Such a large -scale protest is said to have not been in the history of Radakh. This phenomenon should not be ignored.</text:p>
      <text:p text:style-name="P4">
The significance of geopolitics in the Himalayas is important. In fact, China is very concerned, and China is very concerned about the pickups of the Aima. The "Belt and Road" has long studied Himalayan. I have read related books and articles. China and Nepal, China and India, China and Bhutan and so on. In these areas connected by the border, the influence of Jiawa Rinpoche is quite large. So, have you noticed this before?</text:p>
      <text:p text:style-name="P4">
What I have observed is that Sina Weibo, which was previously in China, was particularly fierce for the demonization of Jiawa Rinpoche. The click rates of various scolding various comics were hundreds of thousands or more. Ranking is third. But when it was rushing up, it suddenly cooled down, and now it has been cooling. Why is this? In Chinese social media, if the topic of politics is a hot topic, it is impossible to be a hot topic, let alone a sensitive topic related to the Dalai Lama. So I saw that Sina Weibo on April 15th began to cool down, and on April 17th, it was particularly obvious to cool down. These two times are the days when the Ladaka people are protested on a large scale. A protests in the Himalayas.</text:p>
      <text:p text:style-name="P4">
The Tibetans of Ladaka are different from Tibetans in exile Tibet. Tibetans in an exile community in India are refugees, while the Tibetans of Radak are Indians and have India identity. I also noticed that the Radak authorities have passed a decision to announce that some of the media in India's media and some big coffees. If they do not make public apology to the Garva Rinpoche, which are stigmatized, Radaks will not allow them to enter Waldling them to meet to travel and so on. Is Radak doing so is related to the influence of His Holiness in the Himalayan region over the years? We can see that at each French conference held by His Holiness, the people from Himalayan are the most, and Radakh's traditional costumes are very eye -catching. Last summer, the new crown epidemic in India relieved, and His Holiness went to Radakh and lived for more than a month, and had a good relationship with Radakh's Muslims.</text:p>
      <text:p text:style-name="P4">
<draw:frame draw:style-name="fr1" draw:name="Image35" text:anchor-type="as-char" svg:width="6.9236in" svg:height="8.503601in" draw:z-index="0">
<draw:image xlink:href="../Images/rfamandarin/2023-05-17T09-00-00-04-00/000001.png" xlink:type="simple" xlink:show="embed" xlink:actuate="onLoad" draw:mime-type="image/png"/>
</draw:frame>
His Holiness Dalai Lama held a three -day law meeting in Lingcheng Lingcheng in Radakh in July last year. (The picture intercepts itself) <text:a xlink:type="simple" xlink:href="https://www.rfa.org/mandarin/pinglun/weiseblog/ws-05152023140232.html/66708rfa535a5ba21-002.jpeg" text:style-name="Internet_20_link" text:visited-style-name="Visited_20_Internet_20_Link">
</text:a>
Friends: I feel that there are two views of the Dalai Lama in the world: one is to look at the Dalai Lama as a person, and if a person will make mistakes. But the Dalai Lama represented not only individuals, he represents God, this is the second view. And not just a god, but also a perfect god in people's minds. Politics, culture, army, etc. can not explain or solve such a phenomenon.</text:p>
      <text:p text:style-name="P4">
The Dalai Lama is recognized by the people of the Himalayas a year than the year a year. In fact, it is not just the people in the Himalayas. I have recently attended several gatherings of Western Buddhists. There are many people. They may be suspicious when the stigma of the Dalai Lama was just occurred, but they observed and understood. After that, they thought that the Dalai Lama was not wrong, and it was innocent. In this way, the Dalai Lama really became a Buddha. After becoming a Buddha, he would not die. Even if the flesh is dead, the spirit will not die.</text:p>
      <text:p text:style-name="P4">
In fact, India has a lot of worries, and they are worried that they are afraid of the Buddhism of the Himalaya, and they are afraid of this. India has a director of a strategic research institute, Radakians, and he does not like the Buddhism of the Himalaya Tibetan biography and wrote a book. Indian political decision makers and military decision makers have this concern. If the Buddhism of the Himalaya Tibetan biography, all the Himalayas such as the border areas such as India, Darwon and other border areas, and some border areas in Nepal will become more and more Tibetan Buddhism, and the power of Buddhism may allow India to India. Feeling trouble. Therefore, some of the decision makers in India have such considerations, that is, the Himalayan region should not be tibetan Buddhism, but they did not consider the stigma of the Dalai Lama this time may bring another effect. Those media in India have no strategic considerations. They may not like the Dalai Lama, mainly because they don't like the influence of Tibetan Buddhism, but they have not taken into account what they will stimulate in the Himalayas after a distorted report. The response, they did not expect.</text:p>
      <text:p text:style-name="P4">
In fact, people in the Himalayas have not been as close to Tibetan Buddhism in the past. They did not know what religious believers they were, whether they were Hindu or Tibetan Buddhism. As the Tibetans exiled in India for longer and longer, gradually, Rinpoche has increased more temples and monks. After Cheng, there were more monks who returned from the temple from the temple to his hometown. After decades, Tibetan Buddhism has achieved results in India. Some Indian decision makers are unwilling to see it, but they have no way. Since they say that people in these areas are Indians, they should give these people the same rights as all Indians.</text:p>
      <text:p text:style-name="P4">
This time, the stigma of the Dalai Lama, Indian politics will find that the side effects of the words from the perspective of political perspective are too great. This is not only the case for the Indian government, but also the same to the Chinese government. What happened now? The Himalayan area and the Tibetan community in exile have been unified in a sense, and they believe in the Dalai Lama very much. The Dalai Lama has indeed become a Buddha.</text:p>
      <text:p text:style-name="P4">
<draw:frame draw:style-name="fr1" draw:name="Image36" text:anchor-type="as-char" svg:width="6.9236in" svg:height="9.705222in" draw:z-index="0">
<draw:image xlink:href="../Images/rfamandarin/2023-05-17T09-00-00-04-00/000002.png" xlink:type="simple" xlink:show="embed" xlink:actuate="onLoad" draw:mime-type="image/png"/>
</draw:frame>
Tibetans living in Europe protested the stigma of the Dalai Lama. (The picture is taken from Facebook) <text:a xlink:type="simple" xlink:href="https://www.rfa.org/mandarin/pinglun/weiseblog/ws-05152023140232.html/66708rfa535a5ba21-003.jpeg" text:style-name="Internet_20_link" text:visited-style-name="Visited_20_Internet_20_Link">
</text:a>
</text:p>
      <text:p text:style-name="P4">
Whether it is some Indian politicians, some media people, or many people in China, they really do not understand the power of faith, and they do not understand the psychology of faith. These people now make a person they should not mess with. If this person does something wrong, then his divinity will disappear. But this person did not do wrong at all, then his divinity would double. We can see: If any country, if you want to eliminate a religion, you will give him freedom and he will slowly weaken, but if you oppress religion, especially in a society like India If you do it, religion will be stronger. Today, a Western scholar and I talked about this incident and these topics. He said, "This is a gift from God to you." He believes in God, so he said that. Of course, Tibetans are very painful and believers are very painful. We saw that Tibetans and believers publicly expressed this pain. We also saw that the Dalai Lama is not human now, but God. Hand Thousand Eyes Guanyin Bodhisattva)!</text:p>
      <text:p text:style-name="P4">
Hahaha. So the biggest problem is here. Politicians consider this today and consider that one tomorrow. Today, it slipped to the side tomorrow, and the news was also a hot spot and was quickly covered by another hot spot. But Tibetans and people in the Himalayas have been talking about and will not end.</text:p>
      <text:p text:style-name="P4">
From the perspective of political science, those politicians are unwilling to treat a person as God. But now many people's minds are the Dalai Lama as a martyr, He Becomes AMartyr (he becomes a martyr)!He had nothing wrong, but he was oppressed by many forces. But they were unwilling to see someone like him as martyrs and gods. Especially those who treat him as an enemy are even more unwilling. Because the Dalai Lama becomes a martyr, it will be an eternal existence. From the perspective of political science, those people have failed and 100 % failed. Just as Jesuswas First Martyr (Jesus is the first martyr), the same is true of the Dalai Lama.</text:p>
      <text:p text:style-name="P4">
Me: You said so well!I feel like this too. That's it. Garva Rinpoche was originally the Guanyin Bodhisattva in our minds. The Tibetans and Tibetan Buddhists regard the His Holiness as the Guanyin Bodhisattva, and at other others, they think of the His Holiness as a person, and he is an old man. In this incident, some people say that the elderly dementia and the elderly are the elderly. Degenerate and so on, and so on, take it for granted. You are so right that after being stigmatized and demonized, Jiawa Rinpoche has become a martyr like Jesus. Jesus suffered, Jesus was crucified, martyrdom, this image was extremely deep and inextricable. Garva Rinpoche has become a bodhisattva that saves sentient beings in this world in the way of being hurt by the world. Now the stains of these people perfectly perfect the image of the Guanyin Bodhisattva of the His Holiness. (Serial)</text:p>
      <text:p text:style-name="P4">
(The article only represents the personal position and point of view of the special commentator)</text:p>
      <text:p text:style-name="P4">
News Source: <text:a xlink:type="simple" xlink:href="https://www.rfa.org/mandarin/pinglun/weiseblog/ws-05152023140232.html" text:style-name="Internet_20_link" text:visited-style-name="Visited_20_Internet_20_Link">
https://www.rfa.org/mandarin/pinglun/weiseblog/ws-05152023140232.html</text:a>
</text:p>
      <!--NEWS-->
      <text:h text:style-name="P10" text:outline-level="1">
<text:span text:style-name="T4">
New Zealand Deadly Hotel Brew 6 Dead Police believes that the case is doubtful</text:span>
</text:h>
      <text:p text:style-name="P4">
Publisher: 法新社</text:p>
      <text:p text:style-name="P4">
Published Time: 2023-05-17T09:02:09+00:00</text:p>
      <text:p text:style-name="P4">
Modified Time: 2023-05-17T08:50:02+00:00</text:p>
      <text:p text:style-name="P4">
Description: (AFP, Wellington, 17th) The New Zealand police said today that a hotel in the capital of the capital was killed at least 6 people yesterday. It was suspected to have arson in this case. They had launched a murder investig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7T09-02-09-00-00/000000.png" xlink:type="simple" xlink:show="embed" xlink:actuate="onLoad" draw:mime-type="image/png"/>
</draw:frame>
The reason for the fire was unclear, but the police said that on the evening of the 15th, the sofa was on fire 2 hours before the deadly fire, but the police did not call at the time.</text:p>
      <text:p text:style-name="P4">
"We will seek any connection between the sofa and the subsequent deadly fire." Said</text:p>
      <text:p text:style-name="P4">
The top floor of the new town's suburban hotel Loafers Lodge had a fire in the morning yesterday, causing major structural damage and difficulty recovering for a while.</text:p>
      <text:p text:style-name="P4">
After a healthy and safety assessment, the police said that investigators hoped to enter the building with 92 rooms in the afternoon to conduct investigations and find and confirm the deceased.</text:p>
      <text:p text:style-name="P4">
"This on -site inspection will be a wide and systematic process. We expect some time to take a few days."</text:p>
      <text:p text:style-name="P4">
"I can be sure that we are regarding this fire as a fire arson."</text:p>
      <text:p text:style-name="P4">
News Source: <text:a xlink:type="simple" xlink:href="https://www.rfi.fr/cn/%E5%9B%BD%E9%99%85%E6%8A%A5%E9%81%93/20230517-%E7%BA%BD%E8%A5%BF%E5%85%B0%E8%87%B4%E5%91%BD%E6%97%85%E9%A6%86%E5%A4%A7%E7%81%AB%E9%85%BF6%E6%AD%BB-%E8%AD%A6%E6%96%B9%E8%AE%A4%E4%B8%BA%E6%A1%88%E6%83%85%E7%96%91%E7%82%B9%E9%87%8D%E9%87%8D" text:style-name="Internet_20_link" text:visited-style-name="Visited_20_Internet_20_Link">
https://www.rfi.fr/cn/%E5%9B%BD%E9%99%85%E6%8A%A5%E9%81%93/20230517-%E7%BA%BD%E8%A5%BF%E5%85%B0%E8%87%B4%E5%91%BD%E6%97%85%E9%A6%86%E5%A4%A7%E7%81%AB%E9%85%BF6%E6%AD%BB-%E8%AD%A6%E6%96%B9%E8%AE%A4%E4%B8%BA%E6%A1%88%E6%83%85%E7%96%91%E7%82%B9%E9%87%8D%E9%87%8D</text:a>
</text:p>
      <!--NEWS-->
      <text:h text:style-name="P10" text:outline-level="1">
<text:span text:style-name="T4">
Ukraine claims to shoot down 6 Russian high -speed missile Moscow Moscow called Kiev's false record record</text:span>
</text:h>
      <text:p text:style-name="P4">
Author: None (Language: zh)</text:p>
      <text:p text:style-name="P4">
Publisher: None</text:p>
      <text:p text:style-name="P4">
Time: 2023-05-17T09:03:00Z</text:p>
      <text:p text:style-name="P4">
Description: Kiev said that all 18 missiles launched by Russia overnight, including 6 of which were hailed by Moscow as the "irresistible" dagger hypersonic missile. However, the Russian Ministry of Defense refuted Ukraine, and said that a hypersonic missile "destroyed" the American -made Patriot -made air defense missile system. At the same time, the US statement is different.</text:p>
      <text:p text:style-name="P4">
Videos: []</text:p>
      <text:p text:style-name="P4">
Images: ["<text:a xlink:type="simple" xlink:href="https://static.dw.com/image/65632271_303.jpg" text:style-name="Internet_20_link" text:visited-style-name="Visited_20_Internet_20_Link">
65632271_303.jpg</text:a>
", "<text:a xlink:type="simple" xlink:href="https://static.dw.com/image/64085005_401.jpg" text:style-name="Internet_20_link" text:visited-style-name="Visited_20_Internet_20_Link">
64085005_401.jpg</text:a>
", "<text:a xlink:type="simple" xlink:href="https://static.dw.com/image/65610579_401.jpg" text:style-name="Internet_20_link" text:visited-style-name="Visited_20_Internet_20_Link">
65610579_401.jpg</text:a>
"]</text:p>
      <text:p text:style-name="P4">
Subject: 时政风云</text:p>
      <text:p text:style-name="P4">
Subjects: ['俄罗斯', '乌克兰', '普京', '俄罗斯入侵乌克兰']</text:p>
      <text:p text:style-name="P4">
Keywords: ['乌克兰', '俄罗斯', '战争', '匕首', '高超音速导弹', '尖端武器', '爱国者', '防空系统', '导弹系统']</text:p>
      <text:p text:style-name="P4">
Id: 65638601</text:p>
      <!--METADATA-->
      <text:p text:style-name="P4">
<text:a xlink:type="simple" xlink:href="https://www.dw.com/zh/overlay/image/article/65638601/65632271" text:style-name="Internet_20_link" text:visited-style-name="Visited_20_Internet_20_Link">
 <draw:frame draw:style-name="fr1" draw:name="Image38" text:anchor-type="as-char" svg:width="6.9236in" svg:height="3.896998in" draw:z-index="0">
<draw:image xlink:href="../Images/dwzh/2023-05-17T09-03-00Z/65632271_303.jpg" xlink:type="simple" xlink:show="embed" xlink:actuate="onLoad" draw:mime-type="image/jpeg"/>
</draw:frame>
</text:a>
The picture shows Kiev in dawn on May 14th, the Ukrainian capital is sounding the air strike alert</text:p>
      <text:p text:style-name="P4">
(Voice of Germany Chinese) Ukraine said on Tuesday (May 16) that 18 Russian missiles were shot down one night, including six Russian hypersonic missiles "Kinzhal" (dagger hypersonic missile, Kinzhal is the Russian "dagger" "the meaning of). Moscow had previously claimed that the super weapon was unstoppable.</text:p>
      <text:p text:style-name="P4">
This is the first time Ukraine claims to shot down a row of high -speed supersonic missiles. If the news is confirmed, it will be a high -profile display of the effectiveness of the newly deployed Western air defense system.</text:p>
      <text:p text:style-name="P4">
Russian President Putin announced the dagger hypersonic missile in 2018 as one of the "new generation" weapons. He often touts the missile to show that Russia's military hardware is world -class and can confront NATO.</text:p>
      <text:p text:style-name="P4">
<text:span text:style-name="T4">
 More reading: <text:a xlink:type="simple" xlink:href="https://www.dw.com/zh/zh/俄罗斯高超音速导弹你所该知道的/a-61235544" text:style-name="Internet_20_link" text:visited-style-name="Visited_20_Internet_20_Link">
</text:a>
</text:span>
</text:p>
      <text:p text:style-name="P4">
The dagger hypersonic missile can carry a conventional warhead or nuclear warhead up to 2,000 kilometers. <text:a xlink:type="simple" xlink:href="https://www.dw.com/zh/zh/俄罗斯又在乌克兰动用高超音速导弹/a-64972052" text:style-name="Internet_20_link" text:visited-style-name="Visited_20_Internet_20_Link">
</text:a>
And only admit that they are launched in a few cases.</text:p>
      <text:h text:style-name="P12" text:outline-level="3">
<text:span text:style-name="T4">
<text:span text:style-name="T4">
 "Unbelievable success" </text:span>
</text:span>
</text:h>
      <text:p text:style-name="P4">
Valeriyzaluzhnyi, chief of the Ukrainian armed forces, said that in the night, the Ukraine forces intercept all 18 missiles launched by Russia, namely 6 dagger hypersonic missiles launched from the plane and ships from the Black Sea. 9 Kalibr cruise missiles (caliber cruise missiles), and 3 Iskanders (Isegel missiles) launched from land.</text:p>
      <text:p text:style-name="P4">
According to Germany, Zaluzi said that the Ukraine air defense forces also destroyed the 6 Kamikaze Drones.</text:p>
      <text:p text:style-name="P4">
Ukraine Minister of Defense Oleksiyreznikov wrote on Twitter: "The Ukrainian Air Force has achieved another incredible success!Last night, our Sky Guardian shot down 6 Russian dagger hypersonic missiles and" 12 other missiles ... ".</text:p>
      <text:p text:style-name="P4">
Russia has not confirmed Kiev's statement, and its statement is contrary to Kiev.</text:p>
      <text:p text:style-name="P4">
Reuters reported that after the missile was blown from the air, the Kiev was shined by the flash, and the fragments were like rain. Kiev Municipal Authority said that three people were injured by fragments.</text:p>
      <text:p text:style-name="P4">
Earlier this month, Ukraine claimed for the first time, <text:a xlink:type="simple" xlink:href="https://www.dw.com/zh/zh/乌克兰用爱国者击落俄高超音速导弹/a-65541835" text:style-name="Internet_20_link" text:visited-style-name="Visited_20_Internet_20_Link">
</text:a>
### <text:span text:style-name="T4">
 Moscow: "Generally, Ukraine claims that the number of missiles intercepted is three times that of our launch" </text:span>
</text:p>
      <text:p text:style-name="P4">
According to the Russian News Agency, when asked about Ukraine's claim that all the hypersonic missiles launched by Russia that night, Russian Defense Minister Sergei Shoigu refuted.</text:p>
      <text:p text:style-name="P4">
Sho Gulu said that in general, the number of missiles claimed to be intercepted in Ukraine is "three times the number of launch", "and" they always make the type of missiles wrong, this is why they can't hit them. " Explanation.</text:p>
      <text:p text:style-name="P4">
Russia claims that its night attack hit all the targets, saying that its long -range precision hitting missiles is the facilities of ammunition, weapons and military equipment provided by Ukraine in the West.</text:p>
      <text:h text:style-name="P12" text:outline-level="3">
<text:span text:style-name="T4">
<text:span text:style-name="T4">
 "Dagger" vs. "Patriot" </text:span>
</text:span>
</text:h>
      <text:p text:style-name="P4">
The Russian Ministry of Defense also stated that a dagger hypersonic missile destroyed the Patriot's Patriot's air -missile defense system.</text:p>
      <text:p text:style-name="P4">
In a statement, the Russian Ministry of Defense said: "A high -precision strike of a dagger hypersonic missile hit a Patriot -made air defense missile system made by Kiev."</text:p>
      <text:p text:style-name="P4">
<draw:frame draw:style-name="fr1" draw:name="Image39" text:anchor-type="as-char" svg:width="6.9236in" svg:height="3.896998in" draw:z-index="0">
<draw:image xlink:href="../Images/dwzh/2023-05-17T09-03-00Z/64085005_401.jpg" xlink:type="simple" xlink:show="embed" xlink:actuate="onLoad" draw:mime-type="image/jpeg"/>
</draw:frame>
Russia claims that its night attack hit all the targets and use the dagger hypersonic missile missile to destroy an American -made Patriot missile defense system (data picture)</text:p>
      <text:p text:style-name="P4">
Ukraine claims on Tuesday that the air defense system provided by the West has intercepted Russian missiles 100%at night.</text:p>
      <text:p text:style-name="P4">
At present, a Patriot air defense missile system provided by the United States to Ukraine may indeed be damaged. Two U.S. officials who did not want to disclose their name told Reuters that a patriotic system may be damaged in Russia's attacks, but has not been destroyed. One of the officials said that the discussion of repairing the system is in progress, and it seems that the system does not need to withdraw from Ukraine.</text:p>
      <text:p text:style-name="P4">
Ukraine denied Wednesday that Russia's supersonic missiles destroyed the Patriot missile defense system in the United States in the air raid against Kiev. Ukrainian Air Force spokesman Yuriyihnat told the Ukrainian media: "I want to say, don't worry about the fate of the patriot", he said that it is "impossible" to destroy the system with a dagger missile, saying that this is Russia's propaganda strategy Essence</text:p>
      <text:p text:style-name="P4">
The Patriot System is considered one of the most advanced air defense systems in the United States. It can be used to deal with aircraft, cruise missiles and ballistic missiles, usually containing launchers, radars and other support vehicles.</text:p>
      <text:p text:style-name="P4">
Russia and Ukraine are completely contrary to each other, which also contains a contest of weapon technology. Russian dagger high supersonic missile, against the Patriot missile defense system against the West. Earlier, the ability of patriots to intercept the dagger hypersonic missile is only theoretical. If you can hit all six at a time, it will indicate that it may be a reliable defense method.</text:p>
      <text:h text:style-name="P12" text:outline-level="3">
<text:span text:style-name="T4">
<text:span text:style-name="T4">
 Russia's high -frequency air strike Ukraine to prepare a big counterattack </text:span>
</text:span>
</text:h>
      <text:p text:style-name="P4">
As the Ukrainian army is ready to launch an offensive, Russia is now launching a long -range air strike at the highest frequency in the war.</text:p>
      <text:p text:style-name="P4">
According to Reuters, Russia has launched 8 drones and missiles this month, which is higher than the frequency of previous March, April and winter. Kiev claimed that most of them shot down.</text:p>
      <text:p text:style-name="P4">
<draw:frame draw:style-name="fr1" draw:name="Image40" text:anchor-type="as-char" svg:width="6.9236in" svg:height="3.896998in" draw:z-index="0">
<draw:image xlink:href="../Images/dwzh/2023-05-17T09-03-00Z/65610579_401.jpg" xlink:type="simple" xlink:show="embed" xlink:actuate="onLoad" draw:mime-type="image/jpeg"/>
</draw:frame>
The Ukrainian Ministry of Defense said on May 12 that the Ukraine's offensive at the front line of Bachmut made significant progress</text:p>
      <text:p text:style-name="P4">
In the past week, <text:a xlink:type="simple" xlink:href="https://www.dw.com/zh/zh/俄乌战况基辅称乌军继续在巴赫穆特推进/a-65606836" text:style-name="Internet_20_link" text:visited-style-name="Visited_20_Internet_20_Link">
</text:a>
, Retu some territories in the northern and southern suburbs of Bachurt. Moscow acknowledged that some troops had retreated, but denied that the front on both sides of the city was collapsed.</text:p>
      <text:p text:style-name="P4">
Kiev said that these progress is local and does not represent the full power of its upcoming counterattack. Kiev plans to use hundreds of modern tanks and armored vehicles sent by the West this year. Ukraine's counterattack will bring the war into the next important stage.Russia said that it is necessary to launch a war in Ukraine to respond to the threat of the security composition of Kiev and the West. Ukraine and its allies claim that this was an unseen and illegal war. Kiev said that all the Russian troops would not stop fighting before leaving their land.</text:p>
      <text:p text:style-name="P4">
(Reuters, Germany, Agence France -Presse)</text:p>
      <text:p text:style-name="P4">
News Source: <text:a xlink:type="simple" xlink:href="https://www.dw.com/zh/乌克兰称击落6枚俄高超音速导弹-莫斯科称基辅虚报战绩/a-65638601" text:style-name="Internet_20_link" text:visited-style-name="Visited_20_Internet_20_Link">
https://www.dw.com/zh/乌克兰称击落6枚俄高超音速导弹-莫斯科称基辅虚报战绩/a-65638601?maca=chi-rss-chi-all-1127-rdf</text:a>
</text:p>
      <!--NEWS-->
      <text:h text:style-name="P10" text:outline-level="1">
<text:span text:style-name="T4">
OpenAI developers suggest that the US government's new institution supervises AI development</text:span>
</text:h>
      <text:p text:style-name="P4">
Author: 联合早报 (Person)</text:p>
      <text:p text:style-name="P4">
Publisher: 联合早报 (Organization)</text:p>
      <text:p text:style-name="P4">
Published Time: 2023-05-17T09:22</text:p>
      <text:p text:style-name="P4">
Modified Time: 2023-05-17T09:31</text:p>
      <text:p text:style-name="P4">
Description: The founder of advanced chat robots ChatGPT called on US legislators to regulate the development and application of artificial intelligence (AI). British Broadcasting Corporation (BBC) reported that Sam Altman, president of American artificial intelligence company OpenAI, Tuesday (...</text:p>
      <text:p text:style-name="P4">
Videos: []</text:p>
      <text:p text:style-name="P4">
Audios: []</text:p>
      <text:p text:style-name="P4">
Images: []</text:p>
      <text:p text:style-name="P4">
Type: NewsArticle</text:p>
      <text:p text:style-name="P4">
Breadcrumbs: ['即时', '国际']</text:p>
      <text:p text:style-name="P4">
Keywords: ['美国', 'ChatGPT', '人工智能', '听证会']</text:p>
      <!--METADATA-->
      <text:p text:style-name="P4">
The founder of advanced chat robots ChatGPT called on US legislators to regulate the development and application of artificial intelligence (AI).</text:p>
      <text:p text:style-name="P4">
BBC reported that Samaltman, president of American artificial intelligence company OPENAI, attended the hearing of the Senate Judicial Committee on Tuesday (May 16) to testify the potential and trap of ChatGPT.</text:p>
      <text:p text:style-name="P4">
In just a few months after the development of OpenAI's development of ChatGPT, several such AI models appeared in the market.</text:p>
      <text:p text:style-name="P4">
38 -year -old Ultraman said the US government should set up a new institution to issue licenses for artificial intelligence companies.</text:p>
      <text:p text:style-name="P4">
ChatGPT and other similar AI programs can create extremely human answers, but when they answer questions, they may also provide a big wrong answer.</text:p>
      <text:p text:style-name="P4">
Ultraman, who has become a spokesperson for the AI chat robot, has not avoided ethical issues caused by artificial intelligence and promotes the government for more supervision.</text:p>
      <text:p text:style-name="P4">
Ultraman said that the potential of artificial intelligence may be as huge as the printing industry technology, but he also acknowledges that artificial intelligence has potential danger.</text:p>
      <text:p text:style-name="P4">
He also admits the impact of artificial intelligence on the economy, including <text:a xlink:type="simple" xlink:href="https://www.zaobao.com/news/world/story20230501-1389554" text:style-name="Internet_20_link" text:visited-style-name="Visited_20_Internet_20_Link">
</text:a>
, Lead to layoffs in some areas.</text:p>
      <text:p text:style-name="P4">
Ultraman said: "This will impact employment opportunities. We must admit this as well as much as possible."</text:p>
      <text:p text:style-name="P4">
Ultraman also expressed concerns on the potential impact of artificial intelligence on democracy, and may be used to send targeted error information during the election period.</text:p>
      <text:h text:style-name="P13" text:outline-level="4">
<text:span text:style-name="T4">
Companies like OPENAI should accept independent audit</text:span>
</text:h>
      <text:p text:style-name="P4">
He made several suggestions on how a new institution for artificial intelligence can monitor AI chat robots, including the issuance or cancellation of artificial intelligence companies.</text:p>
      <text:p text:style-name="P4">
He also believes that companies like OpenAi should accept independent audits.</text:p>
      <text:p text:style-name="P4">
Republican Senator Holy said that the AI chat robot may be revolutionary, but this new technology is also like the invention of atomic bombs.</text:p>
      <text:p text:style-name="P4">
Democratic Senator Bulumon Sar said that the future led by AI chat robots "not necessarily the future we want".</text:p>
      <text:p text:style-name="P4">
He warned: "We need to use its benefits to the greatest extent rather than its disadvantages. Congress can now make a choice. We also face the choice when social media appeared. We have missed a chance."</text:p>
      <text:p text:style-name="P4">
Both party senators who attended the hearings on Tuesday obviously supported the establishment of a new institution to monitor the emerging industry of AI chat robots.</text:p>
      <text:p text:style-name="P4">
However, technological development is changing with each passing day, and legislators still have doubts about whether new institutions can catch up with advanced technologies.</text:p>
      <text:p text:style-name="P4">
News Source: <text:a xlink:type="simple" xlink:href="https://www.zaobao.com.sg/realtime/world/story20230517-1395449" text:style-name="Internet_20_link" text:visited-style-name="Visited_20_Internet_20_Link">
https://www.zaobao.com.sg/realtime/world/story20230517-1395449</text:a>
</text:p>
      <!--NEWS-->
      <text:h text:style-name="P10" text:outline-level="1">
<text:span text:style-name="T4">
South Africa and other heads of state will go to Russia and Ukraine to mediate conflict</text:span>
</text:h>
      <text:p text:style-name="P4">
Author: None (Language: zh)</text:p>
      <text:p text:style-name="P4">
Publisher: None</text:p>
      <text:p text:style-name="P4">
Time: 2023-05-17T09:41:00Z</text:p>
      <text:p text:style-name="P4">
Description: South African President Rama PCM announced on May 16 that the heads of the African countries such as South Africa, Senegal, Uganda, Egypt, the Republic of the Congo, and Zambia will "go to Russia and Ukraine as soon as possible to mediate the conflict between Russia and Ukraine. On May 16, the Chinese government's Eurasian affairs Li Hui specially visited Ukraine for two days.</text:p>
      <text:p text:style-name="P4">
Videos: []</text:p>
      <text:p text:style-name="P4">
Images: ["<text:a xlink:type="simple" xlink:href="https://static.dw.com/image/65648116_303.jpg" text:style-name="Internet_20_link" text:visited-style-name="Visited_20_Internet_20_Link">
65648116_303.jpg</text:a>
", "<text:a xlink:type="simple" xlink:href="https://static.dw.com/image/65648130_401.jpg" text:style-name="Internet_20_link" text:visited-style-name="Visited_20_Internet_20_Link">
65648130_401.jpg</text:a>
", "<text:a xlink:type="simple" xlink:href="https://static.dw.com/image/65613127_401.jpg" text:style-name="Internet_20_link" text:visited-style-name="Visited_20_Internet_20_Link">
65613127_401.jpg</text:a>
"]</text:p>
      <text:p text:style-name="P4">
Subject: 时政风云</text:p>
      <text:p text:style-name="P4">
Subjects: ['南非', '薄熙来', '俄罗斯', '专题报道：习近平访美', '乌克兰', '中国共产党', '专题报道：全景观看“习马会”', '中国反腐风暴', '20国集团', '毛泽东']</text:p>
      <text:p text:style-name="P4">
Keywords: ['南非', '俄罗斯', '乌克兰', '俄乌冲突', '拉马福萨', '李辉', '习近平', '非洲六国']</text:p>
      <text:p text:style-name="P4">
Id: 65657260</text:p>
      <!--METADATA-->
      <text:p text:style-name="P4">
<text:a xlink:type="simple" xlink:href="https://www.dw.com/zh/overlay/image/article/65657260/65648116" text:style-name="Internet_20_link" text:visited-style-name="Visited_20_Internet_20_Link">
 <draw:frame draw:style-name="fr1" draw:name="Image41" text:anchor-type="as-char" svg:width="6.9236in" svg:height="3.896998in" draw:z-index="0">
<draw:image xlink:href="../Images/dwzh/2023-05-17T09-41-00Z/65648116_303.jpg" xlink:type="simple" xlink:show="embed" xlink:actuate="onLoad" draw:mime-type="image/jpeg"/>
</draw:frame>
</text:a>
South Africa President Cyril Ramaphosa</text:p>
      <text:p text:style-name="P4">
(Voice of Germany Chinese) Cyrilramaphosa, President of South Africa, announced on May 16th that a delegation consisting of a head of the African heads of state will go to Russia and Ukraine as soon as possible to help find Russia The solution of the Ukrainian War.</text:p>
      <text:p text:style-name="P4">
Lamagua was announced by the press conference with the visited Prime Minister of Singapore. He said he had called with Russian President Putin and Ukraine President Zeleki and made the suggestion. They are willing to receive African delegations and heads of African countries in Moscow and Kiev. "My discussion with the two leaders shows that they are willing to receive African leaders and discuss how to end the conflict." Lama Tosa said. "Whether this will succeed will depend on the discussion. "</text:p>
      <text:p text:style-name="P4">
<draw:frame draw:style-name="fr1" draw:name="Image42" text:anchor-type="as-char" svg:width="6.9236in" svg:height="3.896998in" draw:z-index="0">
<draw:image xlink:href="../Images/dwzh/2023-05-17T09-41-00Z/65648130_401.jpg" xlink:type="simple" xlink:show="embed" xlink:actuate="onLoad" draw:mime-type="image/jpeg"/>
</draw:frame>
South African President Rama PCM Welcome Singapore Prime Minister Lee Hsien Xianlong on May 16</text:p>
      <text:p text:style-name="P4">
The six African countries that will participate in this mediation are Senegal, Uganda, Egypt, the Republic of the Congo, Zambia and South Africa.</text:p>
      <text:p text:style-name="P4">
Lamaguza did not provide the media with clear visits or other details, but emphasized that the Russian -Ukraine conflict was "extremely destructive" and Africa "also suffered". The war led to rising international grain prices and impacting global trade, and African countries were greatly affected.</text:p>
      <text:p text:style-name="P4">
Lama Tosa also said that the United Nations Secretary -General Antonioguters and the African Alliance have heard the briefing of the initiative and welcomed it. The United States and the United Kingdom also expressed their support for the African mediation plan. In an exclusive interview with the Spanish media on May 9, Gutres said that he believed that there was no possibility of peace talks in Russia and Ukraine, and both parties believed that they could win.</text:p>
      <text:h text:style-name="P12" text:outline-level="3">
<text:span text:style-name="T4">
South Africa's position</text:span>
</text:h>
      <text:p text:style-name="P4">
On Monday (May 15), Lama Tosa emphasized that South Africa is justice. Although facing "unusual pressure", it will not be involved in "competition between big countries worldwide". On May 11, the US Ambassador to South Africa Reubenbrigety stated in a media briefing that the United States believes that there are weapons and ammunition on a Russian cargo ship at the Capetown Naval Base in December last year. Lama Paoa said at the time that it had launched an investigation on the matter.</text:p>
      <text:p text:style-name="P4">
In the voting of the United Nations resolution on the Russia -Ukraine War, South Africa has repeatedly voted for votes. In February of this year, the United University approved 141 votes, 7 votes opposed, and the result of 32 votes abstain passed the draft "peace formula" resolution submitted by 75 countries including Ukraine. South Africa has voted in China, India, Iran, Pakistan, Vietnam and other countries.</text:p>
      <text:h text:style-name="P12" text:outline-level="3">
<text:span text:style-name="T4">
Eurasian Ambassador Li Hui, Ambassador Li Hui went to Ukraine and other countries</text:span>
</text:h>
      <text:p text:style-name="P4">
According to Chinese media reports, the Chinese government Eurasian Affairs is a special representative <text:a xlink:type="simple" xlink:href="https://www.dw.com/zh/zh/中国特别代表李辉下周访问乌克兰等国/a-65604536" text:style-name="Internet_20_link" text:visited-style-name="Visited_20_Internet_20_Link">
</text:a>
On May 15th, he visited Ukraine, Poland, France, Germany and Russia. Reuters quoted Ukrainian officials and pointed out that Li Hui would visit Ukraine from 16th to 17th. Last month, Chinese President Xi Jinping and Ukrainian President Zerorensky had a phone call for the first time since the outbreak of the Russia and Ukraine War in February last year. During the call, Xi Jinping said that he would send a special representative of the Chinese government Eurasian affairs to Ukraine and other countries to visit. Li Hui served as ambassador to Russia from the People's Republic of China from 2009 to September 2019. On May 23, 2019, Russian President Putin awarded the National Medal "Friendship Medal" to the then Russian ambassador.</text:p>
      <text:p text:style-name="P4">
<draw:frame draw:style-name="fr1" draw:name="Image43" text:anchor-type="as-char" svg:width="6.9236in" svg:height="3.896998in" draw:z-index="0">
<draw:image xlink:href="../Images/dwzh/2023-05-17T09-41-00Z/65613127_401.jpg" xlink:type="simple" xlink:show="embed" xlink:actuate="onLoad" draw:mime-type="image/jpeg"/>
</draw:frame>
On May 23, 2019, Russian President Putin awarded the "Friendship Medal" to Li Hui, then Russian Ambassador,</text:p>
      <text:p text:style-name="P4">
(Reuters, Associated Press, etc.)</text:p>
      <text:p text:style-name="P4">
News Source: <text:a xlink:type="simple" xlink:href="https://www.dw.com/zh/南非等六国元首将前往俄乌调停冲突/a-65657260" text:style-name="Internet_20_link" text:visited-style-name="Visited_20_Internet_20_Link">
https://www.dw.com/zh/南非等六国元首将前往俄乌调停冲突/a-65657260?maca=chi-rss-chi-all-1127-rdf</text:a>
</text:p>
      <!--NEWS-->
      <text:h text:style-name="P10" text:outline-level="1">
<text:span text:style-name="T4">
Beijing strictly controls civilian funds outflow and underground money villages doubles</text:span>
</text:h>
      <text:p text:style-name="P4">
Author: None</text:p>
      <text:p text:style-name="P4">
Publisher: Radio Free Asia (Organization)</text:p>
      <text:p text:style-name="P4">
Published Time: 2023-05-17T09:53:00-04:00</text:p>
      <text:p text:style-name="P4">
Modified Time: 2023-05-17T12:46:28-04:00</text:p>
      <text:p text:style-name="P4">
Description: None</text:p>
      <text:p text:style-name="P4">
Videos: []</text:p>
      <text:p text:style-name="P4">
Audios: ["<text:a xlink:type="simple" xlink:href="https://www.rfa.org/mandarin/yataibaodao/jingmao/gt2-051720230734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4" text:anchor-type="as-char" svg:width="6.9236in" svg:height="4.612011in" draw:z-index="0">
<draw:image xlink:href="../Images/rfamandarin/2023-05-17T09-53-00-04-00/000000.png" xlink:type="simple" xlink:show="embed" xlink:actuate="onLoad" draw:mime-type="image/png"/>
</draw:frame>
Beijing strictly controls the outflow of civil funds <text:a xlink:type="simple" xlink:href="https://www.rfa.org/mandarin/yataibaodao/jingmao/gt2-05172023073438.html/@@images/image" text:style-name="Internet_20_link" text:visited-style-name="Visited_20_Internet_20_Link">
</text:a>
Reuters information picture <text:a xlink:type="simple" xlink:href="https://www.rfa.org/mandarin/yataibaodao/jingmao/gt2-05172023073438.html/@@stream" text:style-name="Internet_20_link" text:visited-style-name="Visited_20_Internet_20_Link">
</text:a>
A large amount of funds in China fled, which led to the high commission charged by the underground bank. According to people familiar with the matter, the commissions that have been transferred to the US dollar to the United States through the underground money to the United States have reached 7%in the near future, which has doubled year -on -year. In addition, in order to combat capital outflows, the application of the two line brokerage companies was forced to remove in China. The news caused Futu Holdings and Tiger Securities to plummet in the United States on Tuesday.</text:p>
      <text:p text:style-name="P4">
<text:a xlink:type="simple" xlink:href="https://www.rfa.org/mandarin/Xinwen/7-05162023162808.html" text:style-name="Internet_20_link" text:visited-style-name="Visited_20_Internet_20_Link">
<text:span text:style-name="T4">
 Beijing's strike scope expanded two online brokerage companies will remove it in China </text:span>
</text:a>
  * <text:span text:style-name="T4">
<text:a xlink:type="simple" xlink:href="https://www.rfa.org/mandarin/yataibaodao/jingmao/tj2-01202023121858.html" text:style-name="Internet_20_link" text:visited-style-name="Visited_20_Internet_20_Link">
 </text:a>
</text:span>
*<text:a xlink:type="simple" xlink:href="https://www.rfa.org/mandarin/yataibaodao/jingmao/ql-06122020055416.html" text:style-name="Internet_20_link" text:visited-style-name="Visited_20_Internet_20_Link">
<text:span text:style-name="T4">
 Chinese government regulatory depositors' funds flow to the public to return to the planned economy age </text:span>
</text:a>
Recently, the volume and prices of second -hand housing in first -tier cities in Shanghai, Shenzhen and other places have fallen sharply. The price of a luxury mansion in Shenzhen was reduced by 10 million yuan, but no one asked, and the tens of millions of dollars in Shanghai fell millions of yuan. Public opinion believes that the situation of unstable situation causes selling real estate and cash out funds. Ms. Ouyang, who was unwilling to disclose her identity, told Liberty Radio on Wednesday (17th) that many people have recently transferred the funds to overseas through the underground money house. About 7%. She said: "Through the remittance of underground money, I heard that the highest 7%of the previous two days was because the demand was very large, and the remittance was more difficult than before. Many people sold their own business. Now the underground bank does not do 100,000 100,000 (USD), $ 200,000 for remittance business, at least 500,000 US dollars. "</text:p>
      <text:p text:style-name="P4">
<draw:frame draw:style-name="fr1" draw:name="Image45" text:anchor-type="as-char" svg:width="6.9236in" svg:height="4.607656in" draw:z-index="0">
<draw:image xlink:href="../Images/rfamandarin/2023-05-17T09-53-00-04-00/000001.png" xlink:type="simple" xlink:show="embed" xlink:actuate="onLoad" draw:mime-type="image/png"/>
</draw:frame>
A large amount of funds in China fled, which led to the high commission charged by the underground bank. (Reuters information picture) [] <text:a xlink:type="simple" xlink:href="https://www.rfa.org/mandarin/yataibaodao/jingmao/gt2-05172023073438.html/000_1jc75p.jpg" text:style-name="Internet_20_link" text:visited-style-name="Visited_20_Internet_20_Link">
</text:a>
<text:span text:style-name="T4">
 Fund accelerates outflow of underground money house charges, rising ships high </text:span>
</text:p>
      <text:p text:style-name="P4">
Given that the Chinese authorities are more concerned about data security and capital outflow, Futu Holdings supported by Tencent said on Tuesday that its application will delete it from the application store in China from May 19, and Tiger Securities will also from The same operation will be implemented from May 18. Both companies said that their existing customers in mainland China will not be affected by the application. However, the two applications will make a large number of potential retail investors in mainland China unable to easily trade securities in markets such as the United States and Hong Kong.</text:p>
      <text:p text:style-name="P4">
In this regard, Ms. Ouyang said that Futu Holdings and Tiger Securities have been demanded by relevant Chinese departments to stop operating in China. She said that the main purpose is to prevent capital outflow: "Because you transfer money to invest in US or Hong Kong stocks. Xi government does not like customers to communicate with the US financial market. , I did n’t let the account opening before. The previous period was staring at Tiger Securities. Now it ’s fighting together. It is estimated that the funds channel will be cut off in the future.”</text:p>
      <text:p text:style-name="P4">
Chinese regulators warned the two companies as early as 2021. The online brokerage company, which has not obtained permits in China, is illegal if it provides services to Chinese customers through the Internet.</text:p>
      <text:p text:style-name="P4">
<draw:frame draw:style-name="fr1" draw:name="Image46" text:anchor-type="as-char" svg:width="6.9236in" svg:height="3.881412in" draw:z-index="0">
<draw:image xlink:href="../Images/rfamandarin/2023-05-17T09-53-00-04-00/000002.png" xlink:type="simple" xlink:show="embed" xlink:actuate="onLoad" draw:mime-type="image/png"/>
</draw:frame>
As the Chinese authorities are more concerned about data security and capital outflows, online brokerage companies Futu Holdings and Tiger Securities will delete their applications in mainland China. (RFA drawing) <text:a xlink:type="simple" xlink:href="https://www.rfa.org/mandarin/yataibaodao/jingmao/gt2-05172023073438.html/ff.jpg" text:style-name="Internet_20_link" text:visited-style-name="Visited_20_Internet_20_Link">
</text:a>
<text:span text:style-name="T4">
 Futu Holdings and Tiger Securities have been warned many times </text:span>
</text:p>
      <text:p text:style-name="P4">
Cai Shenkun, a senior financial commentator, told this station that Futu Holdings and Tiger Securities are illegally operated in the Chinese market, but in the past, China has sufficient foreign exchange reserves, and the current situation is very different: "Foreign exchange is now gradually decreasing, and the range is very large. In such a case, he must cut off all the channels of foreign capital outflows. So this is just the beginning. I guess it will soon be remitted from the country to overseas funds, including the amount of $ 50,000 per person per year. All will face comprehensive management and control. "</text:p>
      <text:p text:style-name="P4">
The stocks listed on Nasdaq fell 7.5%in the morning trading on Tuesday (16th), while Tiger Securities fell nearly 9%after the announcement was announced.</text:p>
      <text:p text:style-name="P4">
Mr. He, a media person, told this station that many phenomena are increasingly reflecting that China is preparing to disconnect with Western countries: "disconnect with the world in the economy, politics, and cultural fields. In the end, he wants to achieve this goal, especially in the economic field. "</text:p>
      <text:p text:style-name="P4">
Reporter: Ancient Pavilion Editor: Xu Shuting Jiayuan Network Editor: Ruizhe</text:p>
      <text:p text:style-name="P4">
News Source: <text:a xlink:type="simple" xlink:href="https://www.rfa.org/mandarin/yataibaodao/jingmao/gt2-05172023073438.html" text:style-name="Internet_20_link" text:visited-style-name="Visited_20_Internet_20_Link">
https://www.rfa.org/mandarin/yataibaodao/jingmao/gt2-05172023073438.html</text:a>
</text:p>
      <!--NEWS-->
      <text:h text:style-name="P10" text:outline-level="1">
<text:span text:style-name="T4">
Won the Kuomintang's plan to recruit for the president Hou Youyi will face severe challenges</text:span>
</text:h>
      <text:p text:style-name="P4">
Publisher: 法新社</text:p>
      <text:p text:style-name="P4">
Published Time: 2023-05-17T10:02:08+00:00</text:p>
      <text:p text:style-name="P4">
Modified Time: 2023-05-17T09:50:01+00:00</text:p>
      <text:p text:style-name="P4">
Description: (AFP, Taipei, 17th) The Kuomintang recruited New Taipei Mayor Hou Youyi to run for 2024 President. In the future, how to take into account municipal and election campaigns, as well as major discussions such as cross -strait and other major discussions and have not been tested. The inside and outside must be integrated. After he put on the 2024 shirt, the test has just begu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17T10-02-08-00-00/000000.png" xlink:type="simple" xlink:show="embed" xlink:actuate="onLoad" draw:mime-type="image/png"/>
</draw:frame>
The Kuomintang held a regular meeting in the afternoon. Party Chairman Zhu Lilun announced that he called Hou Youyi to run for 2024 President. Zhu Lilun raised Hou Youyi's hand and vowed to return to ruling.</text:p>
      <text:p text:style-name="P4">
In his speech, Hou Youyi said that thank you for your affirmation. More importantly, thank you Hon Hai's founder Guo Taiming. After making great contributions to the economy, the spirit of working hard for the country and the people, and united everyone. He personally admires it. It is more willing to unite and go hand in hand to go hand in hand, and to win the election for the land of the Republic of China and Taiwan.</text:p>
      <text:p text:style-name="P4">
Hou Youyi pointed out that at this stage, the country's international situation is in the international situation, confrontation between domestic conflicts, and hundreds of wastes. Young people cannot see the future. Therefore, it is necessary to break the political party to rotate, save the country, and save Taiwan.</text:p>
      <text:p text:style-name="P4">
Hou Youyi said that three times will let the political party rotate again, and the applause and applause are constantly; when Hou Youyi shouted, to show his determination to break the boat, the applause sounded again.</text:p>
      <text:p text:style-name="P4">
Hou Youyi, a 66 -year -old, graduated from the 45th issue of the Central Police School. He has had many major criminal cases and has been repeatedly promoted. During his tenure of President Chen Shui -bian, he was promoted to the Director of Police in 2006, becoming the youngest leader in the history of the Police Department.</text:p>
      <text:p text:style-name="P4">
The Kuomintang finally announced the call today. Hou Youyi, who had been hidden in the election, stood on the 2024 starting line. Although the opponent and Hon Hai founder Guo Taiming fought for the nomination, the expression would keep the promise to support him to win the election, and the initial disassembly split quotes. Hou Youyi's last mile, the severe challenge has just begun.</text:p>
      <text:p text:style-name="P4">
News Source: <text:a xlink:type="simple" xlink:href="https://www.rfi.fr/cn/%E5%9B%BD%E9%99%85%E6%8A%A5%E9%81%93/20230517-%E8%8E%B7%E5%9B%BD%E6%B0%91%E5%85%9A%E6%8B%9F%E5%BE%B5%E5%8F%AC%E5%8F%82%E9%80%89%E6%80%BB%E7%BB%9F-%E4%BE%AF%E5%8F%8B%E5%AE%9C%E5%B0%86%E9%9D%A2%E4%B8%B4%E4%B8%A5%E5%B3%BB%E6%8C%91%E6%88%98" text:style-name="Internet_20_link" text:visited-style-name="Visited_20_Internet_20_Link">
https://www.rfi.fr/cn/%E5%9B%BD%E9%99%85%E6%8A%A5%E9%81%93/20230517-%E8%8E%B7%E5%9B%BD%E6%B0%91%E5%85%9A%E6%8B%9F%E5%BE%B5%E5%8F%AC%E5%8F%82%E9%80%89%E6%80%BB%E7%BB%9F-%E4%BE%AF%E5%8F%8B%E5%AE%9C%E5%B0%86%E9%9D%A2%E4%B8%B4%E4%B8%A5%E5%B3%BB%E6%8C%91%E6%88%98</text:a>
</text:p>
      <!--NEWS-->
      <text:h text:style-name="P10" text:outline-level="1">
<text:span text:style-name="T4">
Australia announced the cancellation of the Sifang Security Dialogue Summit Meeting</text:span>
</text:h>
      <text:p text:style-name="P4">
Author: 联合早报 (Person)</text:p>
      <text:p text:style-name="P4">
Publisher: 联合早报 (Organization)</text:p>
      <text:p text:style-name="P4">
Published Time: 2023-05-17T10:05</text:p>
      <text:p text:style-name="P4">
Modified Time: 2023-05-17T15:39</text:p>
      <text:p text:style-name="P4">
Description: Australian Prime Minister Albanis announced on Wednesday (May 17) announced the cancellation of the Sifang Safety Dialogue Summit next week. Reuters reported that the US President Biden canceled the Australian itinerary to solve the US federal debt problem. Albanis subsequently followed the matter with Indian Prime Minister Modi and Day ...</text:p>
      <text:p text:style-name="P4">
Videos: []</text:p>
      <text:p text:style-name="P4">
Audios: []</text:p>
      <text:p text:style-name="P4">
Images: []</text:p>
      <text:p text:style-name="P4">
Type: NewsArticle</text:p>
      <text:p text:style-name="P4">
Breadcrumbs: ['即时', '国际']</text:p>
      <text:p text:style-name="P4">
Keywords: ['澳大利亚', '四方安全对话', '拜登', '债务违约', '美国', '莫迪']</text:p>
      <!--METADATA-->
      <text:p text:style-name="P4">
Australian Prime Minister Albanis announced on Wednesday (May 17) announced the cancellation of the Sifang Safety Dialogue Summit next week.</text:p>
      <text:p text:style-name="P4">
Reuters report, <text:a xlink:type="simple" xlink:href="https://www.zaobao.com/realtime/world/story20230517-1395431" text:style-name="Internet_20_link" text:visited-style-name="Visited_20_Internet_20_Link">
</text:a>
Albanis then discussed with Indian Prime Minister Modi and Japanese Prime Minister Kishita.</text:p>
      <text:p text:style-name="P4">
Quad Security Dialogue (QUAD) consists of the United States, Australia, India, and Japan. The Sicuke summit was originally scheduled to be held in Sydney on May 24.</text:p>
      <text:p text:style-name="P4">
Albanis said that the Sifang Security Dialogue will meet at the Summit of the Seventh Kingdom Group (G7) Group (G7). He and Modi's bilateral meetings will still be held in accordance with the original plan, and Kishida Wenxiong will cancel visit Australia.</text:p>
      <text:p text:style-name="P4">
Bayeng will go to Japan to attend the G7 summit on Wednesday, and then <text:a xlink:type="simple" xlink:href="https://www.zaobao.com/news/world/story20230515-1395024" text:style-name="Internet_20_link" text:visited-style-name="Visited_20_Internet_20_Link">
</text:a>
Then sequel to Australia to attend the Quartet Conference.</text:p>
      <text:p text:style-name="P4">
The Sifang Security Dialogue is a concept proposed by the late Japanese Prime Minister Shinzo Abe. After the rise of China, the friction with the United States, Japan, and India and Australia increased. Abe found four democratic countries to cooperate with each other. China condemned the Sifang's security dialogue to be encircled in China.</text:p>
      <text:p text:style-name="P4">
The G7 Summit was held in Hiroshima, Japan from May 19th to 21st.</text:p>
      <text:p text:style-name="P4">
News Source: <text:a xlink:type="simple" xlink:href="https://www.zaobao.com.sg/realtime/world/story20230517-1395455" text:style-name="Internet_20_link" text:visited-style-name="Visited_20_Internet_20_Link">
https://www.zaobao.com.sg/realtime/world/story20230517-1395455</text:a>
</text:p>
      <!--NEWS-->
      <text:h text:style-name="P10" text:outline-level="1">
<text:span text:style-name="T4">
British Minister of Defense: It is foreseeable that it will not provide fighters to Ukraine in the future</text:span>
</text:h>
      <text:p text:style-name="P4">
Author: None (Language: zh)</text:p>
      <text:p text:style-name="P4">
Publisher: None</text:p>
      <text:p text:style-name="P4">
Time: 2023-05-17T10:21:00Z</text:p>
      <text:p text:style-name="P4">
Description: According to Germany, the British Secretary of Defense Wallace and the German Defense Minister Pestorius held a joint press conference in Berlin, stating that neither Britain nor Germany would send fighters to Ukraine in the foreseeable future.</text:p>
      <text:p text:style-name="P4">
Videos: []</text:p>
      <text:p text:style-name="P4">
Images: ["<text:a xlink:type="simple" xlink:href="https://static.dw.com/image/65650274_303.jpg" text:style-name="Internet_20_link" text:visited-style-name="Visited_20_Internet_20_Link">
65650274_303.jpg</text:a>
", "<text:a xlink:type="simple" xlink:href="https://static.dw.com/image/65625622_401.jpg" text:style-name="Internet_20_link" text:visited-style-name="Visited_20_Internet_20_Link">
65625622_401.jpg</text:a>
", "<text:a xlink:type="simple" xlink:href="https://static.dw.com/image/65650242_401.jpg" text:style-name="Internet_20_link" text:visited-style-name="Visited_20_Internet_20_Link">
65650242_401.jpg</text:a>
"]</text:p>
      <text:p text:style-name="P4">
Subject: 时政风云</text:p>
      <text:p text:style-name="P4">
Subjects: ['战斗机', '国际战斗机联盟', '欧洲委员会', '乌克兰战争', '俄罗斯侵略乌克兰', 'F-16']</text:p>
      <text:p text:style-name="P4">
Keywords: ['意见反馈']</text:p>
      <text:p text:style-name="P4">
Id: 65657361</text:p>
      <!--METADATA-->
      <text:p text:style-name="P4">
<text:a xlink:type="simple" xlink:href="https://www.dw.com/zh/overlay/image/article/65657361/65650274" text:style-name="Internet_20_link" text:visited-style-name="Visited_20_Internet_20_Link">
 <draw:frame draw:style-name="fr1" draw:name="Image48" text:anchor-type="as-char" svg:width="6.9236in" svg:height="3.896998in" draw:z-index="0">
<draw:image xlink:href="../Images/dwzh/2023-05-17T10-21-00Z/65650274_303.jpg" xlink:type="simple" xlink:show="embed" xlink:actuate="onLoad" draw:mime-type="image/jpeg"/>
</draw:frame>
</text:a>
Zelei Sky Speed at the opening ceremony of the European Commission Summit</text:p>
      <text:p text:style-name="P4">
(Voice of Germany Chinese) for several months, Kiev has been fighting for Western fighters. It was reported on Tuesday evening that Britain and the Netherlands agreed to establish an international fighter alliance to support Ukraine, but the Dutch media denied the statement on Wednesday. Later on Wednesday, according to Germany, the British Defense Minister also stated that he would not transport fighters to Ukraine in the future.</text:p>
      <text:p text:style-name="P4">
According to the Dutch media NRC reports on Wednesday, a spokesman for the Dutch Prime Minister Lutter told the media that he did not reach a specific agreed purchase or transport F-16 fighter.</text:p>
      <text:p text:style-name="P4">
According to PA News Agency, a British government spokesman said on Tuesday evening that Britain and the Netherlands are willing to establish an international alliance to help Ukraine get the US F-16 fighter.</text:p>
      <text:p text:style-name="P4">
<text:a xlink:type="simple" xlink:href="https://www.dw.com/zh/zh/泽连斯基旋风式访欧-苏纳克支持战机联盟思路/a-65626715" text:style-name="Internet_20_link" text:visited-style-name="Visited_20_Internet_20_Link">
</text:a>
A spokesman said: "The Prime Minister agrees with the Dutch Prime Minister Lutter to establish an international alliance in order to provide air combat resources for Ukraine, from training to obtaining F-16 fighters." It agreed with the British Prime Minister to support Ukraine to maintain close contact.</text:p>
      <text:p text:style-name="P4">
Zelezzki has made a brief visit to many European countries in the past few days. He said in a evening video speech on Tuesday: "We agreed with the Prime Minister of the United Kingdom and the Prime Minister of Rich (Sunak), and committed to the establishment of a fighter alliance-training, aircraft, and implementation." He added: "Yesterday, French President Macron yesterday Support, Rute, the Prime Minister of the Netherlands today, supports it. This is the good start of the league. Thank you for everyone!"</text:p>
      <text:p text:style-name="P4">
However, Macron and <text:a xlink:type="simple" xlink:href="https://www.dw.com/zh/zh/泽连斯基到访德国将和平带回欧洲/a-65617423" text:style-name="Internet_20_link" text:visited-style-name="Visited_20_Internet_20_Link">
</text:a>
Essence According to Deguanglian, Macron had previously expressed his willingness to provide training for Ukrainian fighter pilots, but refused to provide fighters to Kiev.</text:p>
      <text:p text:style-name="P4">
<draw:frame draw:style-name="fr1" draw:name="Image49" text:anchor-type="as-char" svg:width="6.9236in" svg:height="3.896998in" draw:z-index="0">
<draw:image xlink:href="../Images/dwzh/2023-05-17T10-21-00Z/65625622_401.jpg" xlink:type="simple" xlink:show="embed" xlink:actuate="onLoad" draw:mime-type="image/jpeg"/>
</draw:frame>
Zelei Sky Visit Britain on May 15th</text:p>
      <text:p text:style-name="P4">
When Zessky visited the United Kingdom, Sonak announced that London hoped to train Western fighter aircraft to Ukrainian soldiers soon. The Prime Minister announced that it would set up a flight school for Ukrainian pilots to allow them to receive training of different models. On Tuesday, a spokesman for Sunak also said that Prime Minister believes that Ukraine should have a place in NATO.</text:p>
      <text:p text:style-name="P4">
<draw:frame draw:style-name="fr1" draw:name="Image50" text:anchor-type="as-char" svg:width="6.9236in" svg:height="3.896998in" draw:z-index="0">
<draw:image xlink:href="../Images/dwzh/2023-05-17T10-21-00Z/65650242_401.jpg" xlink:type="simple" xlink:show="embed" xlink:actuate="onLoad" draw:mime-type="image/jpeg"/>
</draw:frame>
Schildez at the Reykjavik Summit</text:p>
      <text:h text:style-name="P12" text:outline-level="3">
<text:span text:style-name="T4">
Sharz: Don't interrupt the connection with "another Russia"</text:span>
</text:h>
      <text:p text:style-name="P4">
German Prime Minister Shulz said at the European Commission Summit that he should not interrupt the connection with "another Russia" outside the Putin government. At the opening ceremony of the Social Democratic Party politicians, one day, Russia's war against Ukraine would end. "One thing is clear. That day will not end with Putin's imperialism." People have always supported Ukraine until they achieve fair peace. The European Commission has 46 member states.</text:p>
      <text:h text:style-name="P12" text:outline-level="3">
<text:span text:style-name="T4">
穆: The Ukraine is called the formation of the "mouse clip"</text:span>
</text:h>
      <text:p text:style-name="P4">
The battle of Bachmut, the city of Eastern Ukraine, showed two fronts of contradictions in the development situation. The Ukrainian troops continued to advance in the periphery of Bachurut, while the Russian army continued to retreat from the defending Ukraine in the city. As the Ukraine advances in the periphery, the Russian troops called ULExandersyrskyi, which can form Ulexandersyrskyi, entered the "mouse clip".</text:p>
      <text:h text:style-name="P12" text:outline-level="3">
<text:span text:style-name="T4">
Ukraine Military estimates Russia's investment in 400,000 troops</text:span>
</text:h>
      <text:p text:style-name="P4">
The U -military intelligence department estimates that about 400,000 troops in Russia are currently engaged in fighting, of which about 370,000 soldiers were sold in pure military personnel, and about 20,000 members of the Russian guards, and nearly 7,000 private mercenaries, such as Wagner Group.</text:p>
      <text:p text:style-name="P4">
Kiev estimates that Russian personnel have lost nearly 200,000 since Russia invaded Ukraine last February. But the daily updated number did not indicate whether it was a dead person or a wounded. Both parties of the conflict did not announce the input force and loss.</text:p>
      <text:h text:style-name="P12" text:outline-level="3">
<text:span text:style-name="T4">
The European Commission will formulate the Russian Invasive Ukrainian War Losses Registration Book</text:span>
</text:h>
      <text:p text:style-name="P4">
On Wednesday, the 46 countries of the European Commission will decide to formulate a Ukrainian war loss registration book at the Summit of Reykjavik. This records the losses caused by the Russian aggression war. In this way, Russia must be responsible for this. All member states, as well as observers and other countries, can participate in the registry. This idea is also from a UN resolution. French President Macron also supports this: "I call on all countries to join in and actively participate in this affairs."</text:p>
      <text:p text:style-name="P4">
(Germany)</text:p>
      <text:p text:style-name="P4">
News Source: <text:a xlink:type="simple" xlink:href="https://www.dw.com/zh/英国防大臣：可预见未来不会向乌克兰提供战机/a-65657361" text:style-name="Internet_20_link" text:visited-style-name="Visited_20_Internet_20_Link">
https://www.dw.com/zh/英国防大臣：可预见未来不会向乌克兰提供战机/a-65657361?maca=chi-rss-chi-all-1127-rdf</text:a>
</text:p>
      <!--NEWS-->
      <text:h text:style-name="P10" text:outline-level="1">
<text:span text:style-name="T4">
Czech president: &amp; quot; one middle and two system &amp; quot; associate with Taiwan</text:span>
</text:h>
      <text:p text:style-name="P4">
Author: None</text:p>
      <text:p text:style-name="P4">
Publisher: Radio Free Asia (Organization)</text:p>
      <text:p text:style-name="P4">
Published Time: 2023-05-17T10:46:00-04:00</text:p>
      <text:p text:style-name="P4">
Modified Time: 2023-05-17T12:55:46-04:00</text:p>
      <text:p text:style-name="P4">
Description: None</text:p>
      <text:p text:style-name="P4">
Videos: []</text:p>
      <text:p text:style-name="P4">
Audios: ["<text:a xlink:type="simple" xlink:href="https://www.rfa.org/mandarin/yataibaodao/gangtai/hx2-051720231043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51" text:anchor-type="as-char" svg:width="6.9236in" svg:height="4.612011in" draw:z-index="0">
<draw:image xlink:href="../Images/rfamandarin/2023-05-17T10-46-00-04-00/000000.png" xlink:type="simple" xlink:show="embed" xlink:actuate="onLoad" draw:mime-type="image/png"/>
</draw:frame>
Czech President Peter Pavili talked to reporters at a press conference at Copenhagen Democratic Summit at Copenhagen Democratic Summit in Copenhagen, Danish on May 15, 2023. <text:a xlink:type="simple" xlink:href="https://www.rfa.org/mandarin/yataibaodao/gangtai/hx2-05172023104352.html/@@images/image" text:style-name="Internet_20_link" text:visited-style-name="Visited_20_Internet_20_Link">
</text:a>
Reuters picture <text:a xlink:type="simple" xlink:href="https://www.rfa.org/mandarin/yataibaodao/gangtai/hx2-05172023104352.html/@@stream" text:style-name="Internet_20_link" text:visited-style-name="Visited_20_Internet_20_Link">
</text:a>
Czech President Petr Pavel recently said that China attempts to dominate the world is more dangerous than Russia. He explained that the principle of communication between the Czech Republic and China and Taiwan is "one China and two systems".</text:p>
      <text:p text:style-name="P4">
<text:span text:style-name="T4">
<text:span text:style-name="T5">
 <text:a xlink:type="simple" xlink:href="https://www.rfa.org/mandarin/Xinwen/6-02012023122333.html" text:style-name="Internet_20_link" text:visited-style-name="Visited_20_Internet_20_Link">
</text:a>
</text:span>
</text:span>
<text:a xlink:type="simple" xlink:href="https://www.rfa.org/mandarin/Xinwen/7-01282023154639.html" text:style-name="Internet_20_link" text:visited-style-name="Visited_20_Internet_20_Link">
<text:span text:style-name="T4">
 Czech Republic's newly elected president as a security threat to China as a security threat </text:span>
</text:a>
Czech President Paeville staged a lecture on May 15th in the 6th Copenhagen Democracy Summit in Denmark. China has no intention of establishing a peer partnership, but attempting to dominate the world. In the long run, China is far more dangerous than Russia.</text:p>
      <text:p text:style-name="P4">
Ukrainian President Zelegiski and Taiwan President Tsai Ing -wen also delivered a speech. Paville alert China has claimed that Taiwan will take all means such as force and other means to unify Taiwan.</text:p>
      <text:p text:style-name="P4">
<draw:frame draw:style-name="fr1" draw:name="Image52" text:anchor-type="as-char" svg:width="6.9236in" svg:height="4.379177in" draw:z-index="0">
<draw:image xlink:href="../Images/rfamandarin/2023-05-17T10-46-00-04-00/000001.png" xlink:type="simple" xlink:show="embed" xlink:actuate="onLoad" draw:mime-type="image/png"/>
</draw:frame>
On May 15, 2023, President Tsai Ing -wen invited by the "Alliance of Democracies (AOD) (AOD) to make a speech at the 6th" Copenhagen Democratic Summit "with a video video. (Provided by the Presidential Palace in Taiwan) <text:a xlink:type="simple" xlink:href="https://www.rfa.org/mandarin/yataibaodao/gangtai/hx2-05172023104352.html/4e8c.jpg" text:style-name="Internet_20_link" text:visited-style-name="Visited_20_Internet_20_Link">
</text:a>
Paville said that most countries respect the "One China Policy", and the Czech Republic also has its own "No. 1 China Policy." "One system" is different.</text:p>
      <text:p text:style-name="P4">
Paville emphasized that the Czech Republic is closely related to Taiwan in many fields and share the same value.</text:p>
      <text:p text:style-name="P4">
Regarding the new federation of the Czech President of Taiwan's policy "one and two systems", Ding Shufan, a honorary professor of Taiwan Politburo, accepted an interview with Radio Free Asia and pointed out: "The so -called 'one China' principle," Taiwan has been part of China since ancient times' " The myth has gradually shattered. Two different political systems. "</text:p>
      <text:p text:style-name="P4">
How can the Czech president define whether the "One Middle School" can be accepted on both sides of the strait? **</text:p>
      <text:p text:style-name="P4">
Ding Shufan believes that other countries are basically "just do not say". The question is how the Czech president defines "one middle"? In the end, refer to the "Chinese" in culture, descent, and race, or "China" with national sovereignty?</text:p>
      <text:p text:style-name="P4">
Ding Shufan judged that Beijing would not agree to the saying that foreign countries and Taiwan called "one China and two systems": "Beijing is the most worried about you '一' to define it? . Why does Beijing like 'one country, two systems', because this 'is a' country ', the "People's Republic of China'."</text:p>
      <text:p text:style-name="P4">
As for whether Taiwan can accept the "one China and two systems"? Ding Shufan analyzed that the Kuomintang recognized that "Chinese" should be acceptable, and the DPP may not be able to accept the "Chinese".</text:p>
      <text:p text:style-name="P4">
Ding Shufan said: "Talking about the Chinese people have traps, and the Chinese are citizens of the People's Republic of China. This is the DPP most worried, so the DPP would rather talk about Chinese. Standing in Southeast Asia, Chinese are the concept of a ethnic group, like Singapore, like Singapore, like Singapore, like Singapore, like Singapore, like Singapore There are Chinese, Malay, Indians. "</text:p>
      <text:p text:style-name="P4">
Zhang Mengren, the convener of Foreign and International Affairs of Foreign and International Affairs of Taiwan, was interviewed and analyzed by Radio Free Asia. Pavil was a NATO retirement general and was more pro -Western. For one. Unlike Milošzeman, the former Czech President, who stepped down in March this year, belongs to his relatives. Pavili talked with Cai Yingwen as soon as he was elected president earlier this year, setting a precedent for the "prospective head of state" and Taiwan's president, and expressed his expectations to meet with Cai.</text:p>
      <text:p text:style-name="P4">
Zhang Mengren also pointed out that Pavier mentioned the "one middle and two systems", and the European Union and the United States have long been implemented. Whenever Beijing protests, the United States and the European Union will clarify that they respect the "One China Policy", but they will make up the sentence "We have our own definition of a China policy."</text:p>
      <text:p text:style-name="P4">
Zhang Mengren said: "Pavier mentioned the" two systems and two systems "at this time, which is more obvious. Under the principles of the first China, the Taiwan democratic system and the Chinese authoritarian system are clearly distinguished. Especially the recent international relations have clearly distinguished the democratic camps. And authoritarian camp. "</text:p>
      <text:p text:style-name="P4">
Zhang Mengren believes that the three countries of the Baltic Sea may also take the Czech policy as the benchmark point, and soon follow up the two systems under the so -called "No. 1 China Policy".</text:p>
      <text:p text:style-name="P4">
Zhong Zhidong, an assistant researcher at the Taiwan Institute of Defense and Security, was interviewed by Radio Free Asia. The Czech and Taiwan Speaker visited each other. The relationship was very good. The newly appointed President Parvi Military was actively faced with the threatening issue.</text:p>
      <text:p text:style-name="P4">
<text:span text:style-name="T4">
 Scholars: The two systems of the Czech President "One Middle School" are not the same as Beijing's "one country" and two systems </text:span>
</text:p>
      <text:p text:style-name="P4">
Zhong Zhidong believes that "One China" and "One Country" are different concepts: "He reflects that the international community has gradually accepted the facts of China and Taiwan. In the past, the policy of China and the principles of one China was under pressure. . One China and two systems separate Taiwan and China. In fact, the United States has gradually separated. "</text:p>
      <text:p text:style-name="P4">
Zhong Zhidong mentioned that in the past few days, the problem of the so -called 2758 resolution of the United Nations: "China uses the so -called one -China principle and compresses the international status living space of the Republic of China. It is related China's representative rights. The United States and European countries have not clearly stated their sovereignty status. They only acknowledge that there is only one China in this world. This China is called the People's Republic of China. Because in 1971, there was a competition with him from the Republic of China. "</text:p>
      <text:p text:style-name="P4">
Zhong Zhidong said that the 2758 resolution did not explain Taiwan's positioning.</text:p>
      <text:p text:style-name="P4">
Reporter: Xia Xiaohua Responsible: Xu Shuting 梒 网 网 Editor: Ruizhe</text:p>
      <text:p text:style-name="P4">
News Source: <text:a xlink:type="simple" xlink:href="https://www.rfa.org/mandarin/yataibaodao/gangtai/hx2-05172023104352.html" text:style-name="Internet_20_link" text:visited-style-name="Visited_20_Internet_20_Link">
https://www.rfa.org/mandarin/yataibaodao/gangtai/hx2-05172023104352.html</text:a>
</text:p>
      <!--NEWS-->
      <text:h text:style-name="P10" text:outline-level="1">
<text:span text:style-name="T4">
The Kuomintang announced the call for New Taipei Mayor Hou Youyi to run for 2024 Taiwan President</text:span>
</text:h>
      <text:p text:style-name="P4">
Author: None</text:p>
      <text:p text:style-name="P4">
Publisher: Radio Free Asia (Organization)</text:p>
      <text:p text:style-name="P4">
Published Time: 2023-05-17T10:52:00-04:00</text:p>
      <text:p text:style-name="P4">
Modified Time: 2023-05-17T12:48:26-04:00</text:p>
      <text:p text:style-name="P4">
Description: None</text:p>
      <text:p text:style-name="P4">
Videos: []</text:p>
      <text:p text:style-name="P4">
Audios: ["<text:a xlink:type="simple" xlink:href="https://www.rfa.org/mandarin/yataibaodao/gangtai/hx1-051720231014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text:p>
      <!--METADATA-->
      <text:p text:style-name="P4">
<draw:frame draw:style-name="fr1" draw:name="Image53" text:anchor-type="as-char" svg:width="6.9236in" svg:height="5.1927in" draw:z-index="0">
<draw:image xlink:href="../Images/rfamandarin/2023-05-17T10-52-00-04-00/000000.png" xlink:type="simple" xlink:show="embed" xlink:actuate="onLoad" draw:mime-type="image/png"/>
</draw:frame>
Zhu Lilun, chairman of the Chinese Kuomintang, announced on the 17th that he will call for the president of New Taipei Mayor Hou Youyi to show a united momentum. <text:a xlink:type="simple" xlink:href="https://www.rfa.org/mandarin/yataibaodao/gangtai/hx1-05172023101434.html/@@images/image" text:style-name="Internet_20_link" text:visited-style-name="Visited_20_Internet_20_Link">
</text:a>
Reporter Li Zonghan <text:a xlink:type="simple" xlink:href="https://www.rfa.org/mandarin/yataibaodao/gangtai/hx1-05172023101434.html/@@stream" text:style-name="Internet_20_link" text:visited-style-name="Visited_20_Internet_20_Link">
</text:a>
The Kuomintang Chairman Zhu Lilun announced that he was recruited to the mayor of New Taipei Hou Youyi for the president. The entrepreneur Guo Taiming congratulated Hou Youyi on Facebook and stated that Hou Shengxuan was standing. Some analysts have pointed out that the Kuomintang's integration is successful and the post -trend is optimistic. The strong Guo person is dissatisfied with the decision of the preliminary election mechanism and the impartial polls, and the split factor will be buried.</text:p>
      <text:p text:style-name="P4">
<text:span text:style-name="T4">
<text:span text:style-name="T5">
 <text:a xlink:type="simple" xlink:href="https://www.rfa.org/mandarin/Xinwen/st-05172023025256.html" text:style-name="Internet_20_link" text:visited-style-name="Visited_20_Internet_20_Link">
</text:a>
 </text:span>
*  * </text:span>
<text:a xlink:type="simple" xlink:href="https://www.rfa.org/mandarin/yataibaodao/gangtai/hx2-04192023073252.html" text:style-name="Internet_20_link" text:visited-style-name="Visited_20_Internet_20_Link">
 </text:a>
 <text:span text:style-name="T4">
  * </text:span>
<text:a xlink:type="simple" xlink:href="https://www.rfa.org/mandarin/yataibaodao/gangtai/hcm2-04122023071940.html" text:style-name="Internet_20_link" text:visited-style-name="Visited_20_Internet_20_Link">
 </text:a>
<text:span text:style-name="T4">
 </text:span>
**</text:p>
      <text:p text:style-name="P4">
The Kuomintang Chairman Zhu Lilun announced on the 17th: "With a grand attitude and the most scientific data, the nominated comrades of all counties and municipalities, solemnly announced that the Kuomintang recruited New Taipei Mayor Hou Youyi to run for the 2024 presidential election."</text:p>
      <text:p text:style-name="Quotations">

<text:p text:style-name="P4">
[The Kuomintang recruited Hou Youyi to run for the president]&gt;
 [shouting in the meeting to unite and hope that the party's rotation]&gt;
 [Hou Youyi: guarding the Republic of China is a lifetime belief] <text:a xlink:type="simple" xlink:href="https://twitter.com/hashtag/%E5%9B%BD%E6%B0%91%E5%85%9A" text:style-name="Internet_20_link" text:visited-style-name="Visited_20_Internet_20_Link">
&gt;
</text:a>
&gt;
 Today in Zhongchang, the Mayor of Xinbei <text:a xlink:type="simple" xlink:href="https://twitter.com/hashtag/%E4%BE%AF%E5%8F%8B%E5%AE%9C" text:style-name="Internet_20_link" text:visited-style-name="Visited_20_Internet_20_Link">
&gt;
</text:a>
&gt;
 Representative for participating in the 2024 presidential election in Taiwan. Hou Youyi said in his speech that at this stage, the national soldiers were in danger, and domestic conflicts were opposed to hundreds of wastes. Young people could not see the future and had to break up.(https://t.co/VFlyG0d40E)&gt;
&gt;
 - Liberty Asia Radio(@RFA_Chinese) <text:a xlink:type="simple" xlink:href="https://twitter.com/RFA_Chinese/status/1658759683266723840" text:style-name="Internet_20_link" text:visited-style-name="Visited_20_Internet_20_Link">
&gt;
 </text:a>
Zhu Lilun said that Hou Youyi was a hero who was in addition to violent and Anliang. He was the director of the Police Commissioner of the Police Army who led the 80,000 police army. He also served the 4 million New Taipei citizens for 13 years and was the mayor of the highest politics satisfaction.</text:p>

</text:p>
      <text:p text:style-name="P4">
Zhu Lilun believes: "Mayor Hou is the incarnation of justice, the public servant of the people, and more importantly, with macro -vision leadership, coordination, strong will, and warm love. I believe that the Kuomintang will be united and consistent. Work together to defend the Republic of China, protect Taiwan's democracy and freedom, maintain peace on both sides of the strait, and work together for the people of Taiwan. "</text:p>
      <text:p text:style-name="P4">
Taiwan media reported that Zhu Lilun announced the second private meeting Guo Taiming before the call list. Zhu Lilun thanked Guo Taiming for his vision and spirit of international entrepreneurs, and united and supported Hou Youyi.</text:p>
      <text:p text:style-name="P4">
Hou Youyi also thanked Guo Taiming for making great contributions to make great economic contributions. For the Republic of China for a united selection: "Especially at this stage, the country in the international situation is in danger. Break. "</text:p>
      <text:p text:style-name="P4">
<draw:frame draw:style-name="fr1" draw:name="Image54" text:anchor-type="as-char" svg:width="6.9236in" svg:height="5.1927in" draw:z-index="0">
<draw:image xlink:href="../Images/rfamandarin/2023-05-17T10-52-00-04-00/000001.png" xlink:type="simple" xlink:show="embed" xlink:actuate="onLoad" draw:mime-type="image/png"/>
</draw:frame>
The mayor of New Taipei Hou Youyi delivered a speech after receiving the president of the Kuomintang on the 17th. (Reporter Li Zonghan) [] <text:a xlink:type="simple" xlink:href="https://www.rfa.org/mandarin/yataibaodao/gangtai/hx1-05172023101434.html/2.jpg" text:style-name="Internet_20_link" text:visited-style-name="Visited_20_Internet_20_Link">
</text:a>
</text:p>
      <text:p text:style-name="P4">
<text:span text:style-name="T4">
 <draw:frame draw:style-name="fr1" draw:name="Image55" text:anchor-type="as-char" svg:width="6.9236in" svg:height="5.1927in" draw:z-index="0">
<draw:image xlink:href="../Images/rfamandarin/2023-05-17T10-52-00-04-00/000002.png" xlink:type="simple" xlink:show="embed" xlink:actuate="onLoad" draw:mime-type="image/png"/>
</draw:frame>
The Kuomintang announced on the 17th that the candidate for the presidential election was poured into the media. (Reporter Li Zonghan) [] <text:a xlink:type="simple" xlink:href="https://www.rfa.org/mandarin/yataibaodao/gangtai/hx1-05172023101434.html/3.jpg" text:style-name="Internet_20_link" text:visited-style-name="Visited_20_Internet_20_Link">
</text:a>
</text:span>
</text:p>
      <text:p text:style-name="P4">
<text:span text:style-name="T4">
 Hou Youyi shouted three times "Rotating the Party again" </text:span>
 **</text:p>
      <text:p text:style-name="P4">
Hou Youyi shouted three times "to rotate the party again" in order to save the country and Taiwan. He also said that if he wants to be elected, he must win, unite the country, and bring hope to the people.</text:p>
      <text:p text:style-name="P4">
Hou Youyi interspersed the Taiwanese. He said that guarding the Republic of China and loved the people of the Taiping Golden Horse is the only faith in his life that he will never change. "The Republic of China is our country, and Taiwan is our cricket (home)."</text:p>
      <text:p text:style-name="P4">
Guo Taiming, the founder of Hon Hai Group, did not show up, but he published an article on Facebook, a personal Facebook one hour before the Central Committee in advance. Congratulations to Hou Youyi for calling.</text:p>
      <text:p text:style-name="P4">
Guo Taiming Facebook congratulations to Hou "keeping promise to support Mayor Hou's victory"</text:p>
      <text:p text:style-name="P4">
Guo Taiming said: "Mayor Hou is the most stable public opinion stone in the Kuomintang. It is taken for granted and the best candidate in the Kuomintang. Long victory, let the incompetent government be removed!"</text:p>
      <text:p text:style-name="P4">
<draw:frame draw:style-name="fr1" draw:name="Image56" text:anchor-type="as-char" svg:width="6.9236in" svg:height="6.229686in" draw:z-index="0">
<draw:image xlink:href="../Images/rfamandarin/2023-05-17T10-52-00-04-00/000003.png" xlink:type="simple" xlink:show="embed" xlink:actuate="onLoad" draw:mime-type="image/png"/>
</draw:frame>
Guo Taiming, the founder of Hon Hai Group, congratulated Hou Youyi on Facebook. (Guo Taiming Facebook) <text:a xlink:type="simple" xlink:href="https://www.rfa.org/mandarin/yataibaodao/gangtai/hx1-05172023101434.html/4.jpg" text:style-name="Internet_20_link" text:visited-style-name="Visited_20_Internet_20_Link">
</text:a>
Guo Taiming, who was dissatisfied with the last election, was unlikely to be recruited. This time, the soil came again. He visited the United States and visited the United States and held a press conference to apologize to the Kuomintang for a negative retirement of the party. He is a political amateur, claiming to be "Taiwan Amei", holding four 10,000 people in the north, central and south, and fighting feelings with voters. Go to Kinmen to publish the "Golden Gate Peace Declaration" and banquet Blue Camp for support. On the eve of the announcement day, Zhu Lilun Night Meeting and Guo Xiejie.There is also an independent "Taiwan State" organization, which pulls a banner on the street and stated that "the Chinese party introduces the Communist Party and Taiwan changes to the graveyard." It is questioned that the Kuomintang will not be unified. Losing autonomy, subject to totalitarian China.</text:p>
      <text:p text:style-name="P4">
<draw:frame draw:style-name="fr1" draw:name="Image57" text:anchor-type="as-char" svg:width="6.9236in" svg:height="3.894525in" draw:z-index="0">
<draw:image xlink:href="../Images/rfamandarin/2023-05-17T10-52-00-04-00/000004.png" xlink:type="simple" xlink:show="embed" xlink:actuate="onLoad" draw:mime-type="image/png"/>
</draw:frame>
On the 17th, Han Fan called on the Kuomintang to call on the Kuomintang in front of the Kuomintang Central Party Department. (Photo by reporter Xia Xiaohua) <text:a xlink:type="simple" xlink:href="https://www.rfa.org/mandarin/yataibaodao/gangtai/hx1-05172023101434.html/5.jpg" text:style-name="Internet_20_link" text:visited-style-name="Visited_20_Internet_20_Link">
</text:a>
</text:p>
      <text:p text:style-name="P4">
<draw:frame draw:style-name="fr1" draw:name="Image58" text:anchor-type="as-char" svg:width="6.9236in" svg:height="3.894525in" draw:z-index="0">
<draw:image xlink:href="../Images/rfamandarin/2023-05-17T10-52-00-04-00/000005.png" xlink:type="simple" xlink:show="embed" xlink:actuate="onLoad" draw:mime-type="image/png"/>
</draw:frame>
Qian Da, a person in the blue camp, and others were unhappy for Guo Taiming outside the Kuomintang, and questioned the summary of the call. (Photo by reporter Xia Xiaohua) <text:a xlink:type="simple" xlink:href="https://www.rfa.org/mandarin/yataibaodao/gangtai/hx1-05172023101434.html/6.jpg" text:style-name="Internet_20_link" text:visited-style-name="Visited_20_Internet_20_Link">
</text:a>
** Scholars: Integration success is amazing.</text:p>
      <text:p text:style-name="P4">
Liao Daqi, a professor at the Institute of Political Science, Taiwan, was interviewed and analyzed by Radio Free Asia. The Kuomintang called to come to an end. It is amazing that the outside world predicts that Guo is not so easy to serve.</text:p>
      <text:p text:style-name="P4">
Liao Daqi said: "Guo has no suspense morale and strength in the Kuomintang camp. How do you develop in the future? Basically, it brings a lot of hope to traditional Kuomintang supporters, and brings to the middle voters and young ethnic groups. It is very fresh. This turning point, some of Guo Dong's part, quite dramatic tension, is quite motivated. Taiwan's politics has not seen this for a long time. Politicians are generally known for being selfish. How can it be put down like this now? "</text:p>
      <text:p text:style-name="P4">
Liao Daqi analyzed that if Guo Dong was determined to win for the Kuomintang, the internal contradictions, frictions, and power of power were greatly reduced. Ke Wenzhe supporters a lot of "blue power". Now that the blue power is consolidated, Ke will slowly be marginalized. Guo Taiming had about 20%of the support and was poured into the traditional supporters of the Kuomintang. Then Hou Youyi's election was strong and optimistic. Lai Qingde had to be more cautious. The room for impact that Ke Wenzhe could move was gradually narrowing and narrowing.</text:p>
      <text:p text:style-name="P4">
<draw:frame draw:style-name="fr1" draw:name="Image59" text:anchor-type="as-char" svg:width="6.9236in" svg:height="4.002706in" draw:z-index="0">
<draw:image xlink:href="../Images/rfamandarin/2023-05-17T10-52-00-04-00/000006.png" xlink:type="simple" xlink:show="embed" xlink:actuate="onLoad" draw:mime-type="image/png"/>
</draw:frame>
On the 17th, the "Taiwan State" group pulled a banner on the street at the Kuomintang, and it was painful to vote for the Kuomintang Taiwan to change the graveyard. (Photo by reporter Xia Xiaohua) <text:a xlink:type="simple" xlink:href="https://www.rfa.org/mandarin/yataibaodao/gangtai/hx1-05172023101434.html/7.jpg" text:style-name="Internet_20_link" text:visited-style-name="Visited_20_Internet_20_Link">
</text:a>
</text:p>
      <text:p text:style-name="P4">
<draw:frame draw:style-name="fr1" draw:name="Image60" text:anchor-type="as-char" svg:width="6.9236in" svg:height="5.1927in" draw:z-index="0">
<draw:image xlink:href="../Images/rfamandarin/2023-05-17T10-52-00-04-00/000007.png" xlink:type="simple" xlink:show="embed" xlink:actuate="onLoad" draw:mime-type="image/png"/>
</draw:frame>
On the 17th, the "Taiwan State" group pulled a banner on the street at the Kuomintang, and it was painful to vote for the Kuomintang Taiwan to change the graveyard. (Photo by reporter Xia Xiaohua) <text:a xlink:type="simple" xlink:href="https://www.rfa.org/mandarin/yataibaodao/gangtai/hx1-05172023101434.html/8.jpg" text:style-name="Internet_20_link" text:visited-style-name="Visited_20_Internet_20_Link">
</text:a>
<text:span text:style-name="T4">
 Lai Qingde, Hou Youyi, and Ke Wenzhe support the triangle? </text:span>
</text:p>
      <text:p text:style-name="P4">
Shi Zhengfeng, a professor at Donghua University in Taiwan, was interviewed by Radio Free Asia. He believed that the election was still a "righteous triangle", and the three were equal.</text:p>
      <text:p text:style-name="P4">
Shi Zhengfeng said: "The Democratic Progressive Party and the Kuomintang looked down on Ke Wenzhe and believed that Ke was relatively weak. I don't think he has at least 20%or 25%of supporters. Young people who have no special political parties should have a lot of expectations for him."</text:p>
      <text:p text:style-name="P4">
Shi Zhengfeng analyzed that the Kuomintang's integration was successful. Guo Taiming may only want the seat of the vice president and the president of the Executive President to deal with it relatively well. Following Guo's legislators who came out to support the waist, he would also stabilize Zhu's integration and cooperate with Hou to win the election campaign. The problem is that after these two or three years, although the DPP has declined, the Kuomintang's support has not increased relatively.</text:p>
      <text:p text:style-name="P4">
Shi Zhengfeng said: "Hou Youyi mentioned 23 million Taiwanese to decide the future of Taiwan. It acknowledged that I was Hua Du and leaned in the middle. I don't know if the voters eat or eat?</text:p>
      <text:p text:style-name="P4">
Reporter: Xia Xiaohua Li Zonghan Editor: Xu Shuting 梒 Qingwang Editor: Ruizhe</text:p>
      <text:p text:style-name="P4">
News Source: <text:a xlink:type="simple" xlink:href="https://www.rfa.org/mandarin/yataibaodao/gangtai/hx1-05172023101434.html" text:style-name="Internet_20_link" text:visited-style-name="Visited_20_Internet_20_Link">
https://www.rfa.org/mandarin/yataibaodao/gangtai/hx1-05172023101434.html</text:a>
</text:p>
      <!--NEWS-->
      <text:h text:style-name="P10" text:outline-level="1">
<text:span text:style-name="T4">
US senior officials: cut budget will weaken the ability of the United States and China</text:span>
</text:h>
      <text:p text:style-name="P4">
Author: 联合早报 (Person)</text:p>
      <text:p text:style-name="P4">
Publisher: 联合早报 (Organization)</text:p>
      <text:p text:style-name="P4">
Published Time: 2023-05-17T10:53</text:p>
      <text:p text:style-name="P4">
Modified Time: 2023-05-17T11:33</text:p>
      <text:p text:style-name="P4">
Description: The three members of the Cabinet of the US President Biden appeared in Congress. They warned that the reduction of budgets will weaken the United States' ability to compete with China in military, diplomacy, and economy. Reuters reports that U.S. Secretary of State Brosky, Minister of Defense Austin and Minister of Commerce Raymond, on Tuesday (5 ...</text:p>
      <text:p text:style-name="P4">
Videos: []</text:p>
      <text:p text:style-name="P4">
Audios: []</text:p>
      <text:p text:style-name="P4">
Images: []</text:p>
      <text:p text:style-name="P4">
Type: NewsArticle</text:p>
      <text:p text:style-name="P4">
Breadcrumbs: ['即时', '国际']</text:p>
      <text:p text:style-name="P4">
Keywords: ['美中关系', '债务违约', '布林肯', '奥斯汀', '雷蒙多']</text:p>
      <!--METADATA-->
      <text:p text:style-name="P4">
The three members of the Cabinet of the US President Biden appeared in Congress. They warned that the reduction of budgets will weaken the United States' ability to compete with China in military, diplomacy, and economy.</text:p>
      <text:p text:style-name="P4">
Reuters reported that US Secretary of State Broskented, Minister of Defense Austin and Minister of Commerce Raymond, attended the Senate Hearing on Tuesday (May 16) to compete with the United States and China with <text:a xlink:type="simple" xlink:href="https://www.zaobao.com/realtime/world/story20230517-1395431" text:style-name="Internet_20_link" text:visited-style-name="Visited_20_Internet_20_Link">
</text:a>
The hook highlights the concentration of the United States and focuses on the competition with the Chinese superpower in China.</text:p>
      <text:p text:style-name="P4">
On the same day, the Senate Allocation Commission held a hearing on the budget requirements of Biden's Biden, and Brosken, Austin, and Raymond were testified at the hearing. The US Cabinet Minister rarely testifies at the public hearing, but Democrats and Republicans have always rushed to show that they believe that the Chinese government is the biggest challenge facing Washington.</text:p>
      <text:p text:style-name="P4">
The opening speech of the President of the Senate Delivery Committee Merry refuted that the Republican Party refuted the Republican Party's proposal to increase non -military expenditure as a proposal to increase debt limit.</text:p>
      <text:p text:style-name="P4">
She said: "Everyone should pay attention to whether China has not argued there to pay for the debt to repay the debt or break down its economy. China has no controversy whether to invest in the future, should we reduce and restrict investment that promotes competitiveness."</text:p>
      <text:p text:style-name="P4">
last year, <text:a xlink:type="simple" xlink:href="https://www.zaobao.com/news/world/story20220812-1302107" text:style-name="Internet_20_link" text:visited-style-name="Visited_20_Internet_20_Link">
 </text:a>
The authorization government has allocated hundreds of billions of dollars to increase the advantages of the United States in semiconductor and other technological fields.</text:p>
      <text:p text:style-name="P4">
American legislators are now considering how to prevent mainland China from launching attacks in Taiwan, improving the relationship with third countries to curb China's influence, tighten regulations to prevent US capital from flowing to Chinese companies, and restrict US technology flow to China.</text:p>
      <text:p text:style-name="P4">
Raymond emphasized at the hearing: "Competition with China ... need to make full use of our economic, diplomatic and military means."</text:p>
      <text:p text:style-name="P4">
US President Biden and Republican leaders are raising the debt limit of US $ 3.14 trillion (about S $ 42 trillion) to avoid difficult negotiations on the United States' catastrophic debt defaults.</text:p>
      <text:p text:style-name="P4">
After the Congress of Biden and the Speaker of the House of Representatives McCarthy held a meeting again on Tuesday, both parties had confidence in reaching an agreement to increase the upper limit of the US debt, but Biden claimed that he "had to do work" and decided to shorten his foreign visits this week.</text:p>
      <text:p text:style-name="P4">
News Source: <text:a xlink:type="simple" xlink:href="https://www.zaobao.com.sg/realtime/world/story20230517-1395460" text:style-name="Internet_20_link" text:visited-style-name="Visited_20_Internet_20_Link">
https://www.zaobao.com.sg/realtime/world/story20230517-1395460</text:a>
</text:p>
      <!--NEWS-->
      <text:h text:style-name="P10" text:outline-level="1">
<text:span text:style-name="T4">
Former Prime Minister Tras visited Taiwan to call for self -defense in Taiwan</text:span>
</text:h>
      <text:p text:style-name="P4">
Author: None</text:p>
      <text:p text:style-name="P4">
Publisher: Radio Free Asia (Organization)</text:p>
      <text:p text:style-name="P4">
Published Time: 2023-05-17T10:57:00-04:00</text:p>
      <text:p text:style-name="P4">
Modified Time: 2023-05-17T13:16:41-04:00</text:p>
      <text:p text:style-name="P4">
Description: None</text:p>
      <text:p text:style-name="P4">
Videos: []</text:p>
      <text:p text:style-name="P4">
Audios: ["<text:a xlink:type="simple" xlink:href="https://www.rfa.org/mandarin/yataibaodao/gangtai/hcm-0517202308341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1" text:anchor-type="as-char" svg:width="6.9236in" svg:height="4.612011in" draw:z-index="0">
<draw:image xlink:href="../Images/rfamandarin/2023-05-17T10-57-00-04-00/000000.png" xlink:type="simple" xlink:show="embed" xlink:actuate="onLoad" draw:mime-type="image/png"/>
</draw:frame>
Former British Prime Minister Tras visited Taiwan and delivered a speech <text:a xlink:type="simple" xlink:href="https://www.rfa.org/mandarin/yataibaodao/gangtai/hcm-05172023083410.html/@@images/image" text:style-name="Internet_20_link" text:visited-style-name="Visited_20_Internet_20_Link">
</text:a>
Agencence France -Presse <text:a xlink:type="simple" xlink:href="https://www.rfa.org/mandarin/yataibaodao/gangtai/hcm-05172023083410.html/@@stream" text:style-name="Internet_20_link" text:visited-style-name="Visited_20_Internet_20_Link">
</text:a>
Former British Prime Minister Tras(Liz Truss)Public speeches on visiting Taiwan emphasized that Taiwan is a lighthouse of a free society. She calls on Western society to closely cooperate closely at the security level to ensure that Taiwan has the ability to self -defense. When asked whether to consider risks to visit Taiwan, Tras said that China tried to restrict Taiwan's guests. If this behavior is condoned, it will be easier for Beijing to achieve its goals in the future.</text:p>
      <text:p text:style-name="P4">
<text:span text:style-name="T4">
<text:span text:style-name="T5">
 <text:a xlink:type="simple" xlink:href="https://www.rfa.org/mandarin/yataibaodao/gangtai/hcm2-05162023083413.html" text:style-name="Internet_20_link" text:visited-style-name="Visited_20_Internet_20_Link">
</text:a>
 </text:span>
*  * </text:span>
<text:a xlink:type="simple" xlink:href="https://www.rfa.org/mandarin/Xinwen/8-05152023162207.html" text:style-name="Internet_20_link" text:visited-style-name="Visited_20_Internet_20_Link">
 </text:a>
**</text:p>
      <text:p text:style-name="P4">
Tellas's speech in Taiwan first mentioned that Taiwan is at the front line of freedom, and Taiwan's threat comes from a totalitarian regime 80 miles away. Chinese leader Xi Jinping issued a unified declaration to send more fighter aircraft to disturb the Taiwan. This threat will not only disappear but also increase.</text:p>
      <text:p text:style-name="P4">
"The Communist Party of China clearly stated that it is the most direct challenge to the CCP in the current form." Tellas pointed out that Taiwanese are better, free, happier, happier, and happy index than Chinese people. 37th higher than China.</text:p>
      <text:p text:style-name="P4">
"The reason I came here this week, I want to help ensure that you continue to succeed. To improve the world's understanding of Taiwan's position." Tras has a sharp development of Taiwan's economy and democracy. In addition to semiconductors, there are pearls and pearls. Milk tea marketing world, 90 % of the world's most advanced chips, 60 % of mobile phones, and computer products are from Taiwan. Around Taiwan's shipping routes are absolutely essential for global business.</text:p>
      <text:p text:style-name="P4">
<text:span text:style-name="T4">
 Xinjiang and Hong Kong are free to be threatened and not allowed to occur in Taiwan. </text:span>
</text:p>
      <text:p text:style-name="P4">
Tellas raised the scene that was freely deprived in China, including the 1989 tank entered Tiananmen Square. The "Hong Kong National Security Law" eroded the freedom of Hong Kong people and forced Uyghur labor in Xinjiang. Millions were imprisoned. She urged that this situation is not allowed to occur in Taiwan. "If the freedom of Taiwan is threatened, the people of Taiwan will come forward. But you also need the allies of the entire free world to support you. I am one of the allies and you have many friends in the free world."</text:p>
      <text:p text:style-name="P4">
<draw:frame draw:style-name="fr1" draw:name="Image62" text:anchor-type="as-char" svg:width="6.9236in" svg:height="4.61393in" draw:z-index="0">
<draw:image xlink:href="../Images/rfamandarin/2023-05-17T10-57-00-04-00/000001.png" xlink:type="simple" xlink:show="embed" xlink:actuate="onLoad" draw:mime-type="image/png"/>
</draw:frame>
Former British Prime Minister Tras visited Taiwan and delivered a speech (Reuters) [] <text:a xlink:type="simple" xlink:href="https://www.rfa.org/mandarin/yataibaodao/gangtai/hcm-05172023083410.html/2023-05-17t040228z_351213875_rc2301a5ik7q_rtrmadp_3_taiwan-britain-truss.jpg" text:style-name="Internet_20_link" text:visited-style-name="Visited_20_Internet_20_Link">
</text:a>
<text:span text:style-name="T4">
 Europe should not sit at Taiwan and suffer threats </text:span>
</text:p>
      <text:p text:style-name="P4">
Tellas believes that "the biggest danger of Taiwan in the future is the theory of fate." Those theories advocate that China ’s attacking Taiwan is inevitable, and Xi Jinping is waiting for the opportunity to“ do n’t fight and bend people ”. She emphasized that people in a free and democratic country should not help and instigate such ideas. "European countries are completely irresponsible regardless of whether they are too far away or not the core part of our concern." She firmly believes that this is the core interest of the European people. Freedom and democracy, like Russia's invasion of Ukraine, will destroy the freedom and democracy of the Pacific Ocean.</text:p>
      <text:p text:style-name="P4">
She also mentioned that the statement of Chinese ambassador to France, Lu Shaye, publicly denied the independent existence of the Baltic nation, and found that Europe and Asia are inseparable. Tras believes that on the Ukraine issue, China should not allow China to have an influence and forced Ukraine to accept unfair solutions, which should accelerate the process of Ukraine to join NATO. She is also worried that any contract may make it difficult for the allies to defend Taiwan. "All free countries must be committed to a free Taiwan and are preparing to support it with specific measures."</text:p>
      <text:p text:style-name="P4">
<text:span text:style-name="T4">
 Tellas advocates economic NATO to respond to China's threat </text:span>
</text:p>
      <text:p text:style-name="P4">
China's economic sharp strength still has fantasies in Western society. Tellas mentioned that he was engaged in public office experience, not just Britain, but the financial departments of other countries were keen to contact China because they did not want to give up the rich profits and commercial benefits investing in China. But look at Lithuania and other Eastern European countries, bravely resist China's attempt to destroy its business.</text:p>
      <text:p text:style-name="P4">
For how to cope with such challenges, Tras put forward three suggestions, "First of all, it cannot be relying on the UN Security Council led by Russia led by Putin, nor can it rely on the World Trade Organization(WTO)To ensure that the rules of fair trade are in place, the development of ‘Economic NATO’ is required. "</text:p>
      <text:p text:style-name="P4">
A country that supports free enterprises should coordinate a mechanism. When technical exports, trade investment, and face -to -face economic coercion, they should use the best practice for China, just like the Cold War should respond to the Soviet export control and coordination committee during the Cold War period.(COCOM)Essence At present, including G7, the European Union, and South Korea, Australia, and other countries that are willing to participate, the trade agreement and economic and trade organizations can be used as the cornerstone of freedom.</text:p>
      <text:p text:style-name="P4">
She hopes that the United Kingdom and the "Cross -Pacific Partner Comprehensive Progress Agreement"(CPTPP)The main members support Taiwan to join quickly, while preventing China from joining.</text:p>
      <text:p text:style-name="P4">
Secondly, Tras advocates response to China's economic coercion and needs to work closely at the security level. Existing NATO, "Sifang Security Dialogue"(QUAD)The mechanisms need to be more coordinated, especially to ensure that Taiwan has the ability to self -defense. "In the absence of‘ hard power ’, we ca n’t pretend to be deterrent. If we really want to prevent conflicts in the South China Sea, we need to take military and defense cooperation carefully.”</text:p>
      <text:p text:style-name="P4">
She thinks this is why "Australia, Britain, and the United States' three -party security partnerships"(Sacrifice), "Global Combat Aviation Program"(Cap)Such an initiative is so important that Aukus announces a plan to provide Australian nuclear-powered submarines; G-CAP will jointly develop the next generation of fighters in Britain, Italy and Japan.</text:p>
      <text:p text:style-name="P4">
Third, Tras reminds that it must reduce dependence on China from various areas of economic and security cooperation. If Beijing upgrades to Taiwan's aggression, the deduction of substance will be inevitable. If you are not ready for this, then everyone in the free world will feel the economic pain that follows.</text:p>
      <text:p text:style-name="P4">
At the end of the speech, she particularly emphasized that this week's visit should directly convey the support of the British people to the people of Taiwan, "your future is our future."</text:p>
      <text:p text:style-name="P4">
<text:span text:style-name="T4">
 Tellas: Can't let China restrict access to Taiwan </text:span>
</text:p>
      <text:p text:style-name="P4">
<draw:frame draw:style-name="fr1" draw:name="Image63" text:anchor-type="as-char" svg:width="6.9236in" svg:height="4.61393in" draw:z-index="0">
<draw:image xlink:href="../Images/rfamandarin/2023-05-17T10-57-00-04-00/000002.png" xlink:type="simple" xlink:show="embed" xlink:actuate="onLoad" draw:mime-type="image/png"/>
</draw:frame>
At the press conference, China criticized China to restrict visiting Taiwan, and he should get up to oppose such bullying behaviors.(Reuters)  <text:a xlink:type="simple" xlink:href="https://www.rfa.org/mandarin/yataibaodao/gangtai/hcm-05172023083410.html/2023-05-17t033916z_919754662_rc2301a5cp9n_rtrmadp_3_taiwan-britain-truss.jpg" text:style-name="Internet_20_link" text:visited-style-name="Visited_20_Internet_20_Link">
</text:a>
"I came to Taiwan to be invited by the Taiwan government. I believe that the election government in Taiwan knows what kind of assistance is the best for the people of Taiwan." Tellas emphasized that Beijing tries to restrict Taiwan's guests and restrict everyone to discuss Taiwan. And let the supporters say. These intimidating methods are not only in the UK, but also in Taiwan. Therefore, we must get up to oppose such bullying behaviors. Some media asked whether she would weaken Sino -British relations when she visited Taiwan, and she refuted, "Do we really want China to decide which countries can Taiwan go with the world? This is a very dangerous idea."</text:p>
      <text:p text:style-name="P4">
The media asked that she had said that the former US National Security Consultant Obelin had said that China would invade Taiwan for two years. Tellas said that Chinese President Xi Jinping had the ambition to win Taiwan, but it was not sure when and how to do it. She believes that Xi Jinping and the Communist Party of China are more inclined to not use force. Of course, if necessary, force will be used if necessary. What the free world can do is to let the Chinese government understand that there will be serious consequences of attack, including the export restrictions of economic sanctions and key technologies. She said, "We will ensure that Taiwan has self -defense capabilities, and people have various speculations about the possible date. The only answer is to prepare as soon as possible to ensure that we are ready."</text:p>
      <text:p text:style-name="P4">
<text:span text:style-name="T4">
 Tellas visited Taiwan in China jumping. </text:span>
</text:p>
      <text:p text:style-name="P4">
When Tillas visited Taiwan, many Chinese departments would make high decibels, and Chinese Ministry of Foreign Affairs spokesman Wang Wenbin criticized at a regular press conference that Tellas visited Taiwan just to use the "Taiwan issue to brush the sense of presence". The Chinese Embassy in the UK immediately issued a long statement, thinking that Tellas was provocative, and he was angry with the Taiwan independence forces, trying to provoke cross -strait opposition and confrontation, and exacerbate the tension on both sides of the strait. The PLA did not have too many major actions. According to the Taiwan Ministry of Defense, from 6 am from 6 am to 6 am on the 17th, a total of 9 aircraft were discovered.</text:p>
      <text:p text:style-name="P4">
Reporter: Huang Chunmei Responsible: Xu Shuting 梒 Qingwang Editor: Ruizhe</text:p>
      <text:p text:style-name="P4">
News Source: <text:a xlink:type="simple" xlink:href="https://www.rfa.org/mandarin/yataibaodao/gangtai/hcm-05172023083410.html" text:style-name="Internet_20_link" text:visited-style-name="Visited_20_Internet_20_Link">
https://www.rfa.org/mandarin/yataibaodao/gangtai/hcm-05172023083410.html</text:a>
</text:p>
      <!--NEWS-->
      <text:h text:style-name="P10" text:outline-level="1">
<text:span text:style-name="T4">
China requires foreign embassies to remove the political symbol of the exterior wall of the building</text:span>
</text:h>
      <text:p text:style-name="P4">
Publisher: 法新社</text:p>
      <text:p text:style-name="P4">
Published Time: 2023-05-17T11:02:08+00:00</text:p>
      <text:p text:style-name="P4">
Modified Time: 2023-05-17T10:50:02+00:00</text:p>
      <text:p text:style-name="P4">
Description: (Agence France -Presse, Beijing, 17th) China has already shown "political propaganda" on several foreign representative agencies in Beijing in Beijing. The relevant requirements seem to be targeted at the Ukraine flag image displayed by Russia since the full invasion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17T11-02-08-00-00/000000.png" xlink:type="simple" xlink:show="embed" xlink:actuate="onLoad" draw:mime-type="image/png"/>
</draw:frame>
In February last year, Russia's invasion of Ukraine was fully invaded, which caused international condemnation. Several countries' diplomatic representatives in China raised the Ukrainian flag, or showed the image of the Ukraine flag on the poster and light boxes.</text:p>
      <text:p text:style-name="P4">
Diplomats pointed out: "We and other representative agencies received a photo of the embassies and representative offices from using the exterior walls of the building for" political propaganda "."</text:p>
      <text:p text:style-name="P4">
The diplomat said that the representative agency did not intend to do it.</text:p>
      <text:p text:style-name="P4">
Three other diplomats in Beijing confirmed that China issued this photo. Although the content did not directly mention the Ukrainian flag, it was obviously aimed at this.</text:p>
      <text:p text:style-name="P4">
News Source: <text:a xlink:type="simple" xlink:href="https://www.rfi.fr/cn/%E5%9B%BD%E9%99%85%E6%8A%A5%E9%81%93/20230517-%E4%B8%AD%E5%9B%BD%E8%A6%81%E6%B1%82%E5%A4%96%E5%9B%BD%E9%A9%BB%E5%8C%97%E4%BA%AC%E4%BD%BF%E9%A6%86-%E7%A7%BB%E9%99%A4%E5%BB%BA%E7%AD%91%E5%A4%96%E5%A2%99%E6%94%BF%E6%B2%BB%E7%AC%A6%E5%8F%B7" text:style-name="Internet_20_link" text:visited-style-name="Visited_20_Internet_20_Link">
https://www.rfi.fr/cn/%E5%9B%BD%E9%99%85%E6%8A%A5%E9%81%93/20230517-%E4%B8%AD%E5%9B%BD%E8%A6%81%E6%B1%82%E5%A4%96%E5%9B%BD%E9%A9%BB%E5%8C%97%E4%BA%AC%E4%BD%BF%E9%A6%86-%E7%A7%BB%E9%99%A4%E5%BB%BA%E7%AD%91%E5%A4%96%E5%A2%99%E6%94%BF%E6%B2%BB%E7%AC%A6%E5%8F%B7</text:a>
</text:p>
      <!--NEWS-->
      <text:h text:style-name="P10" text:outline-level="1">
<text:span text:style-name="T4">
Column | Labor Communication: Workers in Songgang Yunfeng Electronics Factory, Baoan District, Shenzhen request for compensation (3)</text:span>
</text:h>
      <text:p text:style-name="P4">
Author: None</text:p>
      <text:p text:style-name="P4">
Publisher: Radio Free Asia (Organization)</text:p>
      <text:p text:style-name="P4">
Published Time: 2023-05-17T11:07:23-04:00</text:p>
      <text:p text:style-name="P4">
Modified Time: 2023-05-17T11:07:23-04:00</text:p>
      <text:p text:style-name="P4">
Description: None</text:p>
      <text:p text:style-name="P4">
Videos: []</text:p>
      <text:p text:style-name="P4">
Audios: ["<text:a xlink:type="simple" xlink:href="https://www.rfa.org/mandarin/zhuanlan/laogongtongxun/hdf-051720231104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4.634345in" draw:z-index="0">
<draw:image xlink:href="../Images/rfamandarin/2023-05-17T11-07-23-04-00/000000.png" xlink:type="simple" xlink:show="embed" xlink:actuate="onLoad" draw:mime-type="image/png"/>
</draw:frame>
 <text:a xlink:type="simple" xlink:href="https://www.rfa.org/mandarin/zhuanlan/laogongtongxun/hdf-05172023110457.html/@@images/image" text:style-name="Internet_20_link" text:visited-style-name="Visited_20_Internet_20_Link">
</text:a>
Photo: RFA  <text:a xlink:type="simple" xlink:href="https://www.rfa.org/mandarin/zhuanlan/laogongtongxun/hdf-05172023110457.html/@@stream" text:style-name="Internet_20_link" text:visited-style-name="Visited_20_Internet_20_Link">
</text:a>
Before the May 1st Labor Day this year, Yunfeng Electronic Technology (Shenzhen) Co., Ltd., located in Songgang Street, Baoan District, Shenzhen, suddenly began to dismantle and move the machine to cause workers to suspect that the boss wanted to close the factory. Emotionally excited workers are at a loss, they will [] <text:a xlink:type="simple" xlink:href="https://maps.clb.org.hk/" text:style-name="Internet_20_link" text:visited-style-name="Visited_20_Internet_20_Link">
</text:a>
, Asking the boss to promise to make reasonable compensation.</text:p>
      <text:p text:style-name="P4">
The local police came to the scene, and the fire was laid the inflatable cushion downstairs to prevent unexpected. The local union was absent as usual.</text:p>
      <text:p text:style-name="P4">
A news from the website of Songgang Street Office, Baoan District said that just three weeks before the incident, the Songgang Street Trade Union just opened <text:a xlink:type="simple" xlink:href="http://www.baoan.gov.cn/sgjd/zwgk/qt/gzdt/content/post_10517892.html" text:style-name="Internet_20_link" text:visited-style-name="Visited_20_Internet_20_Link">
</text:a>
Chen Jinhua, vice chairman of Baoan District Trade Union, spoke at the meeting, requiring the grassroots trade unions to do their best to do practical things, do good things, and solve difficult things for employees, so as to continuously enhance the sense of perception, response, influence and cohesion of the union. The brand and union chairman are bright. "</text:p>
      <text:p text:style-name="P4">
Ding Yan, chairman of the Songgang Street Trade Union, stated at the meeting that she would work hard to build a strong team of union cadres to do well To realize "the yearning for employees for a better life", so that employees and masses can truly feel that the union is the "home of employees", and the union cadre is the most trusted "family".</text:p>
      <text:p text:style-name="P4">
The words of the chairman of the two -level trade union did not fall. Three weeks later, the Yunfeng factory appeared in the situation of "the party and government, the need for society, and the employee urgently".</text:p>
      <text:p text:style-name="P4">
According to Yunfeng Electronic Technology (Shenzhen) limited <text:a xlink:type="simple" xlink:href="http://www.welfarepcb.com/profile_cn.html" text:style-name="Internet_20_link" text:visited-style-name="Visited_20_Internet_20_Link">
</text:a>
Data, in May 1984 Yunfeng Circuit Edition Co., Ltd. was established in Hong Kong. In May 1991, Shenzhen Songgang Yunfeng Circuit Board Factory was established. And renamed Yunfeng Electronic Technology (Shenzhen) Co., Ltd..</text:p>
      <text:p text:style-name="P4">
The factory <text:a xlink:type="simple" xlink:href="http://www.welfarepcb.com/index_cn.html" text:style-name="Internet_20_link" text:visited-style-name="Visited_20_Internet_20_Link">
</text:a>
Including internationally renowned brands such as Sony, Casio, Foxconn, Sanmei Electric, are <text:a xlink:type="simple" xlink:href="http://www.welfarepcb.com/awards_cn.html" text:style-name="Internet_20_link" text:visited-style-name="Visited_20_Internet_20_Link">
</text:a>
"," The best supplier "and" key component supplier ", Foxconn's" quality performance supplier ", and twice received Sony's thank you.</text:p>
      <text:p text:style-name="P4">
In addition, the Yunfeng Plant was also awarded the "Green Enterprise" of Shenzhen, the advanced unit of legal education in Shenzhen, the excellent enterprise of Baoan District, the excellent enterprise of Songgang Street, and the China Customs Trusting Enterprise.</text:p>
      <text:p text:style-name="P4">
Such a customer stabilized and was awarded by governments at all levels, and the factory also established a trade union. Why is the trust between enterprises and employees so fragile? Why did workers ask for demands and developed to the roof of the floor at once? Have the workers looking for help before going to the roof? After the incident, did the local unions say what the chairman said at the union congress "bright brand and bright identity" to give full play to the union perception, response, influence and cohesion. Representatives of workers negotiated with corporate negotiations to solve problems?</text:p>
      <text:p text:style-name="P4">
Please listen to me with these questions and talk to the "Employee Psychological Consultation Line" of the Federation of Trade Unions of the Baoan District Federation of Shenzhen and the conversation of the chairman of the union of Yunfeng Electronic Technology (Shenzhen) Co., Ltd.</text:p>
      <text:p text:style-name="P4">
News Source: <text:a xlink:type="simple" xlink:href="https://www.rfa.org/mandarin/zhuanlan/laogongtongxun/hdf-05172023110457.html" text:style-name="Internet_20_link" text:visited-style-name="Visited_20_Internet_20_Link">
https://www.rfa.org/mandarin/zhuanlan/laogongtongxun/hdf-05172023110457.html</text:a>
</text:p>
      <!--NEWS-->
      <text:h text:style-name="P10" text:outline-level="1">
<text:span text:style-name="T4">
South Korean consul and Sun Junhao, a Korean foot in China</text:span>
</text:h>
      <text:p text:style-name="P4">
Author: None</text:p>
      <text:p text:style-name="P4">
Publisher: Radio Free Asia (Organization)</text:p>
      <text:p text:style-name="P4">
Published Time: 2023-05-17T11:17:46-04:00</text:p>
      <text:p text:style-name="P4">
Modified Time: 2023-05-17T11:17: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4.612011in" draw:z-index="0">
<draw:image xlink:href="../Images/rfamandarin/2023-05-17T11-17-46-04-00/000000.png" xlink:type="simple" xlink:show="embed" xlink:actuate="onLoad" draw:mime-type="image/png"/>
</draw:frame>
South Korean Football Player Sun Junhao Associated Press Information Picture According to the Yonhap News Agency reported on Wednesday (May 17), Sun Junhao, a South Korean Foreign Aid of Shandong Taishan Football Club, who was detained by the Chinese police, interviewed officials in Shenyang Consulate General in Shenyang. Sun Junhao was taken away by the police before he was preparing to leave at Shanghai Hongqiao Airport last week. He is currently investigated at Chaoyang Public Security Bureau in Liaoning Province. China has accused him of alleged crimes of bribery for non -state staff. Chinese media reported that the current anti -corruption storm of Chinese football and the coach Hao Wei and players of the Shandong Taishan Football Club, which Sun Junhao belongs, may be related to this. The South Korean Consulate General in Shenyang stated that it had been met with Sun Junhao for an hour. In addition, the South Korean Football Association has also sent official documents to the Chinese Football Association and the AFC to understand the truth of the incident. Sun Junhao was born in 1992 and started his career football career in 2014. He was transferred to the Taishan Club in Shandong in 2021. (Responsible editor: Wang Yun)</text:p>
      <text:p text:style-name="P4">
News Source: <text:a xlink:type="simple" xlink:href="https://www.rfa.org/mandarin/Xinwen/1-05172023111542.html" text:style-name="Internet_20_link" text:visited-style-name="Visited_20_Internet_20_Link">
https://www.rfa.org/mandarin/Xinwen/1-05172023111542.html</text:a>
</text:p>
      <!--NEWS-->
      <text:h text:style-name="P10" text:outline-level="1">
<text:span text:style-name="T4">
39 people in the Indian Ocean Washing Ship of Chinese Fishing Vehicles</text:span>
</text:h>
      <text:p text:style-name="P4">
Author: None</text:p>
      <text:p text:style-name="P4">
Publisher: Radio Free Asia (Organization)</text:p>
      <text:p text:style-name="P4">
Published Time: 2023-05-17T11:26:02-04:00</text:p>
      <text:p text:style-name="P4">
Modified Time: 2023-05-17T11:26: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23178in" draw:z-index="0">
<draw:image xlink:href="../Images/rfamandarin/2023-05-17T11-26-02-04-00/000000.png" xlink:type="simple" xlink:show="embed" xlink:actuate="onLoad" draw:mime-type="image/png"/>
</draw:frame>
"Lu Pengyuan Fishing 028" was overturned in the Indian Ocean waters. The picture shows the "Lu Pengyuan Fishing 018" ship participating in search and rescue. <text:a xlink:type="simple" xlink:href="https://www.rfa.org/mandarin/Xinwen/2-05172023111852.html/@@images/image" text:style-name="Internet_20_link" text:visited-style-name="Visited_20_Internet_20_Link">
</text:a>
Online picture According to the Chinese official media Xinhua News Agency, a Chinese ocean fishing boat named "Lu Pengyuan Fishing 028" was covered in the central seas of the Indian Ocean on Tuesday (May 16), and 39 people lost contact on the boat. Among them, there were 17 Chinese crew members, 17 Indonesian natives, and 5 in the Philippines. Chinese President Xi Jinping has instructed to start rescue, but has not yet issued lost contacts. Agence France -Presse pointed out in the report that China has the world's largest deep -sea fishing ship fleet in the past 20 years, but more Chinese fishermen have also occurred in the process of fishing in deep sea. (Responsible editor: Wang Yun)</text:p>
      <text:p text:style-name="P4">
News Source: <text:a xlink:type="simple" xlink:href="https://www.rfa.org/mandarin/Xinwen/2-05172023111852.html" text:style-name="Internet_20_link" text:visited-style-name="Visited_20_Internet_20_Link">
https://www.rfa.org/mandarin/Xinwen/2-05172023111852.html</text:a>
</text:p>
      <!--NEWS-->
      <text:h text:style-name="P10" text:outline-level="1">
<text:span text:style-name="T4">
Ukraine claims to retreat the Russian army in Bacht two wings</text:span>
</text:h>
      <text:p text:style-name="P4">
Publisher: 法新社</text:p>
      <text:p text:style-name="P4">
Published Time: 2023-05-17T11:32:09+00:00</text:p>
      <text:p text:style-name="P4">
Modified Time: 2023-05-17T11:05:02+00:00</text:p>
      <text:p text:style-name="P4">
Description: (AFP, Kiev, 16th) Ukrainian authorities said today that the Russian army has repelled the two wings of Bakhmut from Bakhmut, but also acknowledged that the Russian army was advancing in this dilemm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17T11-32-09-00-00/000000.png" xlink:type="simple" xlink:show="embed" xlink:actuate="onLoad" draw:mime-type="image/png"/>
</draw:frame>
Ganna Maliar, deputy minister of the Ministry of Defense of Ukraine, said Ukraine has retrieved about 20 square kilometers from Russia's plie -shaped offensive from Russia in Bacht. Bacht is the center of Russia's invasion.</text:p>
      <text:p text:style-name="P4">
Mariar pointed out in the community media: "At the same time, the enemy has promoted to some extent in Bachtt and is destroying this town with artillery fire."</text:p>
      <text:p text:style-name="P4">
Oleksandrsyrskyi, commander of the Ukraine ground forces, said earlier that he had visited the troops near Bacht and awards to the longest battles in the battle for the longest time to participate in Russia's full invasion.</text:p>
      <text:p text:style-name="P4">
Selski said: "The members of Wagner Group (Wagner) entered Bachum, just like a mouse entered the mouse cage." The Wagner Group was the Russian mercenary organization.</text:p>
      <text:p text:style-name="P4">
The British Department of Defense said: "In the past 4 days, the Ukrainian army has made progress in tactics, stabilizing Bachmart's two wings, and turning it into an advantage."</text:p>
      <text:p text:style-name="P4">
On the same day, Yevgeny Prigozhin said in a film shared by Russian military bloggers that an American volunteer was killed in the East with the Ukraine.</text:p>
      <text:p text:style-name="P4">
Porigjin said, "This American citizen came to meet us" and showed him a body that he claimed to be Americans. It is unclear when this film is filmed.</text:p>
      <text:p text:style-name="P4">
News Source: <text:a xlink:type="simple" xlink:href="https://www.rfi.fr/cn/%E5%9B%BD%E9%99%85%E6%8A%A5%E9%81%93/20230517-%E4%B9%8C%E5%85%8B%E5%85%B0%E7%A7%B0%E5%9C%A8%E5%B7%B4%E8%B5%AB%E5%A7%86%E7%89%B9%E4%B8%A4%E7%BF%BC%E5%87%BB%E9%80%80%E4%BF%84%E5%86%9B" text:style-name="Internet_20_link" text:visited-style-name="Visited_20_Internet_20_Link">
https://www.rfi.fr/cn/%E5%9B%BD%E9%99%85%E6%8A%A5%E9%81%93/20230517-%E4%B9%8C%E5%85%8B%E5%85%B0%E7%A7%B0%E5%9C%A8%E5%B7%B4%E8%B5%AB%E5%A7%86%E7%89%B9%E4%B8%A4%E7%BF%BC%E5%87%BB%E9%80%80%E4%BF%84%E5%86%9B</text:a>
</text:p>
      <!--NEWS-->
      <text:h text:style-name="P10" text:outline-level="1">
<text:span text:style-name="T4">
Former Apple engineer was sued by the Ministry of Justice by the US Department of Justice and involved in stealing autonomous driving technology for China</text:span>
</text:h>
      <text:p text:style-name="P4">
Author: None</text:p>
      <text:p text:style-name="P4">
Publisher: Radio Free Asia (Organization)</text:p>
      <text:p text:style-name="P4">
Published Time: 2023-05-17T11:35:00-04:00</text:p>
      <text:p text:style-name="P4">
Modified Time: 2023-05-17T17:18: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612011in" draw:z-index="0">
<draw:image xlink:href="../Images/rfamandarin/2023-05-17T11-35-00-04-00/000000.png" xlink:type="simple" xlink:show="embed" xlink:actuate="onLoad" draw:mime-type="image/png"/>
</draw:frame>
Apple logo <text:a xlink:type="simple" xlink:href="https://www.rfa.org/mandarin/Xinwen/5a-05172023171706.html/@@images/image" text:style-name="Internet_20_link" text:visited-style-name="Visited_20_Internet_20_Link">
</text:a>
Reuters pictures</text:p>
      <text:p text:style-name="P4">
The U.S. Department of Justice announced a prosecution on its website on Tuesday (May 16), accusing the former 35 -year -old Wang Weibao (transliteration) of Apple's former engineer who stole Apple's autonomous driving technology and fled back to China.</text:p>
      <text:p text:style-name="P4">
According to the website of the Ministry of Justice, the indictment mentioned that Wang Weibao was employed by Apple in 2016 and lived in Shanjingcheng, California, as a software engineer. At that time, Apple also signed a confidentiality agreement with Wang Weibao and provided confidential training for it. After that, Wang Weibao was assigned to a team of Apple to engage in hardware and software designing and developing autonomous driving systems.</text:p>
      <text:p text:style-name="P4">
However, after obtaining the permissions of Apple's sensitive information, Wang Weibao accepted the employment of an American subsidiary headquartered in a Chinese company in November 2017. It was only four months later that Apple will resign. On April 16, 2018, on the last day of his departure, Apple cenked his Apple online activity log and found that he visited a lot of sensitive and confidential information in a few days before leaving.</text:p>
      <text:p text:style-name="P4">
The law enforcement department searched Wang Weibao's residence in Mountain View in June 2018 and found a lot of data from Apple. At that time, Wang Weibao was present and told the agent that he had no travel plan, but that night he took one -way plane that night, left San Francisco, and went to Guangzhou, China. In the subsequent investigation, the law enforcement department found that after leaving Apple, Wang Weibao also visited Apple's proprietary and confidential information while being hired by the new company.</text:p>
      <text:p text:style-name="P4">
(Responsible editor; Wang Yun)</text:p>
      <text:p text:style-name="P4">
News Source: <text:a xlink:type="simple" xlink:href="https://www.rfa.org/mandarin/Xinwen/5a-05172023171706.html" text:style-name="Internet_20_link" text:visited-style-name="Visited_20_Internet_20_Link">
https://www.rfa.org/mandarin/Xinwen/5a-05172023171706.html</text:a>
</text:p>
      <!--NEWS-->
      <text:h text:style-name="P10" text:outline-level="1">
<text:span text:style-name="T4">
China's 70 major and medium -sized urban residential sales fell in April</text:span>
</text:h>
      <text:p text:style-name="P4">
Author: None</text:p>
      <text:p text:style-name="P4">
Publisher: Radio Free Asia (Organization)</text:p>
      <text:p text:style-name="P4">
Published Time: 2023-05-17T11:36:00-04:00</text:p>
      <text:p text:style-name="P4">
Modified Time: 2023-05-17T11:41: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12011in" draw:z-index="0">
<draw:image xlink:href="../Images/rfamandarin/2023-05-17T11-36-00-04-00/000000.png" xlink:type="simple" xlink:show="embed" xlink:actuate="onLoad" draw:mime-type="image/png"/>
</draw:frame>
The residential building in Chaoyang District, Beijing was taken on May 10, 2022. According to the news from the China National Bureau of Statistics on Wednesday (May 17), the sales prices of 70 large and medium -sized cities in China have declined, and second -hand residential houses have fallen more obvious. According to Surging News, the sales prices of four first -tier cities such as Beijing and Shanghai have risen, and the increase has increased by 0.1 percentage points from March; percentage point. From the perspective of second -hand housing, the sales prices of second -hand housing in first -tier cities in April rose 0.2 percentage points from the previous month, the increase of 0.3%from the previous month; the sales prices of second -hand housing in second- and third -tier cities were flat. In addition, in the data announced on Tuesday, the national residential sales increased by 11.8%year-on-year from January to April this year. The official website of the China Real Estate Association's official website commented that these data show that there is still room for the supply of short -term real estate, and the overall transaction of the demand side will be further lower, the point -like recovery, and the urban differentiation will intensify. Comments also emphasize that domestic demand and endogenous force are still insufficient, and the economic vitality is low. (Responsible editor: Wang Yun)</text:p>
      <text:p text:style-name="P4">
News Source: <text:a xlink:type="simple" xlink:href="https://www.rfa.org/mandarin/Xinwen/3-05172023112717.html" text:style-name="Internet_20_link" text:visited-style-name="Visited_20_Internet_20_Link">
https://www.rfa.org/mandarin/Xinwen/3-05172023112717.html</text:a>
</text:p>
      <!--NEWS-->
      <text:h text:style-name="P10" text:outline-level="1">
<text:span text:style-name="T4">
Luo Yulin, former deputy minister of the SASAC SASAC, was investigated</text:span>
</text:h>
      <text:p text:style-name="P4">
Author: None</text:p>
      <text:p text:style-name="P4">
Publisher: Radio Free Asia (Organization)</text:p>
      <text:p text:style-name="P4">
Published Time: 2023-05-17T11:40:16-04:00</text:p>
      <text:p text:style-name="P4">
Modified Time: 2023-05-17T11:4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88615in" draw:z-index="0">
<draw:image xlink:href="../Images/rfamandarin/2023-05-17T11-40-16-04-00/000000.png" xlink:type="simple" xlink:show="embed" xlink:actuate="onLoad" draw:mime-type="image/png"/>
</draw:frame>
Luo Yulin, former deputy minister of the State -owned Assets Supervision and Administration Commission of the State Council of China <text:a xlink:type="simple" xlink:href="https://www.rfa.org/mandarin/Xinwen/4-05172023113730.html/@@images/image" text:style-name="Internet_20_link" text:visited-style-name="Visited_20_Internet_20_Link">
</text:a>
Online pictures According to the website of the Communist Party of China on Wednesday (May 17), Luo Yulin, former deputy minister of the State -owned Assets Supervision and Administration Commission of the State Council of the State Council, was suspected of serious disciplinary violations. Essence Luo Yulin, a native of Henan, was born in August 1958 and worked in Qinghai Province for nearly 40 years. He was the director of the Provincial Government's SASAC and the secretary of the party committee. At the end of 2015, Luo Yulin was appointed chairman of the Supervisory Board of State -owned Key Enterprise. According to the local media Yangtze Evening News, the state -owned key large -scale enterprise supervisory committee is sent by the State Council. The chairman of the Supervisory Board is the deputy ministerial level. Generally, the chairman of each Supervisory Board is responsible for supervising several state -owned key large -scale enterprises. After Luo Yulin, he also served as the leader of the third patrol team of the Party Committee of the SASAC. As Luo Yulin was investigated, the central management cadres who had fallen off this year rose to 20. In addition to Luo Yulin, there is also Wang Xuefeng, former deputy director of the Standing Committee of the Hebei Provincial People's Congress, and He Zehua, former member of the National Tobacco Monopoly Bureau, and He Zehua, deputy director. (Responsible editor: Wang Yun)</text:p>
      <text:p text:style-name="P4">
News Source: <text:a xlink:type="simple" xlink:href="https://www.rfa.org/mandarin/Xinwen/4-05172023113730.html" text:style-name="Internet_20_link" text:visited-style-name="Visited_20_Internet_20_Link">
https://www.rfa.org/mandarin/Xinwen/4-05172023113730.html</text:a>
</text:p>
      <!--NEWS-->
      <text:h text:style-name="P10" text:outline-level="1">
<text:span text:style-name="T4">
Bayon held a press conference at the G7 Summit in Japan on the 21st</text:span>
</text:h>
      <text:p text:style-name="P4">
Author: 联合早报 (Person)</text:p>
      <text:p text:style-name="P4">
Publisher: 联合早报 (Organization)</text:p>
      <text:p text:style-name="P4">
Published Time: 2023-05-17T11:43</text:p>
      <text:p text:style-name="P4">
Modified Time: 2023-05-17T11:43</text:p>
      <text:p text:style-name="P4">
Description: Reuters reports that the White House announced that President Biden will hold a press conference in Japan on Sunday (May 21). Biden went to Japan on Wednesday (17th) to attend the Seventh Kingdom Group (G7) summit held in Hiroshima.</text:p>
      <text:p text:style-name="P4">
Videos: []</text:p>
      <text:p text:style-name="P4">
Audios: []</text:p>
      <text:p text:style-name="P4">
Images: []</text:p>
      <text:p text:style-name="P4">
Type: NewsArticle</text:p>
      <text:p text:style-name="P4">
Breadcrumbs: ['即时', '国际']</text:p>
      <text:p text:style-name="P4">
Keywords: ['美国', '拜登', '七国集团', '日本', '广岛']</text:p>
      <!--METADATA-->
      <text:p text:style-name="P4">
Reuters reports that the White House announced that President Biden will hold a press conference in Japan on Sunday (May 21).</text:p>
      <text:p text:style-name="P4">
<text:a xlink:type="simple" xlink:href="https://www.zaobao.com/realtime/world/story20230514-1394638" text:style-name="Internet_20_link" text:visited-style-name="Visited_20_Internet_20_Link">
</text:a>
Attack the Seven -Kinged Group (G7) summit held in Hiroshima.</text:p>
      <text:p text:style-name="P4">
News Source: <text:a xlink:type="simple" xlink:href="https://www.zaobao.com.sg/realtime/world/story20230517-1395467" text:style-name="Internet_20_link" text:visited-style-name="Visited_20_Internet_20_Link">
https://www.zaobao.com.sg/realtime/world/story20230517-1395467</text:a>
</text:p>
      <!--NEWS-->
      <text:h text:style-name="P10" text:outline-level="1">
<text:span text:style-name="T4">
How can I talk about the two sides of the strait?</text:span>
</text:h>
      <text:p text:style-name="P4">
Author: None (Language: zh)</text:p>
      <text:p text:style-name="P4">
Publisher: None</text:p>
      <text:p text:style-name="P4">
Time: 2023-05-17T11:43:00Z</text:p>
      <text:p text:style-name="P4">
Description: In 2024, the Presidential Election of the Taiwan Presidential Election was 8 months old, and the Kuomintang decided to call Hou Youyi to run on the 17th. As the mayor of Xinbei, Hou Youyi's cross -strait and international experience are relatively weak, and it has also become the focus of inspection of all walks of life. What cross -strait discussions did he mention? What do experts think?</text:p>
      <text:p text:style-name="P4">
Videos: []</text:p>
      <text:p text:style-name="P4">
Images: ["<text:a xlink:type="simple" xlink:href="https://static.dw.com/image/65636419_303.jpg" text:style-name="Internet_20_link" text:visited-style-name="Visited_20_Internet_20_Link">
65636419_303.jpg</text:a>
", "<text:a xlink:type="simple" xlink:href="https://static.dw.com/image/65656839_401.jpg" text:style-name="Internet_20_link" text:visited-style-name="Visited_20_Internet_20_Link">
65656839_401.jpg</text:a>
", "<text:a xlink:type="simple" xlink:href="https://static.dw.com/image/65656798_401.jpg" text:style-name="Internet_20_link" text:visited-style-name="Visited_20_Internet_20_Link">
65656798_401.jpg</text:a>
", "<text:a xlink:type="simple" xlink:href="https://static.dw.com/image/63881303_401.jpg" text:style-name="Internet_20_link" text:visited-style-name="Visited_20_Internet_20_Link">
63881303_401.jpg</text:a>
", "<text:a xlink:type="simple" xlink:href="https://static.dw.com/image/37933716_303.jpg" text:style-name="Internet_20_link" text:visited-style-name="Visited_20_Internet_20_Link">
37933716_303.jpg</text:a>
", "<text:a xlink:type="simple" xlink:href="https://static.dw.com/image/18834380_303.jpg" text:style-name="Internet_20_link" text:visited-style-name="Visited_20_Internet_20_Link">
18834380_303.jpg</text:a>
", "<text:a xlink:type="simple" xlink:href="https://static.dw.com/image/64260727_303.jpg" text:style-name="Internet_20_link" text:visited-style-name="Visited_20_Internet_20_Link">
64260727_303.jpg</text:a>
", "<text:a xlink:type="simple" xlink:href="https://static.dw.com/image/64935816_303.jpg" text:style-name="Internet_20_link" text:visited-style-name="Visited_20_Internet_20_Link">
64935816_303.jpg</text:a>
", "<text:a xlink:type="simple" xlink:href="https://static.dw.com/image/65046140_303.jpg" text:style-name="Internet_20_link" text:visited-style-name="Visited_20_Internet_20_Link">
65046140_303.jpg</text:a>
", "<text:a xlink:type="simple" xlink:href="https://static.dw.com/image/62739415_303.jpg" text:style-name="Internet_20_link" text:visited-style-name="Visited_20_Internet_20_Link">
62739415_303.jpg</text:a>
", "<text:a xlink:type="simple" xlink:href="https://static.dw.com/image/62767778_303.jpg" text:style-name="Internet_20_link" text:visited-style-name="Visited_20_Internet_20_Link">
62767778_303.jpg</text:a>
", "<text:a xlink:type="simple" xlink:href="https://static.dw.com/image/60681952_303.jpg" text:style-name="Internet_20_link" text:visited-style-name="Visited_20_Internet_20_Link">
60681952_303.jpg</text:a>
", "<text:a xlink:type="simple" xlink:href="https://static.dw.com/image/17073167_303.jpg" text:style-name="Internet_20_link" text:visited-style-name="Visited_20_Internet_20_Link">
17073167_303.jpg</text:a>
"]</text:p>
      <text:p text:style-name="P4">
Subject: 时政风云</text:p>
      <text:p text:style-name="P4">
Subjects: []</text:p>
      <text:p text:style-name="P4">
Keywords: ['民主进步党', '台湾', '中国国民党']</text:p>
      <text:p text:style-name="P4">
Id: 65659181</text:p>
      <!--METADATA-->
      <text:p text:style-name="P4">
<text:a xlink:type="simple" xlink:href="https://www.dw.com/zh/overlay/image/article/65659181/65636419" text:style-name="Internet_20_link" text:visited-style-name="Visited_20_Internet_20_Link">
 <draw:frame draw:style-name="fr1" draw:name="Image72" text:anchor-type="as-char" svg:width="6.9236in" svg:height="3.896998in" draw:z-index="0">
<draw:image xlink:href="../Images/dwzh/2023-05-17T11-43-00Z/65636419_303.jpg" xlink:type="simple" xlink:show="embed" xlink:actuate="onLoad" draw:mime-type="image/jpeg"/>
</draw:frame>
</text:a>
The Kuomintang officially announced on the 17th that Hou Youyi, the mayor of New Taipei, was involved in Taiwan President in 2024. The picture shows him attending a situation in November last year.</text:p>
      <text:p text:style-name="P4">
(Voice of Germany Chinese website) After a long time, the Taiwan party finally launched the presidential election candidate next year. Kuomintang Chairman Zhu Lilun announced on Wednesday (May 17) that the current mayor of New Taipei Hou Youyi on behalf of the party was elected. Zhu Lilun said that Hou Youyi, a police officer, was "the hero of the violent and safe". He believed that he could unite the Kuomintang and "jointly defend the Republic of China and protect the democracy and freedom of Taiwan. <text:a xlink:type="simple" xlink:href="https://www.dw.com/zh/zh/台灣總統大選戰爭與和平之間的抉擇/a-65415439" text:style-name="Internet_20_link" text:visited-style-name="Visited_20_Internet_20_Link">
</text:a>
"".</text:p>
      <text:p text:style-name="P4">
Hou Youyi said that Taiwan is currently facing the "international situation in the international situation." He said: "Guarding the Republic of China, the land of the land of love to Taiwan is the only belief in my life, and never change." It is also specifically called by Taiwanese: "The Republic of China is our country, and Taiwan is our puppet. ","</text:p>
      <text:p text:style-name="P4">
Both Zhu Lilun and Hou Youyi thanked the founder of Hon Hai Group Guo Taiming, and repeatedly emphasized the importance of unity. <text:a xlink:type="simple" xlink:href="https://www.dw.com/zh/zh/欲角逐台灣總統-郭台銘勿讓民進黨執政/a-65234414" text:style-name="Internet_20_link" text:visited-style-name="Visited_20_Internet_20_Link">
</text:a>
However, before the middle of the 17th, he had congratulated Hou Youyi through Facebook, saying that he would "keep his promise" and would "do his best to support Mayor Hou's victory."</text:p>
      <text:p text:style-name="P4">
DPP legislators revealed during the Taiwan media interview that the party candidate Lai Qingde was called on Hou Youyi, reacting bland and stable. Lai Qingde also proposed a "3 -point consensus" response, and one of them called for the nominated candidates of all parties, "It is necessary to ensure that the sovereignty of Taiwan's Taiwan sovereignty is not eroded, and the free democracy constitutional system is not destroyed."</text:p>
      <text:p text:style-name="P4">
<draw:frame draw:style-name="fr1" draw:name="Image73" text:anchor-type="as-char" svg:width="6.9236in" svg:height="3.896998in" draw:z-index="0">
<draw:image xlink:href="../Images/dwzh/2023-05-17T11-43-00Z/65656839_401.jpg" xlink:type="simple" xlink:show="embed" xlink:actuate="onLoad" draw:mime-type="image/jpeg"/>
</draw:frame>
The DPP announced in April this year that Lai Qingde, the current vice president, was nominated for the president of Taiwan.</text:p>
      <text:h text:style-name="P12" text:outline-level="3">
<text:span text:style-name="T4">
Why is he called Hou Youyi?</text:span>
</text:h>
      <text:p text:style-name="P4">
At the Kuomintang on the 17th, Zhu Lilun claimed that the decision to recruit Hou Youyi was to consider the opinions of the party's polls and the heads of counties and legislators.</text:p>
      <text:p text:style-name="P4">
According to the Kuomintang Cultural Conference announced the internal ginseng polls in May, the "mutual comparison of the party" showed that Hou Youyi's support was 40.77 %, and Guo Taiming was 31.77 %; La Lai Qingde 4.97 percentage points, while Guo Taiming lost 5.63 percentage points.</text:p>
      <text:p text:style-name="P4">
Liu Zhengshan, director of the Political Research Institute of Sun Yat -sen University in Taiwan, pointed out to DW that before Guo Taiming expressed his intention to run, Hou Youyi was already the focus of discussion in the Kuomintang, and his momentum was not sudden. As a "variable", Guo Taiming, unless the support in polls, local chiefs and the Central People's Republic of China has "strong competitive advantages", it is possible to nominate. Next, we must test how party chairman Zhu Lilun integrates; as for Guo Taiming's next step, it depends on whether he can exert its influence within the party.</text:p>
      <text:p text:style-name="P4">
Now Guo Taiming publicly expressed support for Hou Youyi. Professor Liao Daqi, Professor of Political Research of Sun Yat -sen University in Taiwan, believes that this will bring bonus effects for the Kuomintang. Liao Daqi told DW that it would not only let <text:a xlink:type="simple" xlink:href="https://www.dw.com/zh/zh/柯文哲将以台湾总统大选参选人身份赴美访问/a-64899690" text:style-name="Internet_20_link" text:visited-style-name="Visited_20_Internet_20_Link">
</text:a>
Stress, it is "unprecedented pressure" to the DPP.</text:p>
      <text:p text:style-name="P4">
If the outside world cares, is it possible for Guo Taiming to run with Hou Youyi as a vice presidential candidate. Liao Daqi said that from Guo Taiming's attitude, he has always judged that the possibility of "does not rule out"; Tell Dw that Guo Taiming wants "complete power", but what he can do as the vice president is limited, so he believes that the opportunity to form "Hou Guo" is not great.</text:p>
      <text:p text:style-name="P4">
<draw:frame draw:style-name="fr1" draw:name="Image74" text:anchor-type="as-char" svg:width="6.9236in" svg:height="3.896998in" draw:z-index="0">
<draw:image xlink:href="../Images/dwzh/2023-05-17T11-43-00Z/65656798_401.jpg" xlink:type="simple" xlink:show="embed" xlink:actuate="onLoad" draw:mime-type="image/jpeg"/>
</draw:frame>
On the 17th, the Kuomintang announced the call for New Taipei Mayor Hou Youyi, and the Taiwan people's party also ran through the nomination chairman Ke Wenzhe. The picture shows Ke Wenzhe participated in the Shanghai -Taipei City Forum in China when he served as the mayor of Taipei in 2017.</text:p>
      <text:h text:style-name="P12" text:outline-level="3">
<text:span text:style-name="T4">
Expert: Hou Youyi is "Cai Yingwen of the Kuomintang"</text:span>
</text:h>
      <text:p text:style-name="P4">
Hou Youyi graduated from the Central Police School of Taiwan, starting from the grass -roots police officer; in 1989, he led his team to attack Zheng Nanrong, a Taiwanese independence person in his lunch and prisoner at the time. Since then, Hou Youyi has continued to rise step by step in the police community, with officials and police chiefs. In 2010, Zhu Lilun was elected as the mayor of New Taipei. He invited Hou Youyi to serve as the deputy mayor and also laid the foundation for Hou Youyi to twice in 2018 and 2022.</text:p>
      <text:p text:style-name="P4">
Although he has experience in the municipal political region, as a presidential candidate, Hou Youyi <text:a xlink:type="simple" xlink:href="https://www.dw.com/zh/zh/台灣九合一大選前瞻2024總統敲門磚/a-63881181" text:style-name="Internet_20_link" text:visited-style-name="Visited_20_Internet_20_Link">
</text:a>
Testing from all walks of life. Compared with the Democratic Progressive Party Chairman Lai Qingde, Hou Youyi's position in this regard is relatively vague.</text:p>
      <text:p text:style-name="P4">
At the end of April, Hou Youyi repeatedly mentioned the so -called "cup of water theory", which caused internal disputes in Taiwan. He advocated that "the Republic of China is a cup and Taiwan is water." The two are "symbiosis". What is important is to strengthen self -defense capabilities and national security and avoid "cup breaking water overwhelming."</text:p>
      <text:p text:style-name="P4">
In early May, Hou Youyi was once again asked about his cross -strait position. He said that he opposed "one country, two systems" and "adhere to Taiwan's own democratic value", but also called "Taiwan independence has no legal basis", so he opposes Taiwan independence. Hou Youyi emphasized that "everything is in accordance with the Constitution of the Republic of China", and at this stage, the governance of the Republic of China is in the "Taiwan Golden Horse."</text:p>
      <text:p text:style-name="P4">
<draw:frame draw:style-name="fr1" draw:name="Image75" text:anchor-type="as-char" svg:width="6.9236in" svg:height="3.896998in" draw:z-index="0">
<draw:image xlink:href="../Images/dwzh/2023-05-17T11-43-00Z/63881303_401.jpg" xlink:type="simple" xlink:show="embed" xlink:actuate="onLoad" draw:mime-type="image/jpeg"/>
</draw:frame>
Hon Hai founder Guo Taiming congratulated Hou Youyi to the Kuomintang's call on the 17th through Facebook. (Data photo)</text:p>
      <text:p text:style-name="P4">
Experts point out that one of the key issues in Hou Youyi's discussion is that the definition of "Taiwan independence" in his mouth still needs to be clarified.</text:p>
      <text:p text:style-name="P4">
"He opposes one country, two systems, and Taiwan independence. These two will become contradictions if they are not good." Liu Zhengshan, a political scholar in Sun Yat -sen University in Taiwan, told DW that he could judge Hou Youyi on the one hand that he wanted to express it. "One country, two systems", on the one hand, because of the "Republic of China", therefore, "there is no such thing as the so -called whether to change the constitution and re -establish the country." Liu Zhengshan believes that because Hou Youyi did not say clearly, he "gave himself a misunderstanding."</text:p>
      <text:p text:style-name="P4">
Other experts pointed out that Hou Youyi said to Taiwan's positioning, followed <text:a xlink:type="simple" xlink:href="https://www.dw.com/zh/zh/馬英九將訪中-專家不必過度解讀/a-65045066" text:style-name="Internet_20_link" text:visited-style-name="Visited_20_Internet_20_Link">
</text:a>
has a difference. Professor Liao Daqi, a Professor of Rongtong, Taiwan, told DW that Hou Youyi said that he was "not much worse than Lai Qingde." He can be said to be like "Cai Yingwen in the Kuomintang", which is not so dark, but he can ask for demands from middle voters."The DPP, Hou Youyi and Ke Wenzhe's discussion on both sides of the strait seem to be increasingly reduced. I think this is also a good thing. Taiwan's consensus will become closer and closer." Fan Shiping told Dw It is the mainstream, and this set of discussion is more reflected in Guo Taiming; the next thing to observe is whether this discussion will be replaced by Hou Youyi in the party, or through Guo Taiming and Ke Wenzhe Choose yourself to promote your position.</text:p>
      <text:p text:style-name="P4">
*<draw:frame draw:style-name="fr1" draw:name="Image76" text:anchor-type="as-char" svg:width="6.9236in" svg:height="3.896998in" draw:z-index="0">
<draw:image xlink:href="../Images/dwzh/2023-05-17T11-43-00Z/37933716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Ma Ying -jeou to the mainland to worship the ancestors of the Democratic Progressive Party: "The chess piece under the promotion of the Communist Party of China"</text:span>
</text:h>
      <text:p text:style-name="P4">
Former Taiwan President Ma Ying -jeou will go to mainland China from March 27th to April 7th. The Presidential Palace stated on the 20th that he had received a visit to Ma Ying -jeou on the same day. It is hoped that "Ma Ying -jeou is the former head of state. Standage to communicate with peer dignity. " The DPP criticized Ma Ying -jeou to go to China in the name of worshiping ancestors. "But related itineraries cooperated with the Chinese United Front. Such planning arrangements obviously did not think from the stance of the country and the people, and the people of Taiwan could not accept the departure of the Republic of China. "A chess piece".</text:p>
      <text:p text:style-name="P4">
*<draw:frame draw:style-name="fr1" draw:name="Image77" text:anchor-type="as-char" svg:width="6.9236in" svg:height="3.896998in" draw:z-index="0">
<draw:image xlink:href="../Images/dwzh/2023-05-17T11-43-00Z/18834380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排</text:span>
</text:h>
      <text:p text:style-name="P4">
Taiwan Wind Media quoted anonymous news that Ma Ying -jeou's trip was mainly to worship Hunan. He would not go to Beijing, nor did he arrange to conduct a "Ma Xi Society" with Xi Jinping, the General Secretary of the Communist Party of China. The political effects are expected to decrease significantly. However, Ma Ying -jeou has become the first head of Taiwan to go to the mainland since the relocation of the Republic of China government in 74 years. "As far as cross -strait relations are concerned, it still has great historical significance." On November 7, 2015, Xi Jinping and Ma Ying -jeou, the top leaders on both sides of the Taiwan Strait, met in Singapore. This is the first meeting of the top leaders of the two sides since the cross -strait political separation in 1949. During the meeting, the two parties were mainly exchanged on cross -strait relations. The two parties did not sign an agreement or issued a joint statement.</text:p>
      <text:p text:style-name="P4">
*<draw:frame draw:style-name="fr1" draw:name="Image78" text:anchor-type="as-char" svg:width="6.9236in" svg:height="3.896998in" draw:z-index="0">
<draw:image xlink:href="../Images/dwzh/2023-05-17T11-43-00Z/64260727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Taiwan Media: Ma Ying -jeou will meet with Wang Huning and Song Tao</text:span>
</text:h>
      <text:p text:style-name="P4">
Taiwan's "Lianhe Daily" reported on the 20th quoted Beijing sources pointed out that Wang Huning, deputy leader of the leadership group of the Central Committee of the Communist Party of China and chairman of the National Committee of the Chinese People's Political Consultative Conference, may meet with Ma Ying -jeou in Shanghai. Essence According to Xia Liyan's visit to the last Kuomintang vice chairman, Ma Ying -jeou's visit to the provinces and cities in mainland China, the "first leader" of the local Communist Party, that is, the secretary of the provincial and municipal party committee will come to meet and dinner. Although he will not meet with Xi Jinping, the General Secretary of the Communist Party of China, Wang Huning and Song Tao may meet with Ma Ying -jeou in Shanghai and Nanjing.</text:p>
      <text:p text:style-name="P4">
*<draw:frame draw:style-name="fr1" draw:name="Image79" text:anchor-type="as-char" svg:width="6.9236in" svg:height="3.896998in" draw:z-index="0">
<draw:image xlink:href="../Images/dwzh/2023-05-17T11-43-00Z/64935816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text:span>
</text:h>
      <text:p text:style-name="P4">
On March 16, Liang Wenjie, deputy chairman of the Taiwan MAC, announced that from March 25th, all Taiwanese and land distribution can take small three -way and transit flights. Two classes are adjusted to 3 classes per week; Matsu 2 routes are adjusted from 4 shifts per week to 14 classes. However, if the certificates held by the landlords are "Golden Horse Peng Entry Outbound License", according to the existing relevant regulations, Taiwan cannot be transferred to Taiwan. From February 10, 2020, in order to respond to the new crown epidemic, Taiwan has implemented the "suspension measures" of small three links.</text:p>
      <text:p text:style-name="P4">
*<draw:frame draw:style-name="fr1" draw:name="Image80" text:anchor-type="as-char" svg:width="6.9236in" svg:height="3.896998in" draw:z-index="0">
<draw:image xlink:href="../Images/dwzh/2023-05-17T11-43-00Z/65046140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Vice Chairman of the Kuomintang Xia Liyan led the group to visit the mainland for the second time</text:span>
</text:h>
      <text:p text:style-name="P4">
Xia Liyan, vice chairman of the Taiwan Kuomintang from February 8th to 17th this year, led a group to visit mainland China. During his stay in Beijing, he met with Song Tao, the newly -appointed director of the State Council, and Wang Huning, who was still the "Chairman of the National Committee of the Chinese People's Political Consultative Conference" at the time. The observation and review article published by Hong Kong media Hong Kong 01 pointed out that Xia Liyan visited the land twice in the past six months. The reception of Xia Liyi's intended to Taiwan shows that this is the beginning of the Chinese Communist Party of Taiwan. The central government may have expanded the scale to communicate with elites from all walks of life in Taiwan, and even "carry out extensive in -depth consultations'".</text:p>
      <text:p text:style-name="P4">
*<draw:frame draw:style-name="fr1" draw:name="Image81" text:anchor-type="as-char" svg:width="6.9236in" svg:height="3.896998in" draw:z-index="0">
<draw:image xlink:href="../Images/dwzh/2023-05-17T11-43-00Z/62739415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Pelosi visited the Taitai Strait tension and the situation quickly heated up</text:span>
</text:h>
      <text:p text:style-name="P4">
On August 2 last year, Perlis, the Speaker of the House of Representatives of the United States House, visited Taiwan in Beijing severely. The mainland PLA announced that night to launch military training operations in the six sea airspace surrounding Taiwan from 12:00 on the 4th to 12:00 on the 4th. Organize real bombs shooting. The report from the Japanese Ministry of Defense pointed out that Japan has predered that China has launched 9 missiles from the direction of Taiwan in the afternoon of the 4th, and four of them fly over Taiwan's island. Last year, China sent a total of 1727 military aircraft to enter Taiwan's air defense identification zone (ADIZ), which was almost twice as many as 2021. Moreover, after Perosi visited Taiwan, the PLA military aircraft continued to fly over the central line.</text:p>
      <text:p text:style-name="P4">
*<draw:frame draw:style-name="fr1" draw:name="Image82" text:anchor-type="as-char" svg:width="6.9236in" svg:height="3.896998in" draw:z-index="0">
<draw:image xlink:href="../Images/dwzh/2023-05-17T11-43-00Z/62767778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Xia Liyan visited mainland China during the sensitive period</text:span>
</text:h>
      <text:p text:style-name="P4">
Shortly after the military exercise of the PLA surrounding Taiwan last year, Xia Liyan, vice chairman of the Kuomintang, ignored the absence of the Taiwan party and led a delegation to visit mainland China. The Kuomintang's press release mentioned that Xia Liyan and Zhang Zhijun communicated with issues such as Chinese military exercises, agricultural product inspection and quarantine issues, ECFA earlier lists, cross -strait increases (resumed small three links), and Taiwanese businessmen's rights and investment guarantee. Xia Liyan claimed that the Chinese people had reflected to the Chinese people who were dissatisfied and worried about the Chinese military in the surrounding waters of Taiwan. Taiwan President Tsai Ing -wen stated at the Democratic Progressive Party that at this moment, the Kuomintang still insisted on going to China to disappoint the people; the Kuomintang's approach also passed the wrong information to the international community.</text:p>
      <text:p text:style-name="P4">
*<draw:frame draw:style-name="fr1" draw:name="Image83" text:anchor-type="as-char" svg:width="6.9236in" svg:height="3.896998in" draw:z-index="0">
<draw:image xlink:href="../Images/dwzh/2023-05-17T11-43-00Z/60681952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Hong Xiuzhu met with Wang YangIn February 2022, former Kuomintang chairman Hong Xiuzhu went to Beijing to attend the opening ceremony of the Beijing Winter Olympics and held talks with Wang Yang, then the chairman of the Chinese People's Political Consultative Conference. Wang Yang said during the talks that "no forces of the unified historical trend of the two sides of the strait cannot be blocked", and Hong Xiuzhu said that it was necessary to accelerate the "cross -strait peaceful unity cause" in the goal of "anti -independence". The Democratic Progressive Party criticized Hong Xiuzhu as the "pawn" of the Chinese United Front, while the Kuomintang legislators criticized the DPP as a ruling party but did not intend to contact China to improve their tight relationships.</text:span>
</text:h>
      <text:p text:style-name="P4">
*<draw:frame draw:style-name="fr1" draw:name="Image84" text:anchor-type="as-char" svg:width="6.9236in" svg:height="3.896998in" draw:z-index="0">
<draw:image xlink:href="../Images/dwzh/2023-05-17T11-43-00Z/17073167_303.jpg" xlink:type="simple" xlink:show="embed" xlink:actuate="onLoad" draw:mime-type="image/jpeg"/>
</draw:frame>
#</text:p>
      <text:h text:style-name="P13" text:outline-level="4">
<text:span text:style-name="T4">
Aitai or selling a table? Why do the Kuomintang "big guys" frequently travel to China</text:span>
</text:h>
      <text:h text:style-name="P12" text:outline-level="3">
<text:span text:style-name="T4">
Wang Jinping's "Seeking peace" in CCTV show</text:span>
</text:h>
      <text:p text:style-name="P4">
In September 2020, the Kuomintang originally intended to send former Legislative Dean Wang Jinping as the head of the delegation to attend the 12th "Straits Forum" held in Xiamen. However, due to the days before the forum, when CCTV, CCTV reported on the "central video" of social media, reported that Wang Jinping will play the title of "Taiwan Strait's fierce war, this person comes to summon" on behalf of the Kuomintang forum on behalf of the Kuomintang forum. The opposition and the opposition are dissatisfied. The Kuomintang announced the cancellation of participation in the Strait Forum in the form of a party, and also stated that in such an atmosphere, the Kuomintang's return group may cause the cross -strait public opinio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attitude of the Chinese government to Hou Youyi</text:span>
</text:h>
      <text:p text:style-name="P4">
In response to Hou Youyi recently called "opposing Taiwan independence and opposition to one country, two systems", a spokesman for the China State Council, Ma Xiaoguang, responded on the morning of the 17th: "The system is not a unified obstacle, nor is it an excuse for division." Based on the "1992 Consensus" and anti -"Taiwan independence", they "jointly promote the peaceful development of cross -strait relations."</text:p>
      <text:p text:style-name="P4">
In this regard, expert Liao Daqi said that the Chinese government originally echoed consistent with the statement of Taiwanese politicians, but they need to reiterate their position. "Fan Shiping believes that this" to some extent refutes Hou Youyi's view to some extent "What China is even more hopes that people like Guo Taiming intend to launch a unified political negotiation with China, but Hou Youyi's statement may mean that he will refuse to develop in this direction.</text:p>
      <text:h text:style-name="P12" text:outline-level="3">
<text:span text:style-name="T4">
Interview with Kuomintang Chairman Zhu Lilun</text:span>
</text:h>
      <text:p text:style-name="P4">
News Source: <text:a xlink:type="simple" xlink:href="https://www.dw.com/zh/確定參選台灣總統-國民黨侯友宜怎談兩岸？/a-65659181" text:style-name="Internet_20_link" text:visited-style-name="Visited_20_Internet_20_Link">
https://www.dw.com/zh/確定參選台灣總統-國民黨侯友宜怎談兩岸？/a-65659181?maca=chi-rss-chi-all-1127-rdf</text:a>
</text:p>
      <!--NEWS-->
      <text:h text:style-name="P10" text:outline-level="1">
<text:span text:style-name="T4">
Column | History of Visible: Fifty -sixth Notice (Part 2)</text:span>
</text:h>
      <text:p text:style-name="P4">
Author: None</text:p>
      <text:p text:style-name="P4">
Publisher: Radio Free Asia (Organization)</text:p>
      <text:p text:style-name="P4">
Published Time: 2023-05-17T11:43:36-04:00</text:p>
      <text:p text:style-name="P4">
Modified Time: 2023-05-17T11:43:36-04:00</text:p>
      <text:p text:style-name="P4">
Description: None</text:p>
      <text:p text:style-name="P4">
Videos: []</text:p>
      <text:p text:style-name="P4">
Audios: ["<text:a xlink:type="simple" xlink:href="https://www.rfa.org/mandarin/zhuanlan/zonghengdalishi/wenge/hist-051720230958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5" text:anchor-type="as-char" svg:width="6.9236in" svg:height="3.897317in" draw:z-index="0">
<draw:image xlink:href="../Images/rfamandarin/2023-05-17T11-43-36-04-00/000000.png" xlink:type="simple" xlink:show="embed" xlink:actuate="onLoad" draw:mime-type="image/png"/>
</draw:frame>
The Political Propaganda of the "Notice of May 1st" made by the Beijing Red Council Central Academy of Fine Arts "Gemina Red Flag" in 1967. <text:a xlink:type="simple" xlink:href="https://www.rfa.org/mandarin/zhuanlan/zonghengdalishi/wenge/hist-05172023095804.html/@@images/image" text:style-name="Internet_20_link" text:visited-style-name="Visited_20_Internet_20_Link">
</text:a>
Screenshots of the network <text:a xlink:type="simple" xlink:href="https://www.rfa.org/mandarin/zhuanlan/zonghengdalishi/wenge/hist-05172023095804.html/@@stream" text:style-name="Internet_20_link" text:visited-style-name="Visited_20_Internet_20_Link">
</text:a>
Hello everyone, welcome everyone to listen to "History of the Great", I am the host Sun Cheng. Today, we will continue to carry out historical stories related to the Cultural Revolution history, telling historical stories related to the symbol of the Cultural Revolution.</text:p>
      <text:p text:style-name="P4">
Just when I wrote the draft of this lecture, my western time in the United States was on May 16, 2023. On May 16, 1966, the Central Committee of the Communist Party of China launched the May 16th Notice, marking the official start of the Cultural Revolution. On such a day to tell you the "May 16th Notice", it can be said that it is quite a coincidence. A friend of mine is today, saying to me, "It's a year after a year, and it has been 57 years since the outbreak of the Cultural Revolution." Another friend said to me, "Fifty It has been seven years. "It can be seen that in the minds of many people, the memory of the history of the Cultural Revolution has not disappeared. And in such a scene of the decision and death of millions of people 57 years ago, it can be said that it is really very meaningful.</text:p>
      <text:p text:style-name="P4">
Then, let's continue that history.</text:p>
      <text:p text:style-name="P4">
In the previous lecture, we talked about the main content of the May 16th Notice, and clicked this document that marked the outbreak of the Cultural Revolution. It looks like the criticism of Peng Zhen's "February Outline". These criticisms were attacked by Peng Zhen with a very high tuning door, setting all the guilt represented by this outline to Peng Zhen's head, and buckled the "Main Main mistakes of the February Outline". ", Think that this outline" stands on the position of the bourgeoisie "," violates all class struggles is the basic argument of political struggle, "and said it distorted Mao Zedong's speech. The May 16th Notice also believes that the "February Outline" attempts to limit the criticism of Wu Yan to the academic scope. The bourgeoisie's academic "is not qualified to compete with the" proletarian academic "equal competition at all, and only the" overwhelming and elimination ". The May 16th Notice has also raised the criticism of the February Outline to a height that is unsuccessful. "And" future appearance ", even" a top priority to the world revolution. " In other words, the "May 16th Notice" raised the route represented by the "February Outline" to a height of "saving the earth".</text:p>
      <text:p text:style-name="P4">
So, what do you need to do to the kind of struggle mentioned in the May 16th Notice? In fact, the last few paragraphs of this notice can be said to be the core, and it is repeatedly cited repeatedly by various cultural revolutionary history works. Now, let's listen to these contents.</text:p>
      <text:p text:style-name="P4">
<text:span text:style-name="T4">
 2. Movement of large -scale political cleaning: the intention of the "May 16th Notice" </text:span>
</text:p>
      <text:p text:style-name="P4">
The first half of the third natural paragraph of the "May 16th Notice" requires the party committees of the Communist Party of China to immediately stop the implementation of the February Outline and say:</text:p>
      <text:p text:style-name="P4">
"The whole party must follow the instructions of Comrade Mao Zedong, hold high the banner of the proletarian cultural revolution, and completely expose the bourgeois reactionary position of the so -called 'academic authority' of the anti -party and anti -socialism, and completely criticize the academic, educational, and press. , The bourgeoisie of the literary and artistic circles, the publishing industry, the reactionary thinking of the bourgeoisie, and seize the leadership in these cultural fields. "</text:p>
      <text:p text:style-name="P4">
Judging from these contents, this notice seems to be placing the goal in the academic, educational, pressing, literary and art circles, and publishing circles. "The proletarian cultural revolution." In other words, it seems that this political movement seems to be limited to cultural and intellectuals. But next, the second half of the third natural paragraph of "May 1st notice" turned around and said, saying:</text:p>
      <text:p text:style-name="P4">
"To do this, we must also criticize the bourgeois representatives in the party, the government, the army, and the cultural fields at the same time. To clean these people, some need to mobilize their positions. In particular, these people cannot be credited to these people To do the leadership cultural revolution, and there are indeed many people doing this kind of work in the past and now, which is extremely dangerous. "</text:p>
      <text:p text:style-name="P4">
It can be seen from this paragraph that the "proletarian cultural revolution" that Mao Zedong's upcoming "proletarian cultural revolution" is by no means just the people in the cultural world, but at the same time in the CCP, the government, and the army at the same time. Expand cleaning with the cultural world. This paragraph also states that it is not allowed to make these so -called "bourgeois representatives" that will be cleaned and mobilized as "the work of leadership cultural revolution" because "this is extremely dangerous." It can be said that although this political movement is called a "cultural revolution", its substance is far beyond the cultural cleaning, which is a large -scale political cleaning. Moreover, judging from the phrase "the work of not being able to do these people to do leadership cultural revolution", the target of being cleaned also includes people at high.</text:p>
      <text:p text:style-name="P4">
The second natural paragraph of the "May 16th Notice" is more intense. This content is like this:</text:p>
      <text:p text:style-name="P4">
"The bourgeois representatives of the mixed party, the government, the army, and the various cultural circles are a group of counter -revolutionary correctionists. Once the time is mature, they will seize the regime. Dictatorship. Some of these characters have been seen by us, while others have not been recognized. Some are being credible and cultivated as our successors, such as characters like Khrushchev. They are sleeping in our body. Beside, party committees at all levels must pay full attention to this. "</text:p>
      <text:p text:style-name="P4">
This content indicates that those who are about to be cleaned or mobilized are "bourgeois representatives" and "counter -revolutionary correctionists" of the so -called "mixed" of the Communist Party of China and the cultural circles. When the time is mature, it will seize the CCP's regime and engage in the so -called "bourgeois dictatorship". Moreover, some of these people not only "have not been seen yet", but also received credit and were trained into "successors". It can be said that this content depicts a group of people trying to seize the CCP's regime from the party, government and military and cultural circles, and some of them are still in a "latent state". In the words "May 16th", these people are what the CCP calls "Khrushchev who sleeps next to us."</text:p>
      <text:p text:style-name="P4">
<draw:frame draw:style-name="fr1" draw:name="Image86" text:anchor-type="as-char" svg:width="6.9236in" svg:height="6.886772in" draw:z-index="0">
<draw:image xlink:href="../Images/rfamandarin/2023-05-17T11-43-36-04-00/000001.png" xlink:type="simple" xlink:show="embed" xlink:actuate="onLoad" draw:mime-type="image/png"/>
</draw:frame>
On September 15, 1966, Mao Zedong and Liu Shaoqi, Zhou Enlai, and Lin Biao carried out the "Seeing Red Guards" on the Tiananmen Tower. (Wikipedia)  <text:a xlink:type="simple" xlink:href="https://www.rfa.org/mandarin/zhuanlan/zonghengdalishi/wenge/hist-05172023095804.html/56fe72472.jpg" text:style-name="Internet_20_link" text:visited-style-name="Visited_20_Internet_20_Link">
</text:a>
Even more "explosive" is the description of "Khrushchev who sleeps around us" in the notice. Khrushchev was the Soviet leader who became the leader after the Stalin's death after his death. His well -known actions in history made a secret report that criticized Stalin in the 20th National Congress of the CPSU in 1956, and severely criticized Stalin's personal dictatorship and personal worship. After that, the CPSU and the Communist Party of China broke step by step, and Khrushchev was defined as a traitor in the official ideology of the CCP, thinking that he had betrayed Marxism -Leninism and Stalin's political route. Regarding these grievances of the Republic of the Soviet Union, we will tell in detail in the subsequent content. Here we just need to understand that in the political context of the Chinese Communist Party in 1966, "Khrushchev" was actually a synonym for "traitor", and "Khrushchev, who sleeps around us" Big vernacular means "traitors who lurk around us."</text:p>
      <text:p text:style-name="P4">
It is worth noting that before Stalin's death, Khrushchev was at a high position in the Central Committee of the CPSU and became a celebrity around Stalin. After Stalin's death, he denied Stalin. This resume of Khrushchev is actually easily reminiscent of Liu Shaoqi. In the May 16th Notice, the saying "successor" as "Khrushchev who sleeps next to us" is easy to make people think that if Mao Zedong died, would Liu Shaoqi also Like Khrushchev's negation of Stalin, he denied Mao Zedong's political route and personal worship.</text:p>
      <text:p text:style-name="P4">
It can be said that in the "May 16th Notice" of Peng Zhen and the "February Outline" directly on the bright side, Mao Zedong showed his greater political cleaning plan. There will be a group of people being cleaned in the cultural world, and it also implies that someone is lurking like Khrushchev, ready to deny Mao Zedong's political route and deny the so -called "proletarian dictatorship". The "successor" is used to describe these "Khrushchev", which implies that the goal of this political cleaning will include Liu Shaoqi.</text:p>
      <text:p text:style-name="P4">
<text:span text:style-name="T4">
 3. CCP leadership collectively press the start button of the Cultural Revolution </text:span>
</text:p>
      <text:p text:style-name="P4">
Although there have been so many hints in this notice, Liu Shaoqi, who is responsible for the daily work of the Central Committee of the Communist Party of China, can only be presided over the expansion of the Political Bureau of the CPC Central Committee in May 1966 in accordance with the internal procedures of the Communist Party of China. The May 16th Notice. According to Yu Ruxin, a historian of the Cultural Revolution, the record of Qi Benyu, the backbone of Mao faction, Qi Benyu once recalled the process of passing the "May 16th Notice" at the meeting. Qi Benyu, who had attended the meeting, recalled: "Liu Shaoqi, who presided over the meeting, invited members of the Politburo to vote for the meeting and did not objection. After that, Liu Shaoqi told the attendees sitting in the back row. In this way, the attendees also raised their hands, and those who attended and attended the meeting were "consistently passed ', but the latter should not be included in the number of votes."</text:p>
      <text:p text:style-name="P4">
It should be pointed out that there were 76 people who participated in the expansion meeting of the Political Bureau of the CPC Central Committee, including members of the Political Bureau of the Central Committee of the Communist Party of China at the time, as well as the heads of some departments, as well as Chen Boda, Kang Sheng, Jiang Qing, Zhang Chunqiao, and Zhang Chunqiao, and Zhang Chunqiao, and Zhang Chunqiao, and Zhang Chunqiao, and Zhang Chunqiao,,, Zhang Chunqiao, Zhang Chunqiao, and Zhang Chunqiao,,, Zhang Chunqiao, Zhang Chunqiao, and Zhang Chunqiao,,, Zhang Chunqiao, Zhang Chunqiao,,, Zhang Chunqiao, Zhang Chunqiao,,, Zhang Chunqiao, Zhang Chunqiao,,, Zhang Chunqiao, Zhang Chunqiao,,, Zhang Chunqiao,,, Zhang Chunqiao, Zhang Chunqiao,,,, Zhang Chunqiao, Zhang Chunqiao,,,, Zhang Chunqiao, Zhang Chunqiao,,,,, Zhang Chunqiao, Zhang Chunqiao,,,, Wang Li, Guan Feng, Qi Benyu and other hardcore Mao factions, including the "Central Drafting Group". It can be said that these participants include the factions within the Communist Party of China at that time. In the case of Mao Zedong's absence, they voted for the "May 16th Notice" together with Liu Shaoqi's host, and pressed the start button of the Cultural Revolution together. From this point, it can be said that each of these people is the same as Mao Zedong, and they are carrying blood debts to the people who died in the Cultural Revolution.</text:p>
      <text:p text:style-name="P4">
So, it is worth asking for the approaching of Mao Zedong's step -by -step approach, Liu Shaoqi is really so "honest" and so on the ears? He presided over the meeting through May 16th, would he really capture like this? At this time, Mao Zedong, who is not in Beijing, what kind of political plans do you have inside, how to further advance to his political goals step by step, and how to launch a large -scale political cleaning? In fact, of course, Liu Shaoqi will not be so soft, and Mao Zedong also has more backhand. The "fighting method" between the two of them will soon ignite the fire of the violent Cultural Revolution and involve countless livelihood into the violent flow of political movements.</text:p>
      <text:p text:style-name="P4">
Thank you everyone, this week, we will see you next week.</text:p>
      <text:p text:style-name="P4">
Writing, hosting, production: Sun Cheng</text:p>
      <text:p text:style-name="P4">
News Source: <text:a xlink:type="simple" xlink:href="https://www.rfa.org/mandarin/zhuanlan/zonghengdalishi/wenge/hist-05172023095804.html" text:style-name="Internet_20_link" text:visited-style-name="Visited_20_Internet_20_Link">
https://www.rfa.org/mandarin/zhuanlan/zonghengdalishi/wenge/hist-05172023095804.html</text:a>
</text:p>
      <!--NEWS-->
      <text:h text:style-name="P10" text:outline-level="1">
<text:span text:style-name="T4">
After thinking for more than 10 years, it has not been acting.</text:span>
</text:h>
      <text:p text:style-name="P4">
Author: VOA</text:p>
      <text:p text:style-name="P4">
Publisher: 美国之音中文网 (Type: Organization)</text:p>
      <text:p text:style-name="P4">
Published Time: 2023-05-17T11:50:53+08:00</text:p>
      <text:p text:style-name="P4">
Modified Time: 2023-05-17 03:50:53Z</text:p>
      <text:p text:style-name="P4">
Description: The "Route" from China told the Voice of America that he wanted to leave China more than ten years ago, but he did not put it into action until his favorite "World of Warcraft" game was offline in China. He watched him. Without the hope of the future, it was decided to go on the road. His immigration release point in Texas border cities, the release point of the immigration of the U.S., told his experience to Voice of America.</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7096740.html" text:style-name="Internet_20_link" text:visited-style-name="Visited_20_Internet_20_Link">
https://www.voachinese.com/a/7096740.html</text:a>
</text:p>
      <!--NEWS-->
      <text:h text:style-name="P10" text:outline-level="1">
<text:span text:style-name="T4">
"Route" transit Mexico will not forget to come to a cup of Starbucks</text:span>
</text:h>
      <text:p text:style-name="P4">
Author: VOA</text:p>
      <text:p text:style-name="P4">
Publisher: 美国之音中文网 (Type: Organization)</text:p>
      <text:p text:style-name="P4">
Published Time: 2023-05-17T12:07:08+08:00</text:p>
      <text:p text:style-name="P4">
Modified Time: 2023-05-17 04:07:08Z</text:p>
      <text:p text:style-name="P4">
Description: Starbucks coffee shops in Renaisa, the border city of Mexico, often patronize by Chinese people, one of which are Chinese people working in local processing plants, and some are "wiring passengers" who have stopped here for briefly. This Starbucks staff told the Voice of America that many "wiring guests" have a certain economic foundation. Some of them will choose to stay at a hotel at 30 US dollars a night, and then come to a coffee shop to order a cup of concentrated coffee ice drinks, rest for a while Essence</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7096748.html" text:style-name="Internet_20_link" text:visited-style-name="Visited_20_Internet_20_Link">
https://www.voachinese.com/a/7096748.html</text:a>
</text:p>
      <!--NEWS-->
      <text:h text:style-name="P10" text:outline-level="1">
<text:span text:style-name="T4">
How to interpret Vladivostok's cross -border transfer port in China?</text:span>
</text:h>
      <text:p text:style-name="P4">
Author: None (Language: zh)</text:p>
      <text:p text:style-name="P4">
Publisher: None</text:p>
      <text:p text:style-name="P4">
Time: 2023-05-17T12:34:00Z</text:p>
      <text:p text:style-name="P4">
Description: Chinese officials have recently issued an announcement that it will increase the port of Russia's Vladivostok Port as a cross -border transportation port for domestic trade. Chinese media said it will be greatly facilitated to transport cargo transportation in Jilin and Heilongjiang. Vladivostok today is the former Vladivostok. Some netizens said, "After 163 years, the Chinese have re -owned this important outlet."</text:p>
      <text:p text:style-name="P4">
Videos: []</text:p>
      <text:p text:style-name="P4">
Images: ["<text:a xlink:type="simple" xlink:href="https://static.dw.com/image/61059339_303.jpg" text:style-name="Internet_20_link" text:visited-style-name="Visited_20_Internet_20_Link">
61059339_303.jpg</text:a>
", "<text:a xlink:type="simple" xlink:href="https://static.dw.com/image/63094252_401.jpg" text:style-name="Internet_20_link" text:visited-style-name="Visited_20_Internet_20_Link">
63094252_401.jpg</text:a>
"]</text:p>
      <text:p text:style-name="P4">
Subject: 经济纵横</text:p>
      <text:p text:style-name="P4">
Subjects: ['俄罗斯', '汉诺威工业博览会', '乌克兰', '岛屿主权争端', '专题报道：全景观看“习马会”', '中国', '中共十九大', '德中关系', '普京', '俄罗斯入侵乌克兰']</text:p>
      <text:p text:style-name="P4">
Keywords: ['海参崴', '符拉迪沃斯托克', '俄罗斯', '中国', '远东', '历史', '货物运输', '贸易', '中国海关总署', '内贸货物跨境运输中转口岸', '东北']</text:p>
      <text:p text:style-name="P4">
Id: 65659558</text:p>
      <!--METADATA-->
      <text:p text:style-name="P4">
<text:a xlink:type="simple" xlink:href="https://www.dw.com/zh/overlay/image/article/65659558/61059339" text:style-name="Internet_20_link" text:visited-style-name="Visited_20_Internet_20_Link">
 <draw:frame draw:style-name="fr1" draw:name="Image87" text:anchor-type="as-char" svg:width="6.9236in" svg:height="3.896998in" draw:z-index="0">
<draw:image xlink:href="../Images/dwzh/2023-05-17T12-34-00Z/61059339_303.jpg" xlink:type="simple" xlink:show="embed" xlink:actuate="onLoad" draw:mime-type="image/jpeg"/>
</draw:frame>
</text:a>
Vladivostak is the largest port city of Russia on the Pacific coast.</text:p>
      <text:p text:style-name="P4">
(Voice of Germany Chinese website) The official website of the China Customs Department issued an announcement on May 4, saying that "the strategic deployment of the country's rejuvenation of the northeast old industrial base and the promotion of the use of overseas ports to carry out cross -border transportation cooperation in domestic trade, the General Administration of Customs Agency, the General Administration of Customs Agency Decided to further expand the scope of cross -border transportation business of domestic trade goods in Jilin Province "," agreed to increase Russia's cross -border transportation of Russia on the basis of the scope of cross -border transportation business in the original Jilin Province's domestic trade goods The transit port has increased the two ports of Zhoushan Yushan, Zhejiang Province, and two ports of Jiapu Port in Jiaxing.</text:p>
      <text:p text:style-name="P4">
Public information shows that "cross -border transportation of domestic trade" refers to the business that domestic trade goods are launched from ports in China and through overseas operations to another port in China.</text:p>
      <text:p text:style-name="P4">
In the announcement of the General Administration of Customs, the content of "Russia's Vladivostak Port has become a cross -border transportation port of domestic trade" has attracted public opinion. Some public account issued a post and asked "Russia's Vladivostok Port to become Northeast China '‘ out of the sea ”?</text:p>
      <text:h text:style-name="P12" text:outline-level="3">
<text:span text:style-name="T4">
<text:span text:style-name="T4">
 Once the Chinese Land </text:span>
</text:span>
</text:h>
      <text:p text:style-name="P4">
The Russian Vladivostak, formerly known as Vladivostok, was Chinese territory in the Qing Dynasty and the previous Yuan and Ming dynasties. In the 1860 "China -Russia Beijing Treaty", the Qing Dynasty ceded the Russian Empire to the east of the Ussuri River, including Vladivostok. Essence</text:p>
      <text:p text:style-name="P4">
Today, Vladivostak is the largest port city along the Pacific Russia and is a near -sea transportation center in the Far East of Russia. It is also the largest city and economic and cultural center in Russia in the Far East, and it is also located at the headquarters of the Russian Pacific Fleet.</text:p>
      <text:p text:style-name="P4">
<draw:frame draw:style-name="fr1" draw:name="Image88" text:anchor-type="as-char" svg:width="6.9236in" svg:height="3.896998in" draw:z-index="0">
<draw:image xlink:href="../Images/dwzh/2023-05-17T12-34-00Z/63094252_401.jpg" xlink:type="simple" xlink:show="embed" xlink:actuate="onLoad" draw:mime-type="image/jpeg"/>
</draw:frame>
The picture shows Chinese leader Xi Jinping at the invitation of Russian President Putin. In September 2018, he attended the 4th Oriental Economic Forum in Vladivostok</text:p>
      <text:h text:style-name="P12" text:outline-level="3">
<text:span text:style-name="T4">
<text:span text:style-name="T4">
 Land transportation from Jilin greatly shortened the estuary of the Haikou </text:span>
 **</text:span>
</text:h>
      <text:p text:style-name="P4">
<text:a xlink:type="simple" xlink:href="https://companies.caixin.com/2023-05-13/102055279.html" text:style-name="Internet_20_link" text:visited-style-name="Visited_20_Internet_20_Link">
</text:a>
Said, "Jilin and Heilongjiang provinces have not been out of sea. They have long been transferred from Dalian Port, Liaoning for a long time. After obtaining the estuary of the Russian Far East Port, the land transport distance will be greatly shortened." And Suifenhe and Hunchun to Vladivostok, Russia only about 200 kilometers, the cost of land transportation can be greatly reduced. "</text:p>
      <text:p text:style-name="P4">
"Caixin" reported that since 2022, China -Russia trade has increased sharply, and the transportation capacity of container ships from the port from the southeast coast to the port of Vladivostok, and the capacity of ship return has increased. "At this time, in September 2022, the Jilin Yichun City Airlines Bureau applied to increase the transit port of Vladivostok as a cross -border transportation transit port of domestic trade goods, and increased Zhejiang's two ports for cross -border transportation ports for domestic trade goods."</text:p>
      <text:p text:style-name="P4">
The report quoted a senior cargo generation in Shanghai that the goods of Jilin and Heilongjiang used the overseas port to transport the south, "not only reduced the cost, but also conducive to the closeness of China's industrial chain and supply chain between neighbors." The contradiction is that China's major ports transporting goods to Russia have been congested due to rapid rising goods. Although it is close to the distance, it is not easy to transport the goods to Vladivostok. "</text:p>
      <text:p text:style-name="P4">
The "Customs Release" WeChat public account released. On May 15th, the head of the port supervision department of the General Administration of Customs held a reporter from the Northeast China to conduct an international trade transit business. " Winning cooperation model ".</text:p>
      <text:h text:style-name="P12" text:outline-level="3">
<text:span text:style-name="T4">
pancake, caviar and vodka</text:span>
</text:h>
      <text:h text:style-name="P12" text:outline-level="3">
<text:span text:style-name="T4">
<text:span text:style-name="T4">
 "New Breakthrough of Sino -Russian Economic and Trade Cooperation" </text:span>
</text:span>
</text:h>
      <text:p text:style-name="P4">
Chinese official media <text:a xlink:type="simple" xlink:href="https://world.huanqiu.com/article/4CuTnbd7thz" text:style-name="Internet_20_link" text:visited-style-name="Visited_20_Internet_20_Link">
</text:a>
And quoting the words of Chinese experts, saying that "this is another new breakthrough achieved by China -Russia economic and trade cooperation under the conflict of Russia and Ukraine, and it is also a new breakthrough in local cooperation between China and Russia." The report also pointed out that from January to April this year, China -Russia's trade volume increased by more than 41%, exceeding $ 73 billion. China supplies electronic products, equipment, household appliances, automobiles and other consumer products to Russia; Russia sells large amounts of oil, natural gas, coal, food, metal, wood and chemical products to China.</text:p>
      <text:p text:style-name="P4">
Some netizens also call them "major benefits" and fantasize that China can "return to Vladivostok." A netizen who knows: "Recently there is a good news, ... ... Russia agrees to provide Vladwarstok (Vladivostok) to China to transfer, which means that after 163, the Chinese have re -owned the Chinese people re -owned the re -ownership of the Chinese people. One important reason why this netizen said that the economic lack of economy in the Northeast in recent years is "there is no real estuary in the Northeast". Embarrassing situation. "</text:p>
      <text:h text:style-name="P12" text:outline-level="3">
<text:span text:style-name="T4">
<text:span text:style-name="T4">
 German media: Russia has always been alerting to China in the Far East </text:span>
</text:span>
</text:h>
      <text:p text:style-name="P4">
German media <text:a xlink:type="simple" xlink:href="https://www.faz.net/aktuell/politik/ausland/wladiwostok-china-setzt-auf-russischen-hafen-18895961.html" text:style-name="Internet_20_link" text:visited-style-name="Visited_20_Internet_20_Link">
</text:a>
It is pointed out that in Russia, people have traditionally been alerting China's expansion in the Far East. It is reported that the Russian Ministry of Foreign Affairs has confirmed the Chinese announcement, "But it is currently only confirmed by its representative in Vladivostok, and the latter only quotes the corresponding Chinese information on its Telegram channel. The person in charge said on May 15 that they will deal with the transportation that may be increased. "</text:p>
      <text:p text:style-name="P4">
The Frankfurt Report reported that Russia has always been uneasy about China's expansion in the Far East, but in recent years and at least in 2014, it has not expressed this publicly. After launching a war invading Ukraine, <text:a xlink:type="simple" xlink:href="https://www.dw.com/zh/zh/习近平结束访俄中国将成最大赢家/a-65078563" text:style-name="Internet_20_link" text:visited-style-name="Visited_20_Internet_20_Link">
</text:a>
This report also mentioned the official new map specifications of China at the beginning of this year: the Ministry of Natural Resources of China ordered in February that in Chinese maps, eight Russian place names should be added to the Chinese name in history. "Including" Vladivostok ".</text:p>
      <text:p text:style-name="P4">
(Comprehensive report)</text:p>
      <text:p text:style-name="P4">
News Source: <text:a xlink:type="simple" xlink:href="https://www.dw.com/zh/海参崴成为中国内贸跨境中转港-如何解读？/a-65659558" text:style-name="Internet_20_link" text:visited-style-name="Visited_20_Internet_20_Link">
https://www.dw.com/zh/海参崴成为中国内贸跨境中转港-如何解读？/a-65659558?maca=chi-rss-chi-all-1127-rdf</text:a>
</text:p>
      <!--NEWS-->
      <text:h text:style-name="P10" text:outline-level="1">
<text:span text:style-name="T4">
Perverted pepper: collective inaction</text:span>
</text:h>
      <text:p text:style-name="P4">
Author: None</text:p>
      <text:p text:style-name="P4">
Publisher: Radio Free Asia (Organization)</text:p>
      <text:p text:style-name="P4">
Published Time: 2023-05-17T12:52:00-04:00</text:p>
      <text:p text:style-name="P4">
Modified Time: 2023-05-17T12:5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88615in" draw:z-index="0">
<draw:image xlink:href="../Images/rfamandarin/2023-05-17T12-52-00-04-00/000000.png" xlink:type="simple" xlink:show="embed" xlink:actuate="onLoad" draw:mime-type="image/png"/>
</draw:frame>
 <text:a xlink:type="simple" xlink:href="https://www.rfa.org/mandarin/biantailajiaomanhua/pepper-05172023125102.html/@@images/image" text:style-name="Internet_20_link" text:visited-style-name="Visited_20_Internet_20_Link">
</text:a>
Photo: RFA</text:p>
      <text:p text:style-name="P4">
The leaders of the Southeast Asian National Alliance (ASEAN) ended the two -day summit in Indonesia, and expressed "deep attention" to the violence upgrade of member states in Myanmar. However, the member states insist on the "five -point consensus" reached with ASEAN in April 2021 with the Myanmar Military Government. The host of the Summit's host Indonesian President Zoko Veduo acknowledged that ASEAN has not made substantial progress on the issue of Myanmar. Victoria warned that "the reputation of ASEAN was threatened" and called for contact with all parties of Myanmar.</text:p>
      <text:p text:style-name="P4">
News Source: <text:a xlink:type="simple" xlink:href="https://www.rfa.org/mandarin/biantailajiaomanhua/pepper-05172023125102.html" text:style-name="Internet_20_link" text:visited-style-name="Visited_20_Internet_20_Link">
https://www.rfa.org/mandarin/biantailajiaomanhua/pepper-05172023125102.html</text:a>
</text:p>
      <!--NEWS-->
      <text:h text:style-name="P10" text:outline-level="1">
<text:span text:style-name="T4">
Former Prime Minister Schroder Jin Suyan was "fried"</text:span>
</text:h>
      <text:p text:style-name="P4">
Author: None (Language: zh)</text:p>
      <text:p text:style-name="P4">
Publisher: None</text:p>
      <text:p text:style-name="P4">
Time: 2023-05-17T13:00:00Z</text:p>
      <text:p text:style-name="P4">
Description: The Ministry of Economic Affairs of the North Vehicle of Germany confirmed that the NRW.GLOBAL Business (NRW.GLOBAL Business) has fired a former Prime Minister Schroder Kim Suyan. On May 9th, Jin Suyan participated in the victory day of the Russian Embassy in Germany and was criticized.</text:p>
      <text:p text:style-name="P4">
Videos: []</text:p>
      <text:p text:style-name="P4">
Images: ["<text:a xlink:type="simple" xlink:href="https://static.dw.com/image/60056355_303.jpg" text:style-name="Internet_20_link" text:visited-style-name="Visited_20_Internet_20_Link">
60056355_303.jpg</text:a>
", "<text:a xlink:type="simple" xlink:href="https://static.dw.com/image/43057828_303.jpg" text:style-name="Internet_20_link" text:visited-style-name="Visited_20_Internet_20_Link">
43057828_303.jpg</text:a>
", "<text:a xlink:type="simple" xlink:href="https://static.dw.com/image/40612973_303.jpg" text:style-name="Internet_20_link" text:visited-style-name="Visited_20_Internet_20_Link">
40612973_303.jpg</text:a>
", "<text:a xlink:type="simple" xlink:href="https://static.dw.com/image/43056852_303.jpg" text:style-name="Internet_20_link" text:visited-style-name="Visited_20_Internet_20_Link">
43056852_303.jpg</text:a>
", "<text:a xlink:type="simple" xlink:href="https://static.dw.com/image/43056738_303.jpg" text:style-name="Internet_20_link" text:visited-style-name="Visited_20_Internet_20_Link">
43056738_303.jpg</text:a>
", "<text:a xlink:type="simple" xlink:href="https://static.dw.com/image/43057441_303.jpg" text:style-name="Internet_20_link" text:visited-style-name="Visited_20_Internet_20_Link">
43057441_303.jpg</text:a>
", "<text:a xlink:type="simple" xlink:href="https://static.dw.com/image/42584239_303.jpg" text:style-name="Internet_20_link" text:visited-style-name="Visited_20_Internet_20_Link">
42584239_303.jpg</text:a>
", "<text:a xlink:type="simple" xlink:href="https://static.dw.com/image/15899840_303.jpg" text:style-name="Internet_20_link" text:visited-style-name="Visited_20_Internet_20_Link">
15899840_303.jpg</text:a>
", "<text:a xlink:type="simple" xlink:href="https://static.dw.com/image/43056945_303.jpg" text:style-name="Internet_20_link" text:visited-style-name="Visited_20_Internet_20_Link">
43056945_303.jpg</text:a>
", "<text:a xlink:type="simple" xlink:href="https://static.dw.com/image/43033804_303.jpg" text:style-name="Internet_20_link" text:visited-style-name="Visited_20_Internet_20_Link">
43033804_303.jpg</text:a>
", "<text:a xlink:type="simple" xlink:href="https://static.dw.com/image/61095316_401.jpg" text:style-name="Internet_20_link" text:visited-style-name="Visited_20_Internet_20_Link">
61095316_401.jpg</text:a>
"]</text:p>
      <text:p text:style-name="P4">
Subject: 时政风云</text:p>
      <text:p text:style-name="P4">
Subjects: ['俄罗斯', '乌克兰', '科隆', '普京', '俄罗斯入侵乌克兰']</text:p>
      <text:p text:style-name="P4">
Keywords: ['施罗德', '金素妍', '俄罗斯', '乌克兰', '胜利日', '北威州国际商务署', '北威州']</text:p>
      <text:p text:style-name="P4">
Id: 65660445</text:p>
      <!--METADATA-->
      <text:p text:style-name="P4">
<text:a xlink:type="simple" xlink:href="https://www.dw.com/zh/overlay/image/article/65660445/60056355" text:style-name="Internet_20_link" text:visited-style-name="Visited_20_Internet_20_Link">
 <draw:frame draw:style-name="fr1" draw:name="Image90" text:anchor-type="as-char" svg:width="6.9236in" svg:height="3.896998in" draw:z-index="0">
<draw:image xlink:href="../Images/dwzh/2023-05-17T13-00-00Z/60056355_303.jpg" xlink:type="simple" xlink:show="embed" xlink:actuate="onLoad" draw:mime-type="image/jpeg"/>
</draw:frame>
</text:a>
Former German Prime Minister Schroder and his wife Jin Suyan (information picture)</text:p>
      <text:p text:style-name="P4">
(Voice of Germany Chinese) The Ministry of Economic Affairs of Beiwei confirmed that the Northern Vegetable Economic Promotion Agency, NRW.GLOBALBUSINESS (NRW.GLOBALBUSINESS), lifted the fifth wife of former German Prime Minister Soyeon Schröder -Kim) held the position of South Korea in the agency and ended her employment relationship with her. "K报lner Stadt-Anzeiger) first reported the news on Tuesday (May 16).</text:p>
      <text:p text:style-name="P4">
The Ministry of Economic Affairs of Beiwei stated in a statement, "" Prior to, the North Weizhou International Business Department pointed out many times to Ms. Schröde-Kim that it should be restrained and avoid expressing opinions on political sensitive topics in public, especially about Russia. The war of aggression against Ukraine. "</text:p>
      <text:p text:style-name="P4">
Kim Suyan has been employed in Beiwi State indirectly since 2011 as a representative of South Korea, Northwell International Business Department.</text:p>
      <text:p text:style-name="P4">
*<draw:frame draw:style-name="fr1" draw:name="Image91" text:anchor-type="as-char" svg:width="6.9236in" svg:height="3.896998in" draw:z-index="0">
<draw:image xlink:href="../Images/dwzh/2023-05-17T13-00-00Z/43057828_303.jpg" xlink:type="simple" xlink:show="embed" xlink:actuate="onLoad" draw:mime-type="image/jpeg"/>
</draw:frame>
##### 's buddy friendship</text:p>
      <text:h text:style-name="P12" text:outline-level="3">
<text:span text:style-name="T4">
Close friends</text:span>
</text:h>
      <text:p text:style-name="P4">
Former German Chancellor Schroede and Russian President Putin have maintained long -term friendship. During his time as the Prime Minister of the Government (1998-2005), Schrodes cooperated closely with Putin and supported Putin in public.</text:p>
      <text:p text:style-name="P4">
*<draw:frame draw:style-name="fr1" draw:name="Image92" text:anchor-type="as-char" svg:width="6.9236in" svg:height="3.896998in" draw:z-index="0">
<draw:image xlink:href="../Images/dwzh/2023-05-17T13-00-00Z/40612973_303.jpg" xlink:type="simple" xlink:show="embed" xlink:actuate="onLoad" draw:mime-type="image/jpeg"/>
</draw:frame>
##### 's buddy friendship</text:p>
      <text:h text:style-name="P12" text:outline-level="3">
<text:span text:style-name="T4">
Similar experience</text:span>
</text:h>
      <text:p text:style-name="P4">
"Maybe it was the suffering that the two of us experienced in World War II closely linked us. I lost my father. Putin's brothers died while the German besieged Leninrad." Schroeda was interviewed in 2016 in an interview with the South German will. Said. He said that Putin promised me what he had done, and vice versa. "</text:p>
      <text:p text:style-name="P4">
*<draw:frame draw:style-name="fr1" draw:name="Image93" text:anchor-type="as-char" svg:width="6.9236in" svg:height="3.896998in" draw:z-index="0">
<draw:image xlink:href="../Images/dwzh/2023-05-17T13-00-00Z/43056852_303.jpg" xlink:type="simple" xlink:show="embed" xlink:actuate="onLoad" draw:mime-type="image/jpeg"/>
</draw:frame>
##### 's buddy friendship</text:p>
      <text:h text:style-name="P12" text:outline-level="3">
<text:span text:style-name="T4">
Private Friendship</text:span>
</text:h>
      <text:p text:style-name="P4">
During the term of office, Schroder and Putin had a tacit understanding. The close political friendship developed quickly into private friendship. Putin invited Schroder Christmas to Moscow skids, and Schroder also invited Putin to Hanover as a guest on his birthday.</text:p>
      <text:p text:style-name="P4">
*<draw:frame draw:style-name="fr1" draw:name="Image94" text:anchor-type="as-char" svg:width="6.9236in" svg:height="3.896998in" draw:z-index="0">
<draw:image xlink:href="../Images/dwzh/2023-05-17T13-00-00Z/43056738_303.jpg" xlink:type="simple" xlink:show="embed" xlink:actuate="onLoad" draw:mime-type="image/jpeg"/>
</draw:frame>
##### 's buddy friendship</text:p>
      <text:h text:style-name="P12" text:outline-level="3">
<text:span text:style-name="T4">
Cross -generation friendship</text:span>
</text:h>
      <text:p text:style-name="P4">
Trusted between the two. According to media reports, Schroder and Putin speak German. A daughter of Putin attended the German school in Moscow. Schroder and his wife Doris even adopted two Russian children.</text:p>
      <text:p text:style-name="P4">
*<draw:frame draw:style-name="fr1" draw:name="Image95" text:anchor-type="as-char" svg:width="6.9236in" svg:height="3.896998in" draw:z-index="0">
<draw:image xlink:href="../Images/dwzh/2023-05-17T13-00-00Z/43057441_303.jpg" xlink:type="simple" xlink:show="embed" xlink:actuate="onLoad" draw:mime-type="image/jpeg"/>
</draw:frame>
##### 's buddy friendship</text:p>
      <text:h text:style-name="P12" text:outline-level="3">
<text:span text:style-name="T4">
Perfect democracy?</text:span>
</text:h>
      <text:p text:style-name="P4">
From the beginning, the Germans shook their heads at Schroold and Putin so close. In 2004, Schroord, who was still in his term, commented that Putin was a "perfect democracy", which caused public opinion.</text:p>
      <text:p text:style-name="P4">
*<draw:frame draw:style-name="fr1" draw:name="Image96" text:anchor-type="as-char" svg:width="6.9236in" svg:height="3.896998in" draw:z-index="0">
<draw:image xlink:href="../Images/dwzh/2023-05-17T13-00-00Z/42584239_303.jpg" xlink:type="simple" xlink:show="embed" xlink:actuate="onLoad" draw:mime-type="image/jpeg"/>
</draw:frame>
##### 's buddy friendship</text:p>
      <text:h text:style-name="P12" text:outline-level="3">
<text:span text:style-name="T4">
loyalty to friends and no discussion</text:span>
</text:h>
      <text:p text:style-name="P4">
Schroder never ignored the media criticism. Even after Russia annexed Crimea, Schroord continued to support Putin. Last summer, even during the Federal House election, he criticized the German army to send a completely wrong signal to the German army to the Lithuanian army near the Russian border. NATO allies were angry about this.</text:p>
      <text:p text:style-name="P4">
*<draw:frame draw:style-name="fr1" draw:name="Image97" text:anchor-type="as-char" svg:width="6.9236in" svg:height="3.896998in" draw:z-index="0">
<draw:image xlink:href="../Images/dwzh/2023-05-17T13-00-00Z/15899840_303.jpg" xlink:type="simple" xlink:show="embed" xlink:actuate="onLoad" draw:mime-type="image/jpeg"/>
</draw:frame>
##### 's buddy friendship</text:p>
      <text:h text:style-name="P12" text:outline-level="3">
<text:span text:style-name="T4">
controversial pipeline project</text:span>
</text:h>
      <text:p text:style-name="P4">
As early as the prime minister, Schroord was committed to building Russian natural gas through the Baltic Sea to the Beixi Natural Gas Pipeline in Germany. Poland and Ukraine felt that they were thrown aside. There is also no shortage of criticism in Germany. But Schroder said that Beixi was the most successful European and Russian project.</text:p>
      <text:p text:style-name="P4">
*<draw:frame draw:style-name="fr1" draw:name="Image98" text:anchor-type="as-char" svg:width="6.9236in" svg:height="3.896998in" draw:z-index="0">
<draw:image xlink:href="../Images/dwzh/2023-05-17T13-00-00Z/43056945_303.jpg" xlink:type="simple" xlink:show="embed" xlink:actuate="onLoad" draw:mime-type="image/jpeg"/>
</draw:frame>
##### 's buddy friendship</text:p>
      <text:h text:style-name="P12" text:outline-level="3">
<text:span text:style-name="T4">
From Prime Minister to Natural Gas Boss</text:span>
</text:h>
      <text:p text:style-name="P4">
After the term of office of the Prime Minister, Schroder took over as the chairman of the Beixi Company's shareholders committee in December 2015. 51%of the company belongs to Russian Gas Company. Putin had previously urged him to hold the position. To this end, Schroder has caused strong criticism in Germany because he has vigorously promoted this natural gas pipeline project during his tenure.</text:p>
      <text:p text:style-name="P4">
*<draw:frame draw:style-name="fr1" draw:name="Image99" text:anchor-type="as-char" svg:width="6.9236in" svg:height="3.896998in" draw:z-index="0">
<draw:image xlink:href="../Images/dwzh/2023-05-17T13-00-00Z/43033804_303.jpg" xlink:type="simple" xlink:show="embed" xlink:actuate="onLoad" draw:mime-type="image/jpeg"/>
</draw:frame>
##### 's buddy friendship</text:p>
      <text:h text:style-name="P12" text:outline-level="3">
<text:span text:style-name="T4">
Putin Petroleum Enterprise Chief Launch</text:span>
</text:h>
      <text:p text:style-name="P4">
In August 2017, Schroder will become the chairman of the Russian Petroleum Corporation's Supervisory Board, causing a public opinion storm in Germany and Europe. Because Russia annexed Crimea, semi -state -owned Russian oil companies were included in the European Union's sanctions list. However, Schroder accepted the position, and now it may also be on the EU sanction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Participate in the Russian Embassy Enrollment</text:span>
</text:h>
      <text:p text:style-name="P4">
The German news website "Ming Mirror" pointed out that the reason for Jin Suyan was the close relationship between her and former Prime Minister Schroder and Russia. Specifically, it may be related to the couple's participation in the Russian Embassy in Germany on May 9 to commemorate the 78th anniversary of victory in Nazi Germany.</text:p>
      <text:p text:style-name="P4">
Because Russia launched a war against Ukraine, many politicians in Germany refused to attend this recruitment to protest. It is reported that it was also invited to attend the enrollment that day, and the German Options Party Chairman Alexandergauland, the party chairman of the German Options, was invited that day. The Schroeda couple attended the victory day of the Russian Embassy.</text:p>
      <text:h text:style-name="P12" text:outline-level="3">
<text:span text:style-name="T4">
A private photo that caused controversy</text:span>
</text:h>
      <text:p text:style-name="P4">
<draw:frame draw:style-name="fr1" draw:name="Image100" text:anchor-type="as-char" svg:width="6.9236in" svg:height="3.896998in" draw:z-index="0">
<draw:image xlink:href="../Images/dwzh/2023-05-17T13-00-00Z/61095316_401.jpg" xlink:type="simple" xlink:show="embed" xlink:actuate="onLoad" draw:mime-type="image/jpeg"/>
</draw:frame>
Photo posted on Instagram in March 2022 in Jin Suyan</text:p>
      <text:p text:style-name="P4">
According to "Ming Mirror", at that time, the North Weizhou International Business Department suggested that North Vowne terminal termination of the contract relationship with Jin Suyan at the end of 2022. However, "under the clear wishes of the Northern Economic Minister of the Liberal Democratic Party at the time", Jin Suyan's contract was extended to the end of 2023 in June 2022.</text:p>
      <text:p text:style-name="P4">
It is unclear that Jin Suyan will go to a lawsuit because of the discharge by the North Weizhou International Business Department. The World News reported in 2021 that Mirae, a service company under the name of Jin Suyan, was said to have an income of 180,000 euros in 2016, with an income of about 152,000 euros in 2020. According to the information of "Ming Mirror", the company also received similar income in 2022.</text:p>
      <text:p text:style-name="P4">
Because of his close relationship with Putin, Schroder was deprived of the privilege of the office and employees in the Federal House last May. In August last year, <text:a xlink:type="simple" xlink:href="https://www.dw.com/zh/zh/为讨回办公室经费-前总理施罗德起诉联邦议院/a-62791389" text:style-name="Internet_20_link" text:visited-style-name="Visited_20_Internet_20_Link">
</text:a>
Essence On May 4 this year, the lawsuit was rejected by the Berlin Administrative Court.</text:p>
      <text:p text:style-name="P4">
(Germany, Mirror, etc.)</text:p>
      <text:p text:style-name="P4">
News Source: <text:a xlink:type="simple" xlink:href="https://www.dw.com/zh/前总理施罗德夫人金素妍被-炒鱿鱼/a-65660445" text:style-name="Internet_20_link" text:visited-style-name="Visited_20_Internet_20_Link">
https://www.dw.com/zh/前总理施罗德夫人金素妍被-炒鱿鱼/a-65660445?maca=chi-rss-chi-all-1127-rdf</text:a>
</text:p>
      <!--NEWS-->
      <text:h text:style-name="P10" text:outline-level="1">
<text:span text:style-name="T4">
At least 5 people died in the flood in northern Italy</text:span>
</text:h>
      <text:p text:style-name="P4">
Publisher: 法新社</text:p>
      <text:p text:style-name="P4">
Published Time: 2023-05-17T13:02:07+00:00</text:p>
      <text:p text:style-name="P4">
Modified Time: 2023-05-17T12:35:02+00:00</text:p>
      <text:p text:style-name="P4">
Description: (Agence France-Presse Rome, 17th) The heavy rain in Emilia Romagna, Emilia Roma, in northern Italy caused floods. Local officials said today that at least 5 people are kil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617581in" draw:z-index="0">
<draw:image xlink:href="../Images/rficn/2023-05-17T13-02-07-00-00/000000.png" xlink:type="simple" xlink:show="embed" xlink:actuate="onLoad" draw:mime-type="image/png"/>
</draw:frame>
After the dive staff of FORLI found two victims, local authorities told the AFP: "At present, the number of victims has increased to 5."</text:p>
      <text:p text:style-name="P4">
News Source: <text:a xlink:type="simple" xlink:href="https://www.rfi.fr/cn/%E5%9B%BD%E9%99%85%E6%8A%A5%E9%81%93/20230517-%E4%B9%89%E5%A4%A7%E5%88%A9%E5%8C%97%E9%83%A8%E6%B4%AA%E6%B0%B4%E6%88%90%E7%81%BE-%E8%87%B3%E5%B0%915%E4%BA%BA%E6%AD%BB%E4%BA%A1" text:style-name="Internet_20_link" text:visited-style-name="Visited_20_Internet_20_Link">
https://www.rfi.fr/cn/%E5%9B%BD%E9%99%85%E6%8A%A5%E9%81%93/20230517-%E4%B9%89%E5%A4%A7%E5%88%A9%E5%8C%97%E9%83%A8%E6%B4%AA%E6%B0%B4%E6%88%90%E7%81%BE-%E8%87%B3%E5%B0%915%E4%BA%BA%E6%AD%BB%E4%BA%A1</text:a>
</text:p>
      <!--NEWS-->
      <text:h text:style-name="P10" text:outline-level="1">
<text:span text:style-name="T4">
The International Court of International Court on June 6 Prosecution of Russia in Ukraine's Malaysia Airlines MH17 crash</text:span>
</text:h>
      <text:p text:style-name="P4">
Author: 联合早报 (Person)</text:p>
      <text:p text:style-name="P4">
Publisher: 联合早报 (Organization)</text:p>
      <text:p text:style-name="P4">
Published Time: 2023-05-17T13:16</text:p>
      <text:p text:style-name="P4">
Modified Time: 2023-05-17T13:22</text:p>
      <text:p text:style-name="P4">
Description: The United Nations International Court will begin trials in Ukraine on June 6 to sue Russia to violate the UN treaty and support pro -Russian divisor. Reuters reports that the international court is scheduled to hold a four -day hearing on June 6th, 8th, 12th, and 14th. The Dutch court recognized last year ...</text:p>
      <text:p text:style-name="P4">
Videos: []</text:p>
      <text:p text:style-name="P4">
Audios: []</text:p>
      <text:p text:style-name="P4">
Images: []</text:p>
      <text:p text:style-name="P4">
Type: NewsArticle</text:p>
      <text:p text:style-name="P4">
Breadcrumbs: ['即时', '国际']</text:p>
      <text:p text:style-name="P4">
Keywords: ['乌克兰', '俄罗斯', '马来西亚航空公司', 'MH17', '起诉', '联合国']</text:p>
      <!--METADATA-->
      <text:p text:style-name="P4">
The United Nations International Court will begin trials in Ukraine on June 6 to sue Russia to violate the UN treaty and support pro -Russian divisor.</text:p>
      <text:p text:style-name="P4">
Reuters reports that the international court is scheduled to hold a four -day hearing on June 6th, 8th, 12th, and 14th.</text:p>
      <text:p text:style-name="P4">
<text:a xlink:type="simple" xlink:href="https://www.zaobao.com/news/world/story20221118-1334323" text:style-name="Internet_20_link" text:visited-style-name="Visited_20_Internet_20_Link">
</text:a>
It is responsible for the Malaysian Airlines flight MH17 in 2014.</text:p>
      <text:p text:style-name="P4">
The Dutch court also found in the trial that Russia has "comprehensively controlled" the Donetsk People's Republic of Ukraine in mid -May 2014.</text:p>
      <text:p text:style-name="P4">
<text:a xlink:type="simple" xlink:href="https://www.zaobao.com/realtime/world/story20221117-1334297" text:style-name="Internet_20_link" text:visited-style-name="Visited_20_Internet_20_Link">
</text:a>
Two of them, Russians and one Ukrainian were sentenced to life imprisonment, and the other was declared innocent.</text:p>
      <text:p text:style-name="P4">
The defendants of the three sins were Russian intelligence agents Igor Girkin and Sergei Dubinsky, and Ukraine separated leaders Leonidkharchenko. Member Oleg Pultov.</text:p>
      <text:p text:style-name="P4">
The Russian Ministry of Foreign Affairs said that the judgment was "failed to justice" and was based on political motivation.</text:p>
      <text:p text:style-name="P4">
On July 17, 2014, Malaysia Airlines flight MH17 took off from Amsterdam, Netherlands to Kuala Lumpur, Malaysia. It crashed in Ukraine near the Russian border area. All 298 people were killed on board, including 196 Dutch.</text:p>
      <text:p text:style-name="P4">
In September 2016, a joint investigation team formed by the Dutch, Malaysia, Ukraine, Belgium, and Australia announced the report that the passenger plane was crashed by a "mountain hair" missile. Launch. Russia resolutely denies that he is responsible for the crash of flight MH17, and accuses the joint investigation of the joint investigation team prejudice to Russia.</text:p>
      <text:p text:style-name="P4">
On June 19, 2019, the joint investigation team led by the Netherlands announced that the four suspects involved in the case filed a criminal lawsuit. On March 9, 2020, the Hague District Court officially opened the trial.</text:p>
      <text:p text:style-name="P4">
News Source: <text:a xlink:type="simple" xlink:href="https://www.zaobao.com.sg/realtime/world/story20230517-1395479" text:style-name="Internet_20_link" text:visited-style-name="Visited_20_Internet_20_Link">
https://www.zaobao.com.sg/realtime/world/story20230517-1395479</text:a>
</text:p>
      <!--NEWS-->
      <text:h text:style-name="P10" text:outline-level="1">
<text:span text:style-name="T4">
The highly anticipated Dresden's "Green Dome" treasure theft was sentenced</text:span>
</text:h>
      <text:p text:style-name="P4">
Author: None (Language: zh)</text:p>
      <text:p text:style-name="P4">
Publisher: None</text:p>
      <text:p text:style-name="P4">
Time: 2023-05-17T13:35:00Z</text:p>
      <text:p text:style-name="P4">
Description: One of the most striking cultural relics theft in German history was sentenced on Tuesday (May 16), and the court made several imprisonment judgments to five members of the Berlin gangsters Remmo family who organized criminal gangs.</text:p>
      <text:p text:style-name="P4">
Videos: []</text:p>
      <text:p text:style-name="P4">
Images: ["<text:a xlink:type="simple" xlink:href="https://static.dw.com/image/65635841_303.jpg" text:style-name="Internet_20_link" text:visited-style-name="Visited_20_Internet_20_Link">
65635841_303.jpg</text:a>
", "<text:a xlink:type="simple" xlink:href="https://static.dw.com/image/51397785_303.jpg" text:style-name="Internet_20_link" text:visited-style-name="Visited_20_Internet_20_Link">
51397785_303.jpg</text:a>
", "<text:a xlink:type="simple" xlink:href="https://static.dw.com/image/38138502_303.jpg" text:style-name="Internet_20_link" text:visited-style-name="Visited_20_Internet_20_Link">
38138502_303.jpg</text:a>
", "<text:a xlink:type="simple" xlink:href="https://static.dw.com/image/38156076_303.jpg" text:style-name="Internet_20_link" text:visited-style-name="Visited_20_Internet_20_Link">
38156076_303.jpg</text:a>
", "<text:a xlink:type="simple" xlink:href="https://static.dw.com/image/38156155_303.jpg" text:style-name="Internet_20_link" text:visited-style-name="Visited_20_Internet_20_Link">
38156155_303.jpg</text:a>
", "<text:a xlink:type="simple" xlink:href="https://static.dw.com/image/38155823_303.jpg" text:style-name="Internet_20_link" text:visited-style-name="Visited_20_Internet_20_Link">
38155823_303.jpg</text:a>
", "<text:a xlink:type="simple" xlink:href="https://static.dw.com/image/38155852_303.jpg" text:style-name="Internet_20_link" text:visited-style-name="Visited_20_Internet_20_Link">
38155852_303.jpg</text:a>
", "<text:a xlink:type="simple" xlink:href="https://static.dw.com/image/38158715_303.jpg" text:style-name="Internet_20_link" text:visited-style-name="Visited_20_Internet_20_Link">
38158715_303.jpg</text:a>
", "<text:a xlink:type="simple" xlink:href="https://static.dw.com/image/38156346_303.jpg" text:style-name="Internet_20_link" text:visited-style-name="Visited_20_Internet_20_Link">
38156346_303.jpg</text:a>
", "<text:a xlink:type="simple" xlink:href="https://static.dw.com/image/18590803_303.jpg" text:style-name="Internet_20_link" text:visited-style-name="Visited_20_Internet_20_Link">
18590803_303.jpg</text:a>
"]</text:p>
      <text:p text:style-name="P4">
Subject: 文化经纬</text:p>
      <text:p text:style-name="P4">
Subjects: ['德中关系', '欧债危机', '欧盟', '德国', '留学德国', '留学德国', '德国联邦大选', '默克尔']</text:p>
      <text:p text:style-name="P4">
Keywords: ['德国', '黑帮', '家族黑帮', '绿穹珍宝馆', '文物盗窃案']</text:p>
      <text:p text:style-name="P4">
Id: 65660444</text:p>
      <!--METADATA-->
      <text:p text:style-name="P4">
<text:a xlink:type="simple" xlink:href="https://www.dw.com/zh/overlay/image/article/65660444/65635841" text:style-name="Internet_20_link" text:visited-style-name="Visited_20_Internet_20_Link">
 <draw:frame draw:style-name="fr1" draw:name="Image102" text:anchor-type="as-char" svg:width="6.9236in" svg:height="3.896998in" draw:z-index="0">
<draw:image xlink:href="../Images/dwzh/2023-05-17T13-35-00Z/65635841_303.jpg" xlink:type="simple" xlink:show="embed" xlink:actuate="onLoad" draw:mime-type="image/jpeg"/>
</draw:frame>
</text:a>
Court of theft of Dresden Green Dome Museum</text:p>
      <text:p text:style-name="P4">
(Voice of Germany Chinese website) The regional court in the Eastern German city of Dresden on Tuesday (May 16) was sentenced to a member of a criminal group. Price exhibit.</text:p>
      <text:p text:style-name="P4">
This is one of the most striking cultural relic theft in German history.</text:p>
      <text:p text:style-name="P4">
The court made several imprisonment judgments to five members of the Berlin gang Rommo family who organized criminal gangs-ranging from four years and four months to six years and three months. They were convicted of serious arson and dangerous personal injury, the crime of using weapons, the crime of damaging property, and intentional arson.</text:p>
      <text:p text:style-name="P4">
The highest sentence was Wisham-R (26) and Rabbi-R (29 years old). They were sentenced to six years, three months, and six years and two months, respectively.</text:p>
      <text:p text:style-name="P4">
As part of the defense transaction, four of the six defendants admitted to participating in criminal activities, and the other person acknowledged help for raid purchases.</text:p>
      <text:p text:style-name="P4">
*<draw:frame draw:style-name="fr1" draw:name="Image103" text:anchor-type="as-char" svg:width="6.9236in" svg:height="3.896998in" draw:z-index="0">
<draw:image xlink:href="../Images/dwzh/2023-05-17T13-35-00Z/51397785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19: The Dresden Green Dome Treasure Museum was stolen</text:span>
</text:h>
      <text:p text:style-name="P4">
The thief stole three jewelry jewelry from the Green Domine Treasure Museum. The preliminary investigation results showed that those who broke the door entered the room via the window. Under normal circumstances, visitors can only enter the treasure hall displaying about 3,000 exhibits through a modern security channel.</text:p>
      <text:p text:style-name="P4">
*<draw:frame draw:style-name="fr1" draw:name="Image104" text:anchor-type="as-char" svg:width="6.9236in" svg:height="3.896998in" draw:z-index="0">
<draw:image xlink:href="../Images/dwzh/2023-05-17T13-35-00Z/38138502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17: In Berlin, the gold coin weighing 100 kg is missing</text:span>
</text:h>
      <text:p text:style-name="P4">
In 2017, a gold coin weighing 100 kilograms of Bodemuseum was stolen. The material used alone is nearly 4 million euros. The thief is likely to enter the building through a window. The gold coin named "Big Maplele" comes from Canada, with a diameter of 53 cm and a thickness of 3 cm thick.</text:p>
      <text:p text:style-name="P4">
*<draw:frame draw:style-name="fr1" draw:name="Image105" text:anchor-type="as-char" svg:width="6.9236in" svg:height="3.896998in" draw:z-index="0">
<draw:image xlink:href="../Images/dwzh/2023-05-17T13-35-00Z/38156076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08: Europe's largest artft so far</text:span>
</text:h>
      <text:p text:style-name="P4">
In 2008, a masked person stole a total of 4 oil paintings worth 180 million Swiss francs from Sammlung Bührle: "Red Jacket Boys" (1888) of Paulcézanne (1888). (Edgar Degas )'s "Accountant and Daughter" (1871), Claudemon's Poppy Flower near Vetney (1879), and "The Laugsthals" in Vincent Vangogh in this picture, (1890). Fortunately, after these masterpieces, they saw the sun again.</text:p>
      <text:p text:style-name="P4">
*<draw:frame draw:style-name="fr1" draw:name="Image106" text:anchor-type="as-char" svg:width="6.9236in" svg:height="3.896998in" draw:z-index="0">
<draw:image xlink:href="../Images/dwzh/2023-05-17T13-35-00Z/38156155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04: Monks Museum of Art was armed</text:span>
</text:h>
      <text:p text:style-name="P4">
Edvardmunch's work "Scream" and "Virgin Maria" were stolen in Oslo in 2004. In front of the public, the two armed thieves rushed into the Monks Museum and pulled the paintings from the wall. In a search operation, the police found these two famous paintings. Unfortunately, the painting of "Scream" is too damaged and can no longer repair it.</text:p>
      <text:p text:style-name="P4">
*<draw:frame draw:style-name="fr1" draw:name="Image107" text:anchor-type="as-char" svg:width="6.9236in" svg:height="3.896998in" draw:z-index="0">
<draw:image xlink:href="../Images/dwzh/2023-05-17T13-35-00Z/38155823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03: "Maria next to the textile machine" was stolen</text:span>
</text:h>
      <text:p text:style-name="P4">
Da Vinci's oil painting with a value of about 70 million euros was stolen from a palace of Scotland in 2003. Two thieves who dressed as tourists entering the exhibition hall subdued a guard of the Delamland Lig Castle and took this painting. For 4 years, the painting was not trace. Until 2007, in a search operation in Glasgow, the famous painter lost and recovered.</text:p>
      <text:p text:style-name="P4">
*<draw:frame draw:style-name="fr1" draw:name="Image108" text:anchor-type="as-char" svg:width="6.9236in" svg:height="3.896998in" draw:z-index="0">
<draw:image xlink:href="../Images/dwzh/2023-05-17T13-35-00Z/38155852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1991: Van Gogh Nuci paintings were stolen</text:span>
</text:h>
      <text:p text:style-name="P4">
In 1991, a man quietly locked himself into a toilet in the Van GOGH-MUSEUM Museum (Van Gogh-Museum), and with the help of a guard, he stole 20 paintings in one breath. Among them "Self -Portrait" shown in the figure. However, after 1 hour of theft, the police seized these paintings in the car used by the thief to escape. Two thieves were also captured within a few months.</text:p>
      <text:p text:style-name="P4">
*<draw:frame draw:style-name="fr1" draw:name="Image109" text:anchor-type="as-char" svg:width="6.9236in" svg:height="3.896998in" draw:z-index="0">
<draw:image xlink:href="../Images/dwzh/2023-05-17T13-35-00Z/38158715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1990: So far, the Boston Art Theft of Mystery</text:span>
</text:h>
      <text:p text:style-name="P4">
In 1990, 13 oil paintings of the Isabella Steward Gardnermuseum of Boston Isabella Steward Gardner were stolen internationally internationally. Two men who dressed as police rushed into the museum and stole famous paintings, including "Chez Tortoni" of édouard Manets and Jan Vermeer shown in this picture. concert". The frame left by the thief is still empty today.</text:p>
      <text:p text:style-name="P4">
*<draw:frame draw:style-name="fr1" draw:name="Image110" text:anchor-type="as-char" svg:width="6.9236in" svg:height="3.896998in" draw:z-index="0">
<draw:image xlink:href="../Images/dwzh/2023-05-17T13-35-00Z/38156346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1966, 1973, 1981, 1986: The most stolen oil paintings in history</text:span>
</text:h>
      <text:p text:style-name="P4">
Rembrandt's oil painting "Jacques Deghrn" was stolen from the Dulwich Piction Gallery 4 times: 1966, 1973, 1981, 1986. Therefore, the painting is also known as "Rembrandt taken away with you". It is gratifying that after the last theft, the work was still returned to Zhao.#</text:p>
      <text:h text:style-name="P13" text:outline-level="4">
<text:span text:style-name="T4">
The most sensational art stolen case in history</text:span>
</text:h>
      <text:h text:style-name="P12" text:outline-level="3">
<text:span text:style-name="T4">
1911: When Mona Lisa's smile disappears</text:span>
</text:h>
      <text:p text:style-name="P4">
In 1911, perhaps the most famous female portrait in the world was stolen: Da Vinci's "Mona Lisa". The Italian youth Vincenzoperuggia took the painting from the Louvre. At that time, he was dressed as a museum staff and hid this relatively small painting in his work clothes. In 1913, the painting saw the day again, -before, a art trader "betrayed" Peruja to the poli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The shocking case that happened in dawn </text:span>
</text:p>
      <text:p text:style-name="P4">
<text:a xlink:type="simple" xlink:href="https://www.dw.com/zh/zh/德国德累斯顿绿穹珍宝馆遭窃-丢了10亿欧元珠宝/a-51416524" text:style-name="Internet_20_link" text:visited-style-name="Visited_20_Internet_20_Link">
</text:a>
The two members of the criminal gang broke into the Treasure Museum from a window of the Dresden Royal Palace. They smashed a display cabinet and escaped with treasures that can be traced back to the 17th and 18th centuries.</text:p>
      <text:p text:style-name="P4">
The prosecutor said that the gang had repeatedly conducted reconnaissance at the location and disassembled a section of cast iron drainage ditch in advance, so that it was easier to break in. Before entering, these people set fire and cut off the power of the street lights outside the museum.</text:p>
      <text:p text:style-name="P4">
They stole about 4,300 diamonds and other gems from 21 jewelry. Although the value of these gems was estimated to be about 113 million euros ($ 122 million), many people think they are priceless.</text:p>
      <text:p text:style-name="P4">
It is estimated that the loss caused by breaking the door is more than 1 million euros. Before they fled to Berlin, they burned a car in a nearby garage. A few months later, <text:a xlink:type="simple" xlink:href="https://www.dw.com/zh/zh/绿穹珍宝盗窃大案-双胞胎弟兄之一归案/a-55949486" text:style-name="Internet_20_link" text:visited-style-name="Visited_20_Internet_20_Link">
</text:a>
After the preliminary negotiations of the debate transaction, most of the stolen treasures were returned to the National Museum Collection, part of which was damaged.</text:p>
      <text:p text:style-name="P4">
The prosecutor had long suspected that the members of the Leimo family were behind the scenes of the stagnant crowd. Romo is a infamous Arabic organized criminal gang. It is called [] in the German media <text:a xlink:type="simple" xlink:href="https://www.dw.com/zh/zh/家族犯罪-梳理德国最出名家族黑帮/a-57599206" text:style-name="Internet_20_link" text:visited-style-name="Visited_20_Internet_20_Link">
</text:a>
Essence The court also determined that the family was responsible for stealing a 100 kg of giant gold coins from Berlin Bud Museum in 2017.</text:p>
      <text:h text:style-name="P12" text:outline-level="3">
<text:span text:style-name="T4">
Do you remember the Dreson Jewelry Studge in the world? The suspect was arrested!</text:span>
</text:h>
      <text:h text:style-name="P12" text:outline-level="3">
<text:span text:style-name="T4">
<text:span text:style-name="T4">
 The history and status quo of the Green Dome Treasure Museum </text:span>
</text:span>
</text:h>
      <text:p text:style-name="P4">
The Dresden Green Dome Museum is one of the most famous museums in Germany. The buildings used in the Green Domine Treasure Museum were built in the 17th century. In 1723, Saxon elected Emperor "Power King" Augustus(August the Strong)The royal treasure house is set up. Today, the museum is divided into two parts. The first floor is the eight room layout of the original history of history to display the collection. The second floor of the Green Dome Museum exhibits special treasures.</text:p>
      <text:p text:style-name="P4">
The museum's name comes from the green pillars and green velvet walls of many rooms.</text:p>
      <text:p text:style-name="P4">
February 1945, <text:a xlink:type="simple" xlink:href="https://www.dw.com/zh/zh/德累斯顿纪念二战大轰炸77周年/a-60769549" text:style-name="Internet_20_link" text:visited-style-name="Visited_20_Internet_20_Link">
</text:a>
During the period, 3 of the eight decorative exhibition halls in the Green Dome Treasure Hall were destroyed. Fortunately, some collections have been removed in advance and stored in a fortress near the Mount Embandistan nearby to be properly kept. These treasures were confiscated by the Soviet Red Army Warriel Commission and shipped to the Soviet Union after the war until Moscow passed a resolution to send them back to Dresden.</text:p>
      <text:p text:style-name="P4">
Due to the damage to the Green Domine Treasure Museum in the war, some collections can only temporarily live in Albertinum, the city. It was not until half a century after the war that these treasures were able to return to the Green Dome Pavilion in 2004. 1,080 precious collections were exhibited that year.</text:p>
      <text:p text:style-name="P4">
Two years later, after a major renovation of millions of euros, the Green Dome Treasure Museum was officially reopened, and then German Chancellor Merkel attended the opening ceremony.</text:p>
      <text:p text:style-name="P4">
The treasures displayed in the Green Domine Treasure Hall include small statues inlaid inlaid, rings of Martin Luther, which belong to the new education reformers, and the ostrich eggs inlaid and the rhino horn high cup.</text:p>
      <text:p text:style-name="P4">
(Agence France -Presse, Germany)</text:p>
      <text:p text:style-name="P4">
News Source: <text:a xlink:type="simple" xlink:href="https://www.dw.com/zh/备受瞩目的德累斯顿-绿穹-珍宝盗窃大案宣判/a-65660444" text:style-name="Internet_20_link" text:visited-style-name="Visited_20_Internet_20_Link">
https://www.dw.com/zh/备受瞩目的德累斯顿-绿穹-珍宝盗窃大案宣判/a-65660444?maca=chi-rss-chi-all-1127-rdf</text:a>
</text:p>
      <!--NEWS-->
      <text:h text:style-name="P10" text:outline-level="1">
<text:span text:style-name="T4">
Human Rights Organization sued the French fashion group involved in Uyewa forced laborers</text:span>
</text:h>
      <text:p text:style-name="P4">
Author: None (Language: zh)</text:p>
      <text:p text:style-name="P4">
Publisher: None</text:p>
      <text:p text:style-name="P4">
Time: 2023-05-17T13:37:00Z</text:p>
      <text:p text:style-name="P4">
Description: Many human rights organizations announced on Wednesday that they will file new lawsuits on the French -made giant Uniqlo and INDITEX in France because they are suspected of profit from the Uyghur's forced labor.</text:p>
      <text:p text:style-name="P4">
Videos: []</text:p>
      <text:p text:style-name="P4">
Images: ["<text:a xlink:type="simple" xlink:href="https://static.dw.com/image/64467069_303.jpg" text:style-name="Internet_20_link" text:visited-style-name="Visited_20_Internet_20_Link">
64467069_303.jpg</text:a>
"]</text:p>
      <text:p text:style-name="P4">
Subject: 时政风云</text:p>
      <text:p text:style-name="P4">
Subjects: ['维吾尔', '柏林时装周', '新疆']</text:p>
      <text:p text:style-name="P4">
Keywords: ['维吾尔人', '强制劳工', '强迫劳动', '服装', '优衣库', 'Zara', '新疆', '维吾尔', '人权组织', '中国人权']</text:p>
      <text:p text:style-name="P4">
Id: 65660627</text:p>
      <!--METADATA-->
      <text:p text:style-name="P4">
<text:a xlink:type="simple" xlink:href="https://www.dw.com/zh/overlay/image/article/65660627/64467069" text:style-name="Internet_20_link" text:visited-style-name="Visited_20_Internet_20_Link">
 <draw:frame draw:style-name="fr1" draw:name="Image111" text:anchor-type="as-char" svg:width="6.9236in" svg:height="3.896998in" draw:z-index="0">
<draw:image xlink:href="../Images/dwzh/2023-05-17T13-37-00Z/64467069_303.jpg" xlink:type="simple" xlink:show="embed" xlink:actuate="onLoad" draw:mime-type="image/jpeg"/>
</draw:frame>
</text:a>
(Voice of Germany Chinese Network) In the lawsuit filed by the human rights organization on Tuesday, the charges of charges include anti -human crimes, slavery, racial extinction, and selling population. The prosecution is Sherpa, Ethics Onlabels, EUROPEAN UYGHUR Institute, and a Uyghur woman who has been detained in a camp in Xinjiang, China.</text:p>
      <text:p text:style-name="P4">
The indictment said that they wanted to expose "its product production from [] from <text:a xlink:type="simple" xlink:href="https://www.dw.com/zh/zh/防范强制劳工-德国供应链法落实得了吗/a-65438393" text:style-name="Internet_20_link" text:visited-style-name="Visited_20_Internet_20_Link">
</text:a>
Profitable multinational clothing industry may have the responsibility. "</text:p>
      <text:p text:style-name="P4">
Previously, <text:a xlink:type="simple" xlink:href="https://www.dw.com/zh/zh/或涉新疆强迫劳动-法国调查四服饰品牌/a-58133658" text:style-name="Internet_20_link" text:visited-style-name="Visited_20_Internet_20_Link">
</text:a>
The prosecutor has the right to prosecute the anti -human crime case. However, the case was revoked in April because "the lack of prosecution jurisdiction in the facts in related lawsuits".</text:p>
      <text:p text:style-name="P4">
At that time, the Human Rights Organization filed a lawsuit on the Spanish parent company of French Uniqlo, ZARA and other brands such as FastRetailing, SMCP, French fashion group, and Skechers, the shoe industry brand, and accused at least part of its products was [] [].(https://www.dw.com/zh/zh/ngo起诉德国5家大企业配合参与新疆强迫劳动/a-59101217)produced.</text:p>
      <text:p text:style-name="P4">
These human rights organization estimates that the number of mandators in China exceeds 1 million. The prosecution also believes that related clothing brands have not enough supervision to sign the supplier.</text:p>
      <text:p text:style-name="P4">
Sherpa wrote on its website, <text:a xlink:type="simple" xlink:href="https://www.dw.com/zh/zh/美国棉花禁令下-新疆对美出口依旧增长/a-57285861" text:style-name="Internet_20_link" text:visited-style-name="Visited_20_Internet_20_Link">
</text:a>
Therefore, one -fifth of cotton clothing may involve Uyghur forced workers.</text:p>
      <text:p text:style-name="P4">
The lawyer William Bourdon said that he hoped that the French judicial system would acknowledge their demands because these "textile companies must be responsible for their own crimes and profit from them." [] <text:a xlink:type="simple" xlink:href="https://www.dw.com/zh/zh/血棉花争议未解-国际奥会传与相关中企合作/a-57115949" text:style-name="Internet_20_link" text:visited-style-name="Visited_20_Internet_20_Link">
</text:a>
Essence</text:p>
      <text:p text:style-name="P4">
In previous lawsuits, fashion groups have denied the allegations of mandatory workers. In addition to these four companies, other big brands such as Nike have also been accused by similar.</text:p>
      <text:h text:style-name="P12" text:outline-level="3">
<text:span text:style-name="T4">
How do Chinese people think of the Xinjiang cotton incident?</text:span>
</text:h>
      <text:p text:style-name="P4">
Countries such as Washington claimed that the suppression of Uighur Muslims was "racial extinction", and senior commissioners of the United Nations Human Rights had called anti -human crimes. Beijing refuted relevant accusations, saying that these western condemnation centers condemned vocational training centers to combat religious extremism and ensure social stability.</text:p>
      <text:p text:style-name="P4">
(Agence France -Presse)</text:p>
      <text:p text:style-name="P4">
News Source: <text:a xlink:type="simple" xlink:href="https://www.dw.com/zh/人权组织起诉法国时装集团涉维吾尔强制劳工/a-65660627" text:style-name="Internet_20_link" text:visited-style-name="Visited_20_Internet_20_Link">
https://www.dw.com/zh/人权组织起诉法国时装集团涉维吾尔强制劳工/a-65660627?maca=chi-rss-chi-all-1127-rdf</text:a>
</text:p>
      <!--NEWS-->
      <text:h text:style-name="P10" text:outline-level="1">
<text:span text:style-name="T4">
Congress hearing focuses on the Bayeng government's Chinese policy US policy: will soon provide additional security assistance in Taiwan</text:span>
</text:h>
      <text:p text:style-name="P4">
Author: chinese@voanews.com (李逸华)</text:p>
      <text:p text:style-name="P4">
Publisher: 美国之音中文网 (Type: NewsMediaOrganization)</text:p>
      <text:p text:style-name="P4">
Published Time: 2023-05-17T13:43:01+08:00</text:p>
      <text:p text:style-name="P4">
Modified Time: 2023-05-17 05:43:01Z</text:p>
      <text:p text:style-name="P4">
Description: Members of Biden Government's national defense, diplomacy, and economic and trade cabinet gathered on Tuesday (May 16) gathered in the Mountains of the Highlights to accept members of the US foreign policy in response to the United States, and called on Congress to approve the government budget before the deadline, saying that the cutting of any budget will be reduced. It seriously affects the international competitiveness of the United States in international. Biden government cabinets also revealed that "the United States will soon provide major additional security assistance to Taiwan."</text:p>
      <text:p text:style-name="P4">
Videos: []</text:p>
      <text:p text:style-name="P4">
Images: []</text:p>
      <text:p text:style-name="P4">
Categories: ['国会报道', '美国', '台湾', '美中关系']</text:p>
      <text:p text:style-name="P4">
Type: None</text:p>
      <!--METADATA-->
      <text:p text:style-name="P4">
Nonenone</text:p>
      <text:p text:style-name="P4">
News Source: <text:a xlink:type="simple" xlink:href="https://www.voachinese.com/a/us-senate-hearing-austin-taiwan-security-assistance-20230516/7096758.html" text:style-name="Internet_20_link" text:visited-style-name="Visited_20_Internet_20_Link">
https://www.voachinese.com/a/us-senate-hearing-austin-taiwan-security-assistance-20230516/7096758.html</text:a>
</text:p>
      <!--NEWS-->
      <text:h text:style-name="P10" text:outline-level="1">
<text:span text:style-name="T4">
The Embassy in China shows the Ukrainian flag of China Foreign Ministry: Do not &amp; quot; political propaganda &amp; quot;</text:span>
</text:h>
      <text:p text:style-name="P4">
Author: None</text:p>
      <text:p text:style-name="P4">
Publisher: Radio Free Asia (Organization)</text:p>
      <text:p text:style-name="P4">
Published Time: 2023-05-17T13:44:00-04:00</text:p>
      <text:p text:style-name="P4">
Modified Time: 2023-05-17T15:08:02-04:00</text:p>
      <text:p text:style-name="P4">
Description: None</text:p>
      <text:p text:style-name="P4">
Videos: []</text:p>
      <text:p text:style-name="P4">
Audios: ["<text:a xlink:type="simple" xlink:href="https://www.rfa.org/mandarin/yataibaodao/junshiwaijiao/jw1-051720231106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12" text:anchor-type="as-char" svg:width="6.9236in" svg:height="4.612011in" draw:z-index="0">
<draw:image xlink:href="../Images/rfamandarin/2023-05-17T13-44-00-04-00/000000.png" xlink:type="simple" xlink:show="embed" xlink:actuate="onLoad" draw:mime-type="image/png"/>
</draw:frame>
On May 17, 2023, the Polish Embassy in Beijing showed a banner support for Ukraine. <text:a xlink:type="simple" xlink:href="https://www.rfa.org/mandarin/yataibaodao/junshiwaijiao/jw1-05172023110604.html/@@images/image" text:style-name="Internet_20_link" text:visited-style-name="Visited_20_Internet_20_Link">
</text:a>
Associated Press picture <text:a xlink:type="simple" xlink:href="https://www.rfa.org/mandarin/yataibaodao/junshiwaijiao/jw1-05172023110604.html/@@stream" text:style-name="Internet_20_link" text:visited-style-name="Visited_20_Internet_20_Link">
</text:a>
According to foreign media reports, a number of foreign envoys in China and the International Organization's representative office in China have publicized the support of the Ukrainian flag expressions, which has attracted close attention from China. Chinese officials issued a notice saying not to use China's architectural exterior wall for "political propaganda". A spokesman for the Ministry of Foreign Affairs also shouted and respecting Chinese laws and regulations.</text:p>
      <text:p text:style-name="P4">
<text:a xlink:type="simple" xlink:href="https://www.rfa.org/mandarin/yataibaodao/junshiwaijiao/kw1-05122023104525.html" text:style-name="Internet_20_link" text:visited-style-name="Visited_20_Internet_20_Link">
<text:span text:style-name="T4">
 China announced that he sent a special envoy to Russia and other countries to play "mediation people"? </text:span>
</text:a>
<text:span text:style-name="T5">
<text:a xlink:type="simple" xlink:href="https://www.rfa.org/mandarin/yataibaodao/junshiwaijiao/tj-04262023115200.html" text:style-name="Internet_20_link" text:visited-style-name="Visited_20_Internet_20_Link">
<text:span text:style-name="T4">
 Xi Jinping and Zendiski Call Scholars: It has little impact on the Russian and Ukraine War </text:span>
</text:a>
  * </text:span>
<text:span text:style-name="T5">
<text:a xlink:type="simple" xlink:href="https://www.rfa.org/mandarin/Xinwen/cmh2-04262023080641.html" text:style-name="Internet_20_link" text:visited-style-name="Visited_20_Internet_20_Link">
 </text:a>
</text:span>
*</text:p>
      <text:p text:style-name="P4">
Reuters reported on May 17 that Chinese officials have notified foreign embassies and international organizations in China to do not conduct "political propaganda" in Chinese buildings.</text:p>
      <text:p text:style-name="P4">
Since the outbreak of the Russian and Ukraine War in February last year, Chinese old friends Russia caused international condemnation due to its war behavior. The Ukrainian flags in several foreign envoys in China also showed the representative color of the Ukrainian flag in posters and lights to express support.</text:p>
      <text:p text:style-name="P4">
<draw:frame draw:style-name="fr1" draw:name="Image113" text:anchor-type="as-char" svg:width="6.9236in" svg:height="4.61393in" draw:z-index="0">
<draw:image xlink:href="../Images/rfamandarin/2023-05-17T13-44-00-04-00/000001.png" xlink:type="simple" xlink:show="embed" xlink:actuate="onLoad" draw:mime-type="image/png"/>
</draw:frame>
On May 17, 2023, the Slovaku Embassy in Beijing demonstrated a billboard that supports Ukraine. (Associated Press) <text:a xlink:type="simple" xlink:href="https://www.rfa.org/mandarin/yataibaodao/junshiwaijiao/jw1-05172023110604.html/ap23137337751969.jpg" text:style-name="Internet_20_link" text:visited-style-name="Visited_20_Internet_20_Link">
</text:a>
The Chinese Ministry of Foreign Affairs notified the country to China and the China Representative Office in China on May 10th.</text:p>
      <text:p text:style-name="P4">
Four diplomats in China who did not want to be named told Reuters that although the above notice did not clearly mention the Ukrainian flag or specific publicity and display, it was obviously related to the Ukrainian unity exhibition.</text:p>
      <text:p text:style-name="P4">
Chinese Foreign Ministry spokesman Wang Wenbin was asked at a regular press conference on the 17th, but he did not clearly point out that the Chinese notice is related to Ukraine. He said: "According to the" Vienna Foreign Relations Convention "and the relevant international agreement, the embassies of various countries in China and representatives of international organizations in China have the obligation to respect Chinese laws and regulations."</text:p>
      <text:p text:style-name="P4">
Witnesses told Reuters a few weeks after Russia initiated the so -called "special military operation" to Ukraine, the Ukrainian flag poster on the exterior wall of the Canadian embassy was damaged by NATO's graffiti.</text:p>
      <text:p text:style-name="P4">
<draw:frame draw:style-name="fr1" draw:name="Image114" text:anchor-type="as-char" svg:width="6.9236in" svg:height="4.61393in" draw:z-index="0">
<draw:image xlink:href="../Images/rfamandarin/2023-05-17T13-44-00-04-00/000002.png" xlink:type="simple" xlink:show="embed" xlink:actuate="onLoad" draw:mime-type="image/png"/>
</draw:frame>
On May 17, 2023, the huge Ukrainian flag on the exterior wall of the Canadian Embassy in Beijing, which wrote the slogan "We stand with Ukraine" with Chinese characters. (Associated Press) <text:a xlink:type="simple" xlink:href="https://www.rfa.org/mandarin/yataibaodao/junshiwaijiao/jw1-05172023110604.html/ap23137338248447.jpg" text:style-name="Internet_20_link" text:visited-style-name="Visited_20_Internet_20_Link">
</text:a>
</text:p>
      <text:p text:style-name="P4">
<draw:frame draw:style-name="fr1" draw:name="Image115" text:anchor-type="as-char" svg:width="6.9236in" svg:height="4.61393in" draw:z-index="0">
<draw:image xlink:href="../Images/rfamandarin/2023-05-17T13-44-00-04-00/000003.png" xlink:type="simple" xlink:show="embed" xlink:actuate="onLoad" draw:mime-type="image/png"/>
</draw:frame>
On May 17, 2023, the flags of France, Ukraine and the European Union fluttered in front of the French Embassy in Beijing. (Associated Press) <text:a xlink:type="simple" xlink:href="https://www.rfa.org/mandarin/yataibaodao/junshiwaijiao/jw1-05172023110604.html/ap23137338441230.jpg" text:style-name="Internet_20_link" text:visited-style-name="Visited_20_Internet_20_Link">
</text:a>
The EU, Britain, Germany, and Polish Embassy in Beijing also showed images of the Ukrainian flag. But these makeups have not responded to the media's comment request for the matter.</text:p>
      <text:p text:style-name="P4">
China made an appeal to Ukraine peacefully, but did not condemn Russia and was criticized by Western countries.</text:p>
      <text:p text:style-name="P4">
Some foreign embassies in Beijing also showed the rainbow flag on Wednesday to support homosexuality, bisexuals, and transgender people (LGBT) communities, and celebrated the international on May 17th. The commemorative day, and the LGBT proud moon in June.</text:p>
      <text:p text:style-name="P4">
In recent years, the widespread criticism of human rights organizations due to suppression of LGBT radicalism has been known whether Chinese officials will oppose such public display.</text:p>
      <text:p text:style-name="P4">
Reporter: Jingwei Responsible Editor: 纬 网 网 Editor: Ruizhe</text:p>
      <text:p text:style-name="P4">
News Source: <text:a xlink:type="simple" xlink:href="https://www.rfa.org/mandarin/yataibaodao/junshiwaijiao/jw1-05172023110604.html" text:style-name="Internet_20_link" text:visited-style-name="Visited_20_Internet_20_Link">
https://www.rfa.org/mandarin/yataibaodao/junshiwaijiao/jw1-05172023110604.html</text:a>
</text:p>
      <!--NEWS-->
      <text:h text:style-name="P10" text:outline-level="1">
<text:span text:style-name="T4">
The United Nations has raised world economic growth expectations this year</text:span>
</text:h>
      <text:p text:style-name="P4">
Author: 联合早报 (Person)</text:p>
      <text:p text:style-name="P4">
Publisher: 联合早报 (Organization)</text:p>
      <text:p text:style-name="P4">
Published Time: 2023-05-17T13:52</text:p>
      <text:p text:style-name="P4">
Modified Time: 2023-05-17T13:52</text:p>
      <text:p text:style-name="P4">
Description: The United Nations believes that the world economic situation in 2023 is better than previous forecasts that the expected expectations of world economic growth in 2023 will be raised from 1.9%predicted at the beginning of the year to 2.3%, and the expected growth expectations in 2024 will be reduced from 2.7%to 2.5%. Xinhua News Agency reported that the United Nations economy ...</text:p>
      <text:p text:style-name="P4">
Videos: []</text:p>
      <text:p text:style-name="P4">
Audios: []</text:p>
      <text:p text:style-name="P4">
Images: []</text:p>
      <text:p text:style-name="P4">
Type: NewsArticle</text:p>
      <text:p text:style-name="P4">
Breadcrumbs: ['即时', '国际']</text:p>
      <text:p text:style-name="P4">
Keywords: ['联合国', '世界经济', '上调']</text:p>
      <!--METADATA-->
      <text:p text:style-name="P4">
The United Nations believes that the world economic situation in 2023 is better than previous forecasts that the expected expectations of world economic growth in 2023 will be raised from 1.9%predicted at the beginning of the year to 2.3%, and the expected growth expectations in 2024 will be reduced from 2.7%to 2.5%.</text:p>
      <text:p text:style-name="P4">
Xinhua News Agency reported that the United Nations Department of Economic and Social Affairs of Economic and Social Affairs released the "World Economic Situation and Outlook of 2023" on Tuesday (May 16), which raised the expected expectations of China's economic growth from 4.8%to 5.3%at the beginning of the year. The economic growth expectations of the United States and the European Union were raised from 0.4%, 0.2%to 1.1%and 0.9%, respectively.</text:p>
      <text:p text:style-name="P4">
Among the other major economies, Japan's economic growth is expected to be lower than the beginning of the year; the British and Russian economy will shrink, but the shrinking range is better than the forecast at the beginning of the year; Brazil's economic growth expectations are slightly higher than the forecast at the beginning of the year.</text:p>
      <text:p text:style-name="P4">
The report predicts that the developed economies in 2023 will increase by 1.0%, higher than 0.4%of the predictions at the beginning of the year; the development of economies will increase by 4.1%, slightly higher than the 3.9%of the forecast at the beginning of the year; The 4.4%predicted at the beginning of the year was also far lower than the annual growth rate required to achieve 7%of the 2030 sustainable development goals.</text:p>
      <text:p text:style-name="P4">
The report predicts that the world's goods and service trade will increase by 2.3%in 2023, higher than the forecast at the beginning of the year. However, factors such as the delay in the epidemic of the crown disease, the tension of geopolitical tensions and the tightening of monetary policy will continue to restrict the growth of world trade.</text:p>
      <text:p text:style-name="P4">
The report believes that affected by factors such as the delay in the epidemic, the Ukraine crisis, the climate change, and the changes in the macroeconomic situation, the world economy may enter the long -term low growth stage.</text:p>
      <text:p text:style-name="P4">
News Source: <text:a xlink:type="simple" xlink:href="https://www.zaobao.com.sg/realtime/world/story20230517-1395483" text:style-name="Internet_20_link" text:visited-style-name="Visited_20_Internet_20_Link">
https://www.zaobao.com.sg/realtime/world/story20230517-1395483</text:a>
</text:p>
      <!--NEWS-->
      <text:h text:style-name="P10" text:outline-level="1">
<text:span text:style-name="T4">
The actor accused of being offended the PLA's talk show was investigated by the police</text:span>
</text:h>
      <text:p text:style-name="P4">
Author: None (Language: zh)</text:p>
      <text:p text:style-name="P4">
Publisher: None</text:p>
      <text:p text:style-name="P4">
Time: 2023-05-17T13:58:00Z</text:p>
      <text:p text:style-name="P4">
Description: House, a talk show actor, who performed in Beijing on the 13th, said that the scene of the two wild dogs chasing the pine of the two wild dogs that he adopted reminded him of 8 words "excellent style, can win the battle". This paragraph was accused of offending the PLA, and the Beijing Cultural and Tourism Bureau suspended all its performances in Beijing indefinitely. After that, the public security organs announced legislative investigation.</text:p>
      <text:p text:style-name="P4">
Videos: []</text:p>
      <text:p text:style-name="P4">
Images: ["<text:a xlink:type="simple" xlink:href="https://static.dw.com/image/61842432_303.jpg" text:style-name="Internet_20_link" text:visited-style-name="Visited_20_Internet_20_Link">
61842432_303.jpg</text:a>
"]</text:p>
      <text:p text:style-name="P4">
Subject: 时政风云</text:p>
      <text:p text:style-name="P4">
Subjects: ['笑果', '笑果文化', '脱口秀', 'HOUSE(李昊石)', '解放军', '能打胜仗', '作风优良', '李诞']</text:p>
      <text:p text:style-name="P4">
Keywords: ['意见反馈']</text:p>
      <text:p text:style-name="P4">
Id: 65638312</text:p>
      <!--METADATA-->
      <text:p text:style-name="P4">
<text:a xlink:type="simple" xlink:href="https://www.dw.com/zh/overlay/image/article/65638312/61842432" text:style-name="Internet_20_link" text:visited-style-name="Visited_20_Internet_20_Link">
 <draw:frame draw:style-name="fr1" draw:name="Image116" text:anchor-type="as-char" svg:width="6.9236in" svg:height="3.896998in" draw:z-index="0">
<draw:image xlink:href="../Images/dwzh/2023-05-17T13-58-00Z/61842432_303.jpg" xlink:type="simple" xlink:show="embed" xlink:actuate="onLoad" draw:mime-type="image/jpeg"/>
</draw:frame>
</text:a>
After the 18th National Congress of the Communist Party of China, Xi Jinping emphasized to build a people's army that listened to the party's command, can win, and excellent style.</text:p>
      <text:p text:style-name="P4">
(Voice of Germany Chinese website) The paragraph of the laughing show actor of the laughing fruit culture company was accused of disrespecting the Chinese PLA, causing a stir. The China Cultural Tourism Bureau announced on the 15th that administrative penalties were issued in accordance with regulations, a penalty of more than 13.35 million yuan on laughing fruit culture was issued, and more than 13.25 million yuan in illegal income was warned. "</text:p>
      <text:p text:style-name="P4">
China official media Xinhua News Agency reported on the 17th that after receiving the report of the masses, the Beijing Cultural and Tourism Bureau conducted an investigation on controversial paragraphs and found that the company and their actors HOUSE(Li Haoshi)Wanting to tampering the performance of the performance report, on the 13th, the "Small Fruit Talk Show" performance appeared "serious insults the people's army", causing a bad social impact.</text:p>
      <text:p text:style-name="P4">
The Cultural and Tourism Bureau issued a statement, "We must never allow any company or individuals to vilify the glorious image of the people's army on the capital stage, and never allow the deep feelings of the people of the general public to the children of their children.</text:p>
      <text:p text:style-name="P4">
In response to the results of this punishment, Xiaoguo Culture also issued a statement on the 17th, saying that the team had been painful, willing to accept the government's "serious punishment", and immediately lifted the contract with actor Li Haoshi. The statement wrote: "Because we have a fluke in our minds and have a major loophole in management, we paid a heavy price for this, and the entire team was deeply distressed and blame. Strictly criticized and apologized again. "On the same day, the public security organs announced the investigation of the incident.</text:p>
      <text:h text:style-name="P12" text:outline-level="3">
<text:span text:style-name="T4">
Apologies before being punished</text:span>
</text:h>
      <text:p text:style-name="P4">
On May 15th, Swordsman Culture Company issued an apology statement on Weibo saying, "On May 13, the talk show actor House(Li Haoshi)There are inappropriate metaphors in the performance, which has aroused controversy of the audience. Here we apologize to the public. "The statement stated that he had seriously criticized House as soon as possible, asking him to reflect, and stop all his subsequent acting work in the future. Li Haoshi himself also apologized on Weibo, saying that he had used it during the performance very inappropriately. The metaphor has caused bad feelings and associations to the audience. "I will take responsibility for this, stop all performing arts, deeply reflect, and re -study."</text:p>
      <text:p text:style-name="P4">
On the same day, the Beijing Evening News posted news on Weibo, which was more specifically talked about the so -called "inappropriate metaphor" mentioned in the apology statement of Xiaoguo Culture Company. It is reported that "some netizens recently broke the news that when watching the Beijing scene of the comedy company 'laughing fruit', they found that there were very inappropriate expressions. A actor talked about it. When squirrel, let him think of eight words-'excellent style and can win the battle'. At present, the talk show actor and 'laughing fruit' involved in the incident have apologized and acknowledged the wrong existence. "</text:p>
      <text:p text:style-name="P4">
However, although Li Haoshi and Xiaoguo Culture Company have apologized, the incident is far from over. The Beijing Evening News wrote in the same report, "the reporter learned that the Beijing Cultural Law Enforcement Corps stated that it has been known about this on the morning of May 15th, and the relevant company has been investigated."</text:p>
      <text:h text:style-name="P12" text:outline-level="3">
<text:span text:style-name="T4">
Liberation Army Strong Army slogan</text:span>
</text:h>
      <text:p text:style-name="P4">
Hong Kong 01 wrote in the incident, "Netizens said that the actor's lines made him feel uncomfortable. Objective: 'Listening to the party's command, can win the battle, good style'. These 12 words have also become the slogan of the PLA strong army. "</text:p>
      <text:p text:style-name="P4">
In March 2013, Xi Jinping, who was elected as the General Secretary of the Communist Party of China after the 18th National Congress of the Communist Party of China, and took over as the chairman of the Military Commission, emphasized at the PLA delegation at the First Session of the 12th National People's Congress to "build a party command, win the battle, work style, The excellent people's army is the goal of the party under the new situation. "Since then," excellent style and winning the battle "has always been the slogan of the PLA, and it is also used to describe the PLA.</text:p>
      <text:p text:style-name="P4">
The Chinese official media "People's Daily" commented on the incident, "A talk show actor was accused of offensing the people of the people, and his company was investigated by his company. , I caught up with a misunderstanding. I have a fear of my heart, a word of words, and a stop of behavior. This should be the professional bottom line, and it should become an industry consensus.</text:p>
      <text:p text:style-name="P4">
On Weibo, netizens left various comments under relevant reports. Someone wrote, "Blocking the laughing fruit culture, killing a hundred hundred"; "The Chinese People's Liberation Army is the bottom line, let the laughing fruit disappear";</text:p>
      <text:p text:style-name="P4">
Some people also asked: "Which law did you commit?", And some people left the comments of "going online" and "guilty of words". Some people lament, "This environmental talk show is actually impossible to play", a netizen who claims to be "a retired soldier" wrote: "I personally don't feel very wrong. Why are we always sensitive, in the Wangwang team Dogs can be agents. Dogs can be intelligence staff in cats and dogs. There can be roles such as dogs chef, dog scientists, etc. "</text:p>
      <text:h text:style-name="P12" text:outline-level="3">
<text:span text:style-name="T4">
Xiaoguo staff: The content of the controversy is not in the text that is reviewed in advance</text:span>
</text:h>
      <text:p text:style-name="P4">
Public information shows that Xiaoguo Culture Media Co., Ltd. was established in May 2014. It is headquartered in Shanghai and is a Chinese artist agency and comedy industry company. The company has produced the "Tucao Conference", "Talk Show Conference", "Measures Family", "What to do!Variety shows such as talk shows and "National Bubbles Superman" have won the "Top Ten Shanghai Cultural Enterprises".</text:p>
      <text:p text:style-name="P4">
In recent years, Xiao Guo culture has burst at least two serious negative incidents. In 2020, Kam, an artist and talk show of Xiaoguo Culture, was detained in the drug involving drugs. Swordsman culture then apologized and decided to stop all the work of Kam. In 2021, an advertisement from the artist Li Xuan was accused of vulgar content and humiliated female dignity. Xiao Guo Culture Company "was confiscated for the obligation to be reviewed" and fined 200,000 yuan. Li Xuan is the originator and shareholder of the "Talk Show Conference". He has led the artist many times <text:a xlink:type="simple" xlink:href="https://www.dw.com/zh/zh/中国脱口秀在美国那些在国内不能讲的段子/a-64722978" text:style-name="Internet_20_link" text:visited-style-name="Visited_20_Internet_20_Link">
</text:a>
Essence</text:p>
      <text:p text:style-name="P4">
According to the Jimu news report under the Hubei Daily Media Group, a staff member who claims to be a Swordsman Cultural screenwriter introduced to Jimu Journalist that the content company performing the talk show actor will be approved and reported to the relevant departments. According to his understanding, the controversy in House's performance is not in the text reviewed beforehand. Current, house(Li Haoshi)The Weibo account has been banned.(Comprehensive report)</text:p>
      <text:p text:style-name="P4">
News Source: <text:a xlink:type="simple" xlink:href="https://www.dw.com/zh/被指冒犯解放军-脱口秀演员被警方立案调查/a-65638312" text:style-name="Internet_20_link" text:visited-style-name="Visited_20_Internet_20_Link">
https://www.dw.com/zh/被指冒犯解放军-脱口秀演员被警方立案调查/a-65638312?maca=chi-rss-chi-all-1127-rdf</text:a>
</text:p>
      <!--NEWS-->
      <text:h text:style-name="P10" text:outline-level="1">
<text:span text:style-name="T4">
Iranian and Russian signing Gaogin Railway Limin International North -South Transport Corridor formed</text:span>
</text:h>
      <text:p text:style-name="P4">
Publisher: 法新社</text:p>
      <text:p text:style-name="P4">
Published Time: 2023-05-17T14:02:08+00:00</text:p>
      <text:p text:style-name="P4">
Modified Time: 2023-05-17T13:35:01+00:00</text:p>
      <text:p text:style-name="P4">
Description: (Agence France -Presse, Tehran, 17th) Iran and Russia signed agreements today to build the last part of the international North -South transportation corridor connecting the Russian to Persian Gulf and Ind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5-17T14-02-08-00-00/000000.png" xlink:type="simple" xlink:show="embed" xlink:actuate="onLoad" draw:mime-type="image/png"/>
</draw:frame>
The International North-South Transport Corridor (Instc) is a freight network composed of ships, railways, and road routes. It covers Russia, Azerbaijan, Iran and India areas. Essence</text:p>
      <text:p text:style-name="P4">
A agreement signed in Tehran requires Russia and Iran to build a 164 -kilometer railway between the Astara transit point between Iran and Astara and Rash, northern Iran.</text:p>
      <text:p text:style-name="P4">
The Iranian Minister of Transportation, Mehrdad Bazrpash, said that the "construction process has begun to start and we will complete it in the next 3 years."</text:p>
      <text:p text:style-name="P4">
Iranian President Ebrahim Raisi said that the relationship between Iran and Russia has "huge potential" and the latest agreement between the two sides is "Iranic Republic ofiran and Russian Federation's important strategic steps".</text:p>
      <text:p text:style-name="P4">
Russian President Vladimir Putin gave a conversation at the ceremony through a video conference. He praised new employment opportunities and investing in Moscow and Tehran to bring "obvious economic benefits".</text:p>
      <text:p text:style-name="P4">
News Source: <text:a xlink:type="simple" xlink:href="https://www.rfi.fr/cn/%E8%B4%A2%E7%BB%8F%E5%BF%AB%E8%AE%AF/20230517-%E4%BC%8A%E6%9C%97%E4%BF%84%E5%9B%BD%E7%AD%BE%E7%BA%A6%E7%9B%96%E9%93%81%E8%B7%AF-%E5%8A%9B%E6%8B%9A%E5%9B%BD%E9%99%85%E5%8D%97%E5%8C%97%E8%BF%90%E8%BE%93%E8%B5%B0%E5%BB%8A%E6%88%90%E5%9E%8B" text:style-name="Internet_20_link" text:visited-style-name="Visited_20_Internet_20_Link">
https://www.rfi.fr/cn/%E8%B4%A2%E7%BB%8F%E5%BF%AB%E8%AE%AF/20230517-%E4%BC%8A%E6%9C%97%E4%BF%84%E5%9B%BD%E7%AD%BE%E7%BA%A6%E7%9B%96%E9%93%81%E8%B7%AF-%E5%8A%9B%E6%8B%9A%E5%9B%BD%E9%99%85%E5%8D%97%E5%8C%97%E8%BF%90%E8%BE%93%E8%B5%B0%E5%BB%8A%E6%88%90%E5%9E%8B</text:a>
</text:p>
      <!--NEWS-->
      <text:h text:style-name="P10" text:outline-level="1">
<text:span text:style-name="T4">
Russia refers to the hit Patriot system Ukraine and say that they continue to serve</text:span>
</text:h>
      <text:p text:style-name="P4">
Publisher: 法新社</text:p>
      <text:p text:style-name="P4">
Published Time: 2023-05-17T14:02:09+00:00</text:p>
      <text:p text:style-name="P4">
Modified Time: 2023-05-17T13:35:02+00:00</text:p>
      <text:p text:style-name="P4">
Description: (AFP, Kiev, 17th) Moscow claimed yesterday that the Russian "dagger" sound speed missile was hit, hitting the Patriot air defense system in the U.S. military in Ukraine; Kiev today emphasized that the patriot is currently continuing to ser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17T14-02-09-00-00/000000.png" xlink:type="simple" xlink:show="embed" xlink:actuate="onLoad" draw:mime-type="image/png"/>
</draw:frame>
The Ukrainian Air Force spokesman Yuriy Ignat said, "Don't worry, the Patriot is all right." He refused to disclose whether the patriot's missile defense system was damaged.</text:p>
      <text:p text:style-name="P4">
Ignat also said, "Patriots are now in service, everything is all right."</text:p>
      <text:p text:style-name="P4">
Kiev received the first batch of U.S. Patriot land -to -air missile systems in April this year.</text:p>
      <text:p text:style-name="P4">
The United States CNN quoted US officials and reported that Russia launched a missile attack Kiev in the early morning of Russia, and the US -owned patriot's air defense system may have been damaged.</text:p>
      <text:p text:style-name="P4">
The Russian Ministry of Defense said yesterday that the Russian army launched a "dagger" to hit the Patriot missile system of Kiev.</text:p>
      <text:p text:style-name="P4">
Kiev claimed that the Ukraine's air defense system shot down 6 Russian sound speed missiles, but was refuted by Russian Secretary of Defense Sergei Shoigu.</text:p>
      <text:p text:style-name="P4">
The "dagger" sophisticated missile was one of the "next generation" weapons announced by Russian President Vladimir Putin in 2018. At that time, Panting claimed that the dagger missile would not be shot by any air defense system in the world.</text:p>
      <text:p text:style-name="P4">
News Source: <text:a xlink:type="simple" xlink:href="https://www.rfi.fr/cn/%E5%9B%BD%E9%99%85%E6%8A%A5%E9%81%93/20230517-%E4%BF%84%E7%BD%97%E6%96%AF%E6%8C%87%E5%87%BB%E4%B8%AD%E7%88%B1%E5%9B%BD%E8%80%85%E7%B3%BB%E7%BB%9F-%E4%B9%8C%E5%85%8B%E5%85%B0%E7%A7%B0%E4%BB%8D%E6%8C%81%E7%BB%AD%E6%9C%8D%E5%BD%B9" text:style-name="Internet_20_link" text:visited-style-name="Visited_20_Internet_20_Link">
https://www.rfi.fr/cn/%E5%9B%BD%E9%99%85%E6%8A%A5%E9%81%93/20230517-%E4%BF%84%E7%BD%97%E6%96%AF%E6%8C%87%E5%87%BB%E4%B8%AD%E7%88%B1%E5%9B%BD%E8%80%85%E7%B3%BB%E7%BB%9F-%E4%B9%8C%E5%85%8B%E5%85%B0%E7%A7%B0%E4%BB%8D%E6%8C%81%E7%BB%AD%E6%9C%8D%E5%BD%B9</text:a>
</text:p>
      <!--NEWS-->
      <text:h text:style-name="P10" text:outline-level="1">
<text:span text:style-name="T4">
Ukrainian anti -corruption: Supreme judge was arrested</text:span>
</text:h>
      <text:p text:style-name="P4">
Author: None (Language: zh)</text:p>
      <text:p text:style-name="P4">
Publisher: None</text:p>
      <text:p text:style-name="P4">
Time: 2023-05-17T14:13:00Z</text:p>
      <text:p text:style-name="P4">
Description: Ukraine anti -corruption agencies said they exposed the large -scale corruption of the Supreme Court of the country. According to local media reports, the court dean has been arrested. At present, the Ukrainian authorities are increasing anti -corruption.</text:p>
      <text:p text:style-name="P4">
Videos: []</text:p>
      <text:p text:style-name="P4">
Images: ["<text:a xlink:type="simple" xlink:href="https://static.dw.com/image/65632032_303.jpg" text:style-name="Internet_20_link" text:visited-style-name="Visited_20_Internet_20_Link">
65632032_303.jpg</text:a>
", "<text:a xlink:type="simple" xlink:href="https://static.dw.com/image/65632022_401.jpg" text:style-name="Internet_20_link" text:visited-style-name="Visited_20_Internet_20_Link">
65632022_401.jpg</text:a>
"]</text:p>
      <text:p text:style-name="P4">
Subject: 新闻广角</text:p>
      <text:p text:style-name="P4">
Subjects: []</text:p>
      <text:p text:style-name="P4">
Keywords: ['薄熙来', '乌克兰', '中国反腐风暴', '周永康', '习近平', '俄罗斯入侵乌克兰']</text:p>
      <text:p text:style-name="P4">
Id: 65635632</text:p>
      <!--METADATA-->
      <text:p text:style-name="P4">
<text:a xlink:type="simple" xlink:href="https://www.dw.com/zh/overlay/image/article/65635632/65632032" text:style-name="Internet_20_link" text:visited-style-name="Visited_20_Internet_20_Link">
 <draw:frame draw:style-name="fr1" draw:name="Image119" text:anchor-type="as-char" svg:width="6.9236in" svg:height="3.896998in" draw:z-index="0">
<draw:image xlink:href="../Images/dwzh/2023-05-17T14-13-00Z/65632032_303.jpg" xlink:type="simple" xlink:show="embed" xlink:actuate="onLoad" draw:mime-type="image/jpeg"/>
</draw:frame>
</text:a>
The picture shows the Ukrainian Supreme Court</text:p>
      <text:p text:style-name="P4">
(Voice of Germany in Chinese) The Ukraine National Anti -Corruption (NABU) and the special anti -corruption prosecutor's office (SAP) posted a post on Monday (May 15th) in its social media account. Essence</text:p>
      <text:p text:style-name="P4">
"Nabu and SAP exposed the large -scale corruption of the Supreme Court, especially the Supreme Court leaders and judges to obtain improper interests," these Ukrainian anti -corruption agencies said on Facebook.</text:p>
      <text:p text:style-name="P4">
The statement did not explicitly pointed out who was accused of bribes and why bribes. Nabu and SAP also announced a picture of a bundle of banknotes on the sofa, promising to announce the details later.</text:p>
      <text:h text:style-name="P12" text:outline-level="3">
<text:span text:style-name="T4">
The President of the Supreme Court was arrested</text:span>
</text:h>
      <text:p text:style-name="P4">
At the same time, the Ukraine Supreme Court announced a special meeting. "Regarding the event around the Supreme Court President VSEVOLODKNIAZIEV, the Supreme Court's plenary meeting will hold a special meeting on May 16, 2023." The Ukraine Supreme Court said on Facebook.</text:p>
      <text:p text:style-name="P4">
Ukraine media reported that Kniazyev was found to have received 3 million US dollars (2.76 million euros) bribes, and other judges of the Ukraine's highest judicial institution were also searched.</text:p>
      <text:p text:style-name="P4">
Kniazyev was appointed Dean of the Supreme Court in October 2021.</text:p>
      <text:p text:style-name="P4">
<draw:frame draw:style-name="fr1" draw:name="Image120" text:anchor-type="as-char" svg:width="6.9236in" svg:height="3.896998in" draw:z-index="0">
<draw:image xlink:href="../Images/dwzh/2023-05-17T14-13-00Z/65632022_401.jpg" xlink:type="simple" xlink:show="embed" xlink:actuate="onLoad" draw:mime-type="image/jpeg"/>
</draw:frame>
Information pictures of the Ukraine Supreme Court Dean VSEVOLOD KNIAZIEV</text:p>
      <text:p text:style-name="P4">
Ukrainian President Zeleguski has repeatedly promised that it will more resolutely crack down on the country's widespread bribes. Zelei also hopes to fight corruption, indicating <text:a xlink:type="simple" xlink:href="https://www.dw.com/zh/zh/乌克兰谋求火线入盟-欧盟称或可办理/a-60948387" text:style-name="Internet_20_link" text:visited-style-name="Visited_20_Internet_20_Link">
</text:a>
### "Ukraine faces two enemies: Russia and corruption"</text:p>
      <text:p text:style-name="P4">
<text:a xlink:type="simple" xlink:href="https://www.dw.com/zh/zh/乌克兰多名高官因腐败被抓或解职/a-64509946" text:style-name="Internet_20_link" text:visited-style-name="Visited_20_Internet_20_Link">
</text:a>
For example, WASSSYLLOSYNSKYJ, then deputy minister of Ukraine Industry, was accused of receiving about $ 400,000 for bribes when purchasing generators. At that time, the problem of corruption also involved the deputy director of the Ukrainian President's Office, the deputy director of the office, because it was improperly used the jeep buses donated by humanitarian rescue.</text:p>
      <text:p text:style-name="P4">
Ukraine will hold a presidential election next year, and people think that the pace of the Kiev government on anti -corruption is too small.</text:p>
      <text:p text:style-name="P4">
<text:a xlink:type="simple" xlink:href="https://chinese.aljazeera.net/news/war-in-ukraine/2023/2/15/%E4%B9%8C%E5%85%8B%E5%85%B0%E9%9D%A2%E4%B8%B4%E4%B8%A4%E4%B8%AA%E6%95%8C%E4%BA%BA%E4%BF%84%E7%BD%97%E6%96%AF%E5%92%8C%E8%85%90%E8%B4%A5" text:style-name="Internet_20_link" text:visited-style-name="Visited_20_Internet_20_Link">
</text:a>
Said, "Ukraine faces two enemies: Russia and corruption."</text:p>
      <text:p text:style-name="P4">
In the 2022 cleanliness index ranking released by transparent international, Ukraine ranks 122nd in all 180 countries and regions.</text:p>
      <text:p text:style-name="P4">
News Source: <text:a xlink:type="simple" xlink:href="https://www.dw.com/zh/乌克兰反腐：最高法官被逮捕/a-65635632" text:style-name="Internet_20_link" text:visited-style-name="Visited_20_Internet_20_Link">
https://www.dw.com/zh/乌克兰反腐：最高法官被逮捕/a-65635632?maca=chi-rss-chi-all-1127-rdf</text:a>
</text:p>
      <!--NEWS-->
      <text:h text:style-name="P10" text:outline-level="1">
<text:span text:style-name="T4">
German media: the new era of the mountains and the countryside movement</text:span>
</text:h>
      <text:p text:style-name="P4">
Author: None (Language: zh)</text:p>
      <text:p text:style-name="P4">
Publisher: None</text:p>
      <text:p text:style-name="P4">
Time: 2023-05-17T14:15:00Z</text:p>
      <text:p text:style-name="P4">
Description: In the context of the unemployment rate, the younger generation generally feels confused about the prospects. Xi Jinping, the leader of Chinese party and state leaders, has the call on "young people in the new era should enter the country", which makes people think of the Mao Zedong era. sports.</text:p>
      <text:p text:style-name="P4">
Videos: []</text:p>
      <text:p text:style-name="P4">
Images: ["<text:a xlink:type="simple" xlink:href="https://static.dw.com/image/64828142_303.jpg" text:style-name="Internet_20_link" text:visited-style-name="Visited_20_Internet_20_Link">
64828142_303.jpg</text:a>
", "<text:a xlink:type="simple" xlink:href="https://static.dw.com/image/63908386_401.jpg" text:style-name="Internet_20_link" text:visited-style-name="Visited_20_Internet_20_Link">
63908386_401.jpg</text:a>
"]</text:p>
      <text:p text:style-name="P4">
Subject: 评论分析</text:p>
      <text:p text:style-name="P4">
Subjects: ['德中关系', '薄熙来', '专题报道：习近平访美', '中国共产党', '岛屿主权争端', '专题报道：全景观看“习马会”', '中国反腐风暴', '20国集团', '中国', '中共十九大']</text:p>
      <text:p text:style-name="P4">
Keywords: ['青年失业', '失业率', '中国', '清零政策', '抗议运动', '上山下乡', '社会稳定', '习近平']</text:p>
      <text:p text:style-name="P4">
Id: 65661636</text:p>
      <!--METADATA-->
      <text:p text:style-name="P4">
<text:a xlink:type="simple" xlink:href="https://www.dw.com/zh/overlay/image/article/65661636/64828142" text:style-name="Internet_20_link" text:visited-style-name="Visited_20_Internet_20_Link">
 <draw:frame draw:style-name="fr1" draw:name="Image121" text:anchor-type="as-char" svg:width="6.9236in" svg:height="3.896998in" draw:z-index="0">
<draw:image xlink:href="../Images/dwzh/2023-05-17T14-15-00Z/64828142_303.jpg" xlink:type="simple" xlink:show="embed" xlink:actuate="onLoad" draw:mime-type="image/jpeg"/>
</draw:frame>
</text:a>
(Voice of Germany Chinese website) "New Zurich" commented that May 4th is the Youth Day of China, but this year's "May 4th" does not seem to have made young people happy to have a holiday. It has exceeded 20%, which is the highest record since relevant statistics. This article entitled "Xi Jinping's call to the countryside to wake up the pain of pain in the countryside" and wrote:</text:p>
      <text:p text:style-name="P4">
"Chinese young people use‘ we are the last generation ’on social media, which is reminiscent of the hopeless atmosphere of Western young people in the early 1980s. Protestion. There is no doubt, <text:a xlink:type="simple" xlink:href="https://www.dw.com/zh/zh/青年失业率创记录-中国后新冠复苏难/a-65637338" text:style-name="Internet_20_link" text:visited-style-name="Visited_20_Internet_20_Link">
</text:a>
Essence This situation is likely to evolve into social explosives that threaten the CCP's rule. The younger generation has shown the courage to express dissatisfaction with the system: <text:a xlink:type="simple" xlink:href="https://www.dw.com/zh/zh/11月27日亲历北京亮马桥/a-63950713" text:style-name="Internet_20_link" text:visited-style-name="Visited_20_Internet_20_Link">
</text:a>
Essence This time, it is publicly criticized by college students. In China, about 80 college students participated in the protests. Their actions did put pressure on the authorities. Two months later, Xi Jinping announced the cancellation of epidemic prevention measures.</text:p>
      <text:p text:style-name="P4">
<draw:frame draw:style-name="fr1" draw:name="Image122" text:anchor-type="as-char" svg:width="6.9236in" svg:height="3.896998in" draw:z-index="0">
<draw:image xlink:href="../Images/dwzh/2023-05-17T14-15-00Z/63908386_401.jpg" xlink:type="simple" xlink:show="embed" xlink:actuate="onLoad" draw:mime-type="image/jpeg"/>
</draw:frame>
In November last year, young Chinese people walked on the streets of the mountains to protest the "clearing policy" of the authorities.</text:p>
      <text:p text:style-name="P4">
If the crisis faced by the younger generation further intensifies, normalized, or a emergencies set off a larger -scale protests among young people, what will happen? The Beijing authorities are very clear that the younger generation hides special risks that affect social stability. In view of this, school education does not allow free thinking and questioning, but to cultivate a younger generation who obeyed command and death. Now, in order to better control the younger generation, Xi Jinping obviously wants to take further measures: he wants to send young people to the countryside.</text:p>
      <text:p text:style-name="P4">
Xi Jinping has previously emphasized the suggestions for young people to go to the countryside. However, this proposal appeared on May 4 this year's "People's Daily" on the top version of the important position, which has never been before. Xi Jinping issued a warning that young people should take responsibility and prepare for a hard life. Young people should go to the countryside to find a job to revitalize the local economy. Those young people who leave the city and help poverty alleviation in remote and backward areas are worthy of praise. Xi Jinping left Beijing at the age of 16 and began his life in the mountains. Xi Jinping said: 'Seven -year rural life is a good exercise for me. '"</text:p>
      <text:p text:style-name="P4">
The comments pointed out that at the end of 2019, the China Youth League organization had proposed a plan to allow 10 million college students to go to the countryside to find employment, and Guangdong and Shandong also made relevant suggestions.</text:p>
      <text:p text:style-name="P4">
"In China, the rural life is not much related to the rural poetry, which means that the prospects are dim. But in order to ensure social stability, the Communist Party still wants to exile the younger generation of the future and educated younger generation of the country to the countryside.</text:p>
      <text:p text:style-name="P4">
This measure worked in the Mao Zedong era, and it also worked in the Xi Jinping era: dispersing young students to remote mountain villages across the country, and they will not be able to protest. Although they have been used to a large degree of personal freedom in the past three decades, such as freedom of travel. However, the long -term clearance policy shows that when facing crisis, the government can completely force the number of people to give up personal freedom. However, the Communist Party will also pay heavy economic and social costs for its continuous overweight suppression policies. The younger generation's sense of distrust of the government will also be increasing day by day. "</text:p>
      <text:p text:style-name="P4">
While the government calls on young people to enter the countryside, there are indeed many unbearable urban young people who take the initiative to go to remote areas. "Editorial Network" wrote here:</text:p>
      <text:p text:style-name="P4">
"The new sacred place for the countryside is the northernmost tip of China's remote mining city: Hegang. This small town near Russia is known as the lowest cost of living in China '. In the past few months, hundreds of each day Young people come to this city. Because even if there is not much savings, they can realize the real estate dream here: less than 80,000 yuan can buy a small apartment, and the heating fee is borne by the municipal government.</text:p>
      <text:p text:style-name="P4">
However, the cost of low living costs actually requires a high price: the temperature in the winter of Hegang can be as low as minus 40 degrees Celsius, and the recent hospital also takes a few hours of drive. "</text:p>
      <text:p text:style-name="P4">
<text:span text:style-name="T5">
Inding the content of other media, does not represent the position or view of the Voice of Germany. _ </text:span>
 _ 吧 _</text:p>
      <text:p text:style-name="P4">
News Source: <text:a xlink:type="simple" xlink:href="https://www.dw.com/zh/德语媒体：新时代的上山下乡运动/a-65661636" text:style-name="Internet_20_link" text:visited-style-name="Visited_20_Internet_20_Link">
https://www.dw.com/zh/德语媒体：新时代的上山下乡运动/a-65661636?maca=chi-rss-chi-all-1127-rdf</text:a>
</text:p>
      <!--NEWS-->
      <text:h text:style-name="P10" text:outline-level="1">
<text:span text:style-name="T4">
U.S. Defense: will soon provide more military assistance to Taiwan</text:span>
</text:h>
      <text:p text:style-name="P4">
Author: None</text:p>
      <text:p text:style-name="P4">
Publisher: Radio Free Asia (Organization)</text:p>
      <text:p text:style-name="P4">
Published Time: 2023-05-17T14:22:22-04:00</text:p>
      <text:p text:style-name="P4">
Modified Time: 2023-05-17T14:22: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790685in" draw:z-index="0">
<draw:image xlink:href="../Images/rfamandarin/2023-05-17T14-22-22-04-00/000000.png" xlink:type="simple" xlink:show="embed" xlink:actuate="onLoad" draw:mime-type="image/png"/>
</draw:frame>
U.S. Defense Minister Lloydaustin attended the hearing of the Congress Budget Committee on Tuesday (May 16) <text:a xlink:type="simple" xlink:href="https://www.rfa.org/mandarin/Xinwen/5-05172023141958.html/@@images/image" text:style-name="Internet_20_link" text:visited-style-name="Visited_20_Internet_20_Link">
</text:a>
Agence France -Presse Pictures US Secretary of Defense Llaydauvin (May 16) said at a hearing at the Congress's Budget Commission that the United States will soon pass the Presidential Drawdownautology approved by Congress last year to provide additional additional additions to Taiwan Major security assistance. In the early May of May, Luyou News Agency reported that President Biden plans to provide Taiwan with a $ 500 million weapon based on the presidential extraction right. Last year, the Bayeng government was authorized by Congress to send a large number of weapons to Ukraine with this power. Minister Austin explained the necessity of this approach at the hearing on Tuesday. He said: Beijing has increased bullying and provocative behavior in the Indo -Pacific region; it is undergoing historic military construction, including space and network space. According to Kyodo.com, the U.S. State Department approved the sales of $ 100 million in weapon parts to Taiwan last year. However, Taiwan has expressed dissatisfaction with the United States' delay in delivering weapons last year. (Responsible editor: Wang Yun)</text:p>
      <text:p text:style-name="P4">
News Source: <text:a xlink:type="simple" xlink:href="https://www.rfa.org/mandarin/Xinwen/5-05172023141958.html" text:style-name="Internet_20_link" text:visited-style-name="Visited_20_Internet_20_Link">
https://www.rfa.org/mandarin/Xinwen/5-05172023141958.html</text:a>
</text:p>
      <!--NEWS-->
      <text:h text:style-name="P10" text:outline-level="1">
<text:span text:style-name="T4">
French human rights organization once again sued multinational companies for suspected Uighurs forced labor</text:span>
</text:h>
      <text:p text:style-name="P4">
Author: None</text:p>
      <text:p text:style-name="P4">
Publisher: Radio Free Asia (Organization)</text:p>
      <text:p text:style-name="P4">
Published Time: 2023-05-17T14:30:19-04:00</text:p>
      <text:p text:style-name="P4">
Modified Time: 2023-05-17T14:30: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88615in" draw:z-index="0">
<draw:image xlink:href="../Images/rfamandarin/2023-05-17T14-30-19-04-00/000000.png" xlink:type="simple" xlink:show="embed" xlink:actuate="onLoad" draw:mime-type="image/png"/>
</draw:frame>
The picture shows the Spanish clothing brand ZARA in a store in Barcelona, Spain. Zara's parent company is Inditex Group. <text:a xlink:type="simple" xlink:href="https://www.rfa.org/mandarin/Xinwen/6-05172023142324.html/@@images/image" text:style-name="Internet_20_link" text:visited-style-name="Visited_20_Internet_20_Link">
</text:a>
The Associated Press Information Pictures According to the French Broadcasting Corporation, the two French human rights organizations Sherpa and the Tag Ethics Alliance Organization (ESE), the European Uyghur College and a victim of forced labor on Tuesday (May 16) to Paris on Tuesday (May 16) to Paris on Tuesday (May 16) to Paris The court filed a lawsuit requesting a judicial investigation of four multinational companies suspected of being forced to laborer. These four companies are the Spanish clothing brand ZARA's parent company, the parent company of Japan, the Japanese cheap clothing brand Uniqlo, the American sports shoes brand Skechers, and the parent company of SANDRO and Maje brands SMCP. These human rights organizations have accused these multinational companies allegedly suspected of "hiding serious slavery", "crime of hidden organized population", "crime of hidden race extinction", and "crime of hiding anti -human", because at least part of these companies' products are at least part of them are part of these companies. There are factories produced by Uighurs forced labor. The lawsuit was first proposed two years ago, but the French counter -terrorism prosecutor's office launched an investigation and rejected the prosecution on the grounds that there was no jurisdiction. However, the respondent expressed confusion about this, saying that the anti -terrorist prosecutor's office had accepted similar cases two years ago. (Responsible editor: Wang Yun)</text:p>
      <text:p text:style-name="P4">
News Source: <text:a xlink:type="simple" xlink:href="https://www.rfa.org/mandarin/Xinwen/6-05172023142324.html" text:style-name="Internet_20_link" text:visited-style-name="Visited_20_Internet_20_Link">
https://www.rfa.org/mandarin/Xinwen/6-05172023142324.html</text:a>
</text:p>
      <!--NEWS-->
      <text:h text:style-name="P10" text:outline-level="1">
<text:span text:style-name="T4">
Europe has paved the way for future claims for Ukraine's war -walting damage login platform</text:span>
</text:h>
      <text:p text:style-name="P4">
Publisher: 法新社</text:p>
      <text:p text:style-name="P4">
Published Time: 2023-05-17T14:32:09+00:00</text:p>
      <text:p text:style-name="P4">
Modified Time: 2023-05-17T14:05:02+00:00</text:p>
      <text:p text:style-name="P4">
Description: (Lekyvik, the capital of Against Press, the capital of the Iceland), 17th) European leaders built a war -shaped login platform for Ukraine today, saying that this system "has historical significance" and is the first step that Russia paid for the war to launch the war.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5-17T14-32-09-00-00/000000.png" xlink:type="simple" xlink:show="embed" xlink:actuate="onLoad" draw:mime-type="image/png"/>
</draw:frame>
The European Council, which is composed of the 46 State, formulates the register ofdamages platform to provide evidence records for future litigation that may be filed by Russian leaders in the future, and then lays the foundation for claims.</text:p>
      <text:p text:style-name="P4">
The European Council Summit is held in Iceland. The Secretary -General of the European Council Marija PejcinovicBuric said on the second day of the meeting that this platform was a "urgent first step" to ensure that "the victims of the war would be upright."</text:p>
      <text:p text:style-name="P4">
Brek also said that as of today, 40 countries have signed the establishment of the war -walked login platform, including members of the United States and all the seven major industrial groups (G7) member states. Another three countries are completing the internal procedures signed.</text:p>
      <text:p text:style-name="P4">
Brek and other leaders emphasized that countries outside the European Council can also support this platform. The European Council is an pan -European power organization that is independent of the European Union, but all EU member states participate in.</text:p>
      <text:p text:style-name="P4">
Ukrainian President Volodymyr ZELENSkyYy mentioned in the video of the opening ceremony of the summit yesterday: "There is no reliable peace without justice."</text:p>
      <text:p text:style-name="P4">
As a member of the European Council, Ukraine has strongly welcomed the initiative of the construction of a war -sharing loss. Russia was disqualified from the membership of the European Council after the full invasion of Ukraine last year.</text:p>
      <text:p text:style-name="P4">
Several EU countries support the requirements of Ukraine's establishment of international special courts to judge the Russian invasive crimes.</text:p>
      <text:p text:style-name="P4">
The International Criminal Court (ICC) headquartered in Hague, Netherlands issued an arrest warrant for Russian President Vladimir Putin in March, accusing him of illegally led Ukrainian children out of the country.</text:p>
      <text:p text:style-name="P4">
The battle loss login platform will also be established in Hague and open a satellite office in Ukraine, which will record the damage and damage caused by Russia during the war.</text:p>
      <text:p text:style-name="P4">
The European Council stated in the statement that the war -damage login platform will be initially established for three years, and said that the platform "will be paved with the victims of Russian aggression to provide a future international comprehensive claim mechanism."</text:p>
      <text:p text:style-name="P4">
News Source: <text:a xlink:type="simple" xlink:href="https://www.rfi.fr/cn/%E5%9B%BD%E9%99%85%E6%8A%A5%E9%81%93/20230517-%E6%AC%A7%E6%B4%B2%E4%B8%BA%E4%B9%8C%E5%85%8B%E5%85%B0%E5%BB%BA%E6%88%98%E6%8D%9F%E7%99%BB%E5%BD%95%E5%B9%B3%E5%8F%B0-%E6%9B%BF%E6%97%A5%E5%90%8E%E7%B4%A2%E8%B5%94%E9%93%BA%E8%B7%AF" text:style-name="Internet_20_link" text:visited-style-name="Visited_20_Internet_20_Link">
https://www.rfi.fr/cn/%E5%9B%BD%E9%99%85%E6%8A%A5%E9%81%93/20230517-%E6%AC%A7%E6%B4%B2%E4%B8%BA%E4%B9%8C%E5%85%8B%E5%85%B0%E5%BB%BA%E6%88%98%E6%8D%9F%E7%99%BB%E5%BD%95%E5%B9%B3%E5%8F%B0-%E6%9B%BF%E6%97%A5%E5%90%8E%E7%B4%A2%E8%B5%94%E9%93%BA%E8%B7%AF</text:a>
</text:p>
      <!--NEWS-->
      <text:h text:style-name="P10" text:outline-level="1">
<text:span text:style-name="T4">
The US delegation will visit the UK to urge bilateral cooperation to be tougher than China</text:span>
</text:h>
      <text:p text:style-name="P4">
Author: None</text:p>
      <text:p text:style-name="P4">
Publisher: Radio Free Asia (Organization)</text:p>
      <text:p text:style-name="P4">
Published Time: 2023-05-17T14:35:00-04:00</text:p>
      <text:p text:style-name="P4">
Modified Time: 2023-05-17T16:06:12-04:00</text:p>
      <text:p text:style-name="P4">
Description: None</text:p>
      <text:p text:style-name="P4">
Videos: []</text:p>
      <text:p text:style-name="P4">
Audios: ["<text:a xlink:type="simple" xlink:href="https://www.rfa.org/mandarin/yataibaodao/junshiwaijiao/jw2-0517202311360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6" text:anchor-type="as-char" svg:width="6.9236in" svg:height="5.1927in" draw:z-index="0">
<draw:image xlink:href="../Images/rfamandarin/2023-05-17T14-35-00-04-00/000000.png" xlink:type="simple" xlink:show="embed" xlink:actuate="onLoad" draw:mime-type="image/png"/>
</draw:frame>
The national flag of the United States and Britain <text:a xlink:type="simple" xlink:href="https://www.rfa.org/mandarin/yataibaodao/junshiwaijiao/jw2-05172023113609.html/@@images/image" text:style-name="Internet_20_link" text:visited-style-name="Visited_20_Internet_20_Link">
</text:a>
Associated Press picture <text:a xlink:type="simple" xlink:href="https://www.rfa.org/mandarin/yataibaodao/junshiwaijiao/jw2-05172023113609.html/@@stream" text:style-name="Internet_20_link" text:visited-style-name="Visited_20_Internet_20_Link">
</text:a>
According to Politico, the US Political News Website, the U.S. Parliament Double -Party Group plans to visit the UK and urge bilateral cooperation to jointly respond to China's threat.</text:p>
      <text:p text:style-name="P4">
[<text:span text:style-name="T4">
 The ACCO of the Strategic Competition of the United States and the Communist Party of China focuses on the three key points of the agenda.(https://www.rfa.org/mandarin/yataibaodao/junshiwaijiao/bx1-01252023101657.html)*<text:a xlink:type="simple" xlink:href="https://www.rfa.org/mandarin/yataibaodao/junshiwaijiao/bx-01112023102720.html" text:style-name="Internet_20_link" text:visited-style-name="Visited_20_Internet_20_Link">
<text:span text:style-name="T4">
 The House of Representatives established the Special Committee of the Council for two parties to consistent with the muzzle to the Chinese Communist Party </text:span>
</text:a>
  * </text:span>
<text:a xlink:type="simple" xlink:href="https://www.rfa.org/mandarin/yataibaodao/junshiwaijiao/hcm-03012023042935.html" text:style-name="Internet_20_link" text:visited-style-name="Visited_20_Internet_20_Link">
 </text:a>
**</text:p>
      <text:p text:style-name="P4">
Politico reported on May 17 that the US Congress delegation will visit London on Thursday to lobby British politicians, officials and technology companies, and call on the United States and Britain to cooperate to take a stronger position on China.</text:p>
      <text:p text:style-name="P4">
The report pointed out that the delegation is a two -party group composed of ten people. It will stay in the UK for three days to meet with British government officials and parliamentarians to discuss the method of working together to deal with China's hostility. The delegation was led by Mikegallagher, chairman of the US -China Strategic Competition Committee of the United States House of Representatives. He previously described the CCP as the "largest geopolitical threat" in the United States.</text:p>
      <text:p text:style-name="P4">
<draw:frame draw:style-name="fr1" draw:name="Image127" text:anchor-type="as-char" svg:width="6.9236in" svg:height="4.612011in" draw:z-index="0">
<draw:image xlink:href="../Images/rfamandarin/2023-05-17T14-35-00-04-00/000001.png" xlink:type="simple" xlink:show="embed" xlink:actuate="onLoad" draw:mime-type="image/png"/>
</draw:frame>
Nine members will visit the United States House of Representatives in the United Kingdom in the United Kingdom, the Chairman of the Strategic Competition of the United States and the Communist Party of China, the Chairman of the CPC Chairman Gragel (left)</text:p>
      <text:p text:style-name="P4">
In this visit, the Congress delegation plans to participate in the discussion of China by the China Policy Council (IPAC), a British member of the British Policy Council (IPAC), which is suspicious of China on Friday morning. In addition, the delegation also hopes to meet with the representative of the Google artificial intelligence company DeepMind and SoftBank's semiconductor design and SoftBank's SoftBank. The two -party members of the delegation will also participate in an event jointly organized by the Reagannational Defense Forum and Henry Jackson Society.</text:p>
      <text:p text:style-name="P4">
"The CCP's aggression is global, and the United States and Britain are facing the CCP's economic, military, and ideological threats." Gragell told Politico in the statement: "For our country and the world Resisting the Chinese Communist Party's technical theft, united front work, cross -country suppression, and blatant violations of our sovereignty. "</text:p>
      <text:p text:style-name="P4">
The US Congress delegation's visit was an important moment for the British Parliament to pass the government procurement bill. The British Conservative Party is optimistic about the Huagongists that the British government will accept a series of amendments aimed at the leading position of China's leading position in the field of science and technology.</text:p>
      <text:p text:style-name="P4">
A spokesperson for the US -China Strategic Competition Special Committee of the United States House also said that American legislators aims to "deepen strategic relations with Britain and other allies.</text:p>
      <text:p text:style-name="P4">
"About China's cross -party and cross -Atlantic dialogue is never so important." Luke Depulford, executive director of the China Policy Council (IPAC), said that although the current and the US government's consciousness in the last year and this year To this importance, but the dialogue did not really realize it.</text:p>
      <text:p text:style-name="P4">
He said: "This is an opportunity to start correcting this problem, share ideas and concerns, and view of Chinese behavior under Xi Jinping's leadership. For the China Policy Council alliance, this is a chance to emphasize the opportunity to achieve progress. ","</text:p>
      <text:p text:style-name="P4">
The Chinese Embassy in Britain did not reply to Politico's comment request.</text:p>
      <text:p text:style-name="P4">
Reporter: Jingwei Responsible Editor: 纬 网 网 Editor: Hong Wei</text:p>
      <text:p text:style-name="P4">
News Source: <text:a xlink:type="simple" xlink:href="https://www.rfa.org/mandarin/yataibaodao/junshiwaijiao/jw2-05172023113609.html" text:style-name="Internet_20_link" text:visited-style-name="Visited_20_Internet_20_Link">
https://www.rfa.org/mandarin/yataibaodao/junshiwaijiao/jw2-05172023113609.html</text:a>
</text:p>
      <!--NEWS-->
      <text:h text:style-name="P10" text:outline-level="1">
<text:span text:style-name="T4">
Biden said he would talk to Xi Jinping</text:span>
</text:h>
      <text:p text:style-name="P4">
Author: None</text:p>
      <text:p text:style-name="P4">
Publisher: Radio Free Asia (Organization)</text:p>
      <text:p text:style-name="P4">
Published Time: 2023-05-17T14:35:45-04:00</text:p>
      <text:p text:style-name="P4">
Modified Time: 2023-05-17T14:35: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12011in" draw:z-index="0">
<draw:image xlink:href="../Images/rfamandarin/2023-05-17T14-35-45-04-00/000000.png" xlink:type="simple" xlink:show="embed" xlink:actuate="onLoad" draw:mime-type="image/png"/>
</draw:frame>
The picture shows the US President Biden and Chinese President Xi Jinping. On November 15, 2021, a dialogue was made through video <text:a xlink:type="simple" xlink:href="https://www.rfa.org/mandarin/Xinwen/7-05172023143138.html/@@images/image" text:style-name="Internet_20_link" text:visited-style-name="Visited_20_Internet_20_Link">
</text:a>
According to Reuters, the Associated Press Information According to Reuters, the US President Biden Biden stated on Wednesday (May 17) that he would talk to Chinese President Xi Jinping, but did not explain when the conversation would be performed. Biden made this statement to the media when he set off to Japan to participate in the Seventh Kingdom Group Summit. He said that no matter sooner or later, the two met. (Responsible editor: Wang Yun)</text:p>
      <text:p text:style-name="P4">
News Source: <text:a xlink:type="simple" xlink:href="https://www.rfa.org/mandarin/Xinwen/7-05172023143138.html" text:style-name="Internet_20_link" text:visited-style-name="Visited_20_Internet_20_Link">
https://www.rfa.org/mandarin/Xinwen/7-05172023143138.html</text:a>
</text:p>
      <!--NEWS-->
      <text:h text:style-name="P10" text:outline-level="1">
<text:span text:style-name="T4">
Borier: The European Union should crack down on Indian processing Russian oil to Europe</text:span>
</text:h>
      <text:p text:style-name="P4">
Author: None (Language: zh)</text:p>
      <text:p text:style-name="P4">
Publisher: None</text:p>
      <text:p text:style-name="P4">
Time: 2023-05-17T14:40:00Z</text:p>
      <text:p text:style-name="P4">
Description: EU foreign policy, Borel, said in an interview with the Financial Times recently that the EU should be sold to India's processing of Russia and then sold to Europe. He said that this should belong to the category of sanctions and say "we must see who is buying."</text:p>
      <text:p text:style-name="P4">
Videos: []</text:p>
      <text:p text:style-name="P4">
Images: ["<text:a xlink:type="simple" xlink:href="https://static.dw.com/image/65409585_303.jpeg" text:style-name="Internet_20_link" text:visited-style-name="Visited_20_Internet_20_Link">
65409585_303....</text:a>
", "<text:a xlink:type="simple" xlink:href="https://static.dw.com/image/61324716_404.jpg" text:style-name="Internet_20_link" text:visited-style-name="Visited_20_Internet_20_Link">
61324716_404.jpg</text:a>
"]</text:p>
      <text:p text:style-name="P4">
Subject: 经济纵横</text:p>
      <text:p text:style-name="P4">
Subjects: ['希腊债务危机', '欧债危机', '俄罗斯', '欧盟', '乌克兰', '诺贝尔奖', '印度', '欧洲难民危机', '欧洲', '石油']</text:p>
      <text:p text:style-name="P4">
Keywords: ['博雷尔', '印度', '加工俄油', '欧洲', '欧盟', '制裁', '俄罗斯', '石油', '原油']</text:p>
      <text:p text:style-name="P4">
Id: 65661947</text:p>
      <!--METADATA-->
      <text:p text:style-name="P4">
<text:a xlink:type="simple" xlink:href="https://www.dw.com/zh/overlay/image/article/65661947/65409585" text:style-name="Internet_20_link" text:visited-style-name="Visited_20_Internet_20_Link">
 <draw:frame draw:style-name="fr1" draw:name="Image129" text:anchor-type="as-char" svg:width="6.9236in" svg:height="3.896998in" draw:z-index="0">
<draw:image xlink:href="../Images/dwzh/2023-05-17T14-40-00Z/65409585_303.jpeg" xlink:type="simple" xlink:show="embed" xlink:actuate="onLoad" draw:mime-type="image/jpeg"/>
</draw:frame>
</text:a>
EU foreign policy leader Josep Borrell</text:p>
      <text:p text:style-name="P4">
(Voice of Germany) on <text:a xlink:type="simple" xlink:href="https://www.ft.com/content/ebb851db-6ff6-4334-a47f-dd176b2adf2f" text:style-name="Internet_20_link" text:visited-style-name="Visited_20_Internet_20_Link">
</text:a>
During the interview, Joseporrell, the head of the European Union's foreign policy, said that the EU should find ways to reduce Moscow's revenue from refined fuel, saying that the European Union should crack down on India's behavior of transferring Russia's oil processing to Europe.</text:p>
      <text:p text:style-name="P4">
Brell said, Brussels knows <text:a xlink:type="simple" xlink:href="https://www.dw.com/zh/zh/俄出口印度石油年增22倍-俄副总理卖给友好国家/a-65154699" text:style-name="Internet_20_link" text:visited-style-name="Visited_20_Internet_20_Link">
</text:a>
, Then process it into fuel and sell it to Europe. The Financial Times reported that this is the first time Boriel stated that the European Union should take action to prevent this behavior.</text:p>
      <text:p text:style-name="P4">
Reuters pointed out in its relevant reports that after Moscow invaded Ukraine on February 24, 2022, India has become a big buyer of Russian oil in the past year. The cheap Russian crude oil has increased the output, profits and competitiveness of Indian refineries, allowing it to export refined oil to Europe and occupy more market share.</text:p>
      <text:h text:style-name="P12" text:outline-level="3">
<text:span text:style-name="T4">
<text:span text:style-name="T4">
 "This must be a avoidance of sanctions" </text:span>
</text:span>
</text:h>
      <text:p text:style-name="P4">
Borel told the Financial Times that he would mention the matter with Indian Foreign Minister Subrahmanyamjaishankar at a meeting on Tuesday. He said that if diesel or gasoline from India and enters Europe is produced with Russian oil, "this must be a avoidance of sanctions."</text:p>
      <text:p text:style-name="P4">
The head of the European Union's foreign policy also said: "India buys Russia's oil, which is normal ... but if they use this, they will become a Russian oil processing center and sell the products to us .... .. We must take action. "</text:p>
      <text:p text:style-name="P4">
<draw:frame draw:style-name="fr1" draw:name="Image130" text:anchor-type="as-char" svg:width="6.9236in" svg:height="3.889434in" draw:z-index="0">
<draw:image xlink:href="../Images/dwzh/2023-05-17T14-40-00Z/61324716_404.jpg" xlink:type="simple" xlink:show="embed" xlink:actuate="onLoad" draw:mime-type="image/jpeg"/>
</draw:frame>
Indian Foreign Minister Su Jesheng said that his understanding of the EU sanctions rules is that Russian crude oil that has been processed in the third country is no longer considered to be Russian products (data pictures)</text:p>
      <text:p text:style-name="P4">
At a press conference after Boriel and Indian Foreign Minister Su Jiesheng after Tuesday, Su Jiesheng said that his understanding of the EU sanctions rules is that Russian crude oil, which has been substantially transformed in the third country, is no longer considered to be Russian products.</text:p>
      <text:p text:style-name="P4">
EU Council Vice Chairman Margrethe Vestager said that the European Union will discuss with India on this issue, but it will be accusing the tone with a cooperative attitude.</text:p>
      <text:h text:style-name="P12" text:outline-level="3">
<text:span text:style-name="T4">
<text:span text:style-name="T4">
 "We must see who is buying" </text:span>
</text:span>
</text:h>
      <text:p text:style-name="P4">
Reuters reports that India's refineries have rarely purchased Russian oil due to high transportation costs. However, from April 2022 to March 2023, India imported an average of 970,000-98 million barrels of Russian oil per day, accounting for more than one-fifth of the country's overall fuel import.</text:p>
      <text:p text:style-name="P4">
Russia's largest petroleum producer Rosneft and Indian refining giant Indian Oilcorp also signed an agreement to greatly increase the oil grade delivered to India to diversify it.</text:p>
      <text:h text:style-name="P12" text:outline-level="3">
<text:span text:style-name="T4">
India's appetite for Russian oil is getting bigger and bigger</text:span>
</text:h>
      <text:p text:style-name="P4">
According to the ship tracking data from the French commodity tracking company KPLER, the Reliance Industries and Nayaranergy are the main exporters of refined fuel and Russian oil buyer. These companies did not immediately respond to Reuters' inquiries.</text:p>
      <text:p text:style-name="P4">
Before Russia invaded Ukraine, India usually exported 154,000 barrels of diesel and aviation fuel to Europe average daily. Data from KPLER show that since the EU has banned Russian oil products from importing from February 5 this year, this number has increased to an average of 200,000 barrels per day.</text:p>
      <text:p text:style-name="P4">
Brell told the Financial Times that any mechanism that restricts Russian oil flow needs to be implemented by authorities of various countries, suggesting that the EU can target Indian refined fuel buyers. He said, "If they are selling, it is because someone is buying. We must see who is buying."</text:p>
      <text:p text:style-name="P4">
(Reuters, Financial Times)</text:p>
      <text:p text:style-name="P4">
News Source: <text:a xlink:type="simple" xlink:href="https://www.dw.com/zh/博雷尔-欧盟应打击印度加工俄油卖给欧洲/a-65661947" text:style-name="Internet_20_link" text:visited-style-name="Visited_20_Internet_20_Link">
https://www.dw.com/zh/博雷尔-欧盟应打击印度加工俄油卖给欧洲/a-65661947?maca=chi-rss-chi-all-1127-rdf</text:a>
</text:p>
      <!--NEWS-->
      <text:h text:style-name="P10" text:outline-level="1">
<text:span text:style-name="T4">
Xi Jinping said that he would deepen his relationship with Kazakhstan</text:span>
</text:h>
      <text:p text:style-name="P4">
Author: None</text:p>
      <text:p text:style-name="P4">
Publisher: Radio Free Asia (Organization)</text:p>
      <text:p text:style-name="P4">
Published Time: 2023-05-17T14:41:24-04:00</text:p>
      <text:p text:style-name="P4">
Modified Time: 2023-05-17T14:41: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612011in" draw:z-index="0">
<draw:image xlink:href="../Images/rfamandarin/2023-05-17T14-41-24-04-00/000000.png" xlink:type="simple" xlink:show="embed" xlink:actuate="onLoad" draw:mime-type="image/png"/>
</draw:frame>
Chinese President Xi Jinping welcomes the President of Kazakhstan, the President of Kazakhstan on Wednesday. <text:a xlink:type="simple" xlink:href="https://www.rfa.org/mandarin/Xinwen/8-05172023143650.html/@@images/image" text:style-name="Internet_20_link" text:visited-style-name="Visited_20_Internet_20_Link">
</text:a>
According to Reuters, Liu Bin/Xinhua Via AP said that Chinese President Xi Jinping said on Wednesday to the visiting Kazakh President Toccerv on Wednesday that China hopes to further deepen the relationship with Kazakhstan on the occasion of "prosperity and adversity". The report pointed out that the background of this statement is that China hosting the five Central Asian Summit is about to open. China wants to establish a contact with Russia's backyard, and the relationship between China and the West has deteriorated. The five Central Asia, Kazakhstan, Kyrgyzstan, Tajikistan, Turkmenistan, and Uzbekistan, which were participating in the summit, are part of the former Soviet Union, but they are currently seeking other sources of investment because Moscow has invested its resources into the Ukraine War. Takayev told Xi Jinping that Kazakhstan set the bilateral trade target with China by 2030 to $ 40 billion per year, higher than $ 31 billion in 2022. He also praised Xi Jinping's Belt and Road Initiative and stated that Kazakhstan was interested in expanding exports to agricultural products to China. It is reported that Xi'an is now symbolic as the place of the summit. Xi'an plays a key role in the trading route of the ancient Silk Road in Central Asia. (Responsible editor: Wang Yun)</text:p>
      <text:p text:style-name="P4">
News Source: <text:a xlink:type="simple" xlink:href="https://www.rfa.org/mandarin/Xinwen/8-05172023143650.html" text:style-name="Internet_20_link" text:visited-style-name="Visited_20_Internet_20_Link">
https://www.rfa.org/mandarin/Xinwen/8-05172023143650.html</text:a>
</text:p>
      <!--NEWS-->
      <text:h text:style-name="P10" text:outline-level="1">
<text:span text:style-name="T4">
The European "Nuclear Alliance" is a drawing of the European nuclear energy development</text:span>
</text:h>
      <text:p text:style-name="P4">
Author: 联合早报 (Person)</text:p>
      <text:p text:style-name="P4">
Publisher: 联合早报 (Organization)</text:p>
      <text:p text:style-name="P4">
Published Time: 2023-05-17T14:47</text:p>
      <text:p text:style-name="P4">
Modified Time: 2023-05-17T15:42</text:p>
      <text:p text:style-name="P4">
Description: The European "Nuclear Union" held a meeting in Paris to formulate a "roadmap" for the European nuclear energy development. It is expected that the EU nuclear power installed capacity will increase from the current 100 Gilva to 150 Gava. Xinhua News Agency reported that under the convening of the French Energy Transformation Department, Belgium, Baojia ...</text:p>
      <text:p text:style-name="P4">
Videos: []</text:p>
      <text:p text:style-name="P4">
Audios: []</text:p>
      <text:p text:style-name="P4">
Images: []</text:p>
      <text:p text:style-name="P4">
Type: NewsArticle</text:p>
      <text:p text:style-name="P4">
Breadcrumbs: ['即时', '国际']</text:p>
      <text:p text:style-name="P4">
Keywords: ['欧洲', '核能', '供应链', '能源', '核电']</text:p>
      <!--METADATA-->
      <text:p text:style-name="P4">
The European "Nuclear Union" held a meeting in Paris to formulate a "roadmap" for the European nuclear energy development. It is expected that the EU nuclear power installed capacity will increase from the current 100 Gilva to 150 Gava.</text:p>
      <text:p text:style-name="P4">
Xinhua News Agency reported that under the convening of the French Energy Transformation Department, representatives of 14 European "Nuclear Union" member states such as Belgium and Bulgaria attended the meeting on Tuesday (May 16). Essence</text:p>
      <text:p text:style-name="P4">
According to the news bulletin issued by the French Energy Transformation Department on the same day, this meeting mainly discusses two topics: one is how to establish an independent European nuclear supply chain; the other is the conditions for the rejuvenation of the European nuclear industry. Participants signed a joint statement calling for the formulation of the European Action Plan to promote cooperation in technology, innovation, and security standards in nuclear energy departments.</text:p>
      <text:p text:style-name="P4">
Based on the continuous and safe operation of the existing nuclear power facilities, if the European Union built 30 to 45 large nuclear reactors and developed a small modular nuclear reactor at the same time, its nuclear power installed capacity will be increased to 150 GW by 2050.</text:p>
      <text:p text:style-name="P4">
According to the commissions, the conference issued a clear signal, that is, the importance of nuclear power in the European energy strategy, which is not only to strengthen Europe's energy sovereignty, but also to accelerate carbonization and achieve climate goals.</text:p>
      <text:p text:style-name="P4">
This is the third meeting of the European "Nuclear Union".</text:p>
      <text:p text:style-name="P4">
The European Nuclear Union was established under France. The first meeting was held in Stockholm, the capital of Sweden on February 28 this year.</text:p>
      <text:p text:style-name="P4">
News Source: <text:a xlink:type="simple" xlink:href="https://www.zaobao.com.sg/realtime/world/story20230517-1395488" text:style-name="Internet_20_link" text:visited-style-name="Visited_20_Internet_20_Link">
https://www.zaobao.com.sg/realtime/world/story20230517-1395488</text:a>
</text:p>
      <!--NEWS-->
      <text:h text:style-name="P10" text:outline-level="1">
<text:span text:style-name="T4">
The United States accuses a Chinese citizen with missile materials to Iran</text:span>
</text:h>
      <text:p text:style-name="P4">
Author: None</text:p>
      <text:p text:style-name="P4">
Publisher: Radio Free Asia (Organization)</text:p>
      <text:p text:style-name="P4">
Published Time: 2023-05-17T14:47:47-04:00</text:p>
      <text:p text:style-name="P4">
Modified Time: 2023-05-17T14:47: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5-17T14-47-47-04-00/000000.png" xlink:type="simple" xlink:show="embed" xlink:actuate="onLoad" draw:mime-type="image/png"/>
</draw:frame>
Damianwilliams, a prosecutor in the South, USA, attended a press conference held by the Ministry of Justice in Washington on the 16th. <text:a xlink:type="simple" xlink:href="https://www.rfa.org/mandarin/Xinwen/9-05172023144220.html/@@images/image" text:style-name="Internet_20_link" text:visited-style-name="Visited_20_Internet_20_Link">
</text:a>
The Associated Press picture released on Tuesday (May 16), the Sociae Press released news on Tuesday (May 16). Officials such as Prosecutor Damianwilliams, the prosecutor of New York, in the United States, accused Chinese citizens Xiangjiang Jiang, also known as "Joe Qiao). · Joehansen, suspected of evading sanctions, money laundering, and bank fraud, using a sanctioned Chinese company to provide Iran with materials to produce large -scale killing weapons (WMD) and other static graphite. Financial systems pay. The behavior span from 2019 to 2022. Qiao Mu was out of China in front of China. Sources pointed out that the company involved in the case is Dalian Sinoto Canton Metropolis Co., Ltd., which is part of the Chinese company network that spreads large -scale killing weapons (WMD). provide help. In 2014, the US Treasury Department imposed sanctions on the company. U.S. prosecutors accused Qiao Xiangjiang take measures to hide the facts of Dalian Snootco's participation in the transaction. By creating a bank account of a front desk company, two transfer transfers from two US Banks exceeded 15,000 US dollars, as his promotion to supply missiles to Iran's missile missiles Return of materials. Qiao Xiangjiang is 39 years old. He has been accused of a number of crimes, and the maximum imprisonment has reached 150 years. (Responsible editor: Wang Yun)</text:p>
      <text:p text:style-name="P4">
News Source: <text:a xlink:type="simple" xlink:href="https://www.rfa.org/mandarin/Xinwen/9-05172023144220.html" text:style-name="Internet_20_link" text:visited-style-name="Visited_20_Internet_20_Link">
https://www.rfa.org/mandarin/Xinwen/9-05172023144220.html</text:a>
</text:p>
      <!--NEWS-->
      <text:h text:style-name="P10" text:outline-level="1">
<text:span text:style-name="T4">
Large -scale layoffs wake up in the Wall Street giant on the road</text:span>
</text:h>
      <text:p text:style-name="P4">
Author: None</text:p>
      <text:p text:style-name="P4">
Publisher: Radio Free Asia (Organization)</text:p>
      <text:p text:style-name="P4">
Published Time: 2023-05-17T14:51:00-04:00</text:p>
      <text:p text:style-name="P4">
Modified Time: 2023-05-17T14:52: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5-17T14-51-00-04-00/000000.png" xlink:type="simple" xlink:show="embed" xlink:actuate="onLoad" draw:mime-type="image/png"/>
</draw:frame>
According to Bloomberg, the American Institute of Institute of Goldman Sachs, Goldman Sachs, has been brewing a large -scale reduction in Chinese projects and employees after the three -year bonus of the financial market opened in China, including Goldman Sachs and Morgan Stanley and other companies. The report pointed out that these companies believe that due to the continuous deterioration of the geopolitical environment, Chinese President Xi Jinping can sacrifice the economy, and to deal with security issues priority, suppress the private sector, and kill mergers and acquisitions. More and more slim. At present, Goldman Sachs has reduced the expectations of its five -year plan. Morgan Stanley has also decided not to set up a China broker in China for the time being, and reduced the investment in derivatives and futures business to $ 150 million. The Morgan Chase Group began to abolish Chinese full -time employees as early as earlier this year. It is reported to describe the choice of these investment giants to "bend". 18 months ago, they also believed that they could compete in the main business of China's large banks. Now they have said that they must completely reflect on their strategies for China. Some industry executives said that banks around the world are layoffs, but the scale of layoffs in China has been the largest over the years, and its strength is stronger than other regions. Since September last year, these investment giants have cut off at least 100 full -time employees in China, and Goldman Sachs has cut one -tenth of Chinese manpower. (Responsible editor: Wang Yun)</text:p>
      <text:p text:style-name="P4">
News Source: <text:a xlink:type="simple" xlink:href="https://www.rfa.org/mandarin/Xinwen/10-05172023144839.html" text:style-name="Internet_20_link" text:visited-style-name="Visited_20_Internet_20_Link">
https://www.rfa.org/mandarin/Xinwen/10-05172023144839.html</text:a>
</text:p>
      <!--NEWS-->
      <text:h text:style-name="P10" text:outline-level="1">
<text:span text:style-name="T4">
John Sebastian Bach: A small tone pre -play and Fugger</text:span>
</text:h>
      <text:p text:style-name="P4">
Author: None (Language: zh)</text:p>
      <text:p text:style-name="P4">
Publisher: None</text:p>
      <text:p text:style-name="P4">
Time: 2023-05-17T14:53:00Z</text:p>
      <text:p text:style-name="P4">
Description: A minority prelude and Fug are Bach's very early work. Bach is good at creating in the form of Fuge, that is, changes on the basis of limited topics. Please listen to the performance of the Fengqin performers Johneis Lang.</text:p>
      <text:p text:style-name="P4">
Videos: []</text:p>
      <text:p text:style-name="P4">
Images: ["<text:a xlink:type="simple" xlink:href="https://static.dw.com/image/62026010_301.jpg" text:style-name="Internet_20_link" text:visited-style-name="Visited_20_Internet_20_Link">
62026010_301.jpg</text:a>
", "<text:a xlink:type="simple" xlink:href="https://static.dw.com/image/62088055_301.jpg" text:style-name="Internet_20_link" text:visited-style-name="Visited_20_Internet_20_Link">
62088055_301.jpg</text:a>
", "<text:a xlink:type="simple" xlink:href="https://static.dw.com/image/4555299_301.jpg" text:style-name="Internet_20_link" text:visited-style-name="Visited_20_Internet_20_Link">
4555299_301.jpg</text:a>
"]</text:p>
      <text:p text:style-name="P4">
Subject: 文化经纬</text:p>
      <text:p text:style-name="P4">
Subjects: ['贝多芬音乐节', '古典音乐风']</text:p>
      <text:p text:style-name="P4">
Keywords: ['音乐', '古典音乐']</text:p>
      <text:p text:style-name="P4">
Id: 65662186</text:p>
      <!--METADATA-->
      <text:h text:style-name="P10" text:outline-level="1">
<text:span text:style-name="T4">
</text:span>
</text:h>
      <text:h text:style-name="P13" text:outline-level="4">
<text:span text:style-name="T4">
culture</text:span>
</text:h>
      <text:h text:style-name="P12" text:outline-level="3">
<text:span text:style-name="T4">
John Sebastian Bach: A minority prelude and Fuge</text:span>
</text:h>
      <text:p text:style-name="P4">
A minority prelude and Fug are Bach's very early work. Bach is good at creating in the form of Fuge, that is, changes on the basis of limited topics. Please listen to the performance of the Fengqin performers Johneis Lang.</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John Sebastian Bach: A minority prelude and Fuge</text:span>
</text:h>
      <text:p text:style-name="P4">
John Sebastian Bach is one of the most important composers in the history of music. He has created a large number of works throughout his life, including many pipelines.</text:p>
      <text:p text:style-name="P4">
His music theme is clear, exquisite and complicated, and he is good at creating in the form of a grid, that is, changes and stack the limited theme to form strict structures.</text:p>
      <text:p text:style-name="P4">
A minority prelude and Fuge, No. 55, is Bach's very early work. The pipeliner Johannes Lang said that this song has a northern German style. You can see Dietrich Buxtehude, a well-known Danish-German tutoring pianist Dietrich Buxtehude, from 1637, May 907, 907. The shadow of).</text:p>
      <text:p text:style-name="P4">
<text:span text:style-name="T4">
 Welcome to subscribe to the Voice of Germany "Classical Music Wind" to listen to more excellent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John Sebastian Bach: A minority prelude and Fuge</text:span>
</text:h>
      <text:p text:style-name="P4">
](https://www.dw.com/zh/overlay/media/zh/约翰塞巴斯蒂安巴赫a小调前奏曲与赋格/65320357/65662186)</text:p>
      <text:h text:style-name="P10" text:outline-level="1">
<text:span text:style-name="T4">
</text:span>
</text:h>
      <text:h text:style-name="P13" text:outline-level="4">
<text:span text:style-name="T4">
related information</text:span>
</text:h>
      <text:p text:style-name="P4">
[<draw:frame draw:style-name="fr1" draw:name="Image134" text:anchor-type="as-char" svg:width="6.9236in" svg:height="3.902393in" draw:z-index="0">
<draw:image xlink:href="../Images/dwzh/2023-05-17T14-53-00Z/62026010_301.jpg" xlink:type="simple" xlink:show="embed" xlink:actuate="onLoad" draw:mime-type="image/jpeg"/>
</draw:frame>
</text:p>
      <text:h text:style-name="P12" text:outline-level="3">
<text:span text:style-name="T4">
John Sebastian Bach: E Great Treasures</text:span>
</text:h>
      <text:p text:style-name="P4">
12.05.2023</text:p>
      <text:p text:style-name="P4">
E -tune is a song from John Sebastian Bach to his brother John Christeov, who is 14 years older than him. Please listen to Johnnes Lang's pipeline.</text:p>
      <text:p text:style-name="P4">
](https://www.dw.com/zh/zh/约翰塞巴斯蒂安巴赫e大调随想曲/a-65607008) [<draw:frame draw:style-name="fr1" draw:name="Image135" text:anchor-type="as-char" svg:width="6.9236in" svg:height="3.902393in" draw:z-index="0">
<draw:image xlink:href="../Images/dwzh/2023-05-17T14-53-00Z/62088055_301.jpg" xlink:type="simple" xlink:show="embed" xlink:actuate="onLoad" draw:mime-type="image/jpeg"/>
</draw:frame>
</text:p>
      <text:h text:style-name="P12" text:outline-level="3">
<text:span text:style-name="T4">
John Sebastian Bach: G minus fantasy song and Fuge</text:span>
</text:h>
      <text:p text:style-name="P4">
04.05.2023</text:p>
      <text:p text:style-name="P4">
The G minor fantasy song and Fogg are one of the most complicated and most striking works in Bach's piano's works. They were created between 1717 and 1723. Please listen to the performance of the young manistor Johneis Lang.</text:p>
      <text:p text:style-name="P4">
](https://www.dw.com/zh/zh/约翰塞巴斯蒂安巴赫g小调幻想曲与赋格/a-65510532) [<draw:frame draw:style-name="fr1" draw:name="Image136" text:anchor-type="as-char" svg:width="6.9236in" svg:height="3.902393in" draw:z-index="0">
<draw:image xlink:href="../Images/dwzh/2023-05-17T14-53-00Z/4555299_301.jpg" xlink:type="simple" xlink:show="embed" xlink:actuate="onLoad" draw:mime-type="image/jpeg"/>
</draw:frame>
</text:p>
      <text:h text:style-name="P12" text:outline-level="3">
<text:span text:style-name="T4">
Michelle Camilo: Just make a joke "</text:span>
</text:h>
      <text:p text:style-name="P4">
27.04.2023</text:p>
      <text:p text:style-name="P4">
Michel Camilo's jazz and classical music composer, a dazzling star of the Jazz. "Justkidding" ("Just make a joke") is a enthusiastic, funny and witty jazz dance</text:p>
      <text:p text:style-name="P4">
](https://www.dw.com/zh/zh/米歇尔卡米洛只是开个玩笑/a-65452878)</text:p>
      <text:p text:style-name="P4">
News Source: <text:a xlink:type="simple" xlink:href="https://www.dw.com/zh/约翰·塞巴斯蒂安·巴赫-a小调前奏曲与赋格/a-65662186" text:style-name="Internet_20_link" text:visited-style-name="Visited_20_Internet_20_Link">
https://www.dw.com/zh/约翰·塞巴斯蒂安·巴赫-a小调前奏曲与赋格/a-65662186?maca=chi-rss-chi-all-1127-rdf</text:a>
</text:p>
      <!--NEWS-->
      <text:h text:style-name="P10" text:outline-level="1">
<text:span text:style-name="T4">
Facts │ The United States plans to develop genetic weapons to accurately kill Chinese Europeans and Middle Eastern people?</text:span>
</text:h>
      <text:p text:style-name="P4">
Author: 作者：辛西娅 沈轲</text:p>
      <text:p text:style-name="P4">
Publisher: Radio Free Asia (Organization)</text:p>
      <text:p text:style-name="P4">
Published Time: 2023-05-17T15:00:00-04:00</text:p>
      <text:p text:style-name="P4">
Modified Time: 2023-05-17T17:32:55-04:00</text:p>
      <text:p text:style-name="P4">
Description: Author: Cindeia Shenya</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37" text:anchor-type="as-char" svg:width="6.9236in" svg:height="4.857687in" draw:z-index="0">
<draw:image xlink:href="../Images/rfamandarin/2023-05-17T15-00-00-04-00/000000.png" xlink:type="simple" xlink:show="embed" xlink:actuate="onLoad" draw:mime-type="image/png"/>
</draw:frame>
A technology personnel is conducting genetic research <text:a xlink:type="simple" xlink:href="https://www.rfa.org/mandarin/shishi-hecha/hc-05172023143653.html/@@images/image" text:style-name="Internet_20_link" text:visited-style-name="Visited_20_Internet_20_Link">
</text:a>
Associated Press Picture</text:p>
      <text:p text:style-name="P4">
<text:span text:style-name="T4">
 Tags: false </text:span>
 **</text:p>
      <text:p text:style-name="P4">
<text:span text:style-name="T4">
 One -minute reading: </text:span>
 <text:span text:style-name="T4">
 </text:span>
 Chinese Ministry of Foreign Affairs spokesman Wang Wenbin recently said that the Wall Street Journal has disclosed that the US Pentagon has formulated a research and development plan to combat opponents with genes. The genes of the Middle East Arabs are included in the scope of the US military collection.</text:p>
      <text:p text:style-name="P4">
Asian factual investigation of the laboratory found that there was no evidence that the Wall Street Journal had released such reports. The Chinese network records show that the rumors of the US military's research and development of race -based genetic weapons have been circulating for more than 20 years in the simplified Chinese world. Earlier sources have been publicized by the Russian world since the Soviet era. In response to this allegations, the US State Department responded to the Asian factual investigation laboratory that China had no basis for accusations. Scientific and technological reports and recent statements of the US Department of Defense have also showed that the current technical level of human beings cannot achieve "murder according to specific genes."</text:p>
      <text:p text:style-name="P4">
<draw:frame draw:style-name="fr1" draw:name="Image138" text:anchor-type="as-char" svg:width="6.9236in" svg:height="6.138925in" draw:z-index="0">
<draw:image xlink:href="../Images/rfamandarin/2023-05-17T15-00-00-04-00/000001.png" xlink:type="simple" xlink:show="embed" xlink:actuate="onLoad" draw:mime-type="image/png"/>
</draw:frame>
Foreign Ministry spokesman Wang Wenbin (pictured from the official website of the Ministry of Foreign Affairs of China)</text:p>
      <text:p text:style-name="P4">
<text:span text:style-name="T4">
 Deep analysis: </text:span>
</text:p>
      <text:p text:style-name="P4">
On May 10, 2023, a spokesman for the Ministry of Foreign Affairs of China <text:a xlink:type="simple" xlink:href="https://www.fmprc.gov.cn/wjdt_674879/fyrbt_674889/202305/t20230510_11074604.shtml" text:style-name="Internet_20_link" text:visited-style-name="Visited_20_Internet_20_Link">
</text:a>
: "The United States is a country that is widely collected and used in genetic information. According to the Wall Street Journal, the Pentagon of the United States has formulated a research and development plan to combat opponents with gene weapons. Genes are included in the scope of the US military collection. "</text:p>
      <text:p text:style-name="P4">
On the same day, the Ministry of Foreign Affairs of China <text:a xlink:type="simple" xlink:href="https://twitter.com/MFA_China/status/1656297450762805249" text:style-name="Internet_20_link" text:visited-style-name="Visited_20_Internet_20_Link">
</text:a>
Essence</text:p>
      <text:p text:style-name="P4">
Asian facts check the laboratory found that Wang Wenbin's statement has no basis and obviously violates the operating logic of international affairs.</text:p>
      <text:p text:style-name="P4">
<text:span text:style-name="T4">
 1. "Gene weapon" accusation lacks basis </text:span>
</text:p>
      <text:p text:style-name="P4">
The search page of the Asian Fact Inspection Labs on the English website of the Wall Street Journal uses the combination of keywords such as "Genetical Engineered Weapon" and "Pentagon". No relevant reports are found.</text:p>
      <text:p text:style-name="P4">
Search by the same keywords such as Google, Bingbi, and other search engines cannot find related content.</text:p>
      <text:p text:style-name="P4">
Asian facts checking the laboratory sent an email to the Wall Street Journal, but did not receive a reply before the deadline.</text:p>
      <text:p text:style-name="P4">
On Monday, the U.S. State Department said that the Laboratory of the Asian Factation Inspection said that China ’s accusations were not foundable and it was completely wrong.</text:p>
      <text:p text:style-name="P4">
The State Council said in the reply:</text:p>
      <text:p text:style-name="P4">
"American genetic research uses genome information to improve human health, not to attack human health, and related research is carried out under the premise of protecting personal rights and privacy;</text:p>
      <text:p text:style-name="P4">
We cherish the benefits of biotechnology to all human beings, and continue to lead and formulate the norms and rules of advanced biotechnology with partners and allies. These norms and rules meet our values and protect human rights principles;</text:p>
      <text:p text:style-name="P4">
However, other countries, including the People's Republic of China, are abusing these technologies. "</text:p>
      <text:p text:style-name="P4">
** 2. On the Chinese network, the US military has collected Chinese genes to make biological weapons for at least 20 years, but it is still a "plan".</text:p>
      <text:p text:style-name="P4">
Asian facts checking the laboratory on the Chinese network with the "Wall Street Journal", "Pentagon Building", "Asian Chinese, European Arajans, Middle East Arabia" search shows that the US military has collected Chinese genes to create weapons. The less from the official media, such as the article released by the China National Defense News in January 2014 [] <text:a xlink:type="simple" xlink:href="http://www.81.cn/jwgd/2014-01/23/content_5747637.htm" text:style-name="Internet_20_link" text:visited-style-name="Visited_20_Internet_20_Link">
</text:a>
To.</text:p>
      <text:p text:style-name="P4">
The earliest report can be back to <text:a xlink:type="simple" xlink:href="http://zqb.cyol.com/content/2003-10/08/content_744256.htm" text:style-name="Internet_20_link" text:visited-style-name="Visited_20_Internet_20_Link">
</text:a>
 <text:a xlink:type="simple" xlink:href="http://zqb.cyol.com/content/2003-10/08/content_744256.htm" text:style-name="Internet_20_link" text:visited-style-name="Visited_20_Internet_20_Link">
</text:a>
Essence The reporter Chen Weimin interviewed a activist named Tong Zeng. The work "The Last Line" declared that the United States and the United Kingdom have been stealing Chinese genes, and the Agascus is likely to be a genetic weapon for China for Western countries. In the interview of the China Youth Daily, there is such a paragraph: "In order to ensure the future dominance of the United States, the U.S. military has formulated a plan to use gene weapons as a secret weapon to combat enemies. Chinese Chinese, European in Europe, and the genes of the Arabs in the Middle East are all collected by the U.S. military. "</text:p>
      <text:p text:style-name="P4">
Like the "China National Defense Daily" article, the articles of Chinese official media mentioned the Wall Street Journal, but none of them provided the date, title, direct quotation and original links of the report. The interviewees have no specific information such as names, occupations, and only vague claims of "participants".</text:p>
      <text:p text:style-name="P4">
Asian facts investigation of the laboratory recently believed in the Chinese Ministry of Foreign Affairs and asked the news about the news and the specific information reported by the Wall Street Journal, but did not receive a reply as of press time.</text:p>
      <text:p text:style-name="P4">
In fact, in addition to SARS, the rumors of "gene war" and "gene weapons" repeatedly repeatedly repeatedly repeatedly repeatedly repeatedly repeatedly been repeated in network space during the new crown epidemic and the Russian and Ukraine War. According to them, the "plan" of developing gene weapons in the United States has begun 20 years ago, but to this day, it is still only known as the "plan", and the Wall Street Journal has not made any follow -up reports.</text:p>
      <text:p text:style-name="P4">
<text:span text:style-name="T4">
 3, "gene weapon" and "biological warfare", are the themes of Soviet and Russian information war growth. </text:span>
</text:p>
      <text:p text:style-name="P4">
Historical data recorded by the official website of the US State Department showed that since the former Soviet era, <text:a xlink:type="simple" xlink:href="https://www.state.gov/the-kremlins-never-ending-attempt-to-spread-disinformation-about-biological-weapons/" text:style-name="Internet_20_link" text:visited-style-name="Visited_20_Internet_20_Link">
</text:a>
, AIDS, anthrax, Ebola, SARS, and new crown virus have all been called biological weapons made by the United States or Western by the Soviet Union and Russia. The "SARS may be a genetic weapon for China" claimed by Tong Zeng's works, similar to Russia's propaganda caliber.</text:p>
      <text:p text:style-name="P4">
<draw:frame draw:style-name="fr1" draw:name="Image139" text:anchor-type="as-char" svg:width="6.9236in" svg:height="4.658583in" draw:z-index="0">
<draw:image xlink:href="../Images/rfamandarin/2023-05-17T15-00-00-04-00/000002.png" xlink:type="simple" xlink:show="embed" xlink:actuate="onLoad" draw:mime-type="image/png"/>
</draw:frame>
Screenshot of the webpage of the School of Public Policy of the University of Maryland <text:a xlink:type="simple" xlink:href="https://www.rfa.org/mandarin/shishi-hecha/hc-05172023143653.html/pic2-leitenberg-publishes-timely-research-on-russian-bioweapon-disinformation-center-for-international-and-security-studies-at-maryland.png" text:style-name="Internet_20_link" text:visited-style-name="Visited_20_Internet_20_Link">
</text:a>
The report did not show that FSB mentioned information such as Chinese and Middle Eastern people. However, after translating it into Chinese, the communicator joined information such as "Pentagon", "Asian Chinese, European Yalian, and the Middle East Arabia" and other information. The mouth was announced to the world.</text:p>
      <text:p text:style-name="P4">
<text:span text:style-name="T4">
 4. The weapons of murderers of specific genes cannot be achieved at the current technical level </text:span>
</text:p>
      <text:p text:style-name="P4">
British released in 2021 <text:a xlink:type="simple" xlink:href="https://en.wikipedia.org/wiki/No_Time_to_Die" text:style-name="Internet_20_link" text:visited-style-name="Visited_20_Internet_20_Link">
<text:span text:style-name="T5">
NO TIME to DIE</text:span>
</text:a>
Among them, a gene weapon engineering called the "Projectheracls" is fictional. The nano robot developed by the project to discharge the virus according to a specific DNA encoding. Others with a specific DNA are not affected. This bridge section of "killing by genes" is common in literary works. In April 2022, a popular science website of Cambridge University <text:a xlink:type="simple" xlink:href="https://www.thenakedscientists.com/articles/interviews/no-time-dies-bioweapon-plausible" text:style-name="Internet_20_link" text:visited-style-name="Visited_20_Internet_20_Link">
</text:a>
It is clearly explained that the weapons that are murdered by specific genes cannot be achieved at the current technical level.</text:p>
      <text:p text:style-name="P4">
<text:span text:style-name="T4">
 5. The United Nations Convention on Biological Weapons has strictly restricted biological weapons </text:span>
</text:p>
      <text:p text:style-name="P4">
However, the development of science and technology is thousands of miles a day. If there is no restriction on the use of technology, it is likely to cause out of control. Biotechnology is like nuclear weapons technology. The choice faces is not "can", but "should".</text:p>
      <text:p text:style-name="P4">
<text:a xlink:type="simple" xlink:href="https://en.wikipedia.org/wiki/Biological_Weapons_Convention" text:style-name="Internet_20_link" text:visited-style-name="Visited_20_Internet_20_Link">
<text:span text:style-name="T5">
Biological weapons convention, BWC</text:span>
</text:a>
It has made comprehensive restrictions on the development, production, acquisition, transfer, storage, and use of biological weapons in the world, and has established specifications for the peaceful use of biotechnology. At present, there are 183 signing of the convention, and the United States and China are both parties.</text:p>
      <text:p text:style-name="P4">
In the spring of 2022, when the false information of "the United States established a biological laboratory in Ukraine" flooded the network space, <text:a xlink:type="simple" xlink:href="https://www.defense.gov/News/News-Stories/Article/Article/2963280/russia-and-china-falsely-accusing-use-of-biological-weapons-against-russians-sa/" text:style-name="Internet_20_link" text:visited-style-name="Visited_20_Internet_20_Link">
</text:a>
And reiterated again that the United States, as one of the Contractors of the Biological Weapon Convention, has been strictly abide by the Convention.</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5172023143653.html" text:style-name="Internet_20_link" text:visited-style-name="Visited_20_Internet_20_Link">
https://www.rfa.org/mandarin/shishi-hecha/hc-05172023143653.html</text:a>
</text:p>
      <!--NEWS-->
      <text:h text:style-name="P10" text:outline-level="1">
<text:span text:style-name="T4">
The actual GDP in Japan in the first quarter increased by 0.4% month -on -month</text:span>
</text:h>
      <text:p text:style-name="P4">
Author: 联合早报 (Person)</text:p>
      <text:p text:style-name="P4">
Publisher: 联合早报 (Organization)</text:p>
      <text:p text:style-name="P4">
Published Time: 2023-05-17T15:31</text:p>
      <text:p text:style-name="P4">
Modified Time: 2023-05-17T15:49</text:p>
      <text:p text:style-name="P4">
Description: The preliminary statistics released by the Japanese Cabinet Mansion on Wednesday (May 17) showed that the actual domestic GDP (GDP) in Japan in the first quarter of this year increased by 0.4%, and the annual rate increased by 1.6%, which was higher than market expectations. Xinhua News Agency reports that domestic demand in Japan ...</text:p>
      <text:p text:style-name="P4">
Videos: []</text:p>
      <text:p text:style-name="P4">
Audios: []</text:p>
      <text:p text:style-name="P4">
Images: []</text:p>
      <text:p text:style-name="P4">
Type: NewsArticle</text:p>
      <text:p text:style-name="P4">
Breadcrumbs: ['即时', '国际']</text:p>
      <text:p text:style-name="P4">
Keywords: ['日本', '国内生产总值', '日本经济', '经济增长']</text:p>
      <!--METADATA-->
      <text:p text:style-name="P4">
The preliminary statistics released by the Japanese Cabinet Mansion on Wednesday (May 17) showed that the actual domestic GDP (GDP) in Japan in the first quarter of this year increased by 0.4%, and the annual rate increased by 1.6%, which was higher than market expectations.</text:p>
      <text:p text:style-name="P4">
The Xinhua News Agency reports that the recovery of domestic demand in Japan has become the main factor in driving the economic growth of Japan in the season. Data show that in the first quarter, personal consumption increased by 0.6%month -on -month, residential investment increased by 0.2%month -on -month, and enterprise equipment investment increased by 0.9%month -on -month. The contribution of quarterly internal demand to Japan's economic growth was 0.7 percentage points.</text:p>
      <text:p text:style-name="P4">
The decline in external demand has become the main factor of the Japanese economy in the season. In the first quarter, Japan's exports fell by 4.2%month -on -month, and imports decreased by 2.3%month -on -month. The contribution of net exports after import and export was confronted with 0.3 percentage points to economic growth.</text:p>
      <text:p text:style-name="P4">
The Japanese Cabinet Mansion also announced the preliminary statistical results of the actual GDP in Japan in FY2022 (April 2022 to March 2023). After deducting price factors, the Japanese economy actually increased by 1.2%in the 2022 fiscal year, which was significantly lower than the 2.6%of the previous fiscal year.</text:p>
      <text:p text:style-name="P4">
News Source: <text:a xlink:type="simple" xlink:href="https://www.zaobao.com.sg/realtime/world/story20230517-1395593" text:style-name="Internet_20_link" text:visited-style-name="Visited_20_Internet_20_Link">
https://www.zaobao.com.sg/realtime/world/story20230517-1395593</text:a>
</text:p>
      <!--NEWS-->
      <text:h text:style-name="P10" text:outline-level="1">
<text:span text:style-name="T4">
Former Prime Minister Trasse's visit to Taiwan: The decision of the New Cold War is not in the West China.</text:span>
</text:h>
      <text:p text:style-name="P4">
Author: chinese@voanews.com (杨安)</text:p>
      <text:p text:style-name="P4">
Publisher: 美国之音中文网 (Type: NewsMediaOrganization)</text:p>
      <text:p text:style-name="P4">
Published Time: 2023-05-17T15:33:07+08:00</text:p>
      <text:p text:style-name="P4">
Modified Time: 2023-05-17 07:33:07Z</text:p>
      <text:p text:style-name="P4">
Description: Former British Prime Minister Liz Truss made a speech in Taiwan on Wednesday (May 17) that although many people do not want to see the "New Cold War" again, the decision is not in the Western world. Beijing has embarked on a self -reliant road. Whether the economy is decoupled will be controlled by China.</text:p>
      <text:p text:style-name="P4">
Videos: []</text:p>
      <text:p text:style-name="P4">
Images: []</text:p>
      <text:p text:style-name="P4">
Categories: ['欧洲', '中国', '台湾']</text:p>
      <text:p text:style-name="P4">
Type: None</text:p>
      <!--METADATA-->
      <text:p text:style-name="P4">
Nonenone</text:p>
      <text:p text:style-name="P4">
News Source: <text:a xlink:type="simple" xlink:href="https://www.voachinese.com/a/liz-truss-china-new-cold-war-20230517/7096796.html" text:style-name="Internet_20_link" text:visited-style-name="Visited_20_Internet_20_Link">
https://www.voachinese.com/a/liz-truss-china-new-cold-war-20230517/7096796.html</text:a>
</text:p>
      <!--NEWS-->
      <text:h text:style-name="P10" text:outline-level="1">
<text:span text:style-name="T4">
China-Central Asian Summit and G7 Summit take turns to play: focus on seeing first</text:span>
</text:h>
      <text:p text:style-name="P4">
Author: None</text:p>
      <text:p text:style-name="P4">
Publisher: Radio Free Asia (Organization)</text:p>
      <text:p text:style-name="P4">
Published Time: 2023-05-17T15:34:00-04:00</text:p>
      <text:p text:style-name="P4">
Modified Time: 2023-05-17T16:07:25-04:00</text:p>
      <text:p text:style-name="P4">
Description: None</text:p>
      <text:p text:style-name="P4">
Videos: []</text:p>
      <text:p text:style-name="P4">
Audios: ["<text:a xlink:type="simple" xlink:href="https://www.rfa.org/mandarin/yataibaodao/junshiwaijiao/tj-0517202313304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0" text:anchor-type="as-char" svg:width="6.9236in" svg:height="4.612011in" draw:z-index="0">
<draw:image xlink:href="../Images/rfamandarin/2023-05-17T15-34-00-04-00/000000.png" xlink:type="simple" xlink:show="embed" xlink:actuate="onLoad" draw:mime-type="image/png"/>
</draw:frame>
China-Central Asian Summit logo displayed on May 16, 2023 outside the Xi'an Media Center in Shaanxi <text:a xlink:type="simple" xlink:href="https://www.rfa.org/mandarin/yataibaodao/junshiwaijiao/tj-05172023133040.html/@@images/image" text:style-name="Internet_20_link" text:visited-style-name="Visited_20_Internet_20_Link">
</text:a>
Reuters picture <text:a xlink:type="simple" xlink:href="https://www.rfa.org/mandarin/yataibaodao/junshiwaijiao/tj-05172023133040.html/@@stream" text:style-name="Internet_20_link" text:visited-style-name="Visited_20_Internet_20_Link">
</text:a>
The China-Central Asian Summit and the Seventh Kingdom Group Summit (G7) will begin this week. What issues will the two summits focus on? In addition, the two summits are similar to the date, does this imply that the international order in the future will become a confrontation between developing countries and developed countries led by China?</text:p>
      <text:p text:style-name="P4">
<text:a xlink:type="simple" xlink:href="https://www.rfa.org/mandarin/yataibaodao/junshiwaijiao/tj-05152023103400.html" text:style-name="Internet_20_link" text:visited-style-name="Visited_20_Internet_20_Link">
</text:a>
 <text:span text:style-name="T4">
<text:a xlink:type="simple" xlink:href="https://www.rfa.org/mandarin/yataibaodao/junshiwaijiao/al-05162023131022.html" text:style-name="Internet_20_link" text:visited-style-name="Visited_20_Internet_20_Link">
 </text:a>
</text:span>
 *<text:a xlink:type="simple" xlink:href="https://www.rfa.org/mandarin/yataibaodao/junshiwaijiao/tj-05152023103400.html" text:style-name="Internet_20_link" text:visited-style-name="Visited_20_Internet_20_Link">
<text:span text:style-name="T4">
 China-Central Asian Summit Synchronous G7 to international demonstration? </text:span>
</text:a>
The China-Central Asian Summit will be held in Xi'an on Thursday. Chinese President Xi Jinping and Kazakhstan, Kazakhstan, Kyrgyzstan, Tajikistan, Turkmenistan and Uzbekistan will attend. General analysis of the outside world is that the summit will focus on the energy supply chain. Especially after the Russian and Ukraine War, China realized that Russia was deeply influenced by economic sanctions. Therefore, if they want to establish an energy supply chain with Central Asian countries, in order to cope with the war in the Taiwan Strait, the current route of imported from the Malacca Strait may be due to Western sanctions. And restricted.</text:p>
      <text:p text:style-name="P4">
<text:span text:style-name="T4">
 Scholars: Central Asian countries will ask China to provide more "Belt and Road" funds </text:span>
</text:p>
      <text:p text:style-name="P4">
According to Hong Kong 01, Dai Bing commented on the upcoming China-Central Asian Summit on Tuesday on Tuesday. —Exposed by the Central Asian Destiny Community. "Dai Bing added that at the summit, China and Central Asia will emphasize mutual respect for sovereignty and territorial integrity, jointly crack down terrorism, and jointly deepen cooperation in the" Belt and Road ".</text:p>
      <text:p text:style-name="P4">
Chinese Foreign Ministry spokesman Wang Wenbin also mentioned on May 8th that the China-Central Asian Summit "is the first major home diplomatic activity in China this year, and it is also the first time that the sixth countries have held the summit for the first time in the first 31 years of the establishment of diplomatic relations."</text:p>
      <text:p text:style-name="P4">
Zack Cooper, a senior researcher at the Washington Think Tank American Institute (AEI), told reporters in an interview with this station that in the China-Central Asian Summit, Central Asian countries should pay attention to the "Belt and Road" issue: "Central Asian countries I hope to maintain China's investment in Central Asia. China ’s“ Belt and Road ”funds have declined in recent years, so Central Asian countries will ask Beijing to provide more funds and resources. At the same time, members of the meeting will focus on Russia and the members of the meeting. China's power interaction in Central Asia. "</text:p>
      <text:p text:style-name="P4">
The Broadcasting Corporation reported on the 17th that the stage that Xi Jinping chose was not Beijing, but Xi'an. Xi'an used to be the starting point of the Silk Road. This main road connecting China and Central Asia, the Middle East, Africa, and Europe is also an important channel for China's economic and diplomatic expansion.</text:p>
      <text:p text:style-name="P4">
Ten years ago, Xi Jinping, who came to power shortly, proposed the "Belt and Road" plan that revived the ancient Silk Road in Kazakhstan, Central Asian countries.</text:p>
      <text:p text:style-name="P4">
<draw:frame draw:style-name="fr1" draw:name="Image141" text:anchor-type="as-char" svg:width="6.9236in" svg:height="4.61393in" draw:z-index="0">
<draw:image xlink:href="../Images/rfamandarin/2023-05-17T15-34-00-04-00/000001.png" xlink:type="simple" xlink:show="embed" xlink:actuate="onLoad" draw:mime-type="image/png"/>
</draw:frame>
On May 16, 2023, the countdown clock showed that the Seventh Kingdom Group Summit will open in Hiroshima, Japan after three days. (Agencelet) [] <text:a xlink:type="simple" xlink:href="https://www.rfa.org/mandarin/yataibaodao/junshiwaijiao/tj-05172023133040.html/000_33f96kq.jpg" text:style-name="Internet_20_link" text:visited-style-name="Visited_20_Internet_20_Link">
</text:a>
<text:span text:style-name="T4">
 Scholars: The Qi Kingdom Group Summit will focus on China's harm to global economic security </text:span>
</text:p>
      <text:p text:style-name="P4">
At the same time, the Seventh Kingdom Group Summit is about to be held in Hiroshima, Japan on Friday. The outside world estimates that the summit will focus on the issues of China. According to international media reports, this summit will release 6 results documents. The above documents will not only require China to bear the "responsibility of being a member of the international community", but also reiterate the importance of peaceful resolution of the Taiwan Strait. In addition, the above documents will also mention Ukraine issues, nuclear disarmament, and how to face China's economic stress and improve economic security.</text:p>
      <text:p text:style-name="P4">
In response to the Summit of the Seventh National Group, Cooper analyzed the Seven Kingdoms Group will focus on exploring China's economic coercion issues and issued a statement. The main information will be to maintain the existing order, so China will be mentioned at the meeting, but I think that there will be more parts of Russia, especially for the Russian and Ukraine War. As for the part of China, the summit should discuss how to deal with China's unfairness. Economic operations and economic coercion, although it may not be named China in the statement. "</text:p>
      <text:p text:style-name="P4">
Bonnieglaser, Director of the Indian Project of the Marshall Foundation (GMF) in Washington, USA, also said in an interview with this station that members of the Seven Groups are highly concerned about the economic threat of China: " A separate statement will be issued for economic security issues. Although China is likely to not be named, the discussion at the summit and the content of the post -after -to -event statement will show their concerns about China. And discuss specific measures. They will also discuss the issue of overseas investment review. "</text:p>
      <text:p text:style-name="P4">
<text:span text:style-name="T4">
 Scholars: China-Central Asia Summit is intended to compete with the Seventh-way Group Summit to compete </text:span>
</text:p>
      <text:p text:style-name="P4">
For the China-Central Asian Summit and the Seventh Kingdom Group Summit chose to be held at a similar time, June Teufeldreyer, a professor at the Department of Political Department of the University of Miami, told the reporter that this is China ’s intention to compete with the Seventh National Group:" China chose to hold this time to hold it at this time. The China-Central Asian Summit is intended to compete the public's attention to the Seventh Kingdoms Group Summit. China has generally abandoned the impact of the developed countries, that is, a member of the Seventh Kingdoms Group. China will focus more on improving the support of China to China. Including Central Asian countries. "</text:p>
      <text:p text:style-name="P4">
In this regard, Cooper also has a similar view: "I am not sure that the time for the China-Central Asian Summit is to be finalized before or after the Seventh National Group Summit, but it is worth noting that China often holds diplomatic activities in large diplomatic activities in the United States in the United States. So I would not be surprised if China specially chose to hold a summit at this time, which is likely to be China intentionally to confront the Seventh Kingdom Group. "</text:p>
      <text:p text:style-name="P4">
News Source: <text:a xlink:type="simple" xlink:href="https://www.rfa.org/mandarin/yataibaodao/junshiwaijiao/tj-05172023133040.html" text:style-name="Internet_20_link" text:visited-style-name="Visited_20_Internet_20_Link">
https://www.rfa.org/mandarin/yataibaodao/junshiwaijiao/tj-05172023133040.html</text:a>
</text:p>
      <!--NEWS-->
      <text:h text:style-name="P10" text:outline-level="1">
<text:span text:style-name="T4">
Who did Li Haoshi be punished and forbidden to perform this talk show?</text:span>
</text:h>
      <text:p text:style-name="P4">
Author: None</text:p>
      <text:p text:style-name="P4">
Publisher: Radio Free Asia (Organization)</text:p>
      <text:p text:style-name="P4">
Published Time: 2023-05-17T16:02:00-04:00</text:p>
      <text:p text:style-name="P4">
Modified Time: 2023-05-17T17:36:14-04:00</text:p>
      <text:p text:style-name="P4">
Description: None</text:p>
      <text:p text:style-name="P4">
Videos: []</text:p>
      <text:p text:style-name="P4">
Audios: ["<text:a xlink:type="simple" xlink:href="https://www.rfa.org/mandarin/yataibaodao/meiti/kw-0517202313185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2" text:anchor-type="as-char" svg:width="6.9236in" svg:height="4.612011in" draw:z-index="0">
<draw:image xlink:href="../Images/rfamandarin/2023-05-17T16-02-00-04-00/000000.png" xlink:type="simple" xlink:show="embed" xlink:actuate="onLoad" draw:mime-type="image/png"/>
</draw:frame>
Chinese leader Xi Jinping showed on the billboard behind the Chinese soldiers "can win the battle and excellent style" <text:a xlink:type="simple" xlink:href="https://www.rfa.org/mandarin/yataibaodao/meiti/kw-05172023131857.html/@@images/image" text:style-name="Internet_20_link" text:visited-style-name="Visited_20_Internet_20_Link">
</text:a>
Reuters picture <text:a xlink:type="simple" xlink:href="https://www.rfa.org/mandarin/yataibaodao/meiti/kw-05172023131857.html/@@stream" text:style-name="Internet_20_link" text:visited-style-name="Visited_20_Internet_20_Link">
</text:a>
Chinese talk show actor House (House) recently performed by the official media, "the offending the people's army", Xinhua News Agency commented: "The People's Army protects the country and everyone must be in awe." Li Haoshi was investigated and the company was fined huge sums. A talk show is so stimulating. Who does it touch?</text:p>
      <text:p text:style-name="P4">
<text:a xlink:type="simple" xlink:href="https://www.rfa.org/mandarin/yataibaodao/meiti/gt2-05162023080156.html" text:style-name="Internet_20_link" text:visited-style-name="Visited_20_Internet_20_Link">
<text:span text:style-name="T4">
 talk show quoted Xi Jinping's "excellent style can win the battle" was accused of insulting the army </text:span>
</text:a>
According to the Weibo number "Ping An Beijing Chaoyang", the Beijing Chaoyang Police reported on the 17th that "the plot of serious insults of the people's army during the performance for actor Li Moumou (male, 31 years old), which caused a bad social impact during the performance, causing bad social impact In the case, the public security organs have filed a case in accordance with the law. "</text:p>
      <text:p text:style-name="P4">
Li Moumou here is obviously Li Haoshi, a talk show actor of Xiaoguo Culture Company. According to the recording circulated on the Internet, in the two performances in the afternoon and evening on May 13th, he said that the two stray dogs he adopted made him think of "excellent style and winning the battle" eight characters. Essence This stalk caused him to make him trouble.</text:p>
      <text:p text:style-name="P4">
First of all, a Weibo user called "Manchester United fans who didn't want to disclose names" posted: "If this stalk is unintentional, then I advise you to delete it next time. If this stalk is intentional, then I think you do it. Dead. You and you have insulted the people of the people. "The relevant discussion then opened warmly on the Internet, and some netizens reported to the authorities. Beijing and Shanghai Cultural Tourism Department immediately involved in the investigation.</text:p>
      <text:p text:style-name="P4">
The Beijing Municipal Cultural Tourism Bureau announced on the 17th that administrative penalties for Xiao Guo culture, warning and confiscation of illegal income of more than 1.32 million yuan, and fined more than 1.335 million yuan. And its performance brokerage agencies and operating units of the performance field "further accountable in accordance with laws and regulations."</text:p>
      <text:p text:style-name="P4">
Swordsman Culture later said in an interview that a series of rectifications will be made, including immediately lifting the actor's labor contract and an artist brokerage contract; the audit department that is independent of the performance business will be set up And form a normal state to avoid "touching the political red line and the public bottom line because of ignorance."</text:p>
      <text:p text:style-name="P4">
At present, actor Li Haoshi's Weibo account has been banned.</text:p>
      <text:p text:style-name="P4">
<draw:frame draw:style-name="fr1" draw:name="Image143" text:anchor-type="as-char" svg:width="6.9236in" svg:height="5.527045in" draw:z-index="0">
<draw:image xlink:href="../Images/rfamandarin/2023-05-17T16-02-00-04-00/000001.png" xlink:type="simple" xlink:show="embed" xlink:actuate="onLoad" draw:mime-type="image/png"/>
</draw:frame>
The comedian House said on the stage that his two "wild dogs" chased the squirrels, thinking of "can win the battle, excellent style", causing a big disaster. (Posted on Weibo/Guting) <text:a xlink:type="simple" xlink:href="https://www.rfa.org/mandarin/yataibaodao/meiti/kw-05172023131857.html/image.jpg" text:style-name="Internet_20_link" text:visited-style-name="Visited_20_Internet_20_Link">
</text:a>
<text:span text:style-name="T4">
 Official media: The People's Army "must be in awe", "</text:span>
 <text:span text:style-name="T4">
 must not offend" </text:span>
</text:p>
      <text:p text:style-name="P4">
For Li Haoshi's talk show, official media also made a lot of articles. At noon on May 16th, Xinhua News Agency posted through Weibo: "The People's Army protects the country and everyone must be in awe;" listening to the party's command, can win the battle, and excellent style ', each word cannot be offended!"</text:p>
      <text:p text:style-name="P4">
"People's Daily" also commented on the same day that under the name of "joking", degrading the honor of soldiers was a serious problem of breaking through the legal red line.</text:p>
      <text:p text:style-name="P4">
In this regard, some netizens said, "This stalk does step on the thunderbolt of most people, and there is a feeling of wanting to laugh and laugh. Although the talk show is offending culture, it is a bit more joke with the war." Said: "The bottom line cannot be touched. So laughing fruit is damn. The company's party building is not in place, indicating that there is not enough political awareness. In China, political awareness is very important."</text:p>
      <text:p text:style-name="P4">
Some netizens said: "The People's Liberation Army is too glassy, and people have not named them. They have to put themselves up. So they are afraid of insults, and fight? People have defeated the PLA." Some netizens pointed out: "Now The atmosphere is very confusing, I was reported when I was everywhere, and I insulted it when I was everywhere ... Is everyone who takes a red book ??? Is it a period of the Cultural Revolution? Is it me trapped? "</text:p>
      <text:p text:style-name="P4">
<text:span text:style-name="T4">
 Who did this talk show "offens"? </text:span>
</text:p>
      <text:p text:style-name="P4">
What exactly is China's official red line in this incident? Why is the official media emphasizing that "listening to the party's command, being able to win the battle, and excellent style", each word is "not allowed to offend"?</text:p>
      <text:p text:style-name="P4">
In fact, this slogan comes from Chinese leader Xi Jinping. In 2013, Xi Jinping said at the PLA delegation at the First Session of the Twelfth National People's Congress: "The building of a people's army that listened to the party, can win the battle, and excellent style is the party's goal in the new situation. "Official media often quoted this passage to describe the Chinese army.</text:p>
      <text:p text:style-name="P4">
Henghe, a scorching commentator in the United States, told the station that the official movement was to work hard because this talk show actually offended Xi Jinping. "Because now the personal worship of Xi Jinping has reached the point of reaching the peak. For example, in that museum, the tea cup he stared at. Then what he said and the definition of the CCP army, can you use it casually? The most important thing is that he uses this to use this words, and of course it is not allowed. "</text:p>
      <text:p text:style-name="P4">
Henghe said that the official believes that this talk show is a "disrespect" to Xi Jinping, but it cannot be said directly, so it has to be used as "insulting the PLA". In fact, the CCP has never really respected the soldiers. "Those soldiers who killed Laoshan had no money to go there for decades to sweep the grave for decades. Who cares? There is no such thing. "</text:p>
      <text:p text:style-name="P4">
Yao Cheng, former Chinese Navy Lieutenant Colonel, also told this station that the CCP severely punished the talk show actor and company, but appeared on the surface to maintain the army's posture and maintain its rule. "The Communist Party now rely on the gun to protect its rule and its own interests. The army is its lifeblood, and it must fall down when it loses the army. Therefore, it must maintain the so -called 'reputation' of the soldiers. ah?"</text:p>
      <text:p text:style-name="P4">
For example, Yao Cheng said that in the confrontation between the Sino -Indian border, the army of the two sides used stones to fight, and more than 20 people died in India. The official held a national burial, while the Chinese side died more than 40 people, but the authorities secretly buried them. The family members were not allowed look. "How much honor does Chinese soldiers have? To be honest, even dogs are not as good as dogs."</text:p>
      <text:p text:style-name="P4">
Yao Cheng believes that after the June 4th massacre of 1989, soldiers have fallen extremely high in the minds of Chinese people. Now, soldiers have no sense of honor for their identity. "The current army is no longer the soldiers of the country and the people. It is a member of the SS, and even Xi Jinping's personal watch dog. So this talk show is not accidental."In addition to laughing fruit culture and actor Li Haoshi, the case also caused a chain effect. According to the Chinese Digital Age, on May 16, a Weibo netizen@hwy commented on the topic of the "Xiao Guo talk show performance storm", thinking that it should not be permanently blocked by the artist, and at the same time, a ridicule should be released at the same time. Comment, "Isn't the soldier brother who is a dog brother?" However, this comment was reported by other Weibo users. The netizen was subsequently detained by Dalian Public Security because of "publishing improper remarks involving soldiers on the Internet."</text:p>
      <text:p text:style-name="P4">
In February of this year, the Chinese talk show actor Chi was touched in North America. The suspected performance of the performance involved the sensitive topic of the authorities and was blocked on the domestic network. In November last year, the Weibo account of the talk show actor Meng Chuan was also banned. The online screenshot of the circulated showed that he protested by the "white paper movement" and praised the students.</text:p>
      <text:p text:style-name="P4">
These stalks are all expressed exaggeratedly to find the laughter and weakness of society, so the talk show is the easiest to be "taboo".</text:p>
      <text:p text:style-name="P4">
At present, the control of the Chinese authorities for public opinion is considered the strictest period after the Cultural Revolution. Henghe said that in recent years, the CCP has returned to the Mao Zedong era more and more, and the literary and art circles have returned to the program of "Yan'an Literature and Art Symposium". "Because Xi Jinping missed that era, it was impossible to reproduce the Cultural Revolution, but the control before the Cultural Revolution was his ideal state of Chinese society."</text:p>
      <text:p text:style-name="P4">
<text:span text:style-name="T4">
 "Things are changing ... </text:span>
 <text:span text:style-name="T4">
" </text:span>
</text:p>
      <text:p text:style-name="P4">
May 16 this year is the 57th anniversary of the Cultural Revolution. Regarding this talk show, Yu Maochun, director of the China Center of the Hudson Institute in the United States, issued a meaningful tweet on the evening of the 16th: "things are changing ..."</text:p>
      <text:p text:style-name="P4">
Henghe said that the rectification talk show is to kill a hundred hundred, indicating that whether it is in the officialdom or in the entertainment industry, "Xi Jinping's authority is absolutely impossible to challenge."</text:p>
      <text:p text:style-name="P4">
Reporter: Caddy Editor: 梒 网 网 Editor: Hong Wei</text:p>
      <text:p text:style-name="P4">
News Source: <text:a xlink:type="simple" xlink:href="https://www.rfa.org/mandarin/yataibaodao/meiti/kw-05172023131857.html" text:style-name="Internet_20_link" text:visited-style-name="Visited_20_Internet_20_Link">
https://www.rfa.org/mandarin/yataibaodao/meiti/kw-05172023131857.html</text:a>
</text:p>
      <!--NEWS-->
      <text:h text:style-name="P10" text:outline-level="1">
<text:span text:style-name="T4">
The Dutch of the United Kingdom plans to build an F-16 fighter for Ukraine</text:span>
</text:h>
      <text:p text:style-name="P4">
Author: 联合早报 (Person)</text:p>
      <text:p text:style-name="P4">
Publisher: 联合早报 (Organization)</text:p>
      <text:p text:style-name="P4">
Published Time: 2023-05-17T16:04</text:p>
      <text:p text:style-name="P4">
Modified Time: 2023-05-17T16:25</text:p>
      <text:p text:style-name="P4">
Description: Britain is planning to build a "International Alliance" with the Netherlands to help Ukraine purchase F-16 fighters and conduct operation training for Ukraine pilots. The United States CNN reported that British Prime Minister Sonak, on Tuesday (May 16), and the Dutch Prime Minister Lutal at the European Commission ...</text:p>
      <text:p text:style-name="P4">
Videos: []</text:p>
      <text:p text:style-name="P4">
Audios: []</text:p>
      <text:p text:style-name="P4">
Images: []</text:p>
      <text:p text:style-name="P4">
Type: NewsArticle</text:p>
      <text:p text:style-name="P4">
Breadcrumbs: ['即时', '国际']</text:p>
      <text:p text:style-name="P4">
Keywords: ['俄乌战争', '英国', '荷兰', 'F-16战机', '苏纳克', '泽连斯基']</text:p>
      <!--METADATA-->
      <text:p text:style-name="P4">
Britain is planning to build a "International Alliance" with the Netherlands to help Ukraine purchase F-16 fighters and conduct operation training for Ukraine pilots.</text:p>
      <text:p text:style-name="P4">
The United States CNN reported that British Prime Minister Sonak held a meeting at the Icelandic Summit of the European Commission on Tuesday (May 16), a Dutch Prime Minister, on Tuesday (May 16). Ability ... including training and delivery of F-16 fighters. "</text:p>
      <text:p text:style-name="P4">
Ukraine has repeatedly emphasized that the F-16 fighter is essential for defending Russian missiles and drone attacks.</text:p>
      <text:p text:style-name="P4">
The director of the Ukraine's office, Yeermack, welcomed the news announced by the United Kingdom and the Netherlands, and thanked "our allies decided to work hard in this direction."</text:p>
      <text:p text:style-name="P4">
Yermark also said that another NATO League Belgium has "confirmed preparing for training" Ukraine pilots.</text:p>
      <text:p text:style-name="P4">
The British Air Force does not have a F-16 fighter, but the Netherlands and Belgium have this fighter. The US Air Force Fleet has nearly 800 F-16 fighters.</text:p>
      <text:p text:style-name="P4">
According to the U.S. Air Force, the F-16 fighter in 1978 was a "relatively low-cost, high-performance weapon system". It can act in the air or ground attack mode and fly under all weather conditions. The voyage is 860 kilometers.</text:p>
      <text:p text:style-name="P4">
<text:a xlink:type="simple" xlink:href="https://www.zaobao.com/keywords/e-wu-zhan-zheng" text:style-name="Internet_20_link" text:visited-style-name="Visited_20_Internet_20_Link">
</text:a>
Since the outbreak, although the President of Ukraine has appealed many times, no international allies are willing to provide F-16 fighters to Ukraine.</text:p>
      <text:p text:style-name="P4">
CNN reports pointed out that if the F-16 fighter is obtained, Ukraine's current military aircraft equipment will usher in a substantial upgrade.</text:p>
      <text:p text:style-name="P4">
News Source: <text:a xlink:type="simple" xlink:href="https://www.zaobao.com.sg/realtime/world/story20230517-1395601" text:style-name="Internet_20_link" text:visited-style-name="Visited_20_Internet_20_Link">
https://www.zaobao.com.sg/realtime/world/story20230517-1395601</text:a>
</text:p>
      <!--NEWS-->
      <text:h text:style-name="P10" text:outline-level="1">
<text:span text:style-name="T4">
Biden decided to delay the attendance of Australia to cancel the hosted Si -Party Security Dialogue Summit meeting</text:span>
</text:h>
      <text:p text:style-name="P4">
Author: chinese@voanews.com (金谷)</text:p>
      <text:p text:style-name="P4">
Publisher: 美国之音中文网 (Type: NewsMediaOrganization)</text:p>
      <text:p text:style-name="P4">
Published Time: 2023-05-17T16:10:59+08:00</text:p>
      <text:p text:style-name="P4">
Modified Time: 2023-05-17 08:10:59Z</text:p>
      <text:p text:style-name="P4">
Description: Australian Prime Minister Anthony Albanese said on Wednesday (May 17) that because the US President Biden delayed the Australian trip next week for dealing with the upper week of US debt, Australia will cancel the original weekly hosted in Sydney to hosted next week The Quad of the Quartet is held in Japan.</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australia-cancels-hosting-quad-after-biden-cancellation-20230517/7096811.html" text:style-name="Internet_20_link" text:visited-style-name="Visited_20_Internet_20_Link">
https://www.voachinese.com/a/australia-cancels-hosting-quad-after-biden-cancellation-20230517/7096811.html</text:a>
</text:p>
      <!--NEWS-->
      <text:h text:style-name="P10" text:outline-level="1">
<text:span text:style-name="T4">
Column | Network Game: What political proposals did Guo Feixiong, who had been sentenced to seductive sins?</text:span>
</text:h>
      <text:p text:style-name="P4">
Author: None</text:p>
      <text:p text:style-name="P4">
Publisher: Radio Free Asia (Organization)</text:p>
      <text:p text:style-name="P4">
Published Time: 2023-05-17T16:12:00-04:00</text:p>
      <text:p text:style-name="P4">
Modified Time: 2023-05-17T17:33:42-04:00</text:p>
      <text:p text:style-name="P4">
Description: None</text:p>
      <text:p text:style-name="P4">
Videos: []</text:p>
      <text:p text:style-name="P4">
Audios: ["<text:a xlink:type="simple" xlink:href="https://www.rfa.org/mandarin/zhuanlan/wangluoboyi/iwar-051720231544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5.212274in" draw:z-index="0">
<draw:image xlink:href="../Images/rfamandarin/2023-05-17T16-12-00-04-00/000000.png" xlink:type="simple" xlink:show="embed" xlink:actuate="onLoad" draw:mime-type="image/png"/>
</draw:frame>
Profile picture: Chinese dissident Guo Feixiong New Citizen Movement <text:a xlink:type="simple" xlink:href="https://www.rfa.org/mandarin/zhuanlan/wangluoboyi/iwar-05172023154411.html/@@stream" text:style-name="Internet_20_link" text:visited-style-name="Visited_20_Internet_20_Link">
</text:a>
International public opinion believes that Guo Feixiong, a well -known human rights defender, disagreement, and an independent writer who have just been sentenced to 8 years in prison. So, what is his main political view?</text:p>
      <text:p text:style-name="P4">
Guo Feixiong was sentenced to eight years of prison in Guangzhou on May 11 with the crime of inciting subversion of the state power. Nearly 57 -year -old Guo Feixiong is Yang Maodong, from Hubei, who graduated from the Department of Philosophy of Shanghai East China Normal University in his early years. In the past 20 years, the main rights protection activities he have participated in include the incident of village officials in Taishi Village, Guangdong, supporting Falun Gong's support, calling on official property of officials, and the new citizen movement.</text:p>
      <text:p text:style-name="P4">
Guo Feixiong published an article on overseas websites to discuss China's political system and rights protection movement. Judging from the information disclosed by the Rights Protection Network, the Guangzhou Intermediate People's Court sentenced Guo Feixiong for 8 years, related to his long -term publishing articles on the Internet, creating the World Constitutional Democratic Forum, and receiving interviews with Radio Free Asia.</text:p>
      <text:p text:style-name="P4">
What does Guo Feixiong published an article on the Internet reflect the political claims and ideological views? In today's "Network Game" program, please listen to our interview with Zhang Yu, a writer and a free Writing Committee for overseas independent Chinese strokes. The strokes registered in the United States are the branches of the international writer group pen, and the title of Honorary member of Guo Feixiong was awarded.</text:p>
      <text:p text:style-name="P4">
In January 2021, Guo Feixiong was arrested when he was preparing to take a plane to the United States to visit his seriously ill wife at Shanghai Pudong Airport. Guo Feixiong sent an open letter to Chinese leaders Xi Jinping, Li Keqiang and others, hoping that the government could allow him to go out to the United States to visit his wife.</text:p>
      <text:p text:style-name="P4">
On January 27, 2021, Radio Free Asia issued a reporter Xue Xiaoshan's interview with Guo Feixiong. Guo Feixiong talked about why he was fighting for a hunger strike at the time and asked the Chinese government to allow him to visit his wife who was sick in the United States. In January 2022, after Guo Feixiong's wife died of illness in the United States, Guo Feixiong was arrested for suspected instigating the subversion of the state power.</text:p>
      <text:p text:style-name="P4">
The Chinese government prohibits the media and the Internet from expressing different voices. The Chinese people cannot understand Guo Feixiong's political propositions and views on China's online platform.</text:p>
      <text:p text:style-name="P4">
The U.S. State Department recently issued a statement that condemned the Chinese government for eight years in prison, calling on China to release Guo Feixiong and allow him to go to the United States to reunite with his family. The U.S. State Department urges China to fulfill its international commitments, respect the human rights and basic freedom of citizens, including freedom of speech, and stop arbitrarily detained citizens at will.</text:p>
      <text:p text:style-name="P4">
For details, please click on the audio file link of the "Internet Game" program on this website.</text:p>
      <text:p text:style-name="P4">
Welcome everyone to push the "Internet Game" program linked online.</text:p>
      <text:p text:style-name="P4">
Moderator Xiaoan's social media:</text:p>
      <text:p text:style-name="P4">
Twitter account: https://twitter.com/xiaoan000</text:p>
      <text:p text:style-name="P4">
Facebook account: https://www.facebook.com/pei.an.58</text:p>
      <text:p text:style-name="P4">
Disclaimer: The view of the interviewed by Radio Free Asia does not necessarily represent the position of Radio Free Asia.</text:p>
      <text:p text:style-name="P4">
News Source: <text:a xlink:type="simple" xlink:href="https://www.rfa.org/mandarin/zhuanlan/wangluoboyi/iwar-05172023154411.html" text:style-name="Internet_20_link" text:visited-style-name="Visited_20_Internet_20_Link">
https://www.rfa.org/mandarin/zhuanlan/wangluoboyi/iwar-05172023154411.html</text:a>
</text:p>
      <!--NEWS-->
      <text:h text:style-name="P10" text:outline-level="1">
<text:span text:style-name="T4">
Former President Sarkozy's corruption and a private case with power</text:span>
</text:h>
      <text:p text:style-name="P4">
Author: 联合早报 (Person)</text:p>
      <text:p text:style-name="P4">
Publisher: 联合早报 (Organization)</text:p>
      <text:p text:style-name="P4">
Published Time: 2023-05-17T16:15</text:p>
      <text:p text:style-name="P4">
Modified Time: 2023-05-17T16:39</text:p>
      <text:p text:style-name="P4">
Description: Former French President Sarkozy's corruption in 2021 and the failure of the appeal with personal conspiracy, the Paris court maintained the original sentence. Reuters reported that the Paris Appeal Court judged that Sarkozy's corruption and appealed in a private case failed on Wednesday (May 17), and the original sentence was sentenced to three years in prison. Among them, ...</text:p>
      <text:p text:style-name="P4">
Videos: []</text:p>
      <text:p text:style-name="P4">
Audios: []</text:p>
      <text:p text:style-name="P4">
Images: []</text:p>
      <text:p text:style-name="P4">
Type: NewsArticle</text:p>
      <text:p text:style-name="P4">
Breadcrumbs: ['即时', '国际']</text:p>
      <text:p text:style-name="P4">
Keywords: ['法国', '上诉', '总统']</text:p>
      <!--METADATA-->
      <text:p text:style-name="P4">
<text:a xlink:type="simple" xlink:href="https://www.zaobao.com/realtime/world/story20210930-1198895" text:style-name="Internet_20_link" text:visited-style-name="Visited_20_Internet_20_Link">
 </text:a>
Corruption in 2021 and conspiracy to privately conspiracy <text:a xlink:type="simple" xlink:href="https://www.zaobao.com/realtime/world/story20181027-902600" text:style-name="Internet_20_link" text:visited-style-name="Visited_20_Internet_20_Link">
</text:a>
The Paris court maintained the original judgment.</text:p>
      <text:p text:style-name="P4">
Reuters reported that the Paris Appeal Court judged that Sarkozy's corruption and conspiracy failed to conspiracy on Wednesday (May 17), and maintained the original judgment <text:a xlink:type="simple" xlink:href="https://www.zaobao.com/realtime/world/story20210301-1127876" text:style-name="Internet_20_link" text:visited-style-name="Visited_20_Internet_20_Link">
</text:a>
Among them, the two -year slowdown is implemented; Sarkozy can wear electronic handcuffs in the last year without having to enter prison.</text:p>
      <text:p text:style-name="P4">
From 2007 to 2012, Sarkozy served as the President of France. In March 2021, Sarkozy was sentenced to three years in prison for "corruption" and "conspiracy to private", including one year of punishment.</text:p>
      <text:p text:style-name="P4">
News Source: <text:a xlink:type="simple" xlink:href="https://www.zaobao.com.sg/realtime/world/story20230517-1395604" text:style-name="Internet_20_link" text:visited-style-name="Visited_20_Internet_20_Link">
https://www.zaobao.com.sg/realtime/world/story20230517-1395604</text:a>
</text:p>
      <!--NEWS-->
      <text:h text:style-name="P10" text:outline-level="1">
<text:span text:style-name="T4">
The Finnish embassy and consulate bank account is frozen</text:span>
</text:h>
      <text:p text:style-name="P4">
Author: 联合早报 (Person)</text:p>
      <text:p text:style-name="P4">
Publisher: 联合早报 (Organization)</text:p>
      <text:p text:style-name="P4">
Published Time: 2023-05-17T16:30</text:p>
      <text:p text:style-name="P4">
Modified Time: 2023-05-17T19:23</text:p>
      <text:p text:style-name="P4">
Description: The Finnish Ministry of Foreign Affairs said on Wednesday (May 17) that the Finnish embassy's bank account in Russia has been frozen. Reuters reports that the Finland of the Ministry of Foreign Affairs of Finland said that the bank accounts of the Finnish Embassy in Moscow and the Consulate in St. Petersburg are currently "not f ... NOT F ...</text:p>
      <text:p text:style-name="P4">
Videos: []</text:p>
      <text:p text:style-name="P4">
Audios: []</text:p>
      <text:p text:style-name="P4">
Images: []</text:p>
      <text:p text:style-name="P4">
Type: NewsArticle</text:p>
      <text:p text:style-name="P4">
Breadcrumbs: ['即时', '国际']</text:p>
      <text:p text:style-name="P4">
Keywords: ['芬兰', '俄罗斯', '外交']</text:p>
      <!--METADATA-->
      <text:p text:style-name="P4">
The Finnish Ministry of Foreign Affairs said on Wednesday (May 17) that the Finnish embassy's bank account in Russia has been frozen.</text:p>
      <text:p text:style-name="P4">
Reuters reports that the Financial Ministry of Foreign Affairs said that the Finnish embassies in Moscow and the bank accounts of the Consulate in St. Petersburg are currently "not functioning", but refused to disclose the details.</text:p>
      <text:p text:style-name="P4">
The central bank of Russia has not commented on this.</text:p>
      <text:p text:style-name="P4">
News Source: <text:a xlink:type="simple" xlink:href="https://www.zaobao.com.sg/realtime/world/story20230517-1395606" text:style-name="Internet_20_link" text:visited-style-name="Visited_20_Internet_20_Link">
https://www.zaobao.com.sg/realtime/world/story20230517-1395606</text:a>
</text:p>
      <!--NEWS-->
      <text:h text:style-name="P10" text:outline-level="1">
<text:span text:style-name="T4">
The United Nations warned the hottest in history in the next 5 years</text:span>
</text:h>
      <text:p text:style-name="P4">
Publisher: 法新社</text:p>
      <text:p text:style-name="P4">
Published Time: 2023-05-17T16:32:07+00:00</text:p>
      <text:p text:style-name="P4">
Modified Time: 2023-05-17T18:05:03+00:00</text:p>
      <text:p text:style-name="P4">
Description: (France-France-France-France, Geneva, 17th) The phenomenon of gas emissions of greenhouses and the phenomenon of holy infant has caused the surface temperature of the earth. The United Nations warned today that it can be determined that it will be the hottest five years since 2023-2027.</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5-17T16-32-07-00-00/000000.png" xlink:type="simple" xlink:show="embed" xlink:actuate="onLoad" draw:mime-type="image/png"/>
</draw:frame>
The World Meteorological Organization (World Meteorology Organization) said that the global temperature will soon exceed that the restrictions set by the Paris Climate Agreement will not exceed 1.5 degrees Celsius, and the chance of 2/3 will occur in the next 5 years.</text:p>
      <text:p text:style-name="P4">
The hottest eight years since the record has all fallen from 2015 to 2022, but with the acceleration of climate change, the temperature will rise further.</text:p>
      <text:p text:style-name="P4">
The World Meteorological Organization stated that 98%of the chances will be the hottest year since the next five years, and the overall five years will also be the hottest period.</text:p>
      <text:p text:style-name="P4">
In 2015, the Paris Climate Agreement agreed to restrict the global average temperature increase, exceeding the level of more than 1850 to 1900, which was "far lower than" 2 degrees. If possible, it was limited to 1.5 degrees Celsius.</text:p>
      <text:p text:style-name="P4">
The global temperature in 2022 was 1.15 degrees Celsius from 1850 to 1900.</text:p>
      <text:p text:style-name="P4">
The World Meteorological Organization stated that during the five years from 2023 to 2027, 66%of the opportunity to at least one year of global surface temperature will exceed the level of 1.5 degrees before the industrial revolution era. In the past 5 years, the temperature increase range of each year will be predicted from 1.1 degrees Celsius to 1.8 degrees.</text:p>
      <text:p text:style-name="P4">
This does not mean that the global temperature will permanently surpass the goal of the Paris Climate Agreement, but Petteritaalas, Secretary -General of the World Meteorological Organization, said: "The World Meteorological Organization is issuing a warning to remind us that we will temporarily increase the temperature by more than 1.5 degrees Celsius. The frequency will increase. "</text:p>
      <text:p text:style-name="P4">
"It is expected that the phenomenon of warm infants will occur in the next few months, and the climate change caused by humans will push global temperature to unknown areas."</text:p>
      <text:p text:style-name="P4">
"This will have a profound impact on human health, food safety, water management, and environment. We must be prepared."</text:p>
      <text:p text:style-name="P4">
News Source: <text:a xlink:type="simple" xlink:href="https://www.rfi.fr/cn/%E7%A7%91%E5%AD%A6%E6%96%B0%E7%9F%A5/20230517-%E8%81%94%E5%90%88%E5%9B%BD%E8%AD%A6%E5%91%8A%E6%9C%AA%E6%9D%A55%E5%B9%B4%E5%8F%B2%E4%B8%8A%E6%9C%80%E7%83%AD" text:style-name="Internet_20_link" text:visited-style-name="Visited_20_Internet_20_Link">
https://www.rfi.fr/cn/%E7%A7%91%E5%AD%A6%E6%96%B0%E7%9F%A5/20230517-%E8%81%94%E5%90%88%E5%9B%BD%E8%AD%A6%E5%91%8A%E6%9C%AA%E6%9D%A55%E5%B9%B4%E5%8F%B2%E4%B8%8A%E6%9C%80%E7%83%AD</text:a>
</text:p>
      <!--NEWS-->
      <text:h text:style-name="P10" text:outline-level="1">
<text:span text:style-name="T4">
Malaysian Council of Shirusen or disbanded at the end of June</text:span>
</text:h>
      <text:p text:style-name="P4">
Author: 联合早报 (Person)</text:p>
      <text:p text:style-name="P4">
Publisher: 联合早报 (Organization)</text:p>
      <text:p text:style-name="P4">
Published Time: 2023-05-17T16:55</text:p>
      <text:p text:style-name="P4">
Modified Time: 2023-05-17T17:40</text:p>
      <text:p text:style-name="P4">
Description: The Malaysian six states elections will be held in recent months, and when the Six State Council disbands, it will also attract much attention. Huang Ruilin, Speaker of the Selangor State Council, said that the Selangor Minister Amuridin expected to do so before the state parliament will automatically dissolve on June 25. Ameidin, Minister of Samililan, said that Senzhou negotiated ...</text:p>
      <text:p text:style-name="P4">
Videos: []</text:p>
      <text:p text:style-name="P4">
Audios: []</text:p>
      <text:p text:style-name="P4">
Images: []</text:p>
      <text:p text:style-name="P4">
Type: NewsArticle</text:p>
      <text:p text:style-name="P4">
Breadcrumbs: ['即时', '国际']</text:p>
      <text:p text:style-name="P4">
Keywords: ['雪兰莪', '森美兰', '选举', '马来西亚']</text:p>
      <!--METADATA-->
      <text:p text:style-name="P4">
Malaysian six states elections will be held in recent months, <text:a xlink:type="simple" xlink:href="https://www.zaobao.com/realtime/world/story20230222-1365847" text:style-name="Internet_20_link" text:visited-style-name="Visited_20_Internet_20_Link">
</text:a>
When it is dissolved, it has attracted much attention. Huang Ruilin, Speaker of the Selangor State Council, said that the Selangor Minister Amuridin expected to do so before the state parliament will automatically dissolve on June 25. The Minister of Semilan State Ameidin said that the Senzhou Parliament is expected to dissolve in June or July.</text:p>
      <text:p text:style-name="P4">
The Selangor Minister of the Pakatan Harapan, Ameidin, Chief Minister of Penang State Cao Guanyou and the Minister of Semilan State Ameidin, and the Minister of Kyan Dandan from the National League Ahmade and the Minister of Dengjia State The Midama Suri and the Minister of Jidate held a talks on February 22, and agreed to dissolve the State Council at the same time in the last two weeks of June, but the exact time of the dissolution of the State Council from time to time has not yet been finalized.</text:p>
      <text:p text:style-name="P4">
Speaker Huang Ruilin said in the evening in the evening (May 16) and said: "If the minister sees (Sudan Selangor) and gets the imperial (dissolved state parliament), I believe everything will be done smoothly. Miroudin may see Selangor Sultan Saladin in the third week of June and demand the dissolution of the State Council.</text:p>
      <text:p text:style-name="P4">
Huang Ruilin is also a member of the state of Shi Gengzhuang District, Selangor. He revealed that all the legislative projects of the 14th Selangor Council were completed in the two weeks of Selangor Parliament on March 14. "This means that my five -year speaker's duties have been completed, and the best time to dissolve the State Council is currently waiting."</text:p>
      <text:p text:style-name="P4">
In addition, the Minister of Semilan Minister Amuminjin revealed on Tuesday that the Senzhou Council will be dissolved at the end of June, and he has informed the Senzhou highest rulers Duanmu Liz. He said that this was the result of discussing with other five state leaders in February this year.</text:p>
      <text:p text:style-name="P4">
He said: "We decide to be in the same month, but the dissolution of the state parliament in different dates. Some (state) may be disbanded at the end of May or early June, and some may be disbanded at the end of June or early July."</text:p>
      <text:p text:style-name="P4">
As for the exact date of the dissolution of the Senzhou Council, he said: "We will be in early June or July 1st (dissolved State Council)."</text:p>
      <text:p text:style-name="P4">
News Source: <text:a xlink:type="simple" xlink:href="https://www.zaobao.com.sg/realtime/world/story20230517-1395610" text:style-name="Internet_20_link" text:visited-style-name="Visited_20_Internet_20_Link">
https://www.zaobao.com.sg/realtime/world/story20230517-1395610</text:a>
</text:p>
      <!--NEWS-->
      <text:h text:style-name="P10" text:outline-level="1">
<text:span text:style-name="T4">
Japanese Media: An individual talks with British heads on the eve of the Kishida Summit</text:span>
</text:h>
      <text:p text:style-name="P4">
Author: 联合早报 (Person)</text:p>
      <text:p text:style-name="P4">
Publisher: 联合早报 (Organization)</text:p>
      <text:p text:style-name="P4">
Published Time: 2023-05-17T17:02</text:p>
      <text:p text:style-name="P4">
Modified Time: 2023-05-17T17:24</text:p>
      <text:p text:style-name="P4">
Description: Sources revealed that the Japanese Prime Minister Kishida Kishida intends to hold individual talks with leaders of the United Kingdom and Italy and other countries on the eve of the opening of the Seventh -Dragon Group (G7) Hiroshima Summit. Kyodo News reported that relevant people from the Japanese government revealed on Tuesday (May 16) that Kishida Wenxiong on Thursday (18 ...</text:p>
      <text:p text:style-name="P4">
Videos: []</text:p>
      <text:p text:style-name="P4">
Audios: []</text:p>
      <text:p text:style-name="P4">
Images: []</text:p>
      <text:p text:style-name="P4">
Type: NewsArticle</text:p>
      <text:p text:style-name="P4">
Breadcrumbs: ['即时', '国际']</text:p>
      <text:p text:style-name="P4">
Keywords: ['七国集团', '岸田文雄', '跨太平洋伙伴全面进展协定']</text:p>
      <!--METADATA-->
      <text:p text:style-name="P4">
Sources revealed that Japanese Prime Minister Kishida Kishida intends to be in the Seventh Kingdom Group (G7) <text:a xlink:type="simple" xlink:href="https://www.zaobao.com/realtime/world/story20230510-1393187" text:style-name="Internet_20_link" text:visited-style-name="Visited_20_Internet_20_Link">
</text:a>
On the eve of the opening, individual talks were held with leaders in the United Kingdom and Italy.</text:p>
      <text:p text:style-name="P4">
Kyodo News reported that relevant Japanese government personnel revealed on Tuesday (May 16) that Kishida Wenxiong will meet with British Prime Minister Suonak and Italian Prime Minister Melonony on Thursday (18th). Talks.</text:p>
      <text:p text:style-name="P4">
<text:a xlink:type="simple" xlink:href="https://www.zaobao.com/realtime/world/story20230331-1378104" text:style-name="Internet_20_link" text:visited-style-name="Visited_20_Internet_20_Link">
</text:a>
Kishida's talks will be negotiated with Sunak on expanding cooperation in the economic field.</text:p>
      <text:p text:style-name="P4">
In the talks with Meloni, the two sides will discuss cooperation in the development of security areas such as joint fighters.</text:p>
      <text:p text:style-name="P4">
Japan and Germany's heads and ministers first held "intergovernmental consultations" in Tokyo for the first time in March. Kishida hopes to confirm the cooperation with the economic security of the two countries during this week's meeting.</text:p>
      <text:p text:style-name="P4">
In addition, Kishida also plans to work with <text:a xlink:type="simple" xlink:href="https://www.zaobao.com/realtime/world/story20230514-1394638" text:style-name="Internet_20_link" text:visited-style-name="Visited_20_Internet_20_Link">
</text:a>
It is hoped that it is united with all countries that the summit will be successful.</text:p>
      <text:p text:style-name="P4">
In addition to the G7 countries, Kishida also plans to hold individual talks with the heads of the country, India and Brazil during the Hiroshima Summit.</text:p>
      <text:p text:style-name="P4">
News Source: <text:a xlink:type="simple" xlink:href="https://www.zaobao.com.sg/realtime/world/story20230517-1395613" text:style-name="Internet_20_link" text:visited-style-name="Visited_20_Internet_20_Link">
https://www.zaobao.com.sg/realtime/world/story20230517-1395613</text:a>
</text:p>
      <!--NEWS-->
      <text:h text:style-name="P10" text:outline-level="1">
<text:span text:style-name="T4">
Management and control of sea and air accident China -Japan Defense Minister opened a new contact mechanism for the first time directly to pass the phone</text:span>
</text:h>
      <text:p text:style-name="P4">
Author: chinese@voanews.com (杨安)</text:p>
      <text:p text:style-name="P4">
Publisher: 美国之音中文网 (Type: NewsMediaOrganization)</text:p>
      <text:p text:style-name="P4">
Published Time: 2023-05-17T17:06:33+08:00</text:p>
      <text:p text:style-name="P4">
Modified Time: 2023-05-17 09:06:33Z</text:p>
      <text:p text:style-name="P4">
Description: In order to avoid occasional military conflicts, China and Japan have opened direct calls between the defense departments of the two countries at the end of March. On May 16th, Li Shangfu, a Chinese State Councilor and Minister of Defense, and the Japanese Defense Minister of Defense, Morita, used the China -Japan Defense Department to make a call directly on the phone, and exchanged opinions on the defense relations between the two countries and the two countries.</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china-japan-military-dialogue-20230517/7096837.html" text:style-name="Internet_20_link" text:visited-style-name="Visited_20_Internet_20_Link">
https://www.voachinese.com/a/china-japan-military-dialogue-20230517/7096837.html</text:a>
</text:p>
      <!--NEWS-->
      <text:h text:style-name="P10" text:outline-level="1">
<text:span text:style-name="T4">
The Kuomintang recruited the current mayor of New Taipei Hou Youyi, the president, Guo Taiming, and respectfully respect</text:span>
</text:h>
      <text:p text:style-name="P4">
Author: chinese@voanews.com (金谷)</text:p>
      <text:p text:style-name="P4">
Publisher: 美国之音中文网 (Type: NewsMediaOrganization)</text:p>
      <text:p text:style-name="P4">
Published Time: 2023-05-17T17:34:08+08:00</text:p>
      <text:p text:style-name="P4">
Modified Time: 2023-05-17 09:34:08Z</text:p>
      <text:p text:style-name="P4">
Description: Taiwan's largest meeting was held on Wednesday (May 17) in the Wild Party Kuomintang. It was determined that the current mayor of New Taipei, Hou Youyi, to run for the 16th of 2024 "President of the Republic of China." In response, the former Taiwan Hon Hai Group and Foxconn founder Guo Taiming, who had previously fought for the presidential nomination of the president, made his voice on Facebook. Congratulations to Hou Youyi for his call for nominations and represented the Kuomintang in 2024.</text:p>
      <text:p text:style-name="P4">
Videos: []</text:p>
      <text:p text:style-name="P4">
Images: []</text:p>
      <text:p text:style-name="P4">
Categories: '台湾'</text:p>
      <text:p text:style-name="P4">
Type: None</text:p>
      <!--METADATA-->
      <text:p text:style-name="P4">
Nonenone</text:p>
      <text:p text:style-name="P4">
News Source: <text:a xlink:type="simple" xlink:href="https://www.voachinese.com/a/kmt-presidential-election-20230517/7096846.html" text:style-name="Internet_20_link" text:visited-style-name="Visited_20_Internet_20_Link">
https://www.voachinese.com/a/kmt-presidential-election-20230517/7096846.html</text:a>
</text:p>
      <!--NEWS-->
      <text:h text:style-name="P10" text:outline-level="1">
<text:span text:style-name="T4">
"Asia Pacific Report" May 17, 2023 Audio</text:span>
</text:h>
      <text:p text:style-name="P4">
Author: None</text:p>
      <text:p text:style-name="P4">
Publisher: Radio Free Asia (Organization)</text:p>
      <text:p text:style-name="P4">
Published Time: 2023-05-17T17:39:47-04:00</text:p>
      <text:p text:style-name="P4">
Modified Time: 2023-05-17T17:39:47-04:00</text:p>
      <text:p text:style-name="P4">
Description: None</text:p>
      <text:p text:style-name="P4">
Videos: []</text:p>
      <text:p text:style-name="P4">
Audios: ["<text:a xlink:type="simple" xlink:href="https://www.rfa.org/mandarin/apr-audio/yp-051720230958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88615in" draw:z-index="0">
<draw:image xlink:href="../Images/rfamandarin/2023-05-17T17-39-47-04-00/000000.png" xlink:type="simple" xlink:show="embed" xlink:actuate="onLoad" draw:mime-type="image/png"/>
</draw:frame>
 <text:a xlink:type="simple" xlink:href="https://www.rfa.org/mandarin/apr-audio/yp-05172023095846.html/@@images/image" text:style-name="Internet_20_link" text:visited-style-name="Visited_20_Internet_20_Link">
</text:a>
Free Asia Radio Drawing <text:a xlink:type="simple" xlink:href="https://www.rfa.org/mandarin/apr-audio/yp-05172023095846.html/@@stream" text:style-name="Internet_20_link" text:visited-style-name="Visited_20_Internet_20_Link">
</text:a>
The main content of this show:</text:p>
      <text:p text:style-name="P4">
1 . Skype overseas calls Chinese landlines or mobile phones automatic broken lines</text:p>
      <ol>
        <li>
          <text:p text:style-name="P4">
Li Haoshi was filed, and Xiao Guo was punished and banned. Who did this talk show officer?</text:p>
        </li>
        <li>
          <text:p text:style-name="P4">
China-Central Asian Summit and G7 Summit take turns to play: focus on seeing the first</text:p>
        </li>
        <li>
          <text:p text:style-name="P4">
The US delegation will visit the United Kingdom to urge bilateral cooperation to be tougher than China</text:p>
        </li>
      </ol>
      <text:p text:style-name="P4">
5 . Beijing strictly controls the outflow of private funds, and the charges of underground money houses are doubled</text:p>
      <text:p text:style-name="P4">
News Source: <text:a xlink:type="simple" xlink:href="https://www.rfa.org/mandarin/apr-audio/yp-05172023095846.html" text:style-name="Internet_20_link" text:visited-style-name="Visited_20_Internet_20_Link">
https://www.rfa.org/mandarin/apr-audio/yp-05172023095846.html</text:a>
</text:p>
      <!--NEWS-->
      <text:h text:style-name="P10" text:outline-level="1">
<text:span text:style-name="T4">
Anwar: The cabinet agrees that the "Ara case" does not appeal</text:span>
</text:h>
      <text:p text:style-name="P4">
Author: 联合早报 (Person)</text:p>
      <text:p text:style-name="P4">
Publisher: 联合早报 (Organization)</text:p>
      <text:p text:style-name="P4">
Published Time: 2023-05-17T17:51</text:p>
      <text:p text:style-name="P4">
Modified Time: 2023-05-17T18:05</text:p>
      <text:p text:style-name="P4">
Description: The Malaysian government has revoked the appeal of the "prohibition of Christians from using the" Allah "case to continue to burn. Malaysian Prime Minister Anhua announced that the cabinet agreed that the government had canceled the appeal and was obtained by the head of state of the head of state to the Malaysian rulers' council to strengthen the execution of the "Alla".</text:p>
      <text:p text:style-name="P4">
Videos: []</text:p>
      <text:p text:style-name="P4">
Audios: []</text:p>
      <text:p text:style-name="P4">
Images: []</text:p>
      <text:p text:style-name="P4">
Type: NewsArticle</text:p>
      <text:p text:style-name="P4">
Breadcrumbs: ['即时', '国际']</text:p>
      <text:p text:style-name="P4">
Keywords: ['安华', '上诉', '宗教']</text:p>
      <!--METADATA-->
      <text:p text:style-name="P4">
Malaysian government revokes <text:a xlink:type="simple" xlink:href="https://www.zaobao.com/realtime/world/story20210318-1132282" text:style-name="Internet_20_link" text:visited-style-name="Visited_20_Internet_20_Link">
</text:a>
Continue to burn. Malaysian Prime Minister Anwar announced that the cabinet agreed that the government had canceled the appeal and was obtained by the head of state of the head of state to the Malaysian rulers' council to strengthen the policy of implementing the word "Alla".</text:p>
      <text:p text:style-name="P4">
Anhua issued a statement after the cabinet meeting on Wednesday (May 17), saying that the Cabinet Conference discussed the approach of the general procuratorate to withdraw the appeal and agreed to the government to do so. "This is to comprehensively solve the problem of how to use the word" Allah ", and strengthen the harmony and unity between the religions between the Malaysia."</text:p>
      <text:p text:style-name="P4">
He emphasized that the government decided to do this because the judgment of the Kuala Lumpur High Court involved only the administrative affairs of the relevant CD -ROM, and did not change the federal court's judgment in 2014. In 2014, the Federal Court rejected the Catholic Church to the Ministry of the Interior's ban on the use of the word "Ala" in the Church Weekly "Ara".</text:p>
      <text:p text:style-name="P4">
Deputy Prime Minister Ahmad Zahi pointed out on Facebook on Wednesday that Anwar will be committed to defending the government's policy on the use of "Ala" on the basis of the relevant judgment of the Federal Court in 2014. He said that the government will streamline the problem of using the word "Alla" and submit suggestions to the ruler's meeting.</text:p>
      <text:p text:style-name="P4">
He pointed out that this is to maintain the status of official religion stipulated in the "Federal Constitution", while maintaining domestic racial and religious harmony at the same time.</text:p>
      <text:p text:style-name="P4">
News Source: <text:a xlink:type="simple" xlink:href="https://www.zaobao.com.sg/realtime/world/story20230517-1395624" text:style-name="Internet_20_link" text:visited-style-name="Visited_20_Internet_20_Link">
https://www.zaobao.com.sg/realtime/world/story20230517-1395624</text:a>
</text:p>
      <!--NEWS-->
      <text:h text:style-name="P10" text:outline-level="1">
<text:span text:style-name="T4">
The United Nations urgently need 4 billion yuan to assist Sudan refugees</text:span>
</text:h>
      <text:p text:style-name="P4">
Author: 联合早报 (Person)</text:p>
      <text:p text:style-name="P4">
Publisher: 联合早报 (Organization)</text:p>
      <text:p text:style-name="P4">
Published Time: 2023-05-17T18:19</text:p>
      <text:p text:style-name="P4">
Modified Time: 2023-05-17T18:39</text:p>
      <text:p text:style-name="P4">
Description: The United Nations Organization urgently needed more than US $ 3.03 billion (about S $ 4.072 billion), thinking that the domestic people with a constant national armed conflict provided humanitarian assistance. Reuters reports that the United Nations Humanitarian Affairs Coordination Department's Director and Coordination of the Office of Geneva ...</text:p>
      <text:p text:style-name="P4">
Videos: []</text:p>
      <text:p text:style-name="P4">
Audios: []</text:p>
      <text:p text:style-name="P4">
Images: []</text:p>
      <text:p text:style-name="P4">
Type: NewsArticle</text:p>
      <text:p text:style-name="P4">
Breadcrumbs: ['即时', '国际']</text:p>
      <text:p text:style-name="P4">
Keywords: ['联合国', '苏丹']</text:p>
      <!--METADATA-->
      <text:p text:style-name="P4">
The United Nations Organization urgently needed more than US $ 3.03 billion (about S $ 4.072 billion), thinking that the domestic people with a constant national armed conflict provided humanitarian assistance.</text:p>
      <text:p text:style-name="P4">
Reuters reports that Rameshrajasingham, director of the UN Humanitarian Affairs Coordination Department in the Geneva Office, said on Wednesday (May 17) that 25 million people in Sudan currently need humanitarian assistance and protection. It is half of the country's population.</text:p>
      <text:p text:style-name="P4">
Rajinsin Ham pointed out that the UN humanitarian emergency plan hopes to raise nearly $ 2.6 billion in humanitarian rescue funds for the Sudan people, which is also the biggest.</text:p>
      <text:p text:style-name="P4">
At the same time, the UNHCR Department (UNHCR) also called on the international community to donate $ 472 million in funds to assist those refugees who escaped Sudan in the next six months. The United Nations predicts that as many as 1.1 million people will escape from Sudan this year.</text:p>
      <text:p text:style-name="P4">
Last month, <text:a xlink:type="simple" xlink:href="https://www.zaobao.com/realtime/world/story20230415-1383440" text:style-name="Internet_20_link" text:visited-style-name="Visited_20_Internet_20_Link">
</text:a>
So far, more than 670 people have died, and more than 700,000 people in the Sudan are displaced. The conflict also threatened the regional stability.</text:p>
      <text:p text:style-name="P4">
Due to the stress of the situation and the progress of local humanitarian work, dozens of UN organizational staff were killed in the conflict.</text:p>
      <text:p text:style-name="P4">
News Source: <text:a xlink:type="simple" xlink:href="https://www.zaobao.com.sg/realtime/world/story20230517-1395628" text:style-name="Internet_20_link" text:visited-style-name="Visited_20_Internet_20_Link">
https://www.zaobao.com.sg/realtime/world/story20230517-1395628</text:a>
</text:p>
      <!--NEWS-->
      <text:h text:style-name="P10" text:outline-level="1">
<text:span text:style-name="T4">
President Ecuado dissolves Congress Election in advance</text:span>
</text:h>
      <text:p text:style-name="P4">
Publisher: 法新社</text:p>
      <text:p text:style-name="P4">
Published Time: 2023-05-17T18:32:07+00:00</text:p>
      <text:p text:style-name="P4">
Modified Time: 2023-05-17T18:05:01+00:00</text:p>
      <text:p text:style-name="P4">
Description: (Agence France -Presse Ecuador, 17th) Ecuador President Guillermo Lasso faced the impeachment of Congress due to suspicion of corruption. Congress and presidential ele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5-17T18-32-07-00-00/000000.png" xlink:type="simple" xlink:show="embed" xlink:actuate="onLoad" draw:mime-type="image/png"/>
</draw:frame>
When the Presidential Office announced the dissolution of the parliament, it stated that La Suo "disbanded the National Assembly in view of a severe political crisis and national turbulence."</text:p>
      <text:p text:style-name="P4">
The day before, La Suo proposed a defense against his impeachment case. He denied the allegations of corruption and said that his government was amended the contract signed a few years before he took office for the benefit of the country.</text:p>
      <text:p text:style-name="P4">
Although the Congress Supervisory Committee listened to the testimony of the opposition members, officials and lawyers of La Shun, he stated that impeachment was not recommended in the report. Most members still supported a resolution, accusing La shuttle for allowing corruption contracts to continue.</text:p>
      <text:p text:style-name="P4">
La Su said in a film: "This is a democratic decision, not only because it meets the Constitution, it also gives power to the people of Ecuador ... decide their future in the next election."</text:p>
      <text:p text:style-name="P4">
In the same film, La Shu also ordered tax reform, saying that this would reduce the tax burden of Ecuador.</text:p>
      <text:p text:style-name="P4">
Ecuador's Constitution is loaded in a principle that allows La Shun to request the presidential and Congress elections under certain circumstances. These conditions include when the legislature hinders the government's operation.</text:p>
      <text:p text:style-name="P4">
The election court must decide to hold the election date within 7 days of the Congress.</text:p>
      <text:p text:style-name="P4">
Some members said that any dissolution of Congress operations are unconstitutional and they will refuse to follow.</text:p>
      <text:p text:style-name="P4">
News Source: <text:a xlink:type="simple" xlink:href="https://www.rfi.fr/cn/%E5%9B%BD%E9%99%85%E6%8A%A5%E9%81%93/20230517-%E5%8E%84%E7%93%9C%E5%A4%9A%E6%80%BB%E7%BB%9F%E8%A7%A3%E6%95%A3%E5%9B%BD%E4%BC%9A%E6%8F%90%E5%89%8D%E9%80%89%E4%B8%BE" text:style-name="Internet_20_link" text:visited-style-name="Visited_20_Internet_20_Link">
https://www.rfi.fr/cn/%E5%9B%BD%E9%99%85%E6%8A%A5%E9%81%93/20230517-%E5%8E%84%E7%93%9C%E5%A4%9A%E6%80%BB%E7%BB%9F%E8%A7%A3%E6%95%A3%E5%9B%BD%E4%BC%9A%E6%8F%90%E5%89%8D%E9%80%89%E4%B8%BE</text:a>
</text:p>
      <!--NEWS-->
      <text:h text:style-name="P10" text:outline-level="1">
<text:span text:style-name="T4">
On Wednesday, the U.S. market slightly increased the focus on the highlight of Tesla's annual shareholders' meeting</text:span>
</text:h>
      <text:p text:style-name="P4">
Author: 李可爱 (Person)</text:p>
      <text:p text:style-name="P4">
Publisher: 联合早报 (Organization)</text:p>
      <text:p text:style-name="P4">
Published Time: 2023-05-17T19:43</text:p>
      <text:p text:style-name="P4">
Modified Time: 2023-05-17T19:50</text:p>
      <text:p text:style-name="P4">
Description: ● Wall Street market participants continue to pay attention to the progress of US President Bynden and the Republican Party, as well as the Democratic Congress leader on raising the upper limit of debt. The main stock index futures futures in the Wall Street stock market have risen slightly on Wednesday (17th). ● At 7:00, the standard is 500 finger with Pur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特斯拉']</text:p>
      <!--METADATA-->
      <text:p text:style-name="P4">
Wednesday (May 17):</text:p>
      <text:p text:style-name="P4">
● Wall Street market participants continue to pay attention to the progress of US President Bynden and the Republican Party, as well as the Democratic Congress leader on raising the upper limit of debt. The main stock index futures futures in the Wall Street stock market have risen slightly on Wednesday (17th).</text:p>
      <text:p text:style-name="P4">
● At 7:00, the standard and the Pur 500 index futures rose by 14.20 points or 0.35 % to 4124.10 points; the NASDAQ 100 index futures starting from 23.40 points or 0.17 % to 13449.40 points; At 33128.70 points.</text:p>
      <text:p text:style-name="P4">
● When the retail chain Homedepot released its performance overnight, it made disappointing predictions on the company's future business, and the US retail sales data in April showed that consumer expenditure began to be weak. The prospects of interest rates and debt limit negotiations are still unclear, suppressing the transaction emotions of the entire stock market.</text:p>
      <text:p text:style-name="P4">
● The standard and the Pur 500 index fell 26.38 points overnight, and closed the market 4109.90 points. The heavyweight Dow Jones Index also fell 336.46 points, and the closed market was 33012.14 points. However, the 1009 % or 12.51 points of the Nasdaq 100 index, which is mainly technology stocks, closed at 13426.01 points.</text:p>
      <text:p text:style-name="P4">
● The US stock market's overnight transaction continued to remain quiet. The total transaction volume of the exchange was 9.36 billion shares, which was less than 10.58 billion yuan in the past 20 days.</text:p>
      <text:h text:style-name="P13" text:outline-level="4">
<text:span text:style-name="T4">
Pre -trading focus:</text:span>
</text:h>
      <text:p text:style-name="P4">
● Tonight, Target and TJXCompanies will release performance reports before the opening. TARGET's stock price rose $ 1.87 before the market, at $ 158.78; TJXCOMPANIES's stock price also raised $ 0.53 before the market to $ 78.75.</text:p>
      <text:p text:style-name="P4">
● Western alliancebancorp disclosed overnight to the quarter of May 12, the bank's deposit has more than $ 2 billion. The news led the stock price to rose by $ 2.58 before the market, and US $ 34.17.</text:p>
      <text:p text:style-name="P4">
● Electric car giant Tesla held an annual shareholders meeting overnight. Before tonight, the stock started at $ 2.78, with a timely report of $ 169.30.</text:p>
      <text:p text:style-name="P4">
● Active stocks before the market: Western Pacific Bank, Tesla, Western Alliance Bancorp, Amazon and Nvidia. During the deadline, except for Amazon's stock price slightly fell, the stock prices of the other four active stocks rose.</text:p>
      <text:p text:style-name="P4">
<draw:frame draw:style-name="fr1" draw:name="Image148" text:anchor-type="as-char" svg:width="6.9236in" svg:height="4.615733in" draw:z-index="0">
<draw:image xlink:href="../Images/zaobao world/2023-05-17T19-43/000000.png" xlink:type="simple" xlink:show="embed" xlink:actuate="onLoad" draw:mime-type="image/png"/>
</draw:frame>
Musk said he did not resign from Tesla CEO's plan. (Reuters)</text:p>
      <text:h text:style-name="P13" text:outline-level="4">
<text:span text:style-name="T4">
Tesla (Nasdaq Stock Exchange code: TSLA)</text:span>
</text:h>
      <text:p text:style-name="P4">
After overnight, Tesla held an annual shareholders' meeting. At the conference, Tesla's various matters for the company, including: board members and shareholders 'voting, long -term planning of various measures, and Tesla's former executives' return to members of the board of directors.</text:p>
      <text:p text:style-name="P4">
This is also the third time Tesla held an annual shareholders' meeting at its Texas GigaAustin factory. The company also shared matters such as the clean energy plan mentioned in the car production target and development direction, the clean energy plan mentioned in the overall development blueprint of Tesla, and the software development of fully autonomous driving, and even the software development of Optimus humanoid robots.</text:p>
      <text:p text:style-name="P4">
In fact, the date of this year's annual shareholders' meeting was several months earlier than last year. From various news platforms and social platforms, some investors are unhappy about this. They believe that Tesla did not give them enough time to make some matters that need to allow shareholders to vote at the conference. Nevertheless, there are still several notable highlights at the overnight conference.</text:p>
      <text:p text:style-name="P4">
The first is the members of the board of directors. Tesla's co -founder and former chief technology officer JBSTRAUBEL returned to the nest, and he was also selected as a new member of the Tesla board. Steraberg left Tesla in 2019 and turned to start his battery recycling company RedwoodMaterials. The market has always been whispering in the industry, saying that Musk has a fickle personality. Only Straberg can stabilize the business for Tesla only at the board of directors.</text:p>
      <text:p text:style-name="P4">
Another topic is Robyndenholm. She was elected as the chairman of the board this time and had a term of three years. In the past, Danhom and members of the board of directors were criticized for "control" CEO Mask, which allowed him to focus on Tesla's business. Some shareholders even stated before the shareholders' meeting that they would vote against her again elected members of the board of directors. Nevertheless, she was selected.</text:p>
      <text:p text:style-name="P4">
CEO Musk was re -elected as his position in the board of directors. In his speech on shareholders, Musk also announced the start of Tesla's new generation of motor plans. He also believes that the global economy will begin to improve after 12 months.</text:p>
      <text:p text:style-name="P4">
Not only that, Musk also revealed that the company is developing two new cars, one of which is called a new third -generation platform; the second model may be the updated version of the rumored Model3 sedan. Musk also expects that the sales of these two models will reach 5 million each year.</text:p>
      <text:p text:style-name="P4">
Another project proposed at the shareholders' meeting is: "Key Person Risk" proposal. This proposal talks about the issue of succession and also requires Tesla to make a clear report on "key figures and behaviors to reduce potential losses." In fact, this proposal is mainly for Musk. These shareholders also require the company to formulate "a clear succession plan or strategy to reduce the impact of Musk once." However, the shareholders of the conference voted to veto the proposal. At the same time, Musk also said he did not resign from Tesla's chief executive.</text:p>
      <text:p text:style-name="P4">
On the occasion of the Tesla's shareholders conference, 15 of Tipranks's 30 analysts gave Tesla's "buy" rating, 11 rated "holding", and four gave "selling" selling "selling" to sell "The average target price of the one -year period is $ 202.84.</text:p>
      <text:p text:style-name="P4">
News Source: <text:a xlink:type="simple" xlink:href="https://www.zaobao.com.sg/realtime/world/story20230517-1395636" text:style-name="Internet_20_link" text:visited-style-name="Visited_20_Internet_20_Link">
https://www.zaobao.com.sg/realtime/world/story20230517-1395636</text:a>
</text:p>
      <!--NEWS-->
      <text:h text:style-name="P10" text:outline-level="1">
<text:span text:style-name="T4">
Hanca will continue to cooperate in key economic security fields</text:span>
</text:h>
      <text:p text:style-name="P4">
Author: 联合早报 (Person)</text:p>
      <text:p text:style-name="P4">
Publisher: 联合早报 (Organization)</text:p>
      <text:p text:style-name="P4">
Published Time: 2023-05-17T20:07</text:p>
      <text:p text:style-name="P4">
Modified Time: 2023-05-17T20:16</text:p>
      <text:p text:style-name="P4">
Description: South Korean President Yin Xiyue met with Canadian Prime Minister Trudeau on Wednesday (May 17) at the Presidential Palace of Longshan, Seoul, and the two sides agreed to continue to maintain cooperation in the key economic security field. Comprehensive Reuters and Yonhap reported that Yin Xiyue pointed out at a joint press conference after the meeting that in order to build more ...</text:p>
      <text:p text:style-name="P4">
Videos: []</text:p>
      <text:p text:style-name="P4">
Audios: []</text:p>
      <text:p text:style-name="P4">
Images: []</text:p>
      <text:p text:style-name="P4">
Type: NewsArticle</text:p>
      <text:p text:style-name="P4">
Breadcrumbs: ['即时', '国际']</text:p>
      <text:p text:style-name="P4">
Keywords: ['韩国', '加拿大', '朝鲜半岛']</text:p>
      <!--METADATA-->
      <text:p text:style-name="P4">
South Korean President Yin Xiyue met with Canadian Prime Minister Trudeau on Wednesday (May 17) at the Presidential Palace of Longshan, Seoul, and the two sides agreed to continue to maintain cooperation in the key economic security field.</text:p>
      <text:p text:style-name="P4">
Comprehensive Reuters and Yonhap News Agency reported that Yin Xiyue pointed out at a joint press conference after the meeting that in order to build a world of more peaceful, democracy, justice and prosperity, South Korea will work with Canada to build a stronger partnership with Canada in the next 60 years.</text:p>
      <text:p text:style-name="P4">
This is Trudeau's first visit to South Korea, which coincides with the 60th anniversary of the establishment of diplomatic relations between the two countries this year.</text:p>
      <text:p text:style-name="P4">
Yin Xiyue and Trudeau also agreed at the meeting <text:a xlink:type="simple" xlink:href="https://www.zaobao.com/realtime/world/story20230516-1395131" text:style-name="Internet_20_link" text:visited-style-name="Visited_20_Internet_20_Link">
</text:a>
In the field of clean energy, and signing a memorandum of understanding, the two countries will also conduct regular negotiations on key economic security matters such as stable supply chains in the future.</text:p>
      <text:p text:style-name="P4">
South Korea and Canada also strongly condemned North Korea to develop nuclear -guided regional peace and stability, and agreed to continue to work together to build rules -based international order in the region to defend democracy and freedom.</text:p>
      <text:p text:style-name="P4">
The Yonhap News Agency reported that this is the third time that Yin Xiyue has held talks for the third time since the president of South Korea.</text:p>
      <text:p text:style-name="P4">
News Source: <text:a xlink:type="simple" xlink:href="https://www.zaobao.com.sg/realtime/world/story20230517-1395649" text:style-name="Internet_20_link" text:visited-style-name="Visited_20_Internet_20_Link">
https://www.zaobao.com.sg/realtime/world/story20230517-1395649</text:a>
</text:p>
      <!--NEWS-->
      <text:h text:style-name="P10" text:outline-level="1">
<text:span text:style-name="T4">
British Treasury Secretary: It is impossible to commit tax cuts before the election next year's election</text:span>
</text:h>
      <text:p text:style-name="P4">
Author: 联合早报 (Person)</text:p>
      <text:p text:style-name="P4">
Publisher: 联合早报 (Organization)</text:p>
      <text:p text:style-name="P4">
Published Time: 2023-05-17T20:51</text:p>
      <text:p text:style-name="P4">
Modified Time: 2023-05-17T20:51</text:p>
      <text:p text:style-name="P4">
Description: The British Finance Minister Hunter said that it is impossible to make a tax reduction commitment in front of the election that is expected to be held next year. The current top priority of Britain is to reduce inflation. Bloomberg reported that Hunter participated in the above remarks during the 2023 British Chamber of Commerce on Wednesday (May 17) in London ...</text:p>
      <text:p text:style-name="P4">
Videos: []</text:p>
      <text:p text:style-name="P4">
Audios: []</text:p>
      <text:p text:style-name="P4">
Images: []</text:p>
      <text:p text:style-name="P4">
Type: NewsArticle</text:p>
      <text:p text:style-name="P4">
Breadcrumbs: ['即时', '国际']</text:p>
      <text:p text:style-name="P4">
Keywords: ['英国', '通货膨胀', '税收']</text:p>
      <!--METADATA-->
      <text:p text:style-name="P4">
The British Finance Minister Hunter said that it is impossible to make a tax reduction commitment in front of the election that is expected to be held next year. The current top priority of Britain is to reduce inflation.</text:p>
      <text:p text:style-name="P4">
Bloomberg reported that Hunter wrote the above remarks during the 2023 British Chamber of Commerce on Wednesday (May 17) in London. He emphasized that Britain is trying to achieve the goal of reducing inflation, and at the same time allows interest rates to return to the decline.</text:p>
      <text:p text:style-name="P4">
Hunter pointed out that the government is currently unclear whether there is any tax reduction space (Headroom for TaxCuts), but he suggested that when it involves tax cuts, he gives priority to reducing commercial taxes. "We must reduce taxes and especially reduce corporate taxes, but the worst tax is inflation taxes."</text:p>
      <text:p text:style-name="P4">
Affected by inflation, people's nominal currency income increases, but the larger proportion of income will be transferred to government fiscal revenue in the form of taxation. This hidden tax increase caused by inflation is called inflationTax.</text:p>
      <text:p text:style-name="P4">
Prime Minister Sunak and his Conservative Party have been lagging behind the Labor Party in recent months. Sunak was under greater pressure from the party members in the party and asked him to reduce the British tax burden to attract voters.</text:p>
      <text:p text:style-name="P4">
However, Hunter said that he and Sunak were more focused on maintaining the reputation of the British in the financial market and hoped to avoid pouring fuel to inflation problems, thereby further increasing interest rates and borrowing costs.</text:p>
      <text:p text:style-name="P4">
Hunter also said that the authorities are considering subsidizing a strategic industry to respond to the United States' "Reduction of Inflation".</text:p>
      <text:p text:style-name="P4">
News Source: <text:a xlink:type="simple" xlink:href="https://www.zaobao.com.sg/realtime/world/story20230517-1395660" text:style-name="Internet_20_link" text:visited-style-name="Visited_20_Internet_20_Link">
https://www.zaobao.com.sg/realtime/world/story20230517-1395660</text:a>
</text:p>
      <!--NEWS-->
      <text:h text:style-name="P10" text:outline-level="1">
<text:span text:style-name="T4">
New highlights of the United States and China Games: Central Asia Summit to G7 Summit</text:span>
</text:h>
      <text:p text:style-name="P4">
Author: chinese@voanews.com (木风)</text:p>
      <text:p text:style-name="P4">
Publisher: 美国之音中文网 (Type: NewsMediaOrganization)</text:p>
      <text:p text:style-name="P4">
Published Time: 2023-05-17T21:17:59+08:00</text:p>
      <text:p text:style-name="P4">
Modified Time: 2023-05-17 13:39:17Z</text:p>
      <text:p text:style-name="P4">
Description: The Central Asian Summit will be held on Thursday (May 18) in Xi'an, China. It is estimated that Chinese President Xi Jinping will host the meeting and give a keynote speech. This summit was held almost at the same time as the Hiroshima Summit of the Seventh Kingdom Group, which attracted much attention. In the US -China confrontation, Central Asia, a relatively backward economy between Europe and East Asia, is showing its new value.</text:p>
      <text:p text:style-name="P4">
Videos: []</text:p>
      <text:p text:style-name="P4">
Images: []</text:p>
      <text:p text:style-name="P4">
Categories: ['中国', '亚太', '欧洲']</text:p>
      <text:p text:style-name="P4">
Type: None</text:p>
      <!--METADATA-->
      <text:p text:style-name="P4">
Nonenone</text:p>
      <text:p text:style-name="P4">
News Source: <text:a xlink:type="simple" xlink:href="https://www.voachinese.com/a/china-looks-to-strengthen-ties-in-russia-s-central-asian-backyard-20230517/7096992.html" text:style-name="Internet_20_link" text:visited-style-name="Visited_20_Internet_20_Link">
https://www.voachinese.com/a/china-looks-to-strengthen-ties-in-russia-s-central-asian-backyard-20230517/7096992.html</text:a>
</text:p>
      <!--NEWS-->
      <text:h text:style-name="P10" text:outline-level="1">
<text:span text:style-name="T4">
The attitude of Yinghe to buy F-16 fighters for Ukraine is blurred</text:span>
</text:h>
      <text:p text:style-name="P4">
Author: 联合早报 (Person)</text:p>
      <text:p text:style-name="P4">
Publisher: 联合早报 (Organization)</text:p>
      <text:p text:style-name="P4">
Published Time: 2023-05-17T21:29</text:p>
      <text:p text:style-name="P4">
Modified Time: 2023-05-17T21:51</text:p>
      <text:p text:style-name="P4">
Description: The British and Dutch authorities responded to reports on Wednesday (May 17) that the two countries planned to set up the "International Alliance" to purchase F-16 fighters in Ukraine. Both sides blurred. According to a comprehensive report, the British Defense Minister Wallace met with German Defense Minister Pestorio in Berlin on the same day ...</text:p>
      <text:p text:style-name="P4">
Videos: []</text:p>
      <text:p text:style-name="P4">
Audios: []</text:p>
      <text:p text:style-name="P4">
Images: []</text:p>
      <text:p text:style-name="P4">
Type: NewsArticle</text:p>
      <text:p text:style-name="P4">
Breadcrumbs: ['即时', '国际']</text:p>
      <text:p text:style-name="P4">
Keywords: ['俄乌战争', '英国', '荷兰', 'F-16战机']</text:p>
      <!--METADATA-->
      <text:p text:style-name="P4">
The British and Dutch authorities responded on Wednesday (May 17).(https://www.zaobao.com/realtime/world/story20230517-1395601)In reports, both sides are blurred.</text:p>
      <text:p text:style-name="P4">
According to a comprehensive foreign news report, the British Defense Minister Wallace met with German Defense Minister Pestorios in Berlin on the same day that he sent to Ukraine [] <text:a xlink:type="simple" xlink:href="https://www.zaobao.com/keywords/f-16-zhan-ji" text:style-name="Internet_20_link" text:visited-style-name="Visited_20_Internet_20_Link">
</text:a>
Any decision will "depend on the White House".</text:p>
      <text:p text:style-name="P4">
"We haven't reached a solution ... when we have not reached a solution ... when we are ready to cross the bridge and communicate the matter, we said."</text:p>
      <text:p text:style-name="P4">
The US media reported earlier on Wednesday that the British Prime Minister Sunak's office spokesman said in a statement on Tuesday (16th) that Britain and the Dutch leaders agreed to cooperate to establish an international alliance to provide Ukraine with air combat capabilities and purchase F- 16 fighter jets will give full support when training.</text:p>
      <text:p text:style-name="P4">
Wallace pointed out that Britain does not have a F-16 fighter and does not intend to condemn any fighters from the Chinese typhoon fleet, but Britain can help "those who want to do so."</text:p>
      <text:p text:style-name="P4">
Pestorios added that Germany "has no training, no skills, and no aircraft."</text:p>
      <text:p text:style-name="P4">
Ukraine has long called on Western allies to provide F-16 fighter support, but it has not yet received an exact echo.</text:p>
      <text:p text:style-name="P4">
U.S. President Bynden once bluntly in January <text:a xlink:type="simple" xlink:href="https://www.zaobao.com/realtime/world/story20230131-1358242" text:style-name="Internet_20_link" text:visited-style-name="Visited_20_Internet_20_Link">
</text:a>
Essence It was reported earlier that the U.S. military was training a group of Ukraine pilots to operate aircraft, but the United States responded at the time that the training had nothing to do with the F-16 fighter aircraft.</text:p>
      <text:p text:style-name="P4">
News Source: <text:a xlink:type="simple" xlink:href="https://www.zaobao.com.sg/realtime/world/story20230517-1395668" text:style-name="Internet_20_link" text:visited-style-name="Visited_20_Internet_20_Link">
https://www.zaobao.com.sg/realtime/world/story20230517-1395668</text:a>
</text:p>
      <!--NEWS-->
      <text:h text:style-name="P10" text:outline-level="1">
<text:span text:style-name="T4">
Clean up more than 100,000 social media anchor accounts on the grounds of cracking down on false news</text:span>
</text:h>
      <text:p text:style-name="P4">
Author: chinese@voanews.com (松仁)</text:p>
      <text:p text:style-name="P4">
Publisher: 美国之音中文网 (Type: NewsMediaOrganization)</text:p>
      <text:p text:style-name="P4">
Published Time: 2023-05-17T21:31:22+08:00</text:p>
      <text:p text:style-name="P4">
Modified Time: 2023-05-17 13:31:22Z</text:p>
      <text:p text:style-name="P4">
Description: The National Internet Information Office of China has launched a special action called "Clear and Standardous Regulatory Key Traffic Order" from April 6th. It has comprehensively cleaned up and replenished key traffic links such as short video platforms, hot search hot lists. The investigation of the official "counterfeit" news units and news anchor accounts of more than 100,000.</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huts-100-000-fake-news-social-media-accounts-20230517/7097068.html" text:style-name="Internet_20_link" text:visited-style-name="Visited_20_Internet_20_Link">
https://www.voachinese.com/a/china-shuts-100-000-fake-news-social-media-accounts-20230517/7097068.html</text:a>
</text:p>
      <!--NEWS-->
      <text:h text:style-name="P10" text:outline-level="1">
<text:span text:style-name="T4">
China's homosexual equity pioneer organization is suspended under the "force majeure"</text:span>
</text:h>
      <text:p text:style-name="P4">
Author: chinese@voanews.com (高锋)</text:p>
      <text:p text:style-name="P4">
Publisher: 美国之音中文网 (Type: NewsMediaOrganization)</text:p>
      <text:p text:style-name="P4">
Published Time: 2023-05-17T22:20:10+08:00</text:p>
      <text:p text:style-name="P4">
Modified Time: 2023-05-17 14:20:10Z</text:p>
      <text:p text:style-name="P4">
Description: One of the pioneers of different sexual orientation movements in mainland China and the "Beijing Comrade Center", which was established for 15 years, was announced on May 15th that the "due to force majeure" was announced to terminate the operation. Some analysts believe that in the current political environment, the "North Tong Center" is inevitable, and it also reflects the demands of the cross -strait government facing the sex niche community, and there is a huge gap.</text:p>
      <text:p text:style-name="P4">
Videos: []</text:p>
      <text:p text:style-name="P4">
Images: []</text:p>
      <text:p text:style-name="P4">
Categories: ['中国', '人权', '法律']</text:p>
      <text:p text:style-name="P4">
Type: None</text:p>
      <!--METADATA-->
      <text:p text:style-name="P4">
Nonenone</text:p>
      <text:p text:style-name="P4">
News Source: <text:a xlink:type="simple" xlink:href="https://www.voachinese.com/a/p-gf-hk-beijing-lgbt-advocacy-group-closes-down-20230517/7097023.html" text:style-name="Internet_20_link" text:visited-style-name="Visited_20_Internet_20_Link">
https://www.voachinese.com/a/p-gf-hk-beijing-lgbt-advocacy-group-closes-down-20230517/7097023.html</text:a>
</text:p>
      <!--NEWS-->
      <text:h text:style-name="P10" text:outline-level="1">
<text:span text:style-name="T4">
Thai Pride Party: Will not support the Prime Minister of the Reform of the Monarchy Law</text:span>
</text:h>
      <text:p text:style-name="P4">
Author: 联合早报 (Person)</text:p>
      <text:p text:style-name="P4">
Publisher: 联合早报 (Organization)</text:p>
      <text:p text:style-name="P4">
Published Time: 2023-05-17T22:33</text:p>
      <text:p text:style-name="P4">
Modified Time: 2023-05-17T22:36</text:p>
      <text:p text:style-name="P4">
Description: The Thai election has just ended, and whether the advanced party that can make the top party can successfully form a new government. The third -ranking Thai Pride Party stated that he would not vote for the Prime Minister who supported the reform of the "Men offending the Monarch Law". Reuters reports that the Thai Pride Party stated on Wednesday (May 17) that the party ...</text:p>
      <text:p text:style-name="P4">
Videos: []</text:p>
      <text:p text:style-name="P4">
Audios: []</text:p>
      <text:p text:style-name="P4">
Images: []</text:p>
      <text:p text:style-name="P4">
Type: NewsArticle</text:p>
      <text:p text:style-name="P4">
Breadcrumbs: ['即时', '国际']</text:p>
      <text:p text:style-name="P4">
Keywords: ['泰国大选', '泰国', '前进党', '泰国政局']</text:p>
      <!--METADATA-->
      <text:p text:style-name="P4">
The Thai election has just ended, and whether the advanced party that can make the top party can successfully form a new government. <text:a xlink:type="simple" xlink:href="https://www.zaobao.com/realtime/world/story20230514-1394653" text:style-name="Internet_20_link" text:visited-style-name="Visited_20_Internet_20_Link">
</text:a>
It shows that the Prime Minister who will not vote to support the reform of the "Meining Monarch".</text:p>
      <text:p text:style-name="P4">
Reuters reported that the Thai Pride Party stated on Wednesday (May 17) that the party's position emphasized that the Thai pride will not form a new government with a political party that is not attempted to modify or abolish Article 112 of the Criminal Law (the "Men's Law").</text:p>
      <text:p text:style-name="P4">
According to Article 112 of the Thai Criminal Law, those who slander or insult the Thai royal family can be sentenced to 15 years in prison.</text:p>
      <text:p text:style-name="P4">
The party's forward party sought reforms to the law offending the monarchy. Scholars' analysis pointed out that the advanced party may face great resistance in the House of House of Conservative forces.</text:p>
      <text:p text:style-name="P4">
News Source: <text:a xlink:type="simple" xlink:href="https://www.zaobao.com.sg/realtime/world/story20230517-1395681" text:style-name="Internet_20_link" text:visited-style-name="Visited_20_Internet_20_Link">
https://www.zaobao.com.sg/realtime/world/story20230517-1395681</text:a>
</text:p>
      <!--NEWS-->
      <text:h text:style-name="P10" text:outline-level="1">
<text:span text:style-name="T4">
Türkiye: The Black Sea Grain Export Initiative is another two months</text:span>
</text:h>
      <text:p text:style-name="P4">
Author: 联合早报 (Person)</text:p>
      <text:p text:style-name="P4">
Publisher: 联合早报 (Organization)</text:p>
      <text:p text:style-name="P4">
Published Time: 2023-05-17T22:52</text:p>
      <text:p text:style-name="P4">
Modified Time: 2023-05-17T23:02</text:p>
      <text:p text:style-name="P4">
Description: Turkish President Erdogan announced on Wednesday (May 17) that the "Black Sea Grain Export Initiative", which helps Ukraine exported food during the war, will extend another two months. Reuters reported that Erdogan said in a TV speech that day: "After participating in the mediation by Turkey, the" Black Sea Grain export ... "</text:p>
      <text:p text:style-name="P4">
Videos: []</text:p>
      <text:p text:style-name="P4">
Audios: []</text:p>
      <text:p text:style-name="P4">
Images: []</text:p>
      <text:p text:style-name="P4">
Type: NewsArticle</text:p>
      <text:p text:style-name="P4">
Breadcrumbs: ['即时', '国际']</text:p>
      <text:p text:style-name="P4">
Keywords: None</text:p>
      <!--METADATA-->
      <text:p text:style-name="P4">
<text:a xlink:type="simple" xlink:href="https://www.zaobao.com/realtime/world/story20230515-1394786" text:style-name="Internet_20_link" text:visited-style-name="Visited_20_Internet_20_Link">
 </text:a>
Wednesday (May 17) announced that the "Black Sea Grain Export Initiative", which helps Ukraine exported food during the war, will extend another two months.</text:p>
      <text:p text:style-name="P4">
Reuters reported that Erdogan said in a television speech that day: "After participating in the mediation by Turkey, the" Black Sea Grain Export Initiative "will be extended for another two months."</text:p>
      <text:p text:style-name="P4">
He also thanked Russia and Ukraine leaders and UN Secretary -General Gutres in the speech.</text:p>
      <text:p text:style-name="P4">
The initiative was reached by the United Nations, Russia, Turkey and Ukraine in 2022, <text:a xlink:type="simple" xlink:href="https://www.zaobao.com/realtime/world/story20230315-1372908" text:style-name="Internet_20_link" text:visited-style-name="Visited_20_Internet_20_Link">
</text:a>
, Fitter <text:a xlink:type="simple" xlink:href="https://www.zaobao.com/realtime/world/story20230430-1389195" text:style-name="Internet_20_link" text:visited-style-name="Visited_20_Internet_20_Link">
</text:a>
Essence</text:p>
      <text:p text:style-name="P4">
Russia has been blocked due to the export of grains and chemical fertilizers.(https://www.zaobao.com/realtime/world/story20230309-1370979)It has repeatedly emphasized that Russia will only agree to postponing if the content of the agreement will be "fully executed" will be extended.</text:p>
      <text:p text:style-name="P4">
Ukraine welcomes the decision of the initiative again, and also hopes that the initiative can be effectively fulfilled.</text:p>
      <text:p text:style-name="P4">
The Russian Ministry of Foreign Affairs spokesman Zaharava confirmed that the initiative would be extended again, but it emphasized that Russia's overall assessment of the initiative "has not changed".</text:p>
      <text:p text:style-name="P4">
News Source: <text:a xlink:type="simple" xlink:href="https://www.zaobao.com.sg/realtime/world/story20230517-1395685" text:style-name="Internet_20_link" text:visited-style-name="Visited_20_Internet_20_Link">
https://www.zaobao.com.sg/realtime/world/story20230517-1395685</text:a>
</text:p>
      <!--NEWS-->
      <text:h text:style-name="P10" text:outline-level="1">
<text:span text:style-name="T4">
The Chinese Embassy and Foreign Institutions in China: Do not use the exterior wall to do "political propaganda"</text:span>
</text:h>
      <text:p text:style-name="P4">
Author: chinese@voanews.com (松仁)</text:p>
      <text:p text:style-name="P4">
Publisher: 美国之音中文网 (Type: NewsMediaOrganization)</text:p>
      <text:p text:style-name="P4">
Published Time: 2023-05-17T23:14:07+08:00</text:p>
      <text:p text:style-name="P4">
Modified Time: 2023-05-17 15:14:07Z</text:p>
      <text:p text:style-name="P4">
Description: The Chinese government has recently followed the representative agencies of various countries in China and international organizations in China to request that they do not use the exterior walls of their respective buildings to do "political propaganda" in Beijing. China ’s move was regarded by many diplomats as countries and international organizations that show the Ukraine flag on the outer wall after the invasion of Ukraine in Russia and showing support for Kiev.</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urges-embassies-to-remove-signs-showing-support-for-ukraine-20230517/7097228.html" text:style-name="Internet_20_link" text:visited-style-name="Visited_20_Internet_20_Link">
https://www.voachinese.com/a/china-urges-embassies-to-remove-signs-showing-support-for-ukraine-20230517/7097228.html</text:a>
</text:p>
      <!--NEWS-->
      <text:h text:style-name="P10" text:outline-level="1">
<text:span text:style-name="T4">
Syrian President will attend the Ang League Summit on Friday</text:span>
</text:h>
      <text:p text:style-name="P4">
Author: 联合早报 (Person)</text:p>
      <text:p text:style-name="P4">
Publisher: 联合早报 (Organization)</text:p>
      <text:p text:style-name="P4">
Published Time: 2023-05-17T23:29</text:p>
      <text:p text:style-name="P4">
Modified Time: 2023-05-17T23:29</text:p>
      <text:p text:style-name="P4">
Description: Syrian President Assad will attend the Arab National Alliance Summit on Friday (May 19). Comprehensive Agence France -Presse and Reuters reported that Syrian Foreign Minister Faisal Mekdad said in an interview on Wednesday (17th) that Assad will participate ...</text:p>
      <text:p text:style-name="P4">
Videos: []</text:p>
      <text:p text:style-name="P4">
Audios: []</text:p>
      <text:p text:style-name="P4">
Images: []</text:p>
      <text:p text:style-name="P4">
Type: NewsArticle</text:p>
      <text:p text:style-name="P4">
Breadcrumbs: ['即时', '国际']</text:p>
      <text:p text:style-name="P4">
Keywords: ['阿拉伯国家', '叙利亚', '中东局势']</text:p>
      <!--METADATA-->
      <text:p text:style-name="P4">
Syrian President Assad will attend the Arab National Alliance Summit on Friday (May 19).</text:p>
      <text:p text:style-name="P4">
Comprehensive Agence France -Presse and Reuters reported that Syrian Foreign Minister Faisalmekdad was interviewed on Wednesday (17th) that Assad would participate in the 32nd Ang League summit held in Jida, Saudi Arabia.</text:p>
      <text:p text:style-name="P4">
This will be the first time that Assad has participated in the Angle Alliance Summit after returning to the Arab League after 12 years in Syria.</text:p>
      <text:p text:style-name="P4">
News Source: <text:a xlink:type="simple" xlink:href="https://www.zaobao.com.sg/realtime/world/story20230517-1395696" text:style-name="Internet_20_link" text:visited-style-name="Visited_20_Internet_20_Link">
https://www.zaobao.com.sg/realtime/world/story20230517-1395696</text:a>
</text:p>
      <!--NEWS-->
      <text:h text:style-name="P10" text:outline-level="1">
<text:span text:style-name="T4">
UN Environment: Following the diagram of the plastic reduction pollution route can be reduced by 80 % of the pollution</text:span>
</text:h>
      <text:p text:style-name="P4">
Author: 联合早报 (Person)</text:p>
      <text:p text:style-name="P4">
Publisher: 联合早报 (Organization)</text:p>
      <text:p text:style-name="P4">
Published Time: 2023-05-17T23:46</text:p>
      <text:p text:style-name="P4">
Modified Time: 2023-05-18T00:03</text:p>
      <text:p text:style-name="P4">
Description: A report issued by the UN Environmental Planning Agency shows that if various countries and enterprises use existing technologies to conduct in -depth policies and market reforms, plastic pollution can be reduced by 80 % by 2040. The report released by the Environmental Planning Department on Tuesday (May 16) states that in the next few years ...</text:p>
      <text:p text:style-name="P4">
Videos: []</text:p>
      <text:p text:style-name="P4">
Audios: []</text:p>
      <text:p text:style-name="P4">
Images: []</text:p>
      <text:p text:style-name="P4">
Type: NewsArticle</text:p>
      <text:p text:style-name="P4">
Breadcrumbs: ['即时', '国际']</text:p>
      <text:p text:style-name="P4">
Keywords: ['联合国', '环境', '塑料']</text:p>
      <!--METADATA-->
      <text:p text:style-name="P4">
A report issued by the UN Environmental Planning Department shows that if various countries and enterprises use existing technology to conduct in -depth policies and market reforms, by 2040 [] <text:a xlink:type="simple" xlink:href="https://www.zaobao.com/keywords/su-liao-la-ji" text:style-name="Internet_20_link" text:visited-style-name="Visited_20_Internet_20_Link">
</text:a>
It can reduce 80 %.</text:p>
      <text:p text:style-name="P4">
The report issued by the Environmental Planning Agency on Tuesday (May 16) pointed out that in the next few years, it is important that the world must minimize plastic products and reduce disposable plastic consumption to curb the aggravation of environmental pollution.</text:p>
      <text:p text:style-name="P4">
Agence France -Presse reported that the influence of plastic has attracted more and more attention. From the deepest trench to the highest mountain peak Mount Everest, micro -plastic fragments have been discovered. Human blood, breast milk, and placenta can also detect plastic fragments.</text:p>
      <text:p text:style-name="P4">
The report entitled "The Roots of cutting off: how the world ended plastic pollution and created a circular economy" was released two weeks ago in Paris negotiations. At that time, negotiating representatives of nearly 200 countries will hold a second round of negotiations in Paris, aiming to reach an agreement to terminate plastic pollution next year.</text:p>
      <text:p text:style-name="P4">
The report briefly introduces the scale and nature of the change of plastic pollution and the need to create a circular economy, and provide reference information for government decisions and business actions. It formulates a three -pronged approach based on reuse, recycling and material use, so that by 2040, it will generally reduce plastic pollution by 80 % and reduce disposable plastic output by half.</text:p>
      <text:p text:style-name="P4">
In 2020, about 238 million metric tons of short -term use of plastic waste, such as the packaging of goods. The report pointed out that time is crucial: delaying five years of implementation may lead to an increase of 80 million metric tons of plastic pollution by 2040. First, it is necessary to eliminate problems and unnecessary plastics to reduce the scale of problems.</text:p>
      <text:p text:style-name="P4">
The report quoted research estimates that by 2040, the greenhouse gas emissions of plastic may account for 19 % of global emissions.</text:p>
      <text:p text:style-name="P4">
According to the Paris Agreement passed by the United Nations Climate Change Conference in December 2015. Countries agreed to control the global temperature rise of this century to the average temperature of two degrees Celsius during the average temperature higher than 1850 to 1900. The most ideal is to control the increase of the increase of 1.5 degrees Celsius. Greenhouse gas emissions caused by plastic may make the goal of the Paris Agreement unable to achieve.</text:p>
      <text:p text:style-name="P4">
The United Nations News Center quoted the Executive Director of the Environment Department, said: "The way we produce, use and handle plastic are polluting the ecosystem, bringing risks to human health, and destroying climate stability. If you follow this route, you can achieve a significant victory in economic, social and environmental aspects. "</text:p>
      <text:p text:style-name="P4">
However, environmental protection organizations believe that the plan listed in the report is not ambitious. The report assumes that the amount of plastic will continue to maintain a significant level. Xiao Chi Honglong, a member of the Green Peace Organization, said: "They try to change the pipeline, valve or anything else, but they have not tried to close the faucet ... they are not talking about reducing production."</text:p>
      <text:p text:style-name="P4">
News Source: <text:a xlink:type="simple" xlink:href="https://www.zaobao.com.sg/realtime/world/story20230517-1395701" text:style-name="Internet_20_link" text:visited-style-name="Visited_20_Internet_20_Link">
https://www.zaobao.com.sg/realtime/world/story20230517-1395701</text:a>
</text:p>
      <!--NEWS-->
      <text:h text:style-name="P10" text:outline-level="1">
<text:span text:style-name="T4">
British Media: Harr Meghan was chased by a paparazzi for two hours</text:span>
</text:h>
      <text:p text:style-name="P4">
Author: 联合早报 (Person)</text:p>
      <text:p text:style-name="P4">
Publisher: 联合早报 (Organization)</text:p>
      <text:p text:style-name="P4">
Published Time: 2023-05-17T23:49</text:p>
      <text:p text:style-name="P4">
Modified Time: 2023-05-17T23:53</text:p>
      <text:p text:style-name="P4">
Description: Prince Harry and Princess Meghan were involved in a "nearly catastrophic" drag racing incident on Tuesday (May 16). According to the BBC (BBC), after Harry and Meghan attended a awards ceremony in New York on Tuesday, in ...</text:p>
      <text:p text:style-name="P4">
Videos: []</text:p>
      <text:p text:style-name="P4">
Audios: []</text:p>
      <text:p text:style-name="P4">
Images: []</text:p>
      <text:p text:style-name="P4">
Type: NewsArticle</text:p>
      <text:p text:style-name="P4">
Breadcrumbs: ['即时', '国际']</text:p>
      <text:p text:style-name="P4">
Keywords: ['英国王室', '哈里王子']</text:p>
      <!--METADATA-->
      <text:p text:style-name="P4">
Prince Harry and Princess Meghan were involved in a "nearly catastrophic" drag racing incident on Tuesday (May 16).</text:p>
      <text:p text:style-name="P4">
The BBC reported that after Harry and Meghan attended a awards ceremony on Tuesday, they encountered a paparazzi while driving and almost collided with other vehicles, pedestrians, and police on the road.</text:p>
      <text:p text:style-name="P4">
Prince Harry's spokesman said in a statement on Wednesday (17th) that although public figures will inevitably receive the attention of the public to a certain extent, they should never be "at the cost of anyone's safety."</text:p>
      <text:p text:style-name="P4">
Prince Harry's mother, Princess Diana, was killed in a car accident in Paris in 1997. At the time of the incident, her vehicle was chased by the paparazzi. In the interview, Prince Harry expressed his disdain to the lingering paparazzi around Diana.</text:p>
      <text:p text:style-name="P4">
News Source: <text:a xlink:type="simple" xlink:href="https://www.zaobao.com.sg/realtime/world/story20230517-1395702" text:style-name="Internet_20_link" text:visited-style-name="Visited_20_Internet_20_Link">
https://www.zaobao.com.sg/realtime/world/story20230517-1395702</text:a>
</text:p>
      <!--NEWS-->
      <text:h text:style-name="P10" text:outline-level="1">
<text:span text:style-name="T4">
Biden: Sooner or later meeting Xi Jinping</text:span>
</text:h>
      <text:p text:style-name="P4">
Author: 联合早报 (Person)</text:p>
      <text:p text:style-name="P4">
Publisher: 联合早报 (Organization)</text:p>
      <text:p text:style-name="P4">
Published Time: 2023-05-17T23:51</text:p>
      <text:p text:style-name="P4">
Modified Time: 2023-05-17T23:55</text:p>
      <text:p text:style-name="P4">
Description: US President Biden said on Wednesday (May 17) that he would meet with Chinese President Xi Jinping, but did not disclose when. Reuters reported that Biden answered the reporter before going to Japan that day and said, "We meet, or early or late." ...</text:p>
      <text:p text:style-name="P4">
Videos: []</text:p>
      <text:p text:style-name="P4">
Audios: []</text:p>
      <text:p text:style-name="P4">
Images: []</text:p>
      <text:p text:style-name="P4">
Type: NewsArticle</text:p>
      <text:p text:style-name="P4">
Breadcrumbs: ['即时', '国际']</text:p>
      <text:p text:style-name="P4">
Keywords: ['美中关系', '拜登', '习近平']</text:p>
      <!--METADATA-->
      <text:p text:style-name="P4">
US President Biden said on Wednesday (May 17) that he would meet with Chinese President Xi Jinping, but did not disclose when.</text:p>
      <text:p text:style-name="P4">
Reuters reported that Biden answered reporters before going to Japan that day and said, "We meet, or early or late."</text:p>
      <text:p text:style-name="P4">
News Source: <text:a xlink:type="simple" xlink:href="https://www.zaobao.com.sg/realtime/world/story20230517-1395703" text:style-name="Internet_20_link" text:visited-style-name="Visited_20_Internet_20_Link">
https://www.zaobao.com.sg/realtime/world/story20230517-1395703</text:a>
</text:p>
      <!--NEWS-->
      <text:h text:style-name="P10" text:outline-level="1">
<text:span text:style-name="T4">
Ukraine join the NATO network defense center</text:span>
</text:h>
      <text:p text:style-name="P4">
Publisher: 法新社</text:p>
      <text:p text:style-name="P4">
Published Time: 2023-05-17T6:02:09+00:00</text:p>
      <text:p text:style-name="P4">
Modified Time: 2023-05-17T13:50:01+00:00</text:p>
      <text:p text:style-name="P4">
Description: (France -France -France -France -France -France -France -France of Estonia, 17th) The North Atlantic Treaty Organization of the Northern Atlantic Treaty Organization of the Capital of Estonia's capital Tarinn pointed out today that Ukraine has joined the center. Kiev said that the move was "further" in the road to obtaining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5-17T6-02-09-00-00/000000.png" xlink:type="simple" xlink:show="embed" xlink:actuate="onLoad" draw:mime-type="image/png"/>
</draw:frame>
NATO Coopetive Cyber DEFENCE Center of Excellence (NatoCCDCOE) also pointed out that at the same time, Iceland, Ireland and Japan were added.</text:p>
      <text:p text:style-name="P4">
The center issued a statement quoting Estonian Defense Secretary Hanno PEVKUR: "We are particularly happy to see Ukraine to join us."</text:p>
      <text:p text:style-name="P4">
"This provides a unique opportunity. At the same time, the Russian cruel war is also studied on the Internet battlefield, and the network security of all members is improved."</text:p>
      <text:p text:style-name="P4">
The Ukraine ambassador Mariana Betsa applauded this "milestone event", emphasizing that this is "a major step for Ukraine to officially join the road of the North Atlantic Convention."</text:p>
      <text:p text:style-name="P4">
This center was located in Tallinn in 2008, and NATO member states and other eight countries have joined.</text:p>
      <text:p text:style-name="P4">
Data experts from Europe and the United States serve the center and invest in the information network of this Western Defense Alliance.</text:p>
      <text:p text:style-name="P4">
News Source: <text:a xlink:type="simple" xlink:href="https://www.rfi.fr/cn/%E5%9B%BD%E9%99%85%E6%8A%A5%E9%81%93/20230517-%E4%B9%8C%E5%85%8B%E5%85%B0%E5%8A%A0%E5%85%A5%E5%8C%97%E7%BA%A6%E7%BD%91%E8%B7%AF%E9%98%B2%E5%BE%A1%E4%B8%AD%E5%BF%83" text:style-name="Internet_20_link" text:visited-style-name="Visited_20_Internet_20_Link">
https://www.rfi.fr/cn/%E5%9B%BD%E9%99%85%E6%8A%A5%E9%81%93/20230517-%E4%B9%8C%E5%85%8B%E5%85%B0%E5%8A%A0%E5%85%A5%E5%8C%97%E7%BA%A6%E7%BD%91%E8%B7%AF%E9%98%B2%E5%BE%A1%E4%B8%AD%E5%BF%83</text:a>
</text:p>
      <!--NEWS-->
      <text:h text:style-name="P10" text:outline-level="1">
<text:span text:style-name="T4">
Chinese envoy Li Hui will meet with Kiev to meet Zenoski</text:span>
</text:h>
      <text:p text:style-name="P4">
Publisher: 法新社</text:p>
      <text:p text:style-name="P4">
Published Time: 2023-05-17T9:32:09+00:00</text:p>
      <text:p text:style-name="P4">
Modified Time: 2023-05-17T14:05:01+00:00</text:p>
      <text:p text:style-name="P4">
Description: (AFP, Kiev, 17th) China Eurasian affairs Li Hui has arrived at Kiev, and Ukrainian President Zerrenceki expected to meet him today. China tried to mediate the Russian and Ukraine War, so Li Hui was sent to promote related wor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5-17T9-32-09-00-00/000000.png" xlink:type="simple" xlink:show="embed" xlink:actuate="onLoad" draw:mime-type="image/png"/>
</draw:frame>
At the same time, Kiev officials are trying to eliminate doubts caused by the Russian army's claim to destroy a set of Patriot air defense systems provided by the United States.</text:p>
      <text:p text:style-name="P4">
Li Hui arrived at Kiev yesterday and began a two -day talks with the Ukrainian authorities. This is a part of his trip to Europe, which aims to promote the Russian -Ukraine conflict settlement plan proposed by Beijing.</text:p>
      <text:p text:style-name="P4">
Unknown high -level Ukrainian officials told AFP that Volodymyr ZELENSKYY may meet Li Hui "maybe this afternoon".</text:p>
      <text:p text:style-name="P4">
Three weeks after the Chinese President Xi Jinping and Zerrenceki, Li Hui became the highest -level Chinese diplomat who arrived in Kiev since Russia had completely invaded Ulan last February last year.</text:p>
      <text:p text:style-name="P4">
Kiev warned yesterday that "mediation for mediation" was unnecessary for Ukraine.</text:p>
      <text:p text:style-name="P4">
High -level officials of Ukraine pointed out: "Ending the war at the expense of Ukraine, this does not work."</text:p>
      <text:p text:style-name="P4">
Beijing stated that Li Hui's purpose was to "communicate with all parties on political resolution of the Ukrainian crisis."</text:p>
      <text:p text:style-name="P4">
Xi Jinping has always attempted to create the posture of China as a neutral mediation. He visited Moscow in March, but was criticized for rejecting to condemn the Kremlin's attack on neighboring countries.</text:p>
      <text:p text:style-name="P4">
News Source: <text:a xlink:type="simple" xlink:href="https://www.rfi.fr/cn/%E5%9B%BD%E9%99%85%E6%8A%A5%E9%81%93/20230517-%E4%B8%AD%E5%9B%BD%E7%89%B9%E4%BD%BF%E6%9D%8E%E8%BE%89%E6%8A%B5%E5%9F%BA%E8%BE%85-%E5%B0%86%E4%BC%9A%E8%A7%81%E6%B3%BD%E4%BC%A6%E6%96%AF%E5%9F%BA" text:style-name="Internet_20_link" text:visited-style-name="Visited_20_Internet_20_Link">
https://www.rfi.fr/cn/%E5%9B%BD%E9%99%85%E6%8A%A5%E9%81%93/20230517-%E4%B8%AD%E5%9B%BD%E7%89%B9%E4%BD%BF%E6%9D%8E%E8%BE%89%E6%8A%B5%E5%9F%BA%E8%BE%85-%E5%B0%86%E4%BC%9A%E8%A7%81%E6%B3%BD%E4%BC%A6%E6%96%AF%E5%9F%BA</text:a>
</text:p>
      <!--NEWS-->
      <text:h text:style-name="P10" text:outline-level="1">
<text:span text:style-name="T4">
Breaking eight words was fined more than 14 million, and it was forbidden to let everyone be cold in the entertainment industry.</text:span>
</text:h>
      <text:p text:style-name="P4">
Author: chinese@voanews.com (木风)</text:p>
      <text:p text:style-name="P4">
Publisher: 美国之音中文网 (Type: NewsMediaOrganization)</text:p>
      <text:p text:style-name="P4">
Published Time: 2023-05-18T00:10:38+08:00</text:p>
      <text:p text:style-name="P4">
Modified Time: 2023-05-17 16:10:38Z</text:p>
      <text:p text:style-name="P4">
Description: The Chinese authorities announced a penalty decision on Shanghai Swordsman Cultural Media on Wednesday (May 17). The fines and confiscation of the total amount of more than 14 million yuan were also ordered to be suspended in all performances in Beijing. This incident is an important symbol of China's worsening environment.</text:p>
      <text:p text:style-name="P4">
Videos: []</text:p>
      <text:p text:style-name="P4">
Images: []</text:p>
      <text:p text:style-name="P4">
Categories: ['中国', '文化', '娱乐']</text:p>
      <text:p text:style-name="P4">
Type: None</text:p>
      <!--METADATA-->
      <text:p text:style-name="P4">
Nonenone</text:p>
      <text:p text:style-name="P4">
News Source: <text:a xlink:type="simple" xlink:href="https://www.voachinese.com/a/chinese-authorities-slap-comedy-firm-with-2-mln-fine-after-military-joke-20230517/7097013.html" text:style-name="Internet_20_link" text:visited-style-name="Visited_20_Internet_20_Link">
https://www.voachinese.com/a/chinese-authorities-slap-comedy-firm-with-2-mln-fine-after-military-joke-20230517/7097013.html</text:a>
</text:p>
      <!--NEWS-->
      <text:h text:style-name="P10" text:outline-level="1">
<text:span text:style-name="T4">
Former British Prime Minister's analogy to set up an "Economic NATO" anti -Chinese protection analysis: Taiwan and Britain deepen security cooperation</text:span>
</text:h>
      <text:p text:style-name="P4">
Author: chinese@voanews.com (李贤)</text:p>
      <text:p text:style-name="P4">
Publisher: 美国之音中文网 (Type: NewsMediaOrganization)</text:p>
      <text:p text:style-name="P4">
Published Time: 2023-05-18T02:00:33+08:00</text:p>
      <text:p text:style-name="P4">
Modified Time: 2023-05-17 18:00:33Z</text:p>
      <text:p text:style-name="P4">
Description: Former British Prime Minister Liz Truss, which is visiting Taiwan, said on Wednesday (May 17) that Taiwan is located on the front line of the free democratic struggle and the West must be strongly defended. She called on Western countries to protect the anti -China power and strengthen the security communication with Taiwan with hard power escort, including the establishment of a "Economic NATO". Analysts said that Trasse supported Taiwan with actual actions, and also to point out that Europe should turn support acoustics into specific assistance. In the future, Taiwan is expected to deepen security cooperation.</text:p>
      <text:p text:style-name="P4">
Videos: []</text:p>
      <text:p text:style-name="P4">
Images: []</text:p>
      <text:p text:style-name="P4">
Categories: ['欧洲', '中国', '台湾']</text:p>
      <text:p text:style-name="P4">
Type: None</text:p>
      <!--METADATA-->
      <text:p text:style-name="P4">
Nonenone</text:p>
      <text:p text:style-name="P4">
News Source: <text:a xlink:type="simple" xlink:href="https://www.voachinese.com/a/liz-truss-s-visit-to-taiwan-20230517/7097565.html" text:style-name="Internet_20_link" text:visited-style-name="Visited_20_Internet_20_Link">
https://www.voachinese.com/a/liz-truss-s-visit-to-taiwan-20230517/7097565.html</text:a>
</text:p>
      <!--NEWS-->
      <text:h text:style-name="P10" text:outline-level="1">
<text:span text:style-name="T4">
Reporter's Notes (3): Chinese people who immigrate shelter</text:span>
</text:h>
      <text:p text:style-name="P4">
Author: chinese@voanews.com (莫雨, 海伦, 宁路)</text:p>
      <text:p text:style-name="P4">
Publisher: 美国之音中文网 (Type: NewsMediaOrganization)</text:p>
      <text:p text:style-name="P4">
Published Time: 2023-05-18T03:29:22+08:00</text:p>
      <text:p text:style-name="P4">
Modified Time: 2023-05-17 19:29:22Z</text:p>
      <text:p text:style-name="P4">
Description: On the last day of interviews with the US -Mexico border, we learned that two Chinese were "Senda de Vida" in the "Senda de Vida" asylum at Renault, Mexican border city, so they decided to go there again.</text:p>
      <text:p text:style-name="P4">
Videos: []</text:p>
      <text:p text:style-name="P4">
Images: []</text:p>
      <text:p text:style-name="P4">
Categories: ['美国移民/难民议题', '记者手记']</text:p>
      <text:p text:style-name="P4">
Type: None</text:p>
      <!--METADATA-->
      <text:p text:style-name="P4">
Nonenone</text:p>
      <text:p text:style-name="P4">
News Source: <text:a xlink:type="simple" xlink:href="https://www.voachinese.com/a/7097578.html" text:style-name="Internet_20_link" text:visited-style-name="Visited_20_Internet_20_Link">
https://www.voachinese.com/a/7097578.html</text:a>
</text:p>
      <!--NEWS-->
      <text:h text:style-name="P10" text:outline-level="1">
<text:span text:style-name="T4">
Russia and Ukraine agreed to continue the grain agreement for another two months; Ukraine said that the patriotic system has not been destroyed, "don't worry"</text:span>
</text:h>
      <text:p text:style-name="P4">
Author: chinese@voanews.com (美国之音)</text:p>
      <text:p text:style-name="P4">
Publisher: 美国之音中文网 (Type: NewsMediaOrganization)</text:p>
      <text:p text:style-name="P4">
Published Time: 2023-05-18T03:38:42+08:00</text:p>
      <text:p text:style-name="P4">
Modified Time: 2023-05-17 19:38:42Z</text:p>
      <text:p text:style-name="P4">
Description: On Wednesday (May 17), Russia and Ukraine agreed to extend the Black Sea Grain initiative to extend the two months to July 18. The agreement allows the black sea controlled by the Port Ukraine to transport grain to the global market through the Black Sea controlled by Russia to alleviate world food shortages.</text:p>
      <text:p text:style-name="P4">
Videos: []</text:p>
      <text:p text:style-name="P4">
Images: []</text:p>
      <text:p text:style-name="P4">
Categories: ['乌克兰局势', '欧洲', '军事', '编辑推荐']</text:p>
      <text:p text:style-name="P4">
Type: None</text:p>
      <!--METADATA-->
      <text:p text:style-name="P4">
Nonenone</text:p>
      <text:p text:style-name="P4">
News Source: <text:a xlink:type="simple" xlink:href="https://www.voachinese.com/a/latest-in-ukraine-russia-ukraine-agree-to-60-day-extension-to-black-sea-grain-shipments-20230517/7097665.html" text:style-name="Internet_20_link" text:visited-style-name="Visited_20_Internet_20_Link">
https://www.voachinese.com/a/latest-in-ukraine-russia-ukraine-agree-to-60-day-extension-to-black-sea-grain-shipments-20230517/7097665.html</text:a>
</text:p>
      <!--NEWS-->
      <text:h text:style-name="P10" text:outline-level="1">
<text:span text:style-name="T4">
Modification of DJI "Royal" into suicide drone UAV against the Russian tank war weapon</text:span>
</text:h>
      <text:p text:style-name="P4">
Author: chinese@voanews.com (刘恩民)</text:p>
      <text:p text:style-name="P4">
Publisher: 美国之音中文网 (Type: Organization)</text:p>
      <text:p text:style-name="P4">
Published Time: 2023-05-18T04:10:08+08:00</text:p>
      <text:p text:style-name="P4">
Modified Time: 2023-05-17 20:10:08Z</text:p>
      <text:p text:style-name="P4">
Description: The 35th Naval Marine Brigade of Ukraine converted the commercial DJI drone into a suicide drone carrying a bomb, which used it to deal with the Russian tanks and trenches and achieved success. Their armbands include Chinese characters "Shenfeng" and the words "suicide driving" in English, which connects with the Japanese Kamika special attack team during World War II. Ukrainian soldiers said that the "Kamika Dare Dead" drone will play a huge role in the counterattack.</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army-deploys-dji-drones-to-attack-russian-tanks-and-trenches-20230518/7097712.html" text:style-name="Internet_20_link" text:visited-style-name="Visited_20_Internet_20_Link">
https://www.voachinese.com/a/ukrainian-army-deploys-dji-drones-to-attack-russian-tanks-and-trenches-20230518/7097712.html</text:a>
</text:p>
      <!--NEWS-->
      <text:h text:style-name="P10" text:outline-level="1">
<text:span text:style-name="T4">
Taliban leaders who have been sanctioned by the United Nations become Afghan Agent Prime Minister</text:span>
</text:h>
      <text:p text:style-name="P4">
Author: chinese@voanews.com (古尔)</text:p>
      <text:p text:style-name="P4">
Publisher: 美国之音中文网 (Type: NewsMediaOrganization)</text:p>
      <text:p text:style-name="P4">
Published Time: 2023-05-18T04:26:04+08:00</text:p>
      <text:p text:style-name="P4">
Modified Time: 2023-05-17 20:32:02Z</text:p>
      <text:p text:style-name="P4">
Description: Afghanistan Taliban confirmed on Wednesday that they appointed an interim Prime Minister to supervise daily affairs because the current prime minister Mohammad Hasan Akhund was unwell and it took time to recover.</text:p>
      <text:p text:style-name="P4">
Videos: []</text:p>
      <text:p text:style-name="P4">
Images: []</text:p>
      <text:p text:style-name="P4">
Categories: ['亚太', '美国', '军事']</text:p>
      <text:p text:style-name="P4">
Type: None</text:p>
      <!--METADATA-->
      <text:p text:style-name="P4">
Nonenone</text:p>
      <text:p text:style-name="P4">
News Source: <text:a xlink:type="simple" xlink:href="https://www.voachinese.com/a/taliban-appoint-interim-pm-20230517/7097733.html" text:style-name="Internet_20_link" text:visited-style-name="Visited_20_Internet_20_Link">
https://www.voachinese.com/a/taliban-appoint-interim-pm-20230517/7097733.html</text:a>
</text:p>
      <!--NEWS-->
      <text:h text:style-name="P10" text:outline-level="1">
<text:span text:style-name="T4">
Ukraine told the Chinese envoy: peace does not mean to cut the territory</text:span>
</text:h>
      <text:p text:style-name="P4">
Author: chinese@voanews.com (美国之音)</text:p>
      <text:p text:style-name="P4">
Publisher: 美国之音中文网 (Type: NewsMediaOrganization)</text:p>
      <text:p text:style-name="P4">
Published Time: 2023-05-18T04:45:46+08:00</text:p>
      <text:p text:style-name="P4">
Modified Time: 2023-05-17 20:45:46Z</text:p>
      <text:p text:style-name="P4">
Description: Ukraine Foreign Minister met with China to Kiev on Wednesday (May 17), insisting that this war -torn country would not accept a peace plan based on abandoning Russian invasion territories.</text:p>
      <text:p text:style-name="P4">
Videos: []</text:p>
      <text:p text:style-name="P4">
Images: []</text:p>
      <text:p text:style-name="P4">
Categories: ['乌克兰局势', '欧洲', '中国', '军事', '全球议题']</text:p>
      <text:p text:style-name="P4">
Type: None</text:p>
      <!--METADATA-->
      <text:p text:style-name="P4">
Nonenone</text:p>
      <text:p text:style-name="P4">
News Source: <text:a xlink:type="simple" xlink:href="https://www.voachinese.com/a/peace-cannot-mean-ceding-territory-ukraine-tells-china-envoy-20230517/7097719.html" text:style-name="Internet_20_link" text:visited-style-name="Visited_20_Internet_20_Link">
https://www.voachinese.com/a/peace-cannot-mean-ceding-territory-ukraine-tells-china-envoy-20230517/7097719.html</text:a>
</text:p>
      <!--NEWS-->
      <text:h text:style-name="P10" text:outline-level="1">
<text:span text:style-name="T4">
The U.S. military has found Russian military aircraft in the Alaska Air Defense Recognition Zone for a week</text:span>
</text:h>
      <text:p text:style-name="P4">
Author: chinese@voanews.com (巴布)</text:p>
      <text:p text:style-name="P4">
Publisher: 美国之音中文网 (Type: NewsMediaOrganization)</text:p>
      <text:p text:style-name="P4">
Published Time: 2023-05-18T05:01:46+08:00</text:p>
      <text:p text:style-name="P4">
Modified Time: 2023-05-17 21:01:46Z</text:p>
      <text:p text:style-name="P4">
Description: The U.S. military confirmed that a Russian military aircraft was tracked near Alas California on Monday (May 15), which was the second time in less than a week.</text:p>
      <text:p text:style-name="P4">
Videos: []</text:p>
      <text:p text:style-name="P4">
Images: []</text:p>
      <text:p text:style-name="P4">
Categories: ['军事', '美国', '欧洲']</text:p>
      <text:p text:style-name="P4">
Type: None</text:p>
      <!--METADATA-->
      <text:p text:style-name="P4">
Nonenone</text:p>
      <text:p text:style-name="P4">
News Source: <text:a xlink:type="simple" xlink:href="https://www.voachinese.com/a/us-military-intercepts-russian-military-aircraft-near-alaska-for-second-time-in-a-week-20230517/7097797.html" text:style-name="Internet_20_link" text:visited-style-name="Visited_20_Internet_20_Link">
https://www.voachinese.com/a/us-military-intercepts-russian-military-aircraft-near-alaska-for-second-time-in-a-week-20230517/709779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